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74in"/>
    </style:style>
    <style:style style:name="co3" style:family="table-column">
      <style:table-column-properties fo:break-before="auto" style:column-width="1.0957in"/>
    </style:style>
    <style:style style:name="co4" style:family="table-column">
      <style:table-column-properties fo:break-before="auto" style:column-width="1.8791in"/>
    </style:style>
    <style:style style:name="co5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"/>
    <style:style style:name="ce2" style:family="table-cell" style:parent-style-name="Default" style:data-style-name="N60"/>
    <style:style style:name="ce3" style:family="table-cell" style:parent-style-name="Default" style:data-style-name="N0"/>
    <style:style style:name="ce4" style:family="table-cell" style:parent-style-name="Default">
      <style:table-cell-properties style:shrink-to-fit="false"/>
    </style:style>
    <style:style style:name="ce5" style:family="table-cell" style:parent-style-name="Default" style:data-style-name="N11">
      <style:table-cell-properties style:shrink-to-fit="false"/>
    </style:style>
    <style:style style:name="ce6" style:family="table-cell" style:parent-style-name="Default" style:data-style-name="N60">
      <style:table-cell-properties style:shrink-to-fit="false"/>
    </style:style>
    <style:style style:name="ce7" style:family="table-cell" style:parent-style-name="Default" style:data-style-name="N0">
      <style:table-cell-properties style:shrink-to-fit="false"/>
    </style:style>
    <style:style style:name="ce8" style:family="table-cell" style:parent-style-name="Default">
      <style:table-cell-properties style:text-align-source="fix" style:repeat-content="false" style:shrink-to-fi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shrink-to-fit="fals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ffff" style:text-align-source="fix" style:repeat-content="false" style:shrink-to-fit="false" style:vertical-align="middle"/>
      <style:paragraph-properties fo:text-align="center"/>
    </style:style>
    <style:style style:name="ce12" style:family="table-cell" style:parent-style-name="Default">
      <style:table-cell-properties fo:background-color="#ccffff" style:shrink-to-fit="false"/>
    </style:style>
    <style:style style:name="ce13" style:family="table-cell" style:parent-style-name="Default">
      <style:table-cell-properties fo:background-color="transparent" fo:border="none" style:shrink-to-fit="false"/>
    </style:style>
    <style:style style:name="ce14" style:family="table-cell" style:parent-style-name="Default">
      <style:table-cell-properties fo:background-color="transparent" style:shrink-to-fit="false"/>
    </style:style>
    <style:style style:name="ce15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"/>
    <style:style style:name="ce17" style:family="table-cell" style:parent-style-name="Default" style:data-style-name="N122"/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63in" svg:height="3.5787in" svg:x="9.7177in" svg:y="-0.0004in">
            <draw:object draw:notify-on-update-of-ranges="Sheet1.A19:Sheet1.A26 Sheet1.B18:Sheet1.B18 Sheet1.B19:Sheet1.B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63in" svg:height="3.5437in" svg:x="2.8827in" svg:y="0.0894in">
            <draw:object draw:notify-on-update-of-ranges="Sheet1.A2:Sheet1.A16 Sheet1.B1:Sheet1.B1 Sheet1.B2:Sheet1.B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3004in" svg:height="2.9764in" svg:x="2.4949in" svg:y="4.8898in">
            <draw:object draw:notify-on-update-of-ranges="Sheet1.A29:Sheet1.A34 Sheet1.B28:Sheet1.B28 Sheet1.B29:Sheet1.B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63in" svg:height="3.039in" svg:x="10.8587in" svg:y="4.8268in">
            <draw:object draw:notify-on-update-of-ranges="Sheet1.A37:Sheet1.A44 Sheet1.B36:Sheet1.B36 Sheet1.B37:Sheet1.B4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7657in" svg:height="4.3882in" svg:x="5.2252in" svg:y="8.1909in">
            <draw:object draw:notify-on-update-of-ranges="Sheet1.A47:Sheet1.A56 Sheet1.B46:Sheet1.B46 Sheet1.B47:Sheet1.B56 Sheet1.A47:Sheet1.A56 Sheet1.C46:Sheet1.C46 Sheet1.C47:Sheet1.C56 Sheet1.A47:Sheet1.A56 Sheet1.D46:Sheet1.D46 Sheet1.D47:Sheet1.D56 Sheet1.A47:Sheet1.A56 Sheet1.E46:Sheet1.E46 Sheet1.D47:Sheet1.E5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8.0571in" svg:height="3.5433in" svg:x="5.5283in" svg:y="12.5429in">
            <draw:object draw:notify-on-update-of-ranges="Sheet1.A59:Sheet1.A68 Sheet1.B58:Sheet1.B58 Sheet1.B59:Sheet1.B68 Sheet1.A59:Sheet1.A68 Sheet1.C58:Sheet1.C58 Sheet1.C59:Sheet1.C68 Sheet1.A59:Sheet1.A68 Sheet1.D58:Sheet1.D58 Sheet1.D59:Sheet1.D68 Sheet1.A59:Sheet1.A68 Sheet1.E58:Sheet1.E58 Sheet1.D59:Sheet1.E6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5.4087in" svg:y="16.4835in">
            <draw:object draw:notify-on-update-of-ranges="Sheet1.A71:Sheet1.A80 Sheet1.B70:Sheet1.B70 Sheet1.B71:Sheet1.B80 Sheet1.A71:Sheet1.A80 Sheet1.C70:Sheet1.C70 Sheet1.C71:Sheet1.C80 Sheet1.A71:Sheet1.A80 Sheet1.D70:Sheet1.D70 Sheet1.D71:Sheet1.D8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B</text:p>
          </table:table-cell>
          <table:table-cell office:value-type="string">
            <text:p>g-2_error_vs_B_Cu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08163">
            <text:p>0.108163</text:p>
          </table:table-cell>
          <table:table-cell table:style-name="ce3"/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497407">
            <text:p>0.049740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85907">
            <text:p>0.08590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246143">
            <text:p>0.024614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383382">
            <text:p>0.038338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214624">
            <text:p>0.021462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32966">
            <text:p>0.033296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283911">
            <text:p>0.028391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13354">
            <text:p>0.021335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177556">
            <text:p>0.017755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0978">
            <text:p>0.02097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145116">
            <text:p>0.014511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141919">
            <text:p>0.014191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111749">
            <text:p>0.01117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b</text:p>
          </table:table-cell>
          <table:table-cell office:value-type="string">
            <text:p>g-2_error_vs_fb_Cu</text:p>
          </table:table-cell>
          <table:table-cell table:number-columns-repeated="2"/>
        </table:table-row>
        <table:table-row table:style-name="ro1">
          <table:table-cell table:style-name="ce1" office:value-type="percentage" office:value="0.01">
            <text:p>1.00%</text:p>
          </table:table-cell>
          <table:table-cell office:value-type="float" office:value="0.0182766">
            <text:p>0.0182766</text:p>
          </table:table-cell>
          <table:table-cell table:number-columns-repeated="2"/>
        </table:table-row>
        <table:table-row table:style-name="ro1">
          <table:table-cell table:style-name="ce1" office:value-type="percentage" office:value="0.05">
            <text:p>5.00%</text:p>
          </table:table-cell>
          <table:table-cell office:value-type="float" office:value="0.0289238">
            <text:p>0.0289238</text:p>
          </table:table-cell>
          <table:table-cell table:number-columns-repeated="2"/>
        </table:table-row>
        <table:table-row table:style-name="ro1">
          <table:table-cell table:style-name="ce1" office:value-type="percentage" office:value="0.1">
            <text:p>10.00%</text:p>
          </table:table-cell>
          <table:table-cell office:value-type="float" office:value="0.025528">
            <text:p>0.025528</text:p>
          </table:table-cell>
          <table:table-cell table:number-columns-repeated="2"/>
        </table:table-row>
        <table:table-row table:style-name="ro1">
          <table:table-cell table:style-name="ce1" office:value-type="percentage" office:value="0.2">
            <text:p>20.00%</text:p>
          </table:table-cell>
          <table:table-cell office:value-type="float" office:value="0.0306813">
            <text:p>0.0306813</text:p>
          </table:table-cell>
          <table:table-cell table:number-columns-repeated="2"/>
        </table:table-row>
        <table:table-row table:style-name="ro1">
          <table:table-cell table:style-name="ce1" office:value-type="percentage" office:value="0.4">
            <text:p>40.00%</text:p>
          </table:table-cell>
          <table:table-cell office:value-type="float" office:value="0.0439624">
            <text:p>0.0439624</text:p>
          </table:table-cell>
          <table:table-cell table:number-columns-repeated="2"/>
        </table:table-row>
        <table:table-row table:style-name="ro1">
          <table:table-cell table:style-name="ce1" office:value-type="percentage" office:value="0.5">
            <text:p>50.00%</text:p>
          </table:table-cell>
          <table:table-cell office:value-type="float" office:value="0.0516592">
            <text:p>0.0516592</text:p>
          </table:table-cell>
          <table:table-cell table:number-columns-repeated="2"/>
        </table:table-row>
        <table:table-row table:style-name="ro1">
          <table:table-cell table:style-name="ce1" office:value-type="percentage" office:value="0.55">
            <text:p>55.00%</text:p>
          </table:table-cell>
          <table:table-cell table:number-columns-repeated="3"/>
        </table:table-row>
        <table:table-row table:style-name="ro1">
          <table:table-cell table:style-name="ce1" office:value-type="percentage" office:value="0.58">
            <text:p>58.00%</text:p>
          </table:table-cell>
          <table:table-cell office:value-type="float" office:value="0.109541">
            <text:p>0.10954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s</text:p>
          </table:table-cell>
          <table:table-cell office:value-type="string">
            <text:p>g-2_error_vs_ns_Cu</text:p>
          </table:table-cell>
          <table:table-cell table:number-columns-repeated="2"/>
        </table:table-row>
        <table:table-row table:style-name="ro1">
          <table:table-cell table:style-name="ce2" office:value-type="float" office:value="5000">
            <text:p>5.00E+003</text:p>
          </table:table-cell>
          <table:table-cell table:style-name="ce2" office:value-type="float" office:value="0.0511397">
            <text:p>5.11E-002</text:p>
          </table:table-cell>
          <table:table-cell table:number-columns-repeated="2"/>
        </table:table-row>
        <table:table-row table:style-name="ro1">
          <table:table-cell table:style-name="ce2" office:value-type="float" office:value="20000">
            <text:p>2.00E+004</text:p>
          </table:table-cell>
          <table:table-cell table:style-name="ce2" office:value-type="float" office:value="0.0283063">
            <text:p>2.83E-002</text:p>
          </table:table-cell>
          <table:table-cell table:number-columns-repeated="2"/>
        </table:table-row>
        <table:table-row table:style-name="ro1">
          <table:table-cell table:style-name="ce2" office:value-type="float" office:value="50000">
            <text:p>5.00E+004</text:p>
          </table:table-cell>
          <table:table-cell table:style-name="ce2" office:value-type="float" office:value="0.0196104">
            <text:p>1.96E-002</text:p>
          </table:table-cell>
          <table:table-cell table:number-columns-repeated="2"/>
        </table:table-row>
        <table:table-row table:style-name="ro1">
          <table:table-cell table:style-name="ce2" office:value-type="float" office:value="200000">
            <text:p>2.00E+005</text:p>
          </table:table-cell>
          <table:table-cell table:style-name="ce2" office:value-type="float" office:value="0.00771853">
            <text:p>7.72E-003</text:p>
          </table:table-cell>
          <table:table-cell table:number-columns-repeated="2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style-name="ce2" office:value-type="float" office:value="0.00479356">
            <text:p>4.79E-003</text:p>
          </table:table-cell>
          <table:table-cell table:number-columns-repeated="2"/>
        </table:table-row>
        <table:table-row table:style-name="ro1">
          <table:table-cell table:style-name="ce2" office:value-type="float" office:value="1000000">
            <text:p>1.00E+006</text:p>
          </table:table-cell>
          <table:table-cell table:style-name="ce2" office:value-type="float" office:value="0.00335302">
            <text:p>3.35E-00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office:value-type="string">
            <text:p>g-2_error_vs_alpha_Cu</text:p>
          </table:table-cell>
          <table:table-cell table:number-columns-repeated="2"/>
        </table:table-row>
        <table:table-row table:style-name="ro1">
          <table:table-cell office:value-type="float" office:value="0.005">
            <text:p>0.005</text:p>
          </table:table-cell>
          <table:table-cell table:style-name="ce2" office:value-type="float" office:value="0.0529871">
            <text:p>5.30E-002</text:p>
          </table:table-cell>
          <table:table-cell table:number-columns-repeated="2"/>
        </table:table-row>
        <table:table-row table:style-name="ro1">
          <table:table-cell table:style-name="ce3" office:value-type="float" office:value="0.01">
            <text:p>0.01</text:p>
          </table:table-cell>
          <table:table-cell table:style-name="ce2" office:value-type="float" office:value="0.0536486">
            <text:p>5.36E-002</text:p>
          </table:table-cell>
          <table:table-cell table:number-columns-repeated="2"/>
        </table:table-row>
        <table:table-row table:style-name="ro1">
          <table:table-cell table:style-name="ce3" office:value-type="float" office:value="0.02">
            <text:p>0.02</text:p>
          </table:table-cell>
          <table:table-cell table:style-name="ce2" office:value-type="float" office:value="0.0522582">
            <text:p>5.23E-002</text:p>
          </table:table-cell>
          <table:table-cell table:number-columns-repeated="2"/>
        </table:table-row>
        <table:table-row table:style-name="ro1">
          <table:table-cell office:value-type="float" office:value="0.03">
            <text:p>0.03</text:p>
          </table:table-cell>
          <table:table-cell table:style-name="ce2" office:value-type="float" office:value="0.0554087">
            <text:p>5.54E-002</text:p>
          </table:table-cell>
          <table:table-cell table:number-columns-repeated="2"/>
        </table:table-row>
        <table:table-row table:style-name="ro1">
          <table:table-cell office:value-type="float" office:value="0.04">
            <text:p>0.04</text:p>
          </table:table-cell>
          <table:table-cell table:style-name="ce2" office:value-type="float" office:value="0.0359677">
            <text:p>3.60E-002</text:p>
          </table:table-cell>
          <table:table-cell table:number-columns-repeated="2"/>
        </table:table-row>
        <table:table-row table:style-name="ro1">
          <table:table-cell office:value-type="float" office:value="0.05">
            <text:p>0.05</text:p>
          </table:table-cell>
          <table:table-cell table:style-name="ce2" office:value-type="float" office:value="0.0283911">
            <text:p>2.84E-002</text:p>
          </table:table-cell>
          <table:table-cell table:number-columns-repeated="2"/>
        </table:table-row>
        <table:table-row table:style-name="ro1">
          <table:table-cell table:style-name="ce3" office:value-type="float" office:value="0.1">
            <text:p>0.1</text:p>
          </table:table-cell>
          <table:table-cell table:style-name="ce2" office:value-type="float" office:value="0.0134576">
            <text:p>1.35E-002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table:style-name="ce2" office:value-type="float" office:value="0.00624987">
            <text:p>6.25E-00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err_vs_t_Cu</text:p>
          </table:table-cell>
          <table:table-cell office:value-type="string">
            <text:p>err_vs_t_Pb</text:p>
          </table:table-cell>
          <table:table-cell office:value-type="string">
            <text:p>err_vs_t_Al</text:p>
          </table:table-cell>
        </table:table-row>
        <table:table-row table:style-name="ro1">
          <table:table-cell table:style-name="ce3" office:value-type="float" office:value="0.5">
            <text:p>0.5</text:p>
          </table:table-cell>
          <table:table-cell office:value-type="float" office:value="0.0398204">
            <text:p>0.0398204</text:p>
          </table:table-cell>
          <table:table-cell office:value-type="float" office:value="0.0527591">
            <text:p>0.052759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648204">
            <text:p>0.0648204</text:p>
          </table:table-cell>
          <table:table-cell office:value-type="float" office:value="0.0448691">
            <text:p>0.0448691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258636">
            <text:p>0.0258636</text:p>
          </table:table-cell>
          <table:table-cell office:value-type="float" office:value="0.0222553">
            <text:p>0.022255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16292">
            <text:p>0.0316292</text:p>
          </table:table-cell>
          <table:table-cell office:value-type="float" office:value="0.0239581">
            <text:p>0.0239581</text:p>
          </table:table-cell>
          <table:table-cell/>
        </table:table-row>
        <table:table-row table:style-name="ro1">
          <table:table-cell table:style-name="ce3" office:value-type="float" office:value="2.5">
            <text:p>2.5</text:p>
          </table:table-cell>
          <table:table-cell office:value-type="float" office:value="0.0283911">
            <text:p>0.0283911</text:p>
          </table:table-cell>
          <table:table-cell office:value-type="float" office:value="0.0288071">
            <text:p>0.0288071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0.0254279">
            <text:p>0.0254279</text:p>
          </table:table-cell>
          <table:table-cell office:value-type="float" office:value="0.0238657">
            <text:p>0.023865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47224">
            <text:p>0.0247224</text:p>
          </table:table-cell>
          <table:table-cell office:value-type="float" office:value="0.0231587">
            <text:p>0.023158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0706">
            <text:p>0.0240706</text:p>
          </table:table-cell>
          <table:table-cell office:value-type="float" office:value="0.0233943">
            <text:p>0.02339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45355">
            <text:p>0.0245355</text:p>
          </table:table-cell>
          <table:table-cell office:value-type="float" office:value="0.0231153">
            <text:p>0.023115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47265">
            <text:p>0.0247265</text:p>
          </table:table-cell>
          <table:table-cell office:value-type="float" office:value="0.0237693">
            <text:p>0.02376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eff_vs_t_Cu</text:p>
          </table:table-cell>
          <table:table-cell office:value-type="string">
            <text:p>eff_vs_t_Pb</text:p>
          </table:table-cell>
          <table:table-cell office:value-type="string">
            <text:p>eff_vs_t_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00462462">
            <text:p>0.000462462</text:p>
          </table:table-cell>
          <table:table-cell office:value-type="float" office:value="0.000470061">
            <text:p>0.0004700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842843">
            <text:p>0.000842843</text:p>
          </table:table-cell>
          <table:table-cell office:value-type="float" office:value="0.000854345">
            <text:p>0.000854345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011401">
            <text:p>0.0011401</text:p>
          </table:table-cell>
          <table:table-cell office:value-type="float" office:value="0.00114809">
            <text:p>0.001148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134586">
            <text:p>0.00134586</text:p>
          </table:table-cell>
          <table:table-cell office:value-type="float" office:value="0.001353">
            <text:p>0.001353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0148209">
            <text:p>0.00148209</text:p>
          </table:table-cell>
          <table:table-cell office:value-type="float" office:value="0.00148747">
            <text:p>0.0014874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155961">
            <text:p>0.00155961</text:p>
          </table:table-cell>
          <table:table-cell office:value-type="float" office:value="0.00156186">
            <text:p>0.0015618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161145">
            <text:p>0.00161145</text:p>
          </table:table-cell>
          <table:table-cell office:value-type="float" office:value="0.00160616">
            <text:p>0.0016061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159912">
            <text:p>0.00159912</text:p>
          </table:table-cell>
          <table:table-cell office:value-type="float" office:value="0.00159306">
            <text:p>0.0015930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61563">
            <text:p>0.00161563</text:p>
          </table:table-cell>
          <table:table-cell office:value-type="float" office:value="0.00160966">
            <text:p>0.0016096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16169">
            <text:p>0.0016169</text:p>
          </table:table-cell>
          <table:table-cell office:value-type="float" office:value="0.00161368">
            <text:p>0.001613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sigma</text:p>
          </table:table-cell>
          <table:table-cell office:value-type="string">
            <text:p>g-2_error_vs_Bsigma_Cu</text:p>
          </table:table-cell>
          <table:table-cell office:value-type="string">
            <text:p>g-2_error_vs_Bsigma_Pb</text:p>
          </table:table-cell>
          <table:table-cell office:value-type="string">
            <text:p>g-2_error_vs_Bsigma_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83911">
            <text:p>0.0283911</text:p>
          </table:table-cell>
          <table:table-cell office:value-type="float" office:value="0.0296918">
            <text:p>0.0296918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28941">
            <text:p>0.028941</text:p>
          </table:table-cell>
          <table:table-cell office:value-type="float" office:value="0.0357407">
            <text:p>0.0357407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396518">
            <text:p>0.0396518</text:p>
          </table:table-cell>
          <table:table-cell office:value-type="float" office:value="0.0657542">
            <text:p>0.0657542</text:p>
          </table:table-cell>
          <table:table-cell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613844">
            <text:p>0.0613844</text:p>
          </table:table-cell>
          <table:table-cell office:value-type="float" office:value="0.0504098">
            <text:p>0.0504098</text:p>
          </table:table-cell>
          <table:table-cell/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0.0779231">
            <text:p>0.0779231</text:p>
          </table:table-cell>
          <table:table-cell office:value-type="float" office:value="0.0422784">
            <text:p>0.0422784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137669">
            <text:p>0.137669</text:p>
          </table:table-cell>
          <table:table-cell office:value-type="float" office:value="0.0406969">
            <text:p>0.0406969</text:p>
          </table:table-cell>
          <table:table-cell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0.0805327">
            <text:p>0.0805327</text:p>
          </table:table-cell>
          <table:table-cell office:value-type="float" office:value="0.0409736">
            <text:p>0.0409736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696016">
            <text:p>0.0696016</text:p>
          </table:table-cell>
          <table:table-cell office:value-type="float" office:value="0.0410055">
            <text:p>0.0410055</text:p>
          </table:table-cell>
          <table:table-cell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239667">
            <text:p>0.239667</text:p>
          </table:table-cell>
          <table:table-cell office:value-type="float" office:value="0.206412">
            <text:p>0.206412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678776">
            <text:p>0.0678776</text:p>
          </table:table-cell>
          <table:table-cell office:value-type="float" office:value="0.138375">
            <text:p>0.1383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hickness</text:p>
          </table:table-cell>
          <table:table-cell office:value-type="string">
            <text:p>err_vs_t_Pb</text:p>
          </table:table-cell>
          <table:table-cell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0.0527591">
            <text:p>0.052759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448691">
            <text:p>0.0448691</text:p>
          </table:table-cell>
          <table:table-cell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0.0222553">
            <text:p>0.0222553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239581">
            <text:p>0.0239581</text:p>
          </table:table-cell>
          <table:table-cell/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0.0288071">
            <text:p>0.028807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238657">
            <text:p>0.023865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231587">
            <text:p>0.0231587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233943">
            <text:p>0.0233943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231153">
            <text:p>0.0231153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237693">
            <text:p>0.02376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hickness</text:p>
          </table:table-cell>
          <table:table-cell office:value-type="string">
            <text:p>eff_vs_t_Pb</text:p>
          </table:table-cell>
          <table:table-cell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0.000470061">
            <text:p>0.00047006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00854345">
            <text:p>0.000854345</text:p>
          </table:table-cell>
          <table:table-cell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0.00114809">
            <text:p>0.00114809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01353">
            <text:p>0.001353</text:p>
          </table:table-cell>
          <table:table-cell/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0.00148747">
            <text:p>0.00148747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0156186">
            <text:p>0.0015618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0160616">
            <text:p>0.00160616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159306">
            <text:p>0.00159306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0160966">
            <text:p>0.00160966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0161368">
            <text:p>0.001613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sigma</text:p>
          </table:table-cell>
          <table:table-cell office:value-type="string">
            <text:p>g-2_error_vs_Bsigma_Pb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296918">
            <text:p>0.0296918</text:p>
          </table:table-cell>
          <table:table-cell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0.0357407">
            <text:p>0.0357407</text:p>
          </table:table-cell>
          <table:table-cell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0.0657542">
            <text:p>0.0657542</text:p>
          </table:table-cell>
          <table:table-cell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0.0504098">
            <text:p>0.0504098</text:p>
          </table:table-cell>
          <table:table-cell/>
        </table:table-row>
        <table:table-row table:style-name="ro1">
          <table:table-cell/>
          <table:table-cell office:value-type="float" office:value="0.035">
            <text:p>0.035</text:p>
          </table:table-cell>
          <table:table-cell office:value-type="float" office:value="0.0422784">
            <text:p>0.0422784</text:p>
          </table:table-cell>
          <table:table-cell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0.0406969">
            <text:p>0.0406969</text:p>
          </table:table-cell>
          <table:table-cell/>
        </table:table-row>
        <table:table-row table:style-name="ro1">
          <table:table-cell/>
          <table:table-cell office:value-type="float" office:value="0.045">
            <text:p>0.045</text:p>
          </table:table-cell>
          <table:table-cell office:value-type="float" office:value="0.0409736">
            <text:p>0.0409736</text:p>
          </table:table-cell>
          <table:table-cell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0.0410055">
            <text:p>0.0410055</text:p>
          </table:table-cell>
          <table:table-cell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float" office:value="0.206412">
            <text:p>0.206412</text:p>
          </table:table-cell>
          <table:table-cell/>
        </table:table-row>
        <table:table-row table:style-name="ro1">
          <table:table-cell/>
          <table:table-cell office:value-type="float" office:value="0.07">
            <text:p>0.07</text:p>
          </table:table-cell>
          <table:table-cell office:value-type="float" office:value="0.138375">
            <text:p>0.1383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 table:number-rows-repeated="104845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my_simu" table:style-name="ta1">
        <table:shapes>
          <draw:frame draw:z-index="0" draw:style-name="gr1" draw:text-style-name="P1" svg:width="6.3063in" svg:height="3.5437in" svg:x="2.8827in" svg:y="0.0894in">
            <draw:object draw:notify-on-update-of-ranges="my_simu.A2:my_simu.A16 my_simu.B1:my_simu.B1 my_simu.B2:my_simu.B16 my_simu.V3:my_simu.V17 my_simu.Z2:my_simu.Z2 my_simu.Z3:my_simu.Z1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8.3004in" svg:height="2.9764in" svg:x="2.4949in" svg:y="4.8898in">
            <draw:object draw:notify-on-update-of-ranges="my_simu.A29:my_simu.A34 my_simu.B28:my_simu.B28 my_simu.B29:my_simu.B34 my_simu.V50:my_simu.V55 my_simu.Z49:my_simu.Z49 my_simu.Z50:my_simu.Z5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.3063in" svg:height="3.039in" svg:x="10.8587in" svg:y="4.8268in">
            <draw:object draw:notify-on-update-of-ranges="my_simu.A37:my_simu.A44 my_simu.B36:my_simu.B36 my_simu.B37:my_simu.B44 my_simu.V70:my_simu.V77 my_simu.Y69:my_simu.Y69 my_simu.Y70:my_simu.Y7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9.7657in" svg:height="4.3882in" svg:x="5.2252in" svg:y="8.1909in">
            <draw:object draw:notify-on-update-of-ranges="my_simu.A47:my_simu.A56 my_simu.B46:my_simu.B46 my_simu.B47:my_simu.B56 my_simu.A47:my_simu.A56 my_simu.C46:my_simu.C46 my_simu.C47:my_simu.C56 my_simu.A47:my_simu.A56 my_simu.D46:my_simu.D46 my_simu.D47:my_simu.D56 my_simu.A47:my_simu.A56 my_simu.E46:my_simu.E46 my_simu.D47:my_simu.D5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8.0571in" svg:height="3.5433in" svg:x="5.5283in" svg:y="12.5429in">
            <draw:object draw:notify-on-update-of-ranges="my_simu.A59:my_simu.A68 my_simu.B58:my_simu.B58 my_simu.B59:my_simu.B68 my_simu.A59:my_simu.A68 my_simu.C58:my_simu.C58 my_simu.C59:my_simu.C68 my_simu.A59:my_simu.A68 my_simu.D58:my_simu.D58 my_simu.D59:my_simu.D68 my_simu.A59:my_simu.A68 my_simu.E58:my_simu.E58 my_simu.D59:my_simu.D6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6.2988in" svg:height="3.5429in" svg:x="5.4087in" svg:y="16.4835in">
            <draw:object draw:notify-on-update-of-ranges="my_simu.A71:my_simu.A80 my_simu.B70:my_simu.B70 my_simu.B71:my_simu.B80 my_simu.A71:my_simu.A80 my_simu.C70:my_simu.C70 my_simu.C71:my_simu.C80 my_simu.A71:my_simu.A80 my_simu.D70:my_simu.D70 my_simu.D71:my_simu.D8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draw:text-style-name="P1" svg:width="5.9689in" svg:height="3.5429in" svg:x="4.5122in" svg:y="20.5567in">
            <draw:object draw:notify-on-update-of-ranges="my_simu.A126:my_simu.A134 my_simu.A125:my_simu.A144 my_simu.B124:my_simu.B124 my_simu.B125:my_simu.B144 my_simu.A125:my_simu.A144 my_simu.D124:my_simu.D124 my_simu.D125:my_simu.D144 my_simu.A125:my_simu.A144 my_simu.C124:my_simu.C124 my_simu.C125:my_simu.C144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1" draw:text-style-name="P1" svg:width="5.6531in" svg:height="3.5429in" svg:x="17.5201in" svg:y="20.5063in">
            <draw:object draw:notify-on-update-of-ranges="my_simu.P126:my_simu.P134 my_simu.P125:my_simu.P144 my_simu.Q124:my_simu.Q124 my_simu.Q125:my_simu.Q144 my_simu.P125:my_simu.P144 my_simu.S124:my_simu.S124 my_simu.S125:my_simu.S144 my_simu.P125:my_simu.P144 my_simu.R124:my_simu.R124 my_simu.R125:my_simu.R144 my_simu.P125:my_simu.P144 my_simu.O124:my_simu.O124 my_simu.O125:my_simu.O14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8" draw:style-name="gr1" draw:text-style-name="P1" svg:width="6.2988in" svg:height="3.5429in" svg:x="3.7016in" svg:y="24.3882in">
            <draw:object draw:notify-on-update-of-ranges="my_simu.A150:my_simu.A169 my_simu.B149:my_simu.B149 my_simu.B150:my_simu.B169 my_simu.A150:my_simu.A169 my_simu.D149:my_simu.D149 my_simu.D150:my_simu.D169 my_simu.A150:my_simu.A169 my_simu.C149:my_simu.C149 my_simu.C150:my_simu.C16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9" draw:style-name="gr1" draw:text-style-name="P1" svg:width="6.2988in" svg:height="3.5429in" svg:x="8.0331in" svg:y="28.739in">
            <draw:object draw:notify-on-update-of-ranges="my_simu.A178:my_simu.A187 my_simu.A176:my_simu.A195 my_simu.B175:my_simu.B175 my_simu.B176:my_simu.B195 my_simu.A176:my_simu.A195 my_simu.D175:my_simu.D175 my_simu.D176:my_simu.D195 my_simu.A176:my_simu.A195 my_simu.C175:my_simu.C175 my_simu.C176:my_simu.C19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0" draw:style-name="gr1" draw:text-style-name="P1" svg:width="6.2988in" svg:height="3.5429in" svg:x="8.1051in" svg:y="33.8567in">
            <draw:object draw:notify-on-update-of-ranges="my_simu.A205:my_simu.A214 my_simu.A204:my_simu.A223 my_simu.B203:my_simu.B203 my_simu.B204:my_simu.B223 my_simu.A204:my_simu.A223 my_simu.C203:my_simu.C203 my_simu.C204:my_simu.C223 my_simu.A204:my_simu.A223 my_simu.D203:my_simu.D203 my_simu.D204:my_simu.D223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6.2988in" svg:height="3.5429in" svg:x="14.652in" svg:y="28.7394in">
            <draw:object draw:notify-on-update-of-ranges="my_simu.E178:my_simu.E187 my_simu.A176:my_simu.A195 my_simu.F175:my_simu.F175 my_simu.F176:my_simu.F195 my_simu.A176:my_simu.A195 my_simu.G175:my_simu.G175 my_simu.G176:my_simu.G195 my_simu.A176:my_simu.A195 my_simu.E175:my_simu.E175 my_simu.E176:my_simu.E195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6.2988in" svg:height="3.5429in" svg:x="14.6457in" svg:y="33.8925in">
            <draw:object draw:notify-on-update-of-ranges="my_simu.A205:my_simu.A214 my_simu.A204:my_simu.A223 my_simu.E203:my_simu.E203 my_simu.E204:my_simu.E223 my_simu.A204:my_simu.A223 my_simu.F203:my_simu.F203 my_simu.F204:my_simu.F223 my_simu.A204:my_simu.A223 my_simu.G203:my_simu.G203 my_simu.G204:my_simu.G22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6.3063in" svg:height="3.5437in" svg:x="23.5756in" svg:y="0.1791in">
            <draw:object draw:notify-on-update-of-ranges="my_simu.V3:my_simu.V17 my_simu.W2:my_simu.W2 my_simu.W3:my_simu.W17 my_simu.V3:my_simu.V17 my_simu.Y2:my_simu.Y2 my_simu.Y3:my_simu.Y17 my_simu.V3:my_simu.V17 my_simu.X2:my_simu.X2 my_simu.X3:my_simu.X17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4" draw:style-name="gr1" draw:text-style-name="P1" svg:width="6.3063in" svg:height="3.5787in" svg:x="9.4906in" svg:y="0.115in">
            <draw:object draw:notify-on-update-of-ranges="Sheet1.A19:Sheet1.A26 Sheet1.B18:Sheet1.B18 Sheet1.B19:Sheet1.B26 my_simu.V27:my_simu.V34 my_simu.W26:my_simu.W26 my_simu.W27:my_simu.W34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5" draw:style-name="gr1" draw:text-style-name="P1" svg:width="6.3063in" svg:height="3.5787in" svg:x="23.5673in" svg:y="4.1055in">
            <draw:object draw:notify-on-update-of-ranges="my_simu.V27:my_simu.V34 my_simu.W26:my_simu.W26 my_simu.W27:my_simu.W34 my_simu.V27:my_simu.V34 my_simu.X26:my_simu.X26 my_simu.X27:my_simu.X34 my_simu.V27:my_simu.V34 my_simu.Y26:my_simu.Y26 my_simu.Y27:my_simu.Y3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6" draw:style-name="gr1" draw:text-style-name="P1" svg:width="8.3004in" svg:height="2.9764in" svg:x="23.563in" svg:y="8.0543in">
            <draw:object draw:notify-on-update-of-ranges="my_simu.V50:my_simu.V55 my_simu.W49:my_simu.W49 my_simu.W50:my_simu.W55 my_simu.V50:my_simu.V55 my_simu.X49:my_simu.X49 my_simu.X50:my_simu.X55 my_simu.V50:my_simu.V55 my_simu.Y49:my_simu.Y49 my_simu.Y50:my_simu.Y55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7" draw:style-name="gr1" draw:text-style-name="P1" svg:width="6.3063in" svg:height="3.039in" svg:x="23.6063in" svg:y="11.4283in">
            <draw:object draw:notify-on-update-of-ranges="my_simu.V70:my_simu.V77 my_simu.W69:my_simu.W69 my_simu.W70:my_simu.W77 my_simu.V70:my_simu.V77 my_simu.X69:my_simu.X69 my_simu.X70:my_simu.X77 my_simu.V70:my_simu.V77 my_simu.Y69:my_simu.Y69 my_simu.Y70:my_simu.Y77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8" draw:style-name="gr1" draw:text-style-name="P1" svg:width="6.9783in" svg:height="2.8689in" svg:x="23.6067in" svg:y="14.789in">
            <draw:object draw:notify-on-update-of-ranges="my_simu.V91:my_simu.V100 my_simu.W90:my_simu.W90 my_simu.W91:my_simu.W100 my_simu.V91:my_simu.V100 my_simu.X90:my_simu.X90 my_simu.X91:my_simu.X100 my_simu.V91:my_simu.V100 my_simu.Y90:my_simu.Y90 my_simu.Y91:my_simu.Y100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9" draw:style-name="gr1" draw:text-style-name="P1" svg:width="6.8827in" svg:height="3.2146in" svg:x="23.5921in" svg:y="18.0929in">
            <draw:object draw:notify-on-update-of-ranges="my_simu.V110:my_simu.V119 my_simu.W109:my_simu.W109 my_simu.W110:my_simu.W119 my_simu.V110:my_simu.V119 my_simu.X109:my_simu.X109 my_simu.X110:my_simu.X119 my_simu.V110:my_simu.V119 my_simu.Y109:my_simu.Y109 my_simu.Y110:my_simu.Y119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20" draw:style-name="gr1" draw:text-style-name="P1" svg:width="6.2988in" svg:height="3.5429in" svg:x="14.6189in" svg:y="24.7406in">
            <draw:object draw:notify-on-update-of-ranges="my_simu.M150:my_simu.M169 my_simu.N149:my_simu.N149 my_simu.N150:my_simu.N169 my_simu.M150:my_simu.M169 my_simu.P149:my_simu.P149 my_simu.P150:my_simu.P169 my_simu.M150:my_simu.M169 my_simu.O149:my_simu.O149 my_simu.O150:my_simu.O16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1" draw:style-name="gr1" draw:text-style-name="P1" svg:width="7.1524in" svg:height="4.8012in" svg:x="26.7583in" svg:y="28.6197in">
            <draw:object draw:notify-on-update-of-ranges="my_simu.A178:my_simu.A187 my_simu.Z171:my_simu.Z201 my_simu.AA170:my_simu.AA170 my_simu.AA171:my_simu.AA201 my_simu.Z171:my_simu.Z201 my_simu.AD170:my_simu.AD170 my_simu.AD171:my_simu.AD20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2" draw:style-name="gr1" draw:text-style-name="P1" svg:width="6.2988in" svg:height="3.5429in" svg:x="25.7783in" svg:y="34.4516in">
            <draw:object draw:notify-on-update-of-ranges="my_simu.A205:my_simu.A214 my_simu.Z206:my_simu.Z235 my_simu.AA205:my_simu.AA205 my_simu.AA206:my_simu.AA235 my_simu.Z206:my_simu.Z235 my_simu.AB205:my_simu.AB205 my_simu.AB206:my_simu.AB235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23" draw:style-name="gr1" draw:text-style-name="P1" svg:width="6.2988in" svg:height="3.5429in" svg:x="35.5563in" svg:y="17.6461in">
            <draw:object draw:notify-on-update-of-ranges="my_simu.AJ109:my_simu.AJ118 my_simu.AK108:my_simu.AK108 my_simu.AK109:my_simu.AK118 my_simu.AJ109:my_simu.AJ118 my_simu.AL108:my_simu.AL108 my_simu.AL109:my_simu.AL118 my_simu.AJ109:my_simu.AJ118 my_simu.AM108:my_simu.AM108 my_simu.AM109:my_simu.AM118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1024" table:default-cell-style-name="ce4"/>
        <table:table-row table:style-name="ro2">
          <table:table-cell office:value-type="string">
            <text:p>B</text:p>
          </table:table-cell>
          <table:table-cell office:value-type="string">
            <text:p>g-2_error_vs_B_Cu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4"/>
          <table:table-cell table:style-name="ce11" office:value-type="string" table:number-columns-spanned="3" table:number-rows-spanned="1">
            <text:p>g-2_error_vs_B</text:p>
          </table:table-cell>
          <table:covered-table-cell table:number-columns-repeated="2" table:style-name="ce12"/>
          <table:table-cell table:style-name="ce13"/>
          <table:table-cell table:number-columns-repeated="99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08163">
            <text:p>0.108163</text:p>
          </table:table-cell>
          <table:table-cell table:style-name="ce7"/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office:value-type="string">
            <text:p>B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0"/>
          <table:table-cell table:style-name="Default"/>
          <table:table-cell table:number-columns-repeated="98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497407">
            <text:p>0.0497407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20">
            <text:p>20</text:p>
          </table:table-cell>
          <table:table-cell office:value-type="float" office:value="0.165459">
            <text:p>0.165459</text:p>
          </table:table-cell>
          <table:table-cell office:value-type="float" office:value="0.29212">
            <text:p>0.29212</text:p>
          </table:table-cell>
          <table:table-cell office:value-type="float" office:value="0.17653">
            <text:p>0.17653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85907">
            <text:p>0.085907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25">
            <text:p>25</text:p>
          </table:table-cell>
          <table:table-cell/>
          <table:table-cell office:value-type="float" office:value="0.203242">
            <text:p>0.203242</text:p>
          </table:table-cell>
          <table:table-cell table:number-columns-repeated="11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246143">
            <text:p>0.0246143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30">
            <text:p>30</text:p>
          </table:table-cell>
          <table:table-cell office:value-type="float" office:value="0.125886">
            <text:p>0.125886</text:p>
          </table:table-cell>
          <table:table-cell/>
          <table:table-cell office:value-type="float" office:value="0.110123">
            <text:p>0.110123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383382">
            <text:p>0.0383382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35">
            <text:p>35</text:p>
          </table:table-cell>
          <table:table-cell office:value-type="float" office:value="0.147943">
            <text:p>0.147943</text:p>
          </table:table-cell>
          <table:table-cell office:value-type="float" office:value="0.10272">
            <text:p>0.10272</text:p>
          </table:table-cell>
          <table:table-cell office:value-type="float" office:value="0.303477">
            <text:p>0.303477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214624">
            <text:p>0.0214624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40">
            <text:p>40</text:p>
          </table:table-cell>
          <table:table-cell/>
          <table:table-cell office:value-type="float" office:value="0.251668">
            <text:p>0.251668</text:p>
          </table:table-cell>
          <table:table-cell office:value-type="float" office:value="0.0834156">
            <text:p>0.0834156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332966">
            <text:p>0.0332966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45">
            <text:p>45</text:p>
          </table:table-cell>
          <table:table-cell office:value-type="float" office:value="0.250117">
            <text:p>0.250117</text:p>
          </table:table-cell>
          <table:table-cell/>
          <table:table-cell office:value-type="float" office:value="0.0765643">
            <text:p>0.0765643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283911">
            <text:p>0.0283911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50">
            <text:p>50</text:p>
          </table:table-cell>
          <table:table-cell office:value-type="float" office:value="0.0981972">
            <text:p>0.0981972</text:p>
          </table:table-cell>
          <table:table-cell office:value-type="float" office:value="0.110597">
            <text:p>0.110597</text:p>
          </table:table-cell>
          <table:table-cell office:value-type="float" office:value="0.000116901">
            <text:p>0.000116901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213354">
            <text:p>0.0213354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55">
            <text:p>55</text:p>
          </table:table-cell>
          <table:table-cell office:value-type="float" office:value="0.0740338">
            <text:p>0.0740338</text:p>
          </table:table-cell>
          <table:table-cell office:value-type="float" office:value="0.111548">
            <text:p>0.111548</text:p>
          </table:table-cell>
          <table:table-cell table:number-columns-repeated="11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0177556">
            <text:p>0.0177556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60">
            <text:p>60</text:p>
          </table:table-cell>
          <table:table-cell office:value-type="float" office:value="0.0734178">
            <text:p>0.0734178</text:p>
          </table:table-cell>
          <table:table-cell office:value-type="float" office:value="0.0939269">
            <text:p>0.0939269</text:p>
          </table:table-cell>
          <table:table-cell office:value-type="float" office:value="0.336347">
            <text:p>0.336347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20978">
            <text:p>0.020978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65">
            <text:p>65</text:p>
          </table:table-cell>
          <table:table-cell office:value-type="float" office:value="0.0730063">
            <text:p>0.0730063</text:p>
          </table:table-cell>
          <table:table-cell office:value-type="float" office:value="0.103972">
            <text:p>0.103972</text:p>
          </table:table-cell>
          <table:table-cell office:value-type="float" office:value="0.170314">
            <text:p>0.170314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75">
            <text:p>75</text:p>
          </table:table-cell>
          <table:table-cell table:number-columns-repeated="11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70">
            <text:p>70</text:p>
          </table:table-cell>
          <table:table-cell office:value-type="float" office:value="0.0676184">
            <text:p>0.0676184</text:p>
          </table:table-cell>
          <table:table-cell office:value-type="float" office:value="0.0766567">
            <text:p>0.0766567</text:p>
          </table:table-cell>
          <table:table-cell office:value-type="float" office:value="0.155068">
            <text:p>0.155068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145116">
            <text:p>0.0145116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75">
            <text:p>75</text:p>
          </table:table-cell>
          <table:table-cell office:value-type="float" office:value="0.0892063">
            <text:p>0.0892063</text:p>
          </table:table-cell>
          <table:table-cell office:value-type="float" office:value="0.0648708">
            <text:p>0.0648708</text:p>
          </table:table-cell>
          <table:table-cell office:value-type="float" office:value="0.139561">
            <text:p>0.139561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141919">
            <text:p>0.0141919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80">
            <text:p>80</text:p>
          </table:table-cell>
          <table:table-cell office:value-type="float" office:value="0.0541831">
            <text:p>0.0541831</text:p>
          </table:table-cell>
          <table:table-cell office:value-type="float" office:value="0.0440331">
            <text:p>0.0440331</text:p>
          </table:table-cell>
          <table:table-cell office:value-type="float" office:value="0.0514191">
            <text:p>0.0514191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111749">
            <text:p>0.0111749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100">
            <text:p>100</text:p>
          </table:table-cell>
          <table:table-cell office:value-type="float" office:value="0.0355319">
            <text:p>0.0355319</text:p>
          </table:table-cell>
          <table:table-cell office:value-type="float" office:value="0.0569376">
            <text:p>0.0569376</text:p>
          </table:table-cell>
          <table:table-cell office:value-type="float" office:value="0.0934456">
            <text:p>0.0934456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12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120">
            <text:p>120</text:p>
          </table:table-cell>
          <table:table-cell table:style-name="Default" office:value-type="float" office:value="0.0377005">
            <text:p>0.0377005</text:p>
          </table:table-cell>
          <table:table-cell office:value-type="float" office:value="0.0351621">
            <text:p>0.0351621</text:p>
          </table:table-cell>
          <table:table-cell office:value-type="float" office:value="0.112214">
            <text:p>0.112214</text:p>
          </table:table-cell>
          <table:table-cell table:number-columns-repeated="11"/>
          <table:table-cell table:style-name="Default"/>
          <table:table-cell table:number-columns-repeated="987"/>
        </table:table-row>
        <table:table-row table:style-name="ro2">
          <table:table-cell office:value-type="string">
            <text:p>fb</text:p>
          </table:table-cell>
          <table:table-cell office:value-type="string">
            <text:p>g-2_error_vs_fb_Cu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2">
          <table:table-cell table:style-name="ce5" office:value-type="percentage" office:value="0.01">
            <text:p>1.00%</text:p>
          </table:table-cell>
          <table:table-cell office:value-type="float" office:value="0.0182766">
            <text:p>0.0182766</text:p>
          </table:table-cell>
          <table:table-cell table:number-columns-repeated="1022"/>
        </table:table-row>
        <table:table-row table:style-name="ro2">
          <table:table-cell table:style-name="ce5" office:value-type="percentage" office:value="0.05">
            <text:p>5.00%</text:p>
          </table:table-cell>
          <table:table-cell office:value-type="float" office:value="0.0289238">
            <text:p>0.0289238</text:p>
          </table:table-cell>
          <table:table-cell table:number-columns-repeated="1022"/>
        </table:table-row>
        <table:table-row table:style-name="ro2">
          <table:table-cell table:style-name="ce5" office:value-type="percentage" office:value="0.1">
            <text:p>10.00%</text:p>
          </table:table-cell>
          <table:table-cell office:value-type="float" office:value="0.025528">
            <text:p>0.025528</text:p>
          </table:table-cell>
          <table:table-cell table:number-columns-repeated="1022"/>
        </table:table-row>
        <table:table-row table:style-name="ro2">
          <table:table-cell table:style-name="ce5" office:value-type="percentage" office:value="0.2">
            <text:p>20.00%</text:p>
          </table:table-cell>
          <table:table-cell office:value-type="float" office:value="0.0306813">
            <text:p>0.0306813</text:p>
          </table:table-cell>
          <table:table-cell table:number-columns-repeated="1022"/>
        </table:table-row>
        <table:table-row table:style-name="ro2">
          <table:table-cell table:style-name="ce5" office:value-type="percentage" office:value="0.4">
            <text:p>40.00%</text:p>
          </table:table-cell>
          <table:table-cell office:value-type="float" office:value="0.0439624">
            <text:p>0.0439624</text:p>
          </table:table-cell>
          <table:table-cell table:number-columns-repeated="1022"/>
        </table:table-row>
        <table:table-row table:style-name="ro2">
          <table:table-cell table:style-name="ce5" office:value-type="percentage" office:value="0.5">
            <text:p>50.00%</text:p>
          </table:table-cell>
          <table:table-cell office:value-type="float" office:value="0.0516592">
            <text:p>0.0516592</text:p>
          </table:table-cell>
          <table:table-cell table:number-columns-repeated="1022"/>
        </table:table-row>
        <table:table-row table:style-name="ro2">
          <table:table-cell table:style-name="ce5" office:value-type="percentage" office:value="0.55">
            <text:p>55.00%</text:p>
          </table:table-cell>
          <table:table-cell table:number-columns-repeated="21"/>
          <table:table-cell table:style-name="ce11" office:value-type="string" table:number-columns-spanned="3" table:number-rows-spanned="1">
            <text:p>g-2_error_vs_fb</text:p>
          </table:table-cell>
          <table:covered-table-cell table:number-columns-repeated="2" table:style-name="ce12"/>
          <table:table-cell table:style-name="ce14"/>
          <table:table-cell table:number-columns-repeated="998"/>
        </table:table-row>
        <table:table-row table:style-name="ro2">
          <table:table-cell table:style-name="ce5" office:value-type="percentage" office:value="0.58">
            <text:p>58.00%</text:p>
          </table:table-cell>
          <table:table-cell office:value-type="float" office:value="0.109541">
            <text:p>0.109541</text:p>
          </table:table-cell>
          <table:table-cell table:number-columns-repeated="19"/>
          <table:table-cell office:value-type="string">
            <text:p>fb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1"/>
          <table:table-cell table:style-name="Default"/>
          <table:table-cell table:number-columns-repeated="987"/>
        </table:table-row>
        <table:table-row table:style-name="ro2">
          <table:table-cell table:number-columns-repeated="21"/>
          <table:table-cell table:style-name="ce5" office:value-type="percentage" office:value="0.01">
            <text:p>1.00%</text:p>
          </table:table-cell>
          <table:table-cell office:value-type="float" office:value="0.0218414">
            <text:p>0.0218414</text:p>
          </table:table-cell>
          <table:table-cell office:value-type="float" office:value="0.0237933">
            <text:p>0.0237933</text:p>
          </table:table-cell>
          <table:table-cell table:style-name="Default" office:value-type="float" office:value="0.032371">
            <text:p>0.032371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office:value-type="string">
            <text:p>ns</text:p>
          </table:table-cell>
          <table:table-cell office:value-type="string">
            <text:p>g-2_error_vs_ns_Cu</text:p>
          </table:table-cell>
          <table:table-cell table:number-columns-repeated="19"/>
          <table:table-cell table:style-name="ce5" office:value-type="percentage" office:value="0.05">
            <text:p>5.00%</text:p>
          </table:table-cell>
          <table:table-cell office:value-type="float" office:value="0.0436022">
            <text:p>0.0436022</text:p>
          </table:table-cell>
          <table:table-cell office:value-type="float" office:value="0.0292796">
            <text:p>0.0292796</text:p>
          </table:table-cell>
          <table:table-cell table:style-name="Default" office:value-type="float" office:value="0.0857133">
            <text:p>0.0857133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5000">
            <text:p>5.00E+003</text:p>
          </table:table-cell>
          <table:table-cell table:style-name="ce6" office:value-type="float" office:value="0.0511397">
            <text:p>5.11E-002</text:p>
          </table:table-cell>
          <table:table-cell table:number-columns-repeated="19"/>
          <table:table-cell table:style-name="ce5" office:value-type="percentage" office:value="0.1">
            <text:p>10.00%</text:p>
          </table:table-cell>
          <table:table-cell office:value-type="float" office:value="0.0279129">
            <text:p>0.0279129</text:p>
          </table:table-cell>
          <table:table-cell office:value-type="float" office:value="0.0497011">
            <text:p>0.0497011</text:p>
          </table:table-cell>
          <table:table-cell table:style-name="Default" office:value-type="float" office:value="0.038631">
            <text:p>0.038631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20000">
            <text:p>2.00E+004</text:p>
          </table:table-cell>
          <table:table-cell table:style-name="ce6" office:value-type="float" office:value="0.0283063">
            <text:p>2.83E-002</text:p>
          </table:table-cell>
          <table:table-cell table:number-columns-repeated="19"/>
          <table:table-cell table:style-name="ce5" office:value-type="percentage" office:value="0.2">
            <text:p>20.00%</text:p>
          </table:table-cell>
          <table:table-cell office:value-type="float" office:value="0.0665026">
            <text:p>0.0665026</text:p>
          </table:table-cell>
          <table:table-cell table:style-name="Default" office:value-type="float" office:value="0.0315142">
            <text:p>0.0315142</text:p>
          </table:table-cell>
          <table:table-cell table:style-name="Default" office:value-type="float" office:value="0.0487701">
            <text:p>0.0487701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50000">
            <text:p>5.00E+004</text:p>
          </table:table-cell>
          <table:table-cell table:style-name="ce6" office:value-type="float" office:value="0.0196104">
            <text:p>1.96E-002</text:p>
          </table:table-cell>
          <table:table-cell table:number-columns-repeated="19"/>
          <table:table-cell table:style-name="ce5" office:value-type="percentage" office:value="0.4">
            <text:p>40.00%</text:p>
          </table:table-cell>
          <table:table-cell office:value-type="float" office:value="0.0638643">
            <text:p>0.0638643</text:p>
          </table:table-cell>
          <table:table-cell table:style-name="Default" office:value-type="float" office:value="0.0451541">
            <text:p>0.0451541</text:p>
          </table:table-cell>
          <table:table-cell table:style-name="Default" office:value-type="float" office:value="0.294182">
            <text:p>0.294182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200000">
            <text:p>2.00E+005</text:p>
          </table:table-cell>
          <table:table-cell table:style-name="ce6" office:value-type="float" office:value="0.00771853">
            <text:p>7.72E-003</text:p>
          </table:table-cell>
          <table:table-cell table:number-columns-repeated="19"/>
          <table:table-cell table:style-name="ce5" office:value-type="percentage" office:value="0.5">
            <text:p>50.00%</text:p>
          </table:table-cell>
          <table:table-cell office:value-type="float" office:value="0.09553">
            <text:p>0.09553</text:p>
          </table:table-cell>
          <table:table-cell table:style-name="Default" office:value-type="float" office:value="0.045353">
            <text:p>0.045353</text:p>
          </table:table-cell>
          <table:table-cell table:style-name="Default" office:value-type="float" office:value="0.190504">
            <text:p>0.190504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500000">
            <text:p>5.00E+005</text:p>
          </table:table-cell>
          <table:table-cell table:style-name="ce6" office:value-type="float" office:value="0.00479356">
            <text:p>4.79E-003</text:p>
          </table:table-cell>
          <table:table-cell table:number-columns-repeated="19"/>
          <table:table-cell table:style-name="ce5" office:value-type="percentage" office:value="0.55">
            <text:p>55.00%</text:p>
          </table:table-cell>
          <table:table-cell office:value-type="float" office:value="0.0901665">
            <text:p>0.0901665</text:p>
          </table:table-cell>
          <table:table-cell table:style-name="Default" office:value-type="float" office:value="0.0651342">
            <text:p>0.0651342</text:p>
          </table:table-cell>
          <table:table-cell table:style-name="Default" office:value-type="float" office:value="0.0741306">
            <text:p>0.0741306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1000000">
            <text:p>1.00E+006</text:p>
          </table:table-cell>
          <table:table-cell table:style-name="ce6" office:value-type="float" office:value="0.00335302">
            <text:p>3.35E-003</text:p>
          </table:table-cell>
          <table:table-cell table:number-columns-repeated="19"/>
          <table:table-cell table:style-name="ce5" office:value-type="percentage" office:value="0.58">
            <text:p>58.00%</text:p>
          </table:table-cell>
          <table:table-cell office:value-type="float" office:value="0.44786">
            <text:p>0.44786</text:p>
          </table:table-cell>
          <table:table-cell table:style-name="Default" office:value-type="float" office:value="0.091735">
            <text:p>0.091735</text:p>
          </table:table-cell>
          <table:table-cell table:style-name="Default" office:value-type="float" office:value="0.143844">
            <text:p>0.143844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number-columns-repeated="22"/>
          <table:table-cell table:style-name="Default"/>
          <table:table-cell table:number-columns-repeated="13"/>
          <table:table-cell table:style-name="Default"/>
          <table:table-cell table:number-columns-repeated="987"/>
        </table:table-row>
        <table:table-row table:style-name="ro2">
          <table:table-cell office:value-type="string">
            <text:p>alpha</text:p>
          </table:table-cell>
          <table:table-cell office:value-type="string">
            <text:p>g-2_error_vs_alpha_Cu</text:p>
          </table:table-cell>
          <table:table-cell table:number-columns-repeated="20"/>
          <table:table-cell table:style-name="Default"/>
          <table:table-cell table:number-columns-repeated="13"/>
          <table:table-cell table:style-name="Default"/>
          <table:table-cell table:number-columns-repeated="987"/>
        </table:table-row>
        <table:table-row table:style-name="ro2">
          <table:table-cell office:value-type="float" office:value="0.005">
            <text:p>0.005</text:p>
          </table:table-cell>
          <table:table-cell table:style-name="ce6" office:value-type="float" office:value="0.0529871">
            <text:p>5.30E-002</text:p>
          </table:table-cell>
          <table:table-cell table:number-columns-repeated="20"/>
          <table:table-cell table:style-name="Default"/>
          <table:table-cell table:number-columns-repeated="1001"/>
        </table:table-row>
        <table:table-row table:style-name="ro2">
          <table:table-cell table:style-name="ce7" office:value-type="float" office:value="0.01">
            <text:p>0.01</text:p>
          </table:table-cell>
          <table:table-cell table:style-name="ce6" office:value-type="float" office:value="0.0536486">
            <text:p>5.36E-002</text:p>
          </table:table-cell>
          <table:table-cell table:number-columns-repeated="20"/>
          <table:table-cell table:style-name="Default"/>
          <table:table-cell table:number-columns-repeated="1001"/>
        </table:table-row>
        <table:table-row table:style-name="ro2">
          <table:table-cell table:style-name="ce7" office:value-type="float" office:value="0.02">
            <text:p>0.02</text:p>
          </table:table-cell>
          <table:table-cell table:style-name="ce6" office:value-type="float" office:value="0.0522582">
            <text:p>5.23E-002</text:p>
          </table:table-cell>
          <table:table-cell table:number-columns-repeated="20"/>
          <table:table-cell table:style-name="Default"/>
          <table:table-cell table:number-columns-repeated="1001"/>
        </table:table-row>
        <table:table-row table:style-name="ro2">
          <table:table-cell office:value-type="float" office:value="0.03">
            <text:p>0.03</text:p>
          </table:table-cell>
          <table:table-cell table:style-name="ce6" office:value-type="float" office:value="0.0554087">
            <text:p>5.54E-002</text:p>
          </table:table-cell>
          <table:table-cell table:number-columns-repeated="20"/>
          <table:table-cell table:style-name="Default"/>
          <table:table-cell table:number-columns-repeated="1001"/>
        </table:table-row>
        <table:table-row table:style-name="ro2">
          <table:table-cell office:value-type="float" office:value="0.04">
            <text:p>0.04</text:p>
          </table:table-cell>
          <table:table-cell table:style-name="ce6" office:value-type="float" office:value="0.0359677">
            <text:p>3.60E-002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2">
          <table:table-cell office:value-type="float" office:value="0.05">
            <text:p>0.05</text:p>
          </table:table-cell>
          <table:table-cell table:style-name="ce6" office:value-type="float" office:value="0.0283911">
            <text:p>2.84E-002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7" office:value-type="float" office:value="0.1">
            <text:p>0.1</text:p>
          </table:table-cell>
          <table:table-cell table:style-name="ce6" office:value-type="float" office:value="0.0134576">
            <text:p>1.35E-002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2">
          <table:table-cell office:value-type="float" office:value="0.2">
            <text:p>0.2</text:p>
          </table:table-cell>
          <table:table-cell table:style-name="ce6" office:value-type="float" office:value="0.00624987">
            <text:p>6.25E-003</text:p>
          </table:table-cell>
          <table:table-cell table:number-columns-repeated="20"/>
          <table:table-cell table:style-name="Default" table:number-columns-repeated="2"/>
          <table:table-cell table:number-columns-repeated="13"/>
          <table:table-cell table:style-name="Default"/>
          <table:table-cell table:number-columns-repeated="986"/>
        </table:table-row>
        <table:table-row table:style-name="ro2">
          <table:table-cell table:number-columns-repeated="22"/>
          <table:table-cell table:style-name="Default" table:number-columns-repeated="2"/>
          <table:table-cell table:number-columns-repeated="13"/>
          <table:table-cell table:style-name="Default"/>
          <table:table-cell table:number-columns-repeated="986"/>
        </table:table-row>
        <table:table-row table:style-name="ro2">
          <table:table-cell office:value-type="string">
            <text:p>thickness</text:p>
          </table:table-cell>
          <table:table-cell office:value-type="string">
            <text:p>err_vs_t_Cu</text:p>
          </table:table-cell>
          <table:table-cell office:value-type="string">
            <text:p>err_vs_t_Pb</text:p>
          </table:table-cell>
          <table:table-cell office:value-type="string">
            <text:p>err_vs_t_Al</text:p>
          </table:table-cell>
          <table:table-cell table:number-columns-repeated="18"/>
          <table:table-cell table:style-name="Default" table:number-columns-repeated="2"/>
          <table:table-cell table:number-columns-repeated="13"/>
          <table:table-cell table:style-name="Default"/>
          <table:table-cell table:number-columns-repeated="986"/>
        </table:table-row>
        <table:table-row table:style-name="ro2">
          <table:table-cell table:style-name="ce7" office:value-type="float" office:value="0.5">
            <text:p>0.5</text:p>
          </table:table-cell>
          <table:table-cell office:value-type="float" office:value="0.0398204">
            <text:p>0.0398204</text:p>
          </table:table-cell>
          <table:table-cell office:value-type="float" office:value="0.0527591">
            <text:p>0.0527591</text:p>
          </table:table-cell>
          <table:table-cell table:number-columns-repeated="19"/>
          <table:table-cell table:style-name="Default" table:number-columns-repeated="2"/>
          <table:table-cell table:number-columns-repeated="13"/>
          <table:table-cell table:style-name="Default"/>
          <table:table-cell table:number-columns-repeated="98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648204">
            <text:p>0.0648204</text:p>
          </table:table-cell>
          <table:table-cell office:value-type="float" office:value="0.0448691">
            <text:p>0.0448691</text:p>
          </table:table-cell>
          <table:table-cell table:number-columns-repeated="19"/>
          <table:table-cell table:style-name="ce11" office:value-type="string" table:number-columns-spanned="3" table:number-rows-spanned="1">
            <text:p>g-2_error_vs_ns</text:p>
          </table:table-cell>
          <table:covered-table-cell table:style-name="Default"/>
          <table:covered-table-cell/>
          <table:table-cell table:number-columns-repeated="12"/>
          <table:table-cell table:style-name="Default"/>
          <table:table-cell table:number-columns-repeated="986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0258636">
            <text:p>0.0258636</text:p>
          </table:table-cell>
          <table:table-cell office:value-type="float" office:value="0.0222553">
            <text:p>0.0222553</text:p>
          </table:table-cell>
          <table:table-cell table:number-columns-repeated="18"/>
          <table:table-cell office:value-type="string">
            <text:p>ns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2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316292">
            <text:p>0.0316292</text:p>
          </table:table-cell>
          <table:table-cell office:value-type="float" office:value="0.0239581">
            <text:p>0.0239581</text:p>
          </table:table-cell>
          <table:table-cell table:number-columns-repeated="18"/>
          <table:table-cell office:value-type="float" office:value="5000">
            <text:p>5000</text:p>
          </table:table-cell>
          <table:table-cell office:value-type="float" office:value="0.121465">
            <text:p>0.121465</text:p>
          </table:table-cell>
          <table:table-cell office:value-type="float" office:value="0.104768">
            <text:p>0.104768</text:p>
          </table:table-cell>
          <table:table-cell office:value-type="float" office:value="0.106722">
            <text:p>0.106722</text:p>
          </table:table-cell>
          <table:table-cell table:style-name="Default"/>
          <table:table-cell table:number-columns-repeated="12"/>
          <table:table-cell table:style-name="Default"/>
          <table:table-cell table:number-columns-repeated="985"/>
        </table:table-row>
        <table:table-row table:style-name="ro2">
          <table:table-cell table:style-name="ce7" office:value-type="float" office:value="2.5">
            <text:p>2.5</text:p>
          </table:table-cell>
          <table:table-cell office:value-type="float" office:value="0.0283911">
            <text:p>0.0283911</text:p>
          </table:table-cell>
          <table:table-cell office:value-type="float" office:value="0.0288071">
            <text:p>0.0288071</text:p>
          </table:table-cell>
          <table:table-cell table:number-columns-repeated="18"/>
          <table:table-cell office:value-type="float" office:value="20000">
            <text:p>20000</text:p>
          </table:table-cell>
          <table:table-cell office:value-type="float" office:value="0.0578328">
            <text:p>0.0578328</text:p>
          </table:table-cell>
          <table:table-cell office:value-type="float" office:value="0.125225">
            <text:p>0.125225</text:p>
          </table:table-cell>
          <table:table-cell office:value-type="float" office:value="0.185348">
            <text:p>0.185348</text:p>
          </table:table-cell>
          <table:table-cell table:style-name="Default"/>
          <table:table-cell table:number-columns-repeated="12"/>
          <table:table-cell table:style-name="Default"/>
          <table:table-cell table:number-columns-repeated="985"/>
        </table:table-row>
        <table:table-row table:style-name="ro2">
          <table:table-cell table:style-name="ce7" office:value-type="float" office:value="3">
            <text:p>3</text:p>
          </table:table-cell>
          <table:table-cell office:value-type="float" office:value="0.0254279">
            <text:p>0.0254279</text:p>
          </table:table-cell>
          <table:table-cell office:value-type="float" office:value="0.0238657">
            <text:p>0.0238657</text:p>
          </table:table-cell>
          <table:table-cell table:number-columns-repeated="18"/>
          <table:table-cell office:value-type="float" office:value="50000">
            <text:p>50000</text:p>
          </table:table-cell>
          <table:table-cell office:value-type="float" office:value="0.0915426">
            <text:p>0.0915426</text:p>
          </table:table-cell>
          <table:table-cell office:value-type="float" office:value="0.0936023">
            <text:p>0.0936023</text:p>
          </table:table-cell>
          <table:table-cell office:value-type="float" office:value="0.0810157">
            <text:p>0.0810157</text:p>
          </table:table-cell>
          <table:table-cell table:style-name="Default"/>
          <table:table-cell table:number-columns-repeated="12"/>
          <table:table-cell table:style-name="Default"/>
          <table:table-cell table:number-columns-repeated="98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247224">
            <text:p>0.0247224</text:p>
          </table:table-cell>
          <table:table-cell office:value-type="float" office:value="0.0231587">
            <text:p>0.0231587</text:p>
          </table:table-cell>
          <table:table-cell table:number-columns-repeated="18"/>
          <table:table-cell office:value-type="float" office:value="200000">
            <text:p>200000</text:p>
          </table:table-cell>
          <table:table-cell office:value-type="float" office:value="0.196507">
            <text:p>0.196507</text:p>
          </table:table-cell>
          <table:table-cell office:value-type="float" office:value="0.0204683">
            <text:p>0.0204683</text:p>
          </table:table-cell>
          <table:table-cell office:value-type="float" office:value="0.00298484">
            <text:p>0.00298484</text:p>
          </table:table-cell>
          <table:table-cell table:style-name="Default"/>
          <table:table-cell table:number-columns-repeated="12"/>
          <table:table-cell table:style-name="Default"/>
          <table:table-cell table:number-columns-repeated="98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240706">
            <text:p>0.0240706</text:p>
          </table:table-cell>
          <table:table-cell office:value-type="float" office:value="0.0233943">
            <text:p>0.0233943</text:p>
          </table:table-cell>
          <table:table-cell table:number-columns-repeated="18"/>
          <table:table-cell office:value-type="float" office:value="500000">
            <text:p>500000</text:p>
          </table:table-cell>
          <table:table-cell office:value-type="float" office:value="0.00970959">
            <text:p>0.00970959</text:p>
          </table:table-cell>
          <table:table-cell office:value-type="float" office:value="0.00756175">
            <text:p>0.00756175</text:p>
          </table:table-cell>
          <table:table-cell office:value-type="float" office:value="0.0255566">
            <text:p>0.0255566</text:p>
          </table:table-cell>
          <table:table-cell table:style-name="Default"/>
          <table:table-cell table:number-columns-repeated="12"/>
          <table:table-cell table:style-name="Default"/>
          <table:table-cell table:number-columns-repeated="98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245355">
            <text:p>0.0245355</text:p>
          </table:table-cell>
          <table:table-cell office:value-type="float" office:value="0.0231153">
            <text:p>0.0231153</text:p>
          </table:table-cell>
          <table:table-cell table:number-columns-repeated="18"/>
          <table:table-cell office:value-type="float" office:value="1000000">
            <text:p>1000000</text:p>
          </table:table-cell>
          <table:table-cell office:value-type="float" office:value="0.00464522">
            <text:p>0.00464522</text:p>
          </table:table-cell>
          <table:table-cell office:value-type="float" office:value="0.00517195">
            <text:p>0.00517195</text:p>
          </table:table-cell>
          <table:table-cell office:value-type="float" office:value="0.0121969">
            <text:p>0.0121969</text:p>
          </table:table-cell>
          <table:table-cell table:style-name="Default"/>
          <table:table-cell table:number-columns-repeated="99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247265">
            <text:p>0.0247265</text:p>
          </table:table-cell>
          <table:table-cell office:value-type="float" office:value="0.0237693">
            <text:p>0.0237693</text:p>
          </table:table-cell>
          <table:table-cell table:number-columns-repeated="1021"/>
        </table:table-row>
        <table:table-row table:style-name="ro2">
          <table:table-cell table:number-columns-repeated="22"/>
          <table:table-cell table:style-name="Default"/>
          <table:table-cell table:number-columns-repeated="1001"/>
        </table:table-row>
        <table:table-row table:style-name="ro2">
          <table:table-cell office:value-type="string">
            <text:p>thickness</text:p>
          </table:table-cell>
          <table:table-cell office:value-type="string">
            <text:p>eff_vs_t_Cu</text:p>
          </table:table-cell>
          <table:table-cell office:value-type="string">
            <text:p>eff_vs_t_Pb</text:p>
          </table:table-cell>
          <table:table-cell office:value-type="string">
            <text:p>eff_vs_t_Al</text:p>
          </table:table-cell>
          <table:table-cell table:number-columns-repeated="18"/>
          <table:table-cell table:style-name="Default"/>
          <table:table-cell table:number-columns-repeated="1001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000462462">
            <text:p>0.000462462</text:p>
          </table:table-cell>
          <table:table-cell office:value-type="float" office:value="0.000470061">
            <text:p>0.000470061</text:p>
          </table:table-cell>
          <table:table-cell table:number-columns-repeated="19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0842843">
            <text:p>0.000842843</text:p>
          </table:table-cell>
          <table:table-cell office:value-type="float" office:value="0.000854345">
            <text:p>0.000854345</text:p>
          </table:table-cell>
          <table:table-cell table:number-columns-repeated="19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0011401">
            <text:p>0.0011401</text:p>
          </table:table-cell>
          <table:table-cell office:value-type="float" office:value="0.00114809">
            <text:p>0.00114809</text:p>
          </table:table-cell>
          <table:table-cell table:number-columns-repeated="19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0134586">
            <text:p>0.00134586</text:p>
          </table:table-cell>
          <table:table-cell office:value-type="float" office:value="0.001353">
            <text:p>0.001353</text:p>
          </table:table-cell>
          <table:table-cell table:number-columns-repeated="19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0.00148209">
            <text:p>0.00148209</text:p>
          </table:table-cell>
          <table:table-cell office:value-type="float" office:value="0.00148747">
            <text:p>0.00148747</text:p>
          </table:table-cell>
          <table:table-cell table:number-columns-repeated="19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0155961">
            <text:p>0.00155961</text:p>
          </table:table-cell>
          <table:table-cell office:value-type="float" office:value="0.00156186">
            <text:p>0.00156186</text:p>
          </table:table-cell>
          <table:table-cell table:number-columns-repeated="19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0161145">
            <text:p>0.00161145</text:p>
          </table:table-cell>
          <table:table-cell office:value-type="float" office:value="0.00160616">
            <text:p>0.00160616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159912">
            <text:p>0.00159912</text:p>
          </table:table-cell>
          <table:table-cell office:value-type="float" office:value="0.00159306">
            <text:p>0.00159306</text:p>
          </table:table-cell>
          <table:table-cell table:number-columns-repeated="102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161563">
            <text:p>0.00161563</text:p>
          </table:table-cell>
          <table:table-cell office:value-type="float" office:value="0.00160966">
            <text:p>0.00160966</text:p>
          </table:table-cell>
          <table:table-cell table:number-columns-repeated="35"/>
          <table:table-cell table:style-name="Default"/>
          <table:table-cell table:number-columns-repeated="98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16169">
            <text:p>0.0016169</text:p>
          </table:table-cell>
          <table:table-cell office:value-type="float" office:value="0.00161368">
            <text:p>0.00161368</text:p>
          </table:table-cell>
          <table:table-cell table:number-columns-repeated="19"/>
          <table:table-cell table:style-name="ce11" office:value-type="string" table:number-columns-spanned="3" table:number-rows-spanned="1">
            <text:p>g-2_error_vs_alpha</text:p>
          </table:table-cell>
          <table:covered-table-cell table:number-columns-repeated="2"/>
          <table:table-cell table:number-columns-repeated="13"/>
          <table:table-cell table:style-name="Default"/>
          <table:table-cell table:number-columns-repeated="985"/>
        </table:table-row>
        <table:table-row table:style-name="ro2">
          <table:table-cell table:number-columns-repeated="21"/>
          <table:table-cell office:value-type="string">
            <text:p>alpha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3"/>
          <table:table-cell table:style-name="Default"/>
          <table:table-cell table:number-columns-repeated="985"/>
        </table:table-row>
        <table:table-row table:style-name="ro2">
          <table:table-cell office:value-type="string">
            <text:p>Bsigma</text:p>
          </table:table-cell>
          <table:table-cell office:value-type="string">
            <text:p>g-2_error_vs_Bsigma_Cu</text:p>
          </table:table-cell>
          <table:table-cell office:value-type="string">
            <text:p>g-2_error_vs_Bsigma_Pb</text:p>
          </table:table-cell>
          <table:table-cell office:value-type="string">
            <text:p>g-2_error_vs_Bsigma_Al</text:p>
          </table:table-cell>
          <table:table-cell table:number-columns-repeated="17"/>
          <table:table-cell office:value-type="float" office:value="0.005">
            <text:p>0.005</text:p>
          </table:table-cell>
          <table:table-cell office:value-type="float" office:value="0.108885">
            <text:p>0.108885</text:p>
          </table:table-cell>
          <table:table-cell/>
          <table:table-cell office:value-type="float" office:value="0.0341287">
            <text:p>0.0341287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83911">
            <text:p>0.0283911</text:p>
          </table:table-cell>
          <table:table-cell office:value-type="float" office:value="0.0296918">
            <text:p>0.0296918</text:p>
          </table:table-cell>
          <table:table-cell table:number-columns-repeated="18"/>
          <table:table-cell table:style-name="ce7" office:value-type="float" office:value="0.01">
            <text:p>0.01</text:p>
          </table:table-cell>
          <table:table-cell office:value-type="float" office:value="0.105462">
            <text:p>0.105462</text:p>
          </table:table-cell>
          <table:table-cell office:value-type="float" office:value="0.0903527">
            <text:p>0.0903527</text:p>
          </table:table-cell>
          <table:table-cell office:value-type="float" office:value="0.0321871">
            <text:p>0.0321871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.028941">
            <text:p>0.028941</text:p>
          </table:table-cell>
          <table:table-cell office:value-type="float" office:value="0.0357407">
            <text:p>0.0357407</text:p>
          </table:table-cell>
          <table:table-cell table:number-columns-repeated="18"/>
          <table:table-cell table:style-name="ce7" office:value-type="float" office:value="0.02">
            <text:p>0.02</text:p>
          </table:table-cell>
          <table:table-cell office:value-type="float" office:value="0.0842642">
            <text:p>0.0842642</text:p>
          </table:table-cell>
          <table:table-cell table:style-name="Default" office:value-type="float" office:value="0.0950537">
            <text:p>0.0950537</text:p>
          </table:table-cell>
          <table:table-cell office:value-type="float" office:value="0.0320847">
            <text:p>0.0320847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.0396518">
            <text:p>0.0396518</text:p>
          </table:table-cell>
          <table:table-cell office:value-type="float" office:value="0.0657542">
            <text:p>0.0657542</text:p>
          </table:table-cell>
          <table:table-cell table:number-columns-repeated="18"/>
          <table:table-cell office:value-type="float" office:value="0.03">
            <text:p>0.03</text:p>
          </table:table-cell>
          <table:table-cell office:value-type="float" office:value="0.093244">
            <text:p>0.093244</text:p>
          </table:table-cell>
          <table:table-cell table:style-name="Default" office:value-type="float" office:value="0.0976264">
            <text:p>0.0976264</text:p>
          </table:table-cell>
          <table:table-cell office:value-type="float" office:value="0.199077">
            <text:p>0.199077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.0613844">
            <text:p>0.0613844</text:p>
          </table:table-cell>
          <table:table-cell office:value-type="float" office:value="0.0504098">
            <text:p>0.0504098</text:p>
          </table:table-cell>
          <table:table-cell table:number-columns-repeated="18"/>
          <table:table-cell office:value-type="float" office:value="0.04">
            <text:p>0.04</text:p>
          </table:table-cell>
          <table:table-cell office:value-type="float" office:value="0.0791432">
            <text:p>0.0791432</text:p>
          </table:table-cell>
          <table:table-cell table:style-name="Default"/>
          <table:table-cell office:value-type="float" office:value="0.212692">
            <text:p>0.212692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>
          <table:table-cell office:value-type="float" office:value="0.035">
            <text:p>0.035</text:p>
          </table:table-cell>
          <table:table-cell office:value-type="float" office:value="0.0779231">
            <text:p>0.0779231</text:p>
          </table:table-cell>
          <table:table-cell office:value-type="float" office:value="0.0422784">
            <text:p>0.0422784</text:p>
          </table:table-cell>
          <table:table-cell table:number-columns-repeated="18"/>
          <table:table-cell office:value-type="float" office:value="0.05">
            <text:p>0.05</text:p>
          </table:table-cell>
          <table:table-cell office:value-type="float" office:value="0.0740338">
            <text:p>0.0740338</text:p>
          </table:table-cell>
          <table:table-cell table:style-name="Default" office:value-type="float" office:value="0.111548">
            <text:p>0.111548</text:p>
          </table:table-cell>
          <table:table-cell table:number-columns-repeated="12"/>
          <table:table-cell table:style-name="Default"/>
          <table:table-cell table:number-columns-repeated="987"/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0.137669">
            <text:p>0.137669</text:p>
          </table:table-cell>
          <table:table-cell office:value-type="float" office:value="0.0406969">
            <text:p>0.0406969</text:p>
          </table:table-cell>
          <table:table-cell table:number-columns-repeated="18"/>
          <table:table-cell table:style-name="ce7" office:value-type="float" office:value="0.1">
            <text:p>0.1</text:p>
          </table:table-cell>
          <table:table-cell office:value-type="float" office:value="0.0718983">
            <text:p>0.0718983</text:p>
          </table:table-cell>
          <table:table-cell table:style-name="Default"/>
          <table:table-cell office:value-type="float" office:value="0.0444771">
            <text:p>0.0444771</text:p>
          </table:table-cell>
          <table:table-cell table:number-columns-repeated="11"/>
          <table:table-cell table:style-name="Default"/>
          <table:table-cell table:number-columns-repeated="987"/>
        </table:table-row>
        <table:table-row table:style-name="ro2">
          <table:table-cell office:value-type="float" office:value="0.045">
            <text:p>0.045</text:p>
          </table:table-cell>
          <table:table-cell office:value-type="float" office:value="0.0805327">
            <text:p>0.0805327</text:p>
          </table:table-cell>
          <table:table-cell office:value-type="float" office:value="0.0409736">
            <text:p>0.0409736</text:p>
          </table:table-cell>
          <table:table-cell table:number-columns-repeated="18"/>
          <table:table-cell office:value-type="float" office:value="0.2">
            <text:p>0.2</text:p>
          </table:table-cell>
          <table:table-cell office:value-type="float" office:value="0.0606989">
            <text:p>0.0606989</text:p>
          </table:table-cell>
          <table:table-cell table:style-name="Default" office:value-type="float" office:value="0.149208">
            <text:p>0.149208</text:p>
          </table:table-cell>
          <table:table-cell office:value-type="float" office:value="0.0786306">
            <text:p>0.0786306</text:p>
          </table:table-cell>
          <table:table-cell table:number-columns-repeated="11"/>
          <table:table-cell table:style-name="Default"/>
          <table:table-cell table:number-columns-repeated="987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0696016">
            <text:p>0.0696016</text:p>
          </table:table-cell>
          <table:table-cell office:value-type="float" office:value="0.0410055">
            <text:p>0.0410055</text:p>
          </table:table-cell>
          <table:table-cell table:number-columns-repeated="33"/>
          <table:table-cell table:style-name="Default"/>
          <table:table-cell table:number-columns-repeated="987"/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0.239667">
            <text:p>0.239667</text:p>
          </table:table-cell>
          <table:table-cell office:value-type="float" office:value="0.206412">
            <text:p>0.206412</text:p>
          </table:table-cell>
          <table:table-cell table:number-columns-repeated="33"/>
          <table:table-cell table:style-name="Default"/>
          <table:table-cell table:number-columns-repeated="987"/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0.0678776">
            <text:p>0.0678776</text:p>
          </table:table-cell>
          <table:table-cell office:value-type="float" office:value="0.138375">
            <text:p>0.138375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>
            <text:p>thickness</text:p>
          </table:table-cell>
          <table:table-cell office:value-type="string">
            <text:p>err_vs_t_Pb</text:p>
          </table:table-cell>
          <table:table-cell table:number-columns-repeated="18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0.5">
            <text:p>0.5</text:p>
          </table:table-cell>
          <table:table-cell office:value-type="float" office:value="0.0527591">
            <text:p>0.0527591</text:p>
          </table:table-cell>
          <table:table-cell table:number-columns-repeated="18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448691">
            <text:p>0.0448691</text:p>
          </table:table-cell>
          <table:table-cell table:number-columns-repeated="18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1.5">
            <text:p>1.5</text:p>
          </table:table-cell>
          <table:table-cell office:value-type="float" office:value="0.0222553">
            <text:p>0.0222553</text:p>
          </table:table-cell>
          <table:table-cell table:number-columns-repeated="18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0239581">
            <text:p>0.0239581</text:p>
          </table:table-cell>
          <table:table-cell table:number-columns-repeated="18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2.5">
            <text:p>2.5</text:p>
          </table:table-cell>
          <table:table-cell office:value-type="float" office:value="0.0288071">
            <text:p>0.0288071</text:p>
          </table:table-cell>
          <table:table-cell table:number-columns-repeated="18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0.0238657">
            <text:p>0.0238657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0.0231587">
            <text:p>0.0231587</text:p>
          </table:table-cell>
          <table:table-cell table:number-columns-repeated="19"/>
          <table:table-cell table:style-name="ce11" office:value-type="string" table:number-columns-spanned="3" table:number-rows-spanned="1">
            <text:p>err_vs_t</text:p>
          </table:table-cell>
          <table:covered-table-cell table:style-name="Default"/>
          <table:covered-table-cell/>
          <table:table-cell table:number-columns-repeated="11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.0233943">
            <text:p>0.0233943</text:p>
          </table:table-cell>
          <table:table-cell table:number-columns-repeated="18"/>
          <table:table-cell office:value-type="string">
            <text:p>thickness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1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0231153">
            <text:p>0.0231153</text:p>
          </table:table-cell>
          <table:table-cell table:number-columns-repeated="18"/>
          <table:table-cell table:style-name="ce7" office:value-type="float" office:value="0.5">
            <text:p>0.5</text:p>
          </table:table-cell>
          <table:table-cell office:value-type="float" office:value="0.0525308">
            <text:p>0.0525308</text:p>
          </table:table-cell>
          <table:table-cell table:style-name="Default" office:value-type="float" office:value="0.0646458">
            <text:p>0.0646458</text:p>
          </table:table-cell>
          <table:table-cell table:style-name="Default" office:value-type="float" office:value="0.296638">
            <text:p>0.296638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0.0237693">
            <text:p>0.0237693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0.0599612">
            <text:p>0.0599612</text:p>
          </table:table-cell>
          <table:table-cell table:style-name="Default" office:value-type="float" office:value="0.122817">
            <text:p>0.122817</text:p>
          </table:table-cell>
          <table:table-cell table:style-name="Default" office:value-type="float" office:value="0.240179">
            <text:p>0.240179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 table:number-columns-repeated="21"/>
          <table:table-cell office:value-type="float" office:value="1.5">
            <text:p>1.5</text:p>
          </table:table-cell>
          <table:table-cell office:value-type="float" office:value="0.0645518">
            <text:p>0.0645518</text:p>
          </table:table-cell>
          <table:table-cell table:style-name="Default" office:value-type="float" office:value="0.356455">
            <text:p>0.356455</text:p>
          </table:table-cell>
          <table:table-cell table:style-name="Default" office:value-type="float" office:value="0.0736447">
            <text:p>0.0736447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string">
            <text:p>thickness</text:p>
          </table:table-cell>
          <table:table-cell office:value-type="string">
            <text:p>eff_vs_t_Pb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0.0595714">
            <text:p>0.0595714</text:p>
          </table:table-cell>
          <table:table-cell table:style-name="Default" office:value-type="float" office:value="0.130861">
            <text:p>0.130861</text:p>
          </table:table-cell>
          <table:table-cell table:style-name="Default" office:value-type="float" office:value="0.106735">
            <text:p>0.106735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0.5">
            <text:p>0.5</text:p>
          </table:table-cell>
          <table:table-cell office:value-type="float" office:value="0.000470061">
            <text:p>0.000470061</text:p>
          </table:table-cell>
          <table:table-cell table:number-columns-repeated="18"/>
          <table:table-cell table:style-name="ce7" office:value-type="float" office:value="2.5">
            <text:p>2.5</text:p>
          </table:table-cell>
          <table:table-cell office:value-type="float" office:value="0.0740338">
            <text:p>0.0740338</text:p>
          </table:table-cell>
          <table:table-cell table:style-name="Default" office:value-type="float" office:value="0.105475">
            <text:p>0.105475</text:p>
          </table:table-cell>
          <table:table-cell table:style-name="Default" office:value-type="float" office:value="0.109286">
            <text:p>0.109286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00854345">
            <text:p>0.000854345</text:p>
          </table:table-cell>
          <table:table-cell table:number-columns-repeated="18"/>
          <table:table-cell table:style-name="ce7" office:value-type="float" office:value="3">
            <text:p>3</text:p>
          </table:table-cell>
          <table:table-cell office:value-type="float" office:value="0.0878502">
            <text:p>0.0878502</text:p>
          </table:table-cell>
          <table:table-cell table:style-name="Default" office:value-type="float" office:value="0.100266">
            <text:p>0.100266</text:p>
          </table:table-cell>
          <table:table-cell table:style-name="Default" office:value-type="float" office:value="0.113687">
            <text:p>0.113687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1.5">
            <text:p>1.5</text:p>
          </table:table-cell>
          <table:table-cell office:value-type="float" office:value="0.00114809">
            <text:p>0.00114809</text:p>
          </table:table-cell>
          <table:table-cell table:number-columns-repeated="18"/>
          <table:table-cell office:value-type="float" office:value="5">
            <text:p>5</text:p>
          </table:table-cell>
          <table:table-cell/>
          <table:table-cell table:style-name="Default" office:value-type="float" office:value="0.0966688">
            <text:p>0.0966688</text:p>
          </table:table-cell>
          <table:table-cell table:style-name="Default" office:value-type="float" office:value="0.0576888">
            <text:p>0.0576888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001353">
            <text:p>0.001353</text:p>
          </table:table-cell>
          <table:table-cell table:number-columns-repeated="18"/>
          <table:table-cell office:value-type="float" office:value="10">
            <text:p>10</text:p>
          </table:table-cell>
          <table:table-cell office:value-type="float" office:value="0.337714">
            <text:p>0.337714</text:p>
          </table:table-cell>
          <table:table-cell table:style-name="Default" office:value-type="float" office:value="0.3133">
            <text:p>0.3133</text:p>
          </table:table-cell>
          <table:table-cell table:style-name="Default" office:value-type="float" office:value="0.108767">
            <text:p>0.108767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2.5">
            <text:p>2.5</text:p>
          </table:table-cell>
          <table:table-cell office:value-type="float" office:value="0.00148747">
            <text:p>0.00148747</text:p>
          </table:table-cell>
          <table:table-cell table:number-columns-repeated="18"/>
          <table:table-cell office:value-type="float" office:value="20">
            <text:p>20</text:p>
          </table:table-cell>
          <table:table-cell office:value-type="float" office:value="0.226299">
            <text:p>0.226299</text:p>
          </table:table-cell>
          <table:table-cell table:style-name="Default" office:value-type="float" office:value="0.16705">
            <text:p>0.16705</text:p>
          </table:table-cell>
          <table:table-cell table:style-name="Default" office:value-type="float" office:value="0.00053273">
            <text:p>0.00053273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0.00156186">
            <text:p>0.00156186</text:p>
          </table:table-cell>
          <table:table-cell table:number-columns-repeated="18"/>
          <table:table-cell office:value-type="float" office:value="40">
            <text:p>40</text:p>
          </table:table-cell>
          <table:table-cell/>
          <table:table-cell table:style-name="Default"/>
          <table:table-cell office:value-type="float" office:value="0.157658">
            <text:p>0.157658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0.00160616">
            <text:p>0.00160616</text:p>
          </table:table-cell>
          <table:table-cell table:number-columns-repeated="33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.00159306">
            <text:p>0.00159306</text:p>
          </table:table-cell>
          <table:table-cell table:number-columns-repeated="14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00160966">
            <text:p>0.00160966</text:p>
          </table:table-cell>
          <table:table-cell table:number-columns-repeated="14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0.00161368">
            <text:p>0.00161368</text:p>
          </table:table-cell>
          <table:table-cell table:number-columns-repeated="14"/>
          <table:table-cell table:style-name="Default"/>
          <table:table-cell table:number-columns-repeated="1006"/>
        </table:table-row>
        <table:table-row table:style-name="ro2">
          <table:table-cell table:number-columns-repeated="17"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office:value-type="string">
            <text:p>g-2_error_vs_Bsigma_Cu</text:p>
          </table:table-cell>
          <table:table-cell table:number-columns-repeated="14"/>
          <table:table-cell table:style-name="Default"/>
          <table:table-cell table:number-columns-repeated="17"/>
          <table:table-cell table:style-name="Default" table:number-columns-repeated="4"/>
          <table:table-cell table:number-columns-repeated="985"/>
        </table:table-row>
        <table:table-row table:style-name="ro2">
          <table:table-cell/>
          <table:table-cell office:value-type="string">
            <text:p>Bsigma</text:p>
          </table:table-cell>
          <table:table-cell office:value-type="string">
            <text:p>Data1</text:p>
          </table:table-cell>
          <table:table-cell table:number-columns-repeated="14"/>
          <table:table-cell table:style-name="Default"/>
          <table:table-cell table:number-columns-repeated="17"/>
          <table:table-cell table:style-name="Default"/>
          <table:table-cell table:style-name="ce15" office:value-type="string" table:number-columns-spanned="3" table:number-rows-spanned="1">
            <text:p>g-2_error_vs_Bsigma</text:p>
          </table:table-cell>
          <table:covered-table-cell table:number-columns-repeated="2" table:style-name="Default"/>
          <table:table-cell table:number-columns-repeated="985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0296918">
            <text:p>0.0296918</text:p>
          </table:table-cell>
          <table:table-cell/>
          <table:table-cell table:style-name="Default"/>
          <table:table-cell table:number-columns-repeated="11"/>
          <table:table-cell table:style-name="Default" table:number-columns-repeated="6"/>
          <table:table-cell table:style-name="ce11" office:value-type="string" table:number-columns-spanned="3" table:number-rows-spanned="1">
            <text:p>eff_vs_t</text:p>
          </table:table-cell>
          <table:covered-table-cell table:number-columns-repeated="2" table:style-name="Default"/>
          <table:table-cell table:style-name="Default"/>
          <table:table-cell table:number-columns-repeated="9"/>
          <table:table-cell table:style-name="Default" office:value-type="string">
            <text:p>Bsigma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Pb</text:p>
          </table:table-cell>
          <table:table-cell table:style-name="Default" office:value-type="string">
            <text:p>Al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.0357407">
            <text:p>0.0357407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string">
            <text:p>thickness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0"/>
          <table:table-cell table:style-name="Default" office:value-type="float" office:value="0">
            <text:p>0</text:p>
          </table:table-cell>
          <table:table-cell table:style-name="Default" office:value-type="float" office:value="0.0740338">
            <text:p>0.0740338</text:p>
          </table:table-cell>
          <table:table-cell office:value-type="float" office:value="0.111548">
            <text:p>0.11154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.0657542">
            <text:p>0.0657542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0.5">
            <text:p>0.5</text:p>
          </table:table-cell>
          <table:table-cell office:value-type="float" office:value="0.00152772">
            <text:p>0.00152772</text:p>
          </table:table-cell>
          <table:table-cell table:style-name="Default" office:value-type="float" office:value="0.00154912">
            <text:p>0.00154912</text:p>
          </table:table-cell>
          <table:table-cell table:style-name="Default" office:value-type="float" office:value="0.000827141">
            <text:p>0.000827141</text:p>
          </table:table-cell>
          <table:table-cell table:style-name="Default"/>
          <table:table-cell table:number-columns-repeated="9"/>
          <table:table-cell table:style-name="Default" office:value-type="float" office:value="0.01">
            <text:p>0.01</text:p>
          </table:table-cell>
          <table:table-cell table:style-name="Default"/>
          <table:table-cell office:value-type="float" office:value="0.0891719">
            <text:p>0.0891719</text:p>
          </table:table-cell>
          <table:table-cell office:value-type="float" office:value="0.22132">
            <text:p>0.22132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.0504098">
            <text:p>0.0504098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1">
            <text:p>1</text:p>
          </table:table-cell>
          <table:table-cell office:value-type="float" office:value="0.0014018">
            <text:p>0.0014018</text:p>
          </table:table-cell>
          <table:table-cell table:style-name="Default" office:value-type="float" office:value="0.00141763">
            <text:p>0.00141763</text:p>
          </table:table-cell>
          <table:table-cell table:style-name="Default" office:value-type="float" office:value="0.000798375">
            <text:p>0.000798375</text:p>
          </table:table-cell>
          <table:table-cell table:style-name="Default"/>
          <table:table-cell table:number-columns-repeated="9"/>
          <table:table-cell table:style-name="Default" office:value-type="float" office:value="0.02">
            <text:p>0.02</text:p>
          </table:table-cell>
          <table:table-cell table:style-name="Default"/>
          <table:table-cell office:value-type="float" office:value="0.0879163">
            <text:p>0.0879163</text:p>
          </table:table-cell>
          <table:table-cell office:value-type="float" office:value="0.0901952">
            <text:p>0.0901952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35">
            <text:p>0.035</text:p>
          </table:table-cell>
          <table:table-cell office:value-type="float" office:value="0.0422784">
            <text:p>0.0422784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1.5">
            <text:p>1.5</text:p>
          </table:table-cell>
          <table:table-cell office:value-type="float" office:value="0.001264">
            <text:p>0.001264</text:p>
          </table:table-cell>
          <table:table-cell table:style-name="Default" office:value-type="float" office:value="0.00127608">
            <text:p>0.00127608</text:p>
          </table:table-cell>
          <table:table-cell table:style-name="Default" office:value-type="float" office:value="0.000771744">
            <text:p>0.000771744</text:p>
          </table:table-cell>
          <table:table-cell table:style-name="Default"/>
          <table:table-cell table:number-columns-repeated="9"/>
          <table:table-cell table:style-name="Default" office:value-type="float" office:value="0.03">
            <text:p>0.03</text:p>
          </table:table-cell>
          <table:table-cell/>
          <table:table-cell office:value-type="float" office:value="0.0863431">
            <text:p>0.0863431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.0406969">
            <text:p>0.0406969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2">
            <text:p>2</text:p>
          </table:table-cell>
          <table:table-cell office:value-type="float" office:value="0.0011265">
            <text:p>0.0011265</text:p>
          </table:table-cell>
          <table:table-cell table:style-name="Default" office:value-type="float" office:value="0.00113223">
            <text:p>0.00113223</text:p>
          </table:table-cell>
          <table:table-cell table:style-name="Default" office:value-type="float" office:value="0.000746461">
            <text:p>0.000746461</text:p>
          </table:table-cell>
          <table:table-cell table:style-name="Default"/>
          <table:table-cell table:number-columns-repeated="9"/>
          <table:table-cell table:style-name="Default" office:value-type="float" office:value="0.035">
            <text:p>0.035</text:p>
          </table:table-cell>
          <table:table-cell/>
          <table:table-cell office:value-type="float" office:value="0.0868278">
            <text:p>0.086827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0.045">
            <text:p>0.045</text:p>
          </table:table-cell>
          <table:table-cell office:value-type="float" office:value="0.0409736">
            <text:p>0.0409736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2.5">
            <text:p>2.5</text:p>
          </table:table-cell>
          <table:table-cell office:value-type="float" office:value="0.00098684">
            <text:p>0.00098684</text:p>
          </table:table-cell>
          <table:table-cell table:style-name="Default" office:value-type="float" office:value="0.000990084">
            <text:p>0.000990084</text:p>
          </table:table-cell>
          <table:table-cell table:style-name="Default" office:value-type="float" office:value="0.000718144">
            <text:p>0.000718144</text:p>
          </table:table-cell>
          <table:table-cell table:style-name="Default"/>
          <table:table-cell table:number-columns-repeated="9"/>
          <table:table-cell table:style-name="Default" office:value-type="float" office:value="0.04">
            <text:p>0.04</text:p>
          </table:table-cell>
          <table:table-cell/>
          <table:table-cell office:value-type="float" office:value="0.179736">
            <text:p>0.179736</text:p>
          </table:table-cell>
          <table:table-cell office:value-type="float" office:value="0.216433">
            <text:p>0.216433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.0410055">
            <text:p>0.0410055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3">
            <text:p>3</text:p>
          </table:table-cell>
          <table:table-cell office:value-type="float" office:value="0.000864951">
            <text:p>0.000864951</text:p>
          </table:table-cell>
          <table:table-cell table:style-name="Default" office:value-type="float" office:value="0.000864695">
            <text:p>0.000864695</text:p>
          </table:table-cell>
          <table:table-cell table:style-name="Default" office:value-type="float" office:value="0.000691625">
            <text:p>0.000691625</text:p>
          </table:table-cell>
          <table:table-cell table:style-name="Default"/>
          <table:table-cell table:number-columns-repeated="9"/>
          <table:table-cell table:style-name="Default" office:value-type="float" office:value="0.045">
            <text:p>0.045</text:p>
          </table:table-cell>
          <table:table-cell/>
          <table:table-cell office:value-type="float" office:value="0.0847006">
            <text:p>0.0847006</text:p>
          </table:table-cell>
          <table:table-cell office:value-type="float" office:value="0.085885">
            <text:p>0.085885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.206412">
            <text:p>0.206412</text:p>
          </table:table-cell>
          <table:table-cell table:number-columns-repeated="13"/>
          <table:table-cell table:style-name="Default" table:number-columns-repeated="5"/>
          <table:table-cell office:value-type="float" office:value="5">
            <text:p>5</text:p>
          </table:table-cell>
          <table:table-cell office:value-type="float" office:value="0.000494428">
            <text:p>0.000494428</text:p>
          </table:table-cell>
          <table:table-cell table:style-name="Default" office:value-type="float" office:value="0.000492548">
            <text:p>0.000492548</text:p>
          </table:table-cell>
          <table:table-cell table:style-name="Default" office:value-type="float" office:value="0.000575212">
            <text:p>0.000575212</text:p>
          </table:table-cell>
          <table:table-cell table:style-name="Default"/>
          <table:table-cell table:number-columns-repeated="9"/>
          <table:table-cell table:style-name="Default" office:value-type="float" office:value="0.05">
            <text:p>0.05</text:p>
          </table:table-cell>
          <table:table-cell/>
          <table:table-cell office:value-type="float" office:value="0.0845337">
            <text:p>0.0845337</text:p>
          </table:table-cell>
          <table:table-cell office:value-type="float" office:value="0.0862498">
            <text:p>0.0862498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7">
            <text:p>0.07</text:p>
          </table:table-cell>
          <table:table-cell office:value-type="float" office:value="0.138375">
            <text:p>0.138375</text:p>
          </table:table-cell>
          <table:table-cell table:number-columns-repeated="18"/>
          <table:table-cell office:value-type="float" office:value="10">
            <text:p>10</text:p>
          </table:table-cell>
          <table:table-cell office:value-type="float" office:value="0.000206211">
            <text:p>0.000206211</text:p>
          </table:table-cell>
          <table:table-cell table:style-name="Default" office:value-type="float" office:value="0.000204837">
            <text:p>0.000204837</text:p>
          </table:table-cell>
          <table:table-cell table:style-name="Default" office:value-type="float" office:value="0.000332272">
            <text:p>0.000332272</text:p>
          </table:table-cell>
          <table:table-cell table:style-name="ce2"/>
          <table:table-cell table:number-columns-repeated="9"/>
          <table:table-cell table:style-name="Default" office:value-type="float" office:value="0.06">
            <text:p>0.06</text:p>
          </table:table-cell>
          <table:table-cell office:value-type="float" office:value="0.0561968">
            <text:p>0.0561968</text:p>
          </table:table-cell>
          <table:table-cell office:value-type="float" office:value="0.174002">
            <text:p>0.174002</text:p>
          </table:table-cell>
          <table:table-cell office:value-type="float" office:value="0.0848772">
            <text:p>0.0848772</text:p>
          </table:table-cell>
          <table:table-cell table:number-columns-repeated="985"/>
        </table:table-row>
        <table:table-row table:style-name="ro2">
          <table:table-cell table:number-columns-repeated="21"/>
          <table:table-cell office:value-type="float" office:value="20">
            <text:p>20</text:p>
          </table:table-cell>
          <table:table-cell table:style-name="ce6" office:value-type="float" office:value="0.0000738655">
            <text:p>7.39E-005</text:p>
          </table:table-cell>
          <table:table-cell table:style-name="ce2" office:value-type="float" office:value="0.000073938">
            <text:p>7.39E-005</text:p>
          </table:table-cell>
          <table:table-cell table:style-name="Default" office:value-type="float" office:value="0.000119784">
            <text:p>0.000119784</text:p>
          </table:table-cell>
          <table:table-cell table:style-name="ce2"/>
          <table:table-cell table:number-columns-repeated="9"/>
          <table:table-cell table:style-name="Default" office:value-type="float" office:value="0.07">
            <text:p>0.07</text:p>
          </table:table-cell>
          <table:table-cell/>
          <table:table-cell office:value-type="float" office:value="0.0789061">
            <text:p>0.0789061</text:p>
          </table:table-cell>
          <table:table-cell table:number-columns-repeated="986"/>
        </table:table-row>
        <table:table-row table:style-name="ro2">
          <table:table-cell table:number-columns-repeated="21"/>
          <table:table-cell office:value-type="float" office:value="40">
            <text:p>40</text:p>
          </table:table-cell>
          <table:table-cell table:style-name="ce6" office:value-type="float" office:value="0.0000230036">
            <text:p>2.30E-005</text:p>
          </table:table-cell>
          <table:table-cell table:style-name="ce6" office:value-type="float" office:value="0.0000226356">
            <text:p>2.26E-005</text:p>
          </table:table-cell>
          <table:table-cell table:style-name="ce2" office:value-type="float" office:value="0.0000379804">
            <text:p>3.80E-005</text:p>
          </table:table-cell>
          <table:table-cell table:style-name="ce2"/>
          <table:table-cell table:style-name="Default"/>
          <table:table-cell table:number-columns-repeated="997"/>
        </table:table-row>
        <table:table-row table:style-name="ro2" table:number-rows-repeated="2">
          <table:table-cell table:number-columns-repeated="24"/>
          <table:table-cell table:style-name="Default" table:number-columns-repeated="3"/>
          <table:table-cell table:number-columns-repeated="997"/>
        </table:table-row>
        <table:table-row table:style-name="ro2">
          <table:table-cell table:number-columns-repeated="15"/>
          <table:table-cell table:style-name="Default"/>
          <table:table-cell table:number-columns-repeated="7"/>
          <table:table-cell table:style-name="Default" table:number-columns-repeated="4"/>
          <table:table-cell table:number-columns-repeated="997"/>
        </table:table-row>
        <table:table-row table:style-name="ro2">
          <table:table-cell/>
          <table:table-cell table:style-name="ce8" office:value-type="string" table:number-columns-spanned="3" table:number-rows-spanned="1">
            <text:p>Detection_efficiency (d2_3 = 3)</text:p>
          </table:table-cell>
          <table:covered-table-cell table:number-columns-repeated="2"/>
          <table:table-cell table:number-columns-repeated="7"/>
          <table:table-cell table:style-name="Default" table:number-columns-repeated="4"/>
          <table:table-cell/>
          <table:table-cell table:style-name="ce8" office:value-type="string" table:number-columns-spanned="3" table:number-rows-spanned="1">
            <text:p>Background_frac (d2_3 = 3)</text:p>
          </table:table-cell>
          <table:covered-table-cell table:number-columns-repeated="2"/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string">
            <text:p>W2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7"/>
          <table:table-cell table:style-name="Default" table:number-columns-repeated="3"/>
          <table:table-cell table:style-name="Default" office:value-type="string">
            <text:p>Test Cu</text:p>
          </table:table-cell>
          <table:table-cell office:value-type="string">
            <text:p>W2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0.000107946">
            <text:p>0.000107946</text:p>
          </table:table-cell>
          <table:table-cell table:style-name="Default" office:value-type="float" office:value="0.000113142">
            <text:p>0.000113142</text:p>
          </table:table-cell>
          <table:table-cell table:style-name="ce2" office:value-type="float" office:value="0.0000238568">
            <text:p>2.39E-005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049863">
            <text:p>0.00049863</text:p>
          </table:table-cell>
          <table:table-cell office:value-type="float" office:value="2.5">
            <text:p>2.5</text:p>
          </table:table-cell>
          <table:table-cell office:value-type="float" office:value="0.000422099">
            <text:p>0.000422099</text:p>
          </table:table-cell>
          <table:table-cell office:value-type="float" office:value="0.000428477">
            <text:p>0.000428477</text:p>
          </table:table-cell>
          <table:table-cell table:style-name="Default" office:value-type="float" office:value="0.000154478">
            <text:p>0.000154478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7.5">
            <text:p>7.5</text:p>
          </table:table-cell>
          <table:table-cell office:value-type="float" office:value="0.000521542">
            <text:p>0.000521542</text:p>
          </table:table-cell>
          <table:table-cell table:style-name="Default" office:value-type="float" office:value="0.000534769">
            <text:p>0.000534769</text:p>
          </table:table-cell>
          <table:table-cell table:style-name="Default" office:value-type="float" office:value="0.000111961">
            <text:p>0.000111961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137684">
            <text:p>0.00137684</text:p>
          </table:table-cell>
          <table:table-cell office:value-type="float" office:value="7.5">
            <text:p>7.5</text:p>
          </table:table-cell>
          <table:table-cell office:value-type="float" office:value="0.000851049">
            <text:p>0.000851049</text:p>
          </table:table-cell>
          <table:table-cell table:style-name="Default" office:value-type="float" office:value="0.000865457">
            <text:p>0.000865457</text:p>
          </table:table-cell>
          <table:table-cell table:style-name="Default" office:value-type="float" office:value="0.000350765">
            <text:p>0.000350765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757511">
            <text:p>0.000757511</text:p>
          </table:table-cell>
          <table:table-cell table:style-name="Default" office:value-type="float" office:value="0.00077877">
            <text:p>0.00077877</text:p>
          </table:table-cell>
          <table:table-cell table:style-name="Default" office:value-type="float" office:value="0.000175501">
            <text:p>0.000175501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174178">
            <text:p>0.00174178</text:p>
          </table:table-cell>
          <table:table-cell office:value-type="float" office:value="10">
            <text:p>10</text:p>
          </table:table-cell>
          <table:table-cell office:value-type="float" office:value="0.000997496">
            <text:p>0.000997496</text:p>
          </table:table-cell>
          <table:table-cell table:style-name="Default" office:value-type="float" office:value="0.00101214">
            <text:p>0.00101214</text:p>
          </table:table-cell>
          <table:table-cell table:style-name="Default" office:value-type="float" office:value="0.000429422">
            <text:p>0.000429422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12.5">
            <text:p>12.5</text:p>
          </table:table-cell>
          <table:table-cell office:value-type="float" office:value="0.000960648">
            <text:p>0.000960648</text:p>
          </table:table-cell>
          <table:table-cell table:style-name="Default" office:value-type="float" office:value="0.000982143">
            <text:p>0.000982143</text:p>
          </table:table-cell>
          <table:table-cell table:style-name="Default" office:value-type="float" office:value="0.000239512">
            <text:p>0.000239512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208428">
            <text:p>0.00208428</text:p>
          </table:table-cell>
          <table:table-cell office:value-type="float" office:value="12.5">
            <text:p>12.5</text:p>
          </table:table-cell>
          <table:table-cell office:value-type="float" office:value="0.0011952">
            <text:p>0.0011952</text:p>
          </table:table-cell>
          <table:table-cell table:style-name="Default" office:value-type="float" office:value="0.0012141">
            <text:p>0.0012141</text:p>
          </table:table-cell>
          <table:table-cell table:style-name="Default" office:value-type="float" office:value="0.00050052">
            <text:p>0.00050052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0117985">
            <text:p>0.00117985</text:p>
          </table:table-cell>
          <table:table-cell table:style-name="Default" office:value-type="float" office:value="0.00120347">
            <text:p>0.00120347</text:p>
          </table:table-cell>
          <table:table-cell table:style-name="Default" office:value-type="float" office:value="0.000301398">
            <text:p>0.000301398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236843">
            <text:p>0.00236843</text:p>
          </table:table-cell>
          <table:table-cell office:value-type="float" office:value="15">
            <text:p>15</text:p>
          </table:table-cell>
          <table:table-cell office:value-type="float" office:value="0.0013485">
            <text:p>0.0013485</text:p>
          </table:table-cell>
          <table:table-cell table:style-name="Default" office:value-type="float" office:value="0.00137212">
            <text:p>0.00137212</text:p>
          </table:table-cell>
          <table:table-cell table:style-name="Default" office:value-type="float" office:value="0.000566421">
            <text:p>0.000566421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17.5">
            <text:p>17.5</text:p>
          </table:table-cell>
          <table:table-cell office:value-type="float" office:value="0.00139857">
            <text:p>0.00139857</text:p>
          </table:table-cell>
          <table:table-cell table:style-name="Default" office:value-type="float" office:value="0.00142834">
            <text:p>0.00142834</text:p>
          </table:table-cell>
          <table:table-cell table:style-name="Default" office:value-type="float" office:value="0.000378874">
            <text:p>0.000378874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260842">
            <text:p>0.00260842</text:p>
          </table:table-cell>
          <table:table-cell office:value-type="float" office:value="17.5">
            <text:p>17.5</text:p>
          </table:table-cell>
          <table:table-cell office:value-type="float" office:value="0.00154266">
            <text:p>0.00154266</text:p>
          </table:table-cell>
          <table:table-cell table:style-name="Default" office:value-type="float" office:value="0.0015677">
            <text:p>0.0015677</text:p>
          </table:table-cell>
          <table:table-cell table:style-name="Default" office:value-type="float" office:value="0.000642007">
            <text:p>0.000642007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160265">
            <text:p>0.00160265</text:p>
          </table:table-cell>
          <table:table-cell table:style-name="Default" office:value-type="float" office:value="0.00163738">
            <text:p>0.00163738</text:p>
          </table:table-cell>
          <table:table-cell table:style-name="Default" office:value-type="float" office:value="0.000442885">
            <text:p>0.000442885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284864">
            <text:p>0.00284864</text:p>
          </table:table-cell>
          <table:table-cell office:value-type="float" office:value="20">
            <text:p>20</text:p>
          </table:table-cell>
          <table:table-cell office:value-type="float" office:value="0.00171414">
            <text:p>0.00171414</text:p>
          </table:table-cell>
          <table:table-cell table:style-name="Default" office:value-type="float" office:value="0.00174556">
            <text:p>0.00174556</text:p>
          </table:table-cell>
          <table:table-cell table:style-name="Default" office:value-type="float" office:value="0.000697043">
            <text:p>0.000697043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22.5">
            <text:p>22.5</text:p>
          </table:table-cell>
          <table:table-cell office:value-type="float" office:value="0.00179115">
            <text:p>0.00179115</text:p>
          </table:table-cell>
          <table:table-cell table:style-name="Default" office:value-type="float" office:value="0.00183296">
            <text:p>0.00183296</text:p>
          </table:table-cell>
          <table:table-cell table:style-name="Default" office:value-type="float" office:value="0.00050737">
            <text:p>0.00050737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307185">
            <text:p>0.00307185</text:p>
          </table:table-cell>
          <table:table-cell office:value-type="float" office:value="22.5">
            <text:p>22.5</text:p>
          </table:table-cell>
          <table:table-cell office:value-type="float" office:value="0.00197633">
            <text:p>0.00197633</text:p>
          </table:table-cell>
          <table:table-cell table:style-name="Default" office:value-type="float" office:value="0.00200964">
            <text:p>0.00200964</text:p>
          </table:table-cell>
          <table:table-cell table:style-name="Default" office:value-type="float" office:value="0.000863804">
            <text:p>0.000863804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0198153">
            <text:p>0.00198153</text:p>
          </table:table-cell>
          <table:table-cell table:style-name="Default" office:value-type="float" office:value="0.00202806">
            <text:p>0.00202806</text:p>
          </table:table-cell>
          <table:table-cell table:style-name="Default" office:value-type="float" office:value="0.000570909">
            <text:p>0.000570909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339191">
            <text:p>0.00339191</text:p>
          </table:table-cell>
          <table:table-cell office:value-type="float" office:value="25">
            <text:p>25</text:p>
          </table:table-cell>
          <table:table-cell office:value-type="float" office:value="0.0024315">
            <text:p>0.0024315</text:p>
          </table:table-cell>
          <table:table-cell table:style-name="Default" office:value-type="float" office:value="0.0024641">
            <text:p>0.0024641</text:p>
          </table:table-cell>
          <table:table-cell table:style-name="Default" office:value-type="float" office:value="0.00121032">
            <text:p>0.00121032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27.5">
            <text:p>27.5</text:p>
          </table:table-cell>
          <table:table-cell office:value-type="float" office:value="0.00218656">
            <text:p>0.00218656</text:p>
          </table:table-cell>
          <table:table-cell table:style-name="Default" office:value-type="float" office:value="0.00223663">
            <text:p>0.00223663</text:p>
          </table:table-cell>
          <table:table-cell table:style-name="Default" office:value-type="float" office:value="0.00063185">
            <text:p>0.00063185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430178">
            <text:p>0.00430178</text:p>
          </table:table-cell>
          <table:table-cell office:value-type="float" office:value="27.5">
            <text:p>27.5</text:p>
          </table:table-cell>
          <table:table-cell office:value-type="float" office:value="0.00309925">
            <text:p>0.00309925</text:p>
          </table:table-cell>
          <table:table-cell table:style-name="Default" office:value-type="float" office:value="0.00313539">
            <text:p>0.00313539</text:p>
          </table:table-cell>
          <table:table-cell table:style-name="Default" office:value-type="float" office:value="0.00179327">
            <text:p>0.00179327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237717">
            <text:p>0.00237717</text:p>
          </table:table-cell>
          <table:table-cell table:style-name="ce6" office:value-type="float" office:value="0.00242772">
            <text:p>2.43E-003</text:p>
          </table:table-cell>
          <table:table-cell table:style-name="Default" office:value-type="float" office:value="0.000690901">
            <text:p>0.000690901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596159">
            <text:p>0.00596159</text:p>
          </table:table-cell>
          <table:table-cell office:value-type="float" office:value="30">
            <text:p>30</text:p>
          </table:table-cell>
          <table:table-cell office:value-type="float" office:value="0.0040788">
            <text:p>0.0040788</text:p>
          </table:table-cell>
          <table:table-cell table:style-name="Default" office:value-type="float" office:value="0.00412084">
            <text:p>0.00412084</text:p>
          </table:table-cell>
          <table:table-cell table:style-name="Default" office:value-type="float" office:value="0.00267857">
            <text:p>0.00267857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32.5">
            <text:p>32.5</text:p>
          </table:table-cell>
          <table:table-cell office:value-type="float" office:value="0.00253921">
            <text:p>0.00253921</text:p>
          </table:table-cell>
          <table:table-cell table:style-name="ce6" office:value-type="float" office:value="0.00259047">
            <text:p>2.59E-003</text:p>
          </table:table-cell>
          <table:table-cell table:style-name="Default" office:value-type="float" office:value="0.000745229">
            <text:p>0.000745229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861702">
            <text:p>0.00861702</text:p>
          </table:table-cell>
          <table:table-cell office:value-type="float" office:value="32.5">
            <text:p>32.5</text:p>
          </table:table-cell>
          <table:table-cell office:value-type="float" office:value="0.00547879">
            <text:p>0.00547879</text:p>
          </table:table-cell>
          <table:table-cell table:style-name="Default" office:value-type="float" office:value="0.00552461">
            <text:p>0.00552461</text:p>
          </table:table-cell>
          <table:table-cell table:style-name="Default" office:value-type="float" office:value="0.00399211">
            <text:p>0.00399211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0268093">
            <text:p>0.00268093</text:p>
          </table:table-cell>
          <table:table-cell office:value-type="float" office:value="0.00273597">
            <text:p>0.00273597</text:p>
          </table:table-cell>
          <table:table-cell table:style-name="Default" office:value-type="float" office:value="0.000798375">
            <text:p>0.000798375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124825">
            <text:p>0.01248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0.00755574">
            <text:p>0.00755574</text:p>
          </table:table-cell>
          <table:table-cell table:style-name="Default" office:value-type="float" office:value="0.0076018">
            <text:p>0.0076018</text:p>
          </table:table-cell>
          <table:table-cell table:style-name="Default" office:value-type="float" office:value="0.00597128">
            <text:p>0.00597128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37.5">
            <text:p>37.5</text:p>
          </table:table-cell>
          <table:table-cell office:value-type="float" office:value="0.0028177">
            <text:p>0.0028177</text:p>
          </table:table-cell>
          <table:table-cell office:value-type="float" office:value="0.00287817">
            <text:p>0.00287817</text:p>
          </table:table-cell>
          <table:table-cell table:style-name="Default" office:value-type="float" office:value="0.000845144">
            <text:p>0.000845144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181611">
            <text:p>0.0181611</text:p>
          </table:table-cell>
          <table:table-cell office:value-type="float" office:value="37.5">
            <text:p>37.5</text:p>
          </table:table-cell>
          <table:table-cell table:style-name="Default" office:value-type="float" office:value="0.0106444">
            <text:p>0.0106444</text:p>
          </table:table-cell>
          <table:table-cell table:style-name="Default" office:value-type="float" office:value="0.0106921">
            <text:p>0.0106921</text:p>
          </table:table-cell>
          <table:table-cell table:style-name="Default" office:value-type="float" office:value="0.00896755">
            <text:p>0.00896755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293981">
            <text:p>0.00293981</text:p>
          </table:table-cell>
          <table:table-cell office:value-type="float" office:value="0.0030017">
            <text:p>0.0030017</text:p>
          </table:table-cell>
          <table:table-cell table:style-name="Default" office:value-type="float" office:value="0.000881992">
            <text:p>0.000881992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262826">
            <text:p>0.0262826</text:p>
          </table:table-cell>
          <table:table-cell office:value-type="float" office:value="40">
            <text:p>40</text:p>
          </table:table-cell>
          <table:table-cell table:style-name="Default" office:value-type="float" office:value="0.0154566">
            <text:p>0.0154566</text:p>
          </table:table-cell>
          <table:table-cell table:style-name="Default" office:value-type="float" office:value="0.0155052">
            <text:p>0.0155052</text:p>
          </table:table-cell>
          <table:table-cell table:style-name="Default" office:value-type="float" office:value="0.0136888">
            <text:p>0.0136888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42.5">
            <text:p>42.5</text:p>
          </table:table-cell>
          <table:table-cell office:value-type="float" office:value="0.00302178">
            <text:p>0.00302178</text:p>
          </table:table-cell>
          <table:table-cell office:value-type="float" office:value="0.00308343">
            <text:p>0.00308343</text:p>
          </table:table-cell>
          <table:table-cell table:style-name="Default" office:value-type="float" office:value="0.0009101">
            <text:p>0.0009101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377757">
            <text:p>0.0377757</text:p>
          </table:table-cell>
          <table:table-cell office:value-type="float" office:value="42.5">
            <text:p>42.5</text:p>
          </table:table-cell>
          <table:table-cell table:style-name="Default" office:value-type="float" office:value="0.0230993">
            <text:p>0.0230993</text:p>
          </table:table-cell>
          <table:table-cell table:style-name="Default" office:value-type="float" office:value="0.023151">
            <text:p>0.023151</text:p>
          </table:table-cell>
          <table:table-cell table:style-name="Default" office:value-type="float" office:value="0.0212708">
            <text:p>0.0212708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0308886">
            <text:p>0.00308886</text:p>
          </table:table-cell>
          <table:table-cell office:value-type="float" office:value="0.00315311">
            <text:p>0.00315311</text:p>
          </table:table-cell>
          <table:table-cell table:style-name="Default" office:value-type="float" office:value="0.000932776">
            <text:p>0.000932776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539649">
            <text:p>0.0539649</text:p>
          </table:table-cell>
          <table:table-cell office:value-type="float" office:value="45">
            <text:p>45</text:p>
          </table:table-cell>
          <table:table-cell table:style-name="Default" office:value-type="float" office:value="0.0353493">
            <text:p>0.0353493</text:p>
          </table:table-cell>
          <table:table-cell table:style-name="Default" office:value-type="float" office:value="0.0354023">
            <text:p>0.0354023</text:p>
          </table:table-cell>
          <table:table-cell table:style-name="Default" office:value-type="float" office:value="0.0334682">
            <text:p>0.0334682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47.5">
            <text:p>47.5</text:p>
          </table:table-cell>
          <table:table-cell office:value-type="float" office:value="0.00311602">
            <text:p>0.00311602</text:p>
          </table:table-cell>
          <table:table-cell office:value-type="float" office:value="0.00318004">
            <text:p>0.00318004</text:p>
          </table:table-cell>
          <table:table-cell table:style-name="Default" office:value-type="float" office:value="0.000949074">
            <text:p>0.000949074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748932">
            <text:p>0.0748932</text:p>
          </table:table-cell>
          <table:table-cell office:value-type="float" office:value="47.5">
            <text:p>47.5</text:p>
          </table:table-cell>
          <table:table-cell table:style-name="Default" office:value-type="float" office:value="0.0536709">
            <text:p>0.0536709</text:p>
          </table:table-cell>
          <table:table-cell table:style-name="Default" office:value-type="float" office:value="0.053724">
            <text:p>0.053724</text:p>
          </table:table-cell>
          <table:table-cell table:style-name="Default" office:value-type="float" office:value="0.0517793">
            <text:p>0.0517793</text:p>
          </table:table-cell>
          <table:table-cell table:number-columns-repeated="4"/>
          <table:table-cell table:style-name="Default"/>
          <table:table-cell table:number-columns-repeated="100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312098">
            <text:p>0.00312098</text:p>
          </table:table-cell>
          <table:table-cell office:value-type="float" office:value="0.003185">
            <text:p>0.003185</text:p>
          </table:table-cell>
          <table:table-cell table:style-name="Default" office:value-type="float" office:value="0.000954271">
            <text:p>0.000954271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983671">
            <text:p>0.0983671</text:p>
          </table:table-cell>
          <table:table-cell office:value-type="float" office:value="50">
            <text:p>50</text:p>
          </table:table-cell>
          <table:table-cell table:style-name="Default" office:value-type="float" office:value="0.0773068">
            <text:p>0.0773068</text:p>
          </table:table-cell>
          <table:table-cell table:style-name="Default" office:value-type="float" office:value="0.0773623">
            <text:p>0.0773623</text:p>
          </table:table-cell>
          <table:table-cell table:style-name="Default" office:value-type="float" office:value="0.0754129">
            <text:p>0.0754129</text:p>
          </table:table-cell>
          <table:table-cell table:number-columns-repeated="4"/>
          <table:table-cell table:style-name="Default"/>
          <table:table-cell table:number-columns-repeated="100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0312098">
            <text:p>0.00312098</text:p>
          </table:table-cell>
          <table:table-cell office:value-type="float" office:value="0.003185">
            <text:p>0.003185</text:p>
          </table:table-cell>
          <table:table-cell office:value-type="float" office:value="0.00095616">
            <text:p>0.00095616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146025">
            <text:p>0.146025</text:p>
          </table:table-cell>
          <table:table-cell office:value-type="float" office:value="55">
            <text:p>55</text:p>
          </table:table-cell>
          <table:table-cell table:style-name="Default" office:value-type="float" office:value="0.125324">
            <text:p>0.125324</text:p>
          </table:table-cell>
          <table:table-cell table:style-name="Default" office:value-type="float" office:value="0.125375">
            <text:p>0.125375</text:p>
          </table:table-cell>
          <table:table-cell table:style-name="Default" office:value-type="float" office:value="0.123434">
            <text:p>0.123434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2">
          <table:table-cell office:value-type="string">
            <text:p>(W2=55)</text:p>
          </table:table-cell>
          <table:table-cell table:number-columns-repeated="11"/>
          <table:table-cell office:value-type="string">
            <text:p>(W2=55)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table:number-columns-spanned="3" table:number-rows-spanned="1">
            <text:p>Detection_efficiency</text:p>
          </table:table-cell>
          <table:covered-table-cell table:number-columns-repeated="2"/>
          <table:table-cell table:number-columns-repeated="9"/>
          <table:table-cell table:style-name="ce8" office:value-type="string" table:number-columns-spanned="3" table:number-rows-spanned="1">
            <text:p>Background_frac</text:p>
          </table:table-cell>
          <table:covered-table-cell table:number-columns-repeated="2"/>
          <table:table-cell table:number-columns-repeated="1008"/>
        </table:table-row>
        <table:table-row table:style-name="ro2">
          <table:table-cell office:value-type="string">
            <text:p>d2_3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8"/>
          <table:table-cell office:value-type="string">
            <text:p>d2_3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008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00321476">
            <text:p>0.00321476</text:p>
          </table:table-cell>
          <table:table-cell table:style-name="Default" office:value-type="float" office:value="0.0032816">
            <text:p>0.0032816</text:p>
          </table:table-cell>
          <table:table-cell table:style-name="Default" office:value-type="float" office:value="0.000970805">
            <text:p>0.000970805</text:p>
          </table:table-cell>
          <table:table-cell table:number-columns-repeated="8"/>
          <table:table-cell office:value-type="float" office:value="0.5">
            <text:p>0.5</text:p>
          </table:table-cell>
          <table:table-cell office:value-type="float" office:value="0.031683">
            <text:p>0.031683</text:p>
          </table:table-cell>
          <table:table-cell table:style-name="Default" office:value-type="float" office:value="0.0317418">
            <text:p>0.0317418</text:p>
          </table:table-cell>
          <table:table-cell table:style-name="Default" office:value-type="float" office:value="0.029611">
            <text:p>0.029611</text:p>
          </table:table-cell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319752">
            <text:p>0.00319752</text:p>
          </table:table-cell>
          <table:table-cell table:style-name="Default" office:value-type="float" office:value="0.00326413">
            <text:p>0.00326413</text:p>
          </table:table-cell>
          <table:table-cell table:style-name="Default" office:value-type="float" office:value="0.000966789">
            <text:p>0.000966789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0.0409375">
            <text:p>0.0409375</text:p>
          </table:table-cell>
          <table:table-cell table:style-name="Default" office:value-type="float" office:value="0.0409942">
            <text:p>0.0409942</text:p>
          </table:table-cell>
          <table:table-cell table:style-name="Default" office:value-type="float" office:value="0.0388908">
            <text:p>0.0388908</text:p>
          </table:table-cell>
          <table:table-cell table:number-columns-repeated="1008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00317295">
            <text:p>0.00317295</text:p>
          </table:table-cell>
          <table:table-cell table:style-name="Default" office:value-type="float" office:value="0.0032405">
            <text:p>0.0032405</text:p>
          </table:table-cell>
          <table:table-cell table:style-name="Default" office:value-type="float" office:value="0.0009649">
            <text:p>0.0009649</text:p>
          </table:table-cell>
          <table:table-cell table:number-columns-repeated="8"/>
          <table:table-cell office:value-type="float" office:value="1.5">
            <text:p>1.5</text:p>
          </table:table-cell>
          <table:table-cell office:value-type="float" office:value="0.0501859">
            <text:p>0.0501859</text:p>
          </table:table-cell>
          <table:table-cell table:style-name="Default" office:value-type="float" office:value="0.0502386">
            <text:p>0.0502386</text:p>
          </table:table-cell>
          <table:table-cell table:style-name="Default" office:value-type="float" office:value="0.0481774">
            <text:p>0.0481774</text:p>
          </table:table-cell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0315476">
            <text:p>0.00315476</text:p>
          </table:table-cell>
          <table:table-cell table:style-name="Default" office:value-type="float" office:value="0.0032209">
            <text:p>0.0032209</text:p>
          </table:table-cell>
          <table:table-cell table:style-name="Default" office:value-type="float" office:value="0.000960884">
            <text:p>0.000960884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0.0592883">
            <text:p>0.0592883</text:p>
          </table:table-cell>
          <table:table-cell table:style-name="Default" office:value-type="float" office:value="0.0593407">
            <text:p>0.0593407</text:p>
          </table:table-cell>
          <table:table-cell table:style-name="Default" office:value-type="float" office:value="0.0573202">
            <text:p>0.0573202</text:p>
          </table:table-cell>
          <table:table-cell table:number-columns-repeated="1008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0.00314319">
            <text:p>0.00314319</text:p>
          </table:table-cell>
          <table:table-cell table:style-name="Default" office:value-type="float" office:value="0.00320885">
            <text:p>0.00320885</text:p>
          </table:table-cell>
          <table:table-cell table:style-name="Default" office:value-type="float" office:value="0.000959467">
            <text:p>0.000959467</text:p>
          </table:table-cell>
          <table:table-cell table:number-columns-repeated="8"/>
          <table:table-cell office:value-type="float" office:value="2.5">
            <text:p>2.5</text:p>
          </table:table-cell>
          <table:table-cell office:value-type="float" office:value="0.0682636">
            <text:p>0.0682636</text:p>
          </table:table-cell>
          <table:table-cell table:style-name="Default" office:value-type="float" office:value="0.0683173">
            <text:p>0.0683173</text:p>
          </table:table-cell>
          <table:table-cell table:style-name="Default" office:value-type="float" office:value="0.0663433">
            <text:p>0.0663433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0312098">
            <text:p>0.00312098</text:p>
          </table:table-cell>
          <table:table-cell table:style-name="Default" office:value-type="float" office:value="0.003185">
            <text:p>0.003185</text:p>
          </table:table-cell>
          <table:table-cell table:style-name="Default" office:value-type="float" office:value="0.000954271">
            <text:p>0.000954271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0.0773068">
            <text:p>0.0773068</text:p>
          </table:table-cell>
          <table:table-cell table:style-name="Default" office:value-type="float" office:value="0.0773623">
            <text:p>0.0773623</text:p>
          </table:table-cell>
          <table:table-cell table:style-name="Default" office:value-type="float" office:value="0.0754129">
            <text:p>0.0754129</text:p>
          </table:table-cell>
          <table:table-cell table:number-columns-repeated="1008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0.00310067">
            <text:p>0.00310067</text:p>
          </table:table-cell>
          <table:table-cell table:style-name="Default" office:value-type="float" office:value="0.00316445">
            <text:p>0.00316445</text:p>
          </table:table-cell>
          <table:table-cell table:style-name="Default" office:value-type="float" office:value="0.000945531">
            <text:p>0.000945531</text:p>
          </table:table-cell>
          <table:table-cell table:number-columns-repeated="8"/>
          <table:table-cell office:value-type="float" office:value="3.5">
            <text:p>3.5</text:p>
          </table:table-cell>
          <table:table-cell office:value-type="float" office:value="0.0862507">
            <text:p>0.0862507</text:p>
          </table:table-cell>
          <table:table-cell table:style-name="Default" office:value-type="float" office:value="0.0863013">
            <text:p>0.0863013</text:p>
          </table:table-cell>
          <table:table-cell table:style-name="Default" office:value-type="float" office:value="0.084397">
            <text:p>0.084397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30787">
            <text:p>0.0030787</text:p>
          </table:table-cell>
          <table:table-cell table:style-name="Default" office:value-type="float" office:value="0.00314366">
            <text:p>0.00314366</text:p>
          </table:table-cell>
          <table:table-cell table:style-name="Default" office:value-type="float" office:value="0.000941515">
            <text:p>0.000941515</text:p>
          </table:table-cell>
          <table:table-cell table:number-columns-repeated="8"/>
          <table:table-cell office:value-type="float" office:value="4">
            <text:p>4</text:p>
          </table:table-cell>
          <table:table-cell office:value-type="float" office:value="0.0952079">
            <text:p>0.0952079</text:p>
          </table:table-cell>
          <table:table-cell table:style-name="Default" office:value-type="float" office:value="0.0952586">
            <text:p>0.0952586</text:p>
          </table:table-cell>
          <table:table-cell table:style-name="Default" office:value-type="float" office:value="0.0933999">
            <text:p>0.0933999</text:p>
          </table:table-cell>
          <table:table-cell table:number-columns-repeated="1008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0.00305367">
            <text:p>0.00305367</text:p>
          </table:table-cell>
          <table:table-cell table:style-name="Default" office:value-type="float" office:value="0.00311697">
            <text:p>0.00311697</text:p>
          </table:table-cell>
          <table:table-cell table:style-name="Default" office:value-type="float" office:value="0.000932067">
            <text:p>0.000932067</text:p>
          </table:table-cell>
          <table:table-cell table:number-columns-repeated="8"/>
          <table:table-cell office:value-type="float" office:value="4.5">
            <text:p>4.5</text:p>
          </table:table-cell>
          <table:table-cell office:value-type="float" office:value="0.103999">
            <text:p>0.103999</text:p>
          </table:table-cell>
          <table:table-cell table:style-name="Default" office:value-type="float" office:value="0.104052">
            <text:p>0.104052</text:p>
          </table:table-cell>
          <table:table-cell table:style-name="Default" office:value-type="float" office:value="0.102238">
            <text:p>0.102238</text:p>
          </table:table-cell>
          <table:table-cell table:number-columns-repeated="100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0303312">
            <text:p>0.00303312</text:p>
          </table:table-cell>
          <table:table-cell table:style-name="Default" office:value-type="float" office:value="0.00309571">
            <text:p>0.00309571</text:p>
          </table:table-cell>
          <table:table-cell table:style-name="Default" office:value-type="float" office:value="0.000924745">
            <text:p>0.000924745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float" office:value="0.112739">
            <text:p>0.112739</text:p>
          </table:table-cell>
          <table:table-cell table:style-name="Default" office:value-type="float" office:value="0.112786">
            <text:p>0.112786</text:p>
          </table:table-cell>
          <table:table-cell table:style-name="Default" office:value-type="float" office:value="0.111017">
            <text:p>0.111017</text:p>
          </table:table-cell>
          <table:table-cell table:number-columns-repeated="1008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0.00301304">
            <text:p>0.00301304</text:p>
          </table:table-cell>
          <table:table-cell table:style-name="Default" office:value-type="float" office:value="0.00307611">
            <text:p>0.00307611</text:p>
          </table:table-cell>
          <table:table-cell table:style-name="Default" office:value-type="float" office:value="0.000920493">
            <text:p>0.000920493</text:p>
          </table:table-cell>
          <table:table-cell table:number-columns-repeated="8"/>
          <table:table-cell office:value-type="float" office:value="5.5">
            <text:p>5.5</text:p>
          </table:table-cell>
          <table:table-cell office:value-type="float" office:value="0.121397">
            <text:p>0.121397</text:p>
          </table:table-cell>
          <table:table-cell table:style-name="Default" office:value-type="float" office:value="0.121447">
            <text:p>0.121447</text:p>
          </table:table-cell>
          <table:table-cell table:style-name="Default" office:value-type="float" office:value="0.119717">
            <text:p>0.119717</text:p>
          </table:table-cell>
          <table:table-cell table:number-columns-repeated="100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0298635">
            <text:p>0.00298635</text:p>
          </table:table-cell>
          <table:table-cell table:style-name="Default" office:value-type="float" office:value="0.00304965">
            <text:p>0.00304965</text:p>
          </table:table-cell>
          <table:table-cell table:style-name="Default" office:value-type="float" office:value="0.000914116">
            <text:p>0.000914116</text:p>
          </table:table-cell>
          <table:table-cell table:number-columns-repeated="8"/>
          <table:table-cell office:value-type="float" office:value="6">
            <text:p>6</text:p>
          </table:table-cell>
          <table:table-cell office:value-type="float" office:value="0.130071">
            <text:p>0.130071</text:p>
          </table:table-cell>
          <table:table-cell table:style-name="Default" office:value-type="float" office:value="0.130123">
            <text:p>0.130123</text:p>
          </table:table-cell>
          <table:table-cell table:style-name="Default" office:value-type="float" office:value="0.12842">
            <text:p>0.12842</text:p>
          </table:table-cell>
          <table:table-cell table:number-columns-repeated="1008"/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0.00295848">
            <text:p>0.00295848</text:p>
          </table:table-cell>
          <table:table-cell table:style-name="Default" office:value-type="float" office:value="0.00301989">
            <text:p>0.00301989</text:p>
          </table:table-cell>
          <table:table-cell table:style-name="Default" office:value-type="float" office:value="0.000909392">
            <text:p>0.000909392</text:p>
          </table:table-cell>
          <table:table-cell table:number-columns-repeated="8"/>
          <table:table-cell office:value-type="float" office:value="6.5">
            <text:p>6.5</text:p>
          </table:table-cell>
          <table:table-cell office:value-type="float" office:value="0.138671">
            <text:p>0.138671</text:p>
          </table:table-cell>
          <table:table-cell table:style-name="Default" office:value-type="float" office:value="0.138724">
            <text:p>0.138724</text:p>
          </table:table-cell>
          <table:table-cell table:style-name="Default" office:value-type="float" office:value="0.137059">
            <text:p>0.137059</text:p>
          </table:table-cell>
          <table:table-cell table:number-columns-repeated="100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0292328">
            <text:p>0.00292328</text:p>
          </table:table-cell>
          <table:table-cell table:style-name="Default" office:value-type="float" office:value="0.00298399">
            <text:p>0.00298399</text:p>
          </table:table-cell>
          <table:table-cell table:style-name="Default" office:value-type="float" office:value="0.000896164">
            <text:p>0.000896164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float" office:value="0.147112">
            <text:p>0.147112</text:p>
          </table:table-cell>
          <table:table-cell table:style-name="Default" office:value-type="float" office:value="0.147162">
            <text:p>0.147162</text:p>
          </table:table-cell>
          <table:table-cell table:style-name="Default" office:value-type="float" office:value="0.145541">
            <text:p>0.145541</text:p>
          </table:table-cell>
          <table:table-cell table:number-columns-repeated="1008"/>
        </table:table-row>
        <table:table-row table:style-name="ro2">
          <table:table-cell office:value-type="float" office:value="7.5">
            <text:p>7.5</text:p>
          </table:table-cell>
          <table:table-cell office:value-type="float" office:value="0.00290769">
            <text:p>0.00290769</text:p>
          </table:table-cell>
          <table:table-cell table:style-name="Default" office:value-type="float" office:value="0.00296698">
            <text:p>0.00296698</text:p>
          </table:table-cell>
          <table:table-cell table:style-name="Default" office:value-type="float" office:value="0.000890259">
            <text:p>0.000890259</text:p>
          </table:table-cell>
          <table:table-cell table:number-columns-repeated="8"/>
          <table:table-cell office:value-type="float" office:value="7.5">
            <text:p>7.5</text:p>
          </table:table-cell>
          <table:table-cell office:value-type="float" office:value="0.15551">
            <text:p>0.15551</text:p>
          </table:table-cell>
          <table:table-cell table:style-name="Default" office:value-type="float" office:value="0.155551">
            <text:p>0.155551</text:p>
          </table:table-cell>
          <table:table-cell table:style-name="Default" office:value-type="float" office:value="0.153972">
            <text:p>0.153972</text:p>
          </table:table-cell>
          <table:table-cell table:number-columns-repeated="100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287887">
            <text:p>0.00287887</text:p>
          </table:table-cell>
          <table:table-cell table:style-name="Default" office:value-type="float" office:value="0.0029384">
            <text:p>0.0029384</text:p>
          </table:table-cell>
          <table:table-cell table:style-name="Default" office:value-type="float" office:value="0.000885771">
            <text:p>0.000885771</text:p>
          </table:table-cell>
          <table:table-cell table:number-columns-repeated="8"/>
          <table:table-cell office:value-type="float" office:value="8">
            <text:p>8</text:p>
          </table:table-cell>
          <table:table-cell office:value-type="float" office:value="0.163897">
            <text:p>0.163897</text:p>
          </table:table-cell>
          <table:table-cell table:style-name="Default" office:value-type="float" office:value="0.163942">
            <text:p>0.163942</text:p>
          </table:table-cell>
          <table:table-cell table:style-name="Default" office:value-type="float" office:value="0.162394">
            <text:p>0.162394</text:p>
          </table:table-cell>
          <table:table-cell table:number-columns-repeated="1008"/>
        </table:table-row>
        <table:table-row table:style-name="ro2">
          <table:table-cell office:value-type="float" office:value="8.5">
            <text:p>8.5</text:p>
          </table:table-cell>
          <table:table-cell office:value-type="float" office:value="0.00285407">
            <text:p>0.00285407</text:p>
          </table:table-cell>
          <table:table-cell table:style-name="Default" office:value-type="float" office:value="0.00291336">
            <text:p>0.00291336</text:p>
          </table:table-cell>
          <table:table-cell table:style-name="Default" office:value-type="float" office:value="0.000875378">
            <text:p>0.000875378</text:p>
          </table:table-cell>
          <table:table-cell table:number-columns-repeated="8"/>
          <table:table-cell office:value-type="float" office:value="8.5">
            <text:p>8.5</text:p>
          </table:table-cell>
          <table:table-cell office:value-type="float" office:value="0.172115">
            <text:p>0.172115</text:p>
          </table:table-cell>
          <table:table-cell table:style-name="Default" office:value-type="float" office:value="0.172156">
            <text:p>0.172156</text:p>
          </table:table-cell>
          <table:table-cell table:style-name="Default" office:value-type="float" office:value="0.170664">
            <text:p>0.170664</text:p>
          </table:table-cell>
          <table:table-cell table:number-columns-repeated="100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00282502">
            <text:p>0.00282502</text:p>
          </table:table-cell>
          <table:table-cell table:style-name="Default" office:value-type="float" office:value="0.00288336">
            <text:p>0.00288336</text:p>
          </table:table-cell>
          <table:table-cell table:style-name="Default" office:value-type="float" office:value="0.000864985">
            <text:p>0.000864985</text:p>
          </table:table-cell>
          <table:table-cell table:number-columns-repeated="8"/>
          <table:table-cell office:value-type="float" office:value="9">
            <text:p>9</text:p>
          </table:table-cell>
          <table:table-cell office:value-type="float" office:value="0.180174">
            <text:p>0.180174</text:p>
          </table:table-cell>
          <table:table-cell table:style-name="Default" office:value-type="float" office:value="0.180215">
            <text:p>0.180215</text:p>
          </table:table-cell>
          <table:table-cell table:style-name="Default" office:value-type="float" office:value="0.178752">
            <text:p>0.178752</text:p>
          </table:table-cell>
          <table:table-cell table:number-columns-repeated="1008"/>
        </table:table-row>
        <table:table-row table:style-name="ro2">
          <table:table-cell office:value-type="float" office:value="9.5">
            <text:p>9.5</text:p>
          </table:table-cell>
          <table:table-cell office:value-type="float" office:value="0.00279974">
            <text:p>0.00279974</text:p>
          </table:table-cell>
          <table:table-cell table:style-name="Default" office:value-type="float" office:value="0.00285809">
            <text:p>0.00285809</text:p>
          </table:table-cell>
          <table:table-cell table:style-name="Default" office:value-type="float" office:value="0.000857426">
            <text:p>0.000857426</text:p>
          </table:table-cell>
          <table:table-cell table:number-columns-repeated="8"/>
          <table:table-cell office:value-type="float" office:value="9.5">
            <text:p>9.5</text:p>
          </table:table-cell>
          <table:table-cell office:value-type="float" office:value="0.188253">
            <text:p>0.188253</text:p>
          </table:table-cell>
          <table:table-cell table:style-name="Default" office:value-type="float" office:value="0.188293">
            <text:p>0.188293</text:p>
          </table:table-cell>
          <table:table-cell table:style-name="Default" office:value-type="float" office:value="0.186855">
            <text:p>0.186855</text:p>
          </table:table-cell>
          <table:table-cell table:number-columns-repeated="100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276904">
            <text:p>0.00276904</text:p>
          </table:table-cell>
          <table:table-cell table:style-name="Default" office:value-type="float" office:value="0.00282573">
            <text:p>0.00282573</text:p>
          </table:table-cell>
          <table:table-cell table:style-name="Default" office:value-type="float" office:value="0.000851285">
            <text:p>0.000851285</text:p>
          </table:table-cell>
          <table:table-cell table:number-columns-repeated="8"/>
          <table:table-cell office:value-type="float" office:value="10">
            <text:p>10</text:p>
          </table:table-cell>
          <table:table-cell office:value-type="float" office:value="0.19628">
            <text:p>0.19628</text:p>
          </table:table-cell>
          <table:table-cell table:style-name="Default" office:value-type="float" office:value="0.196324">
            <text:p>0.196324</text:p>
          </table:table-cell>
          <table:table-cell table:style-name="Default" office:value-type="float" office:value="0.194878">
            <text:p>0.194878</text:p>
          </table:table-cell>
          <table:table-cell table:number-columns-repeated="9"/>
          <table:table-cell table:style-name="Default"/>
          <table:table-cell table:style-name="ce8" office:value-type="string" table:number-columns-spanned="3" table:number-rows-spanned="1">
            <text:p>g-2 error vs W2 (d2_3=3)</text:p>
          </table:table-cell>
          <table:covered-table-cell table:number-columns-repeated="2" table:style-name="Default"/>
          <table:table-cell table:number-columns-repeated="995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11"/>
          <table:table-cell table:style-name="Default" office:value-type="string">
            <text:p>W2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Pb</text:p>
          </table:table-cell>
          <table:table-cell table:style-name="Default" office:value-type="string">
            <text:p>Al</text:p>
          </table:table-cell>
          <table:table-cell office:value-type="string">
            <text:p>test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11"/>
          <table:table-cell table:style-name="Default" office:value-type="float" office:value="20">
            <text:p>20</text:p>
          </table:table-cell>
          <table:table-cell office:value-type="float" office:value="0.221909">
            <text:p>0.221909</text:p>
          </table:table-cell>
          <table:table-cell office:value-type="float" office:value="0.1424">
            <text:p>0.1424</text:p>
          </table:table-cell>
          <table:table-cell office:value-type="float" office:value="0.405866">
            <text:p>0.405866</text:p>
          </table:table-cell>
          <table:table-cell office:value-type="float" office:value="0.163646">
            <text:p>0.163646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11"/>
          <table:table-cell table:style-name="Default" office:value-type="float" office:value="21">
            <text:p>21</text:p>
          </table:table-cell>
          <table:table-cell/>
          <table:table-cell office:value-type="float" office:value="0.127446">
            <text:p>0.127446</text:p>
          </table:table-cell>
          <table:table-cell table:style-name="Default" office:value-type="float" office:value="0.190377">
            <text:p>0.190377</text:p>
          </table:table-cell>
          <table:table-cell office:value-type="float" office:value="0.0456776">
            <text:p>0.0456776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9" office:value-type="string" table:number-columns-spanned="6" table:number-rows-spanned="1">
            <text:p>g-2 error vs W2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2"/>
          <table:table-cell table:style-name="ce8"/>
          <table:table-cell table:style-name="Default" table:number-columns-repeated="2"/>
          <table:table-cell table:style-name="ce8"/>
          <table:table-cell table:number-columns-repeated="10"/>
          <table:table-cell table:style-name="Default" office:value-type="float" office:value="22">
            <text:p>22</text:p>
          </table:table-cell>
          <table:table-cell table:style-name="Default" office:value-type="float" office:value="0.296928">
            <text:p>0.296928</text:p>
          </table:table-cell>
          <table:table-cell office:value-type="float" office:value="0.0747901">
            <text:p>0.0747901</text:p>
          </table:table-cell>
          <table:table-cell table:style-name="Default" office:value-type="float" office:value="0.113922">
            <text:p>0.113922</text:p>
          </table:table-cell>
          <table:table-cell office:value-type="float" office:value="0.0532964">
            <text:p>0.0532964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8" office:value-type="string" table:number-columns-spanned="3" table:number-rows-spanned="1">
            <text:p>d2_3=3</text:p>
          </table:table-cell>
          <table:covered-table-cell table:number-columns-repeated="2" table:style-name="Default"/>
          <table:table-cell table:style-name="ce9" office:value-type="string" table:number-columns-spanned="3" table:number-rows-spanned="1">
            <text:p>d2_3 = 5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4"/>
          <table:table-cell table:style-name="Default"/>
          <table:table-cell table:number-columns-repeated="11"/>
          <table:table-cell table:style-name="Default" office:value-type="float" office:value="23">
            <text:p>23</text:p>
          </table:table-cell>
          <table:table-cell office:value-type="float" office:value="0.199065">
            <text:p>0.199065</text:p>
          </table:table-cell>
          <table:table-cell office:value-type="float" office:value="0.0822252">
            <text:p>0.0822252</text:p>
          </table:table-cell>
          <table:table-cell table:style-name="Default" office:value-type="float" office:value="0.0736365">
            <text:p>0.0736365</text:p>
          </table:table-cell>
          <table:table-cell office:value-type="float" office:value="0.0582941">
            <text:p>0.0582941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string">
            <text:p>W2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Pb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Cu2</text:p>
          </table:table-cell>
          <table:table-cell table:style-name="Default" office:value-type="string">
            <text:p>Pb2</text:p>
          </table:table-cell>
          <table:table-cell table:style-name="Default" office:value-type="string">
            <text:p>Al2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1"/>
          <table:table-cell table:style-name="Default" office:value-type="float" office:value="24">
            <text:p>24</text:p>
          </table:table-cell>
          <table:table-cell table:style-name="Default" office:value-type="float" office:value="0.153373">
            <text:p>0.153373</text:p>
          </table:table-cell>
          <table:table-cell office:value-type="float" office:value="0.0485818">
            <text:p>0.0485818</text:p>
          </table:table-cell>
          <table:table-cell table:style-name="Default" office:value-type="float" office:value="0.087917">
            <text:p>0.087917</text:p>
          </table:table-cell>
          <table:table-cell office:value-type="float" office:value="0.0551362">
            <text:p>0.0551362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2.5">
            <text:p>2.5</text:p>
          </table:table-cell>
          <table:table-cell office:value-type="float" office:value="0.0457338">
            <text:p>0.0457338</text:p>
          </table:table-cell>
          <table:table-cell table:style-name="Default" office:value-type="float" office:value="0.390226">
            <text:p>0.390226</text:p>
          </table:table-cell>
          <table:table-cell table:style-name="Default" office:value-type="float" office:value="0.184811">
            <text:p>0.184811</text:p>
          </table:table-cell>
          <table:table-cell table:style-name="Default" office:value-type="float" office:value="0.0457338">
            <text:p>0.0457338</text:p>
          </table:table-cell>
          <table:table-cell table:style-name="Default" office:value-type="float" office:value="0.390226">
            <text:p>0.390226</text:p>
          </table:table-cell>
          <table:table-cell table:style-name="Default" office:value-type="float" office:value="0.184811">
            <text:p>0.184811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1"/>
          <table:table-cell table:style-name="Default" office:value-type="float" office:value="25">
            <text:p>25</text:p>
          </table:table-cell>
          <table:table-cell office:value-type="float" office:value="0.240439">
            <text:p>0.240439</text:p>
          </table:table-cell>
          <table:table-cell office:value-type="float" office:value="0.0520672">
            <text:p>0.0520672</text:p>
          </table:table-cell>
          <table:table-cell table:style-name="Default" office:value-type="float" office:value="0.0723772">
            <text:p>0.0723772</text:p>
          </table:table-cell>
          <table:table-cell office:value-type="float" office:value="0.151528">
            <text:p>0.151528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7.5">
            <text:p>7.5</text:p>
          </table:table-cell>
          <table:table-cell office:value-type="float" office:value="0.0822587">
            <text:p>0.0822587</text:p>
          </table:table-cell>
          <table:table-cell table:style-name="Default" office:value-type="float" office:value="0.218729">
            <text:p>0.218729</text:p>
          </table:table-cell>
          <table:table-cell table:style-name="Default"/>
          <table:table-cell table:style-name="Default" office:value-type="float" office:value="0.0822587">
            <text:p>0.0822587</text:p>
          </table:table-cell>
          <table:table-cell table:style-name="Default" office:value-type="float" office:value="0.218729">
            <text:p>0.218729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11"/>
          <table:table-cell table:style-name="Default" office:value-type="float" office:value="26">
            <text:p>26</text:p>
          </table:table-cell>
          <table:table-cell table:style-name="Default"/>
          <table:table-cell office:value-type="float" office:value="0.0847929">
            <text:p>0.0847929</text:p>
          </table:table-cell>
          <table:table-cell table:style-name="Default" office:value-type="float" office:value="0.0703471">
            <text:p>0.0703471</text:p>
          </table:table-cell>
          <table:table-cell office:value-type="float" office:value="0.0669075">
            <text:p>0.0669075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10">
            <text:p>10</text:p>
          </table:table-cell>
          <table:table-cell table:style-name="Default" office:value-type="float" office:value="0.0767449">
            <text:p>0.0767449</text:p>
          </table:table-cell>
          <table:table-cell table:style-name="Default" office:value-type="float" office:value="0.443708">
            <text:p>0.443708</text:p>
          </table:table-cell>
          <table:table-cell table:style-name="Default" office:value-type="float" office:value="0.11069">
            <text:p>0.11069</text:p>
          </table:table-cell>
          <table:table-cell table:style-name="Default" office:value-type="float" office:value="0.0767449">
            <text:p>0.0767449</text:p>
          </table:table-cell>
          <table:table-cell table:style-name="Default" office:value-type="float" office:value="0.443708">
            <text:p>0.443708</text:p>
          </table:table-cell>
          <table:table-cell table:style-name="Default" office:value-type="float" office:value="0.11069">
            <text:p>0.11069</text:p>
          </table:table-cell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27">
            <text:p>27</text:p>
          </table:table-cell>
          <table:table-cell office:value-type="float" office:value="0.232584">
            <text:p>0.232584</text:p>
          </table:table-cell>
          <table:table-cell office:value-type="float" office:value="0.0992092">
            <text:p>0.0992092</text:p>
          </table:table-cell>
          <table:table-cell table:style-name="Default" office:value-type="float" office:value="0.116827">
            <text:p>0.116827</text:p>
          </table:table-cell>
          <table:table-cell office:value-type="float" office:value="0.0657262">
            <text:p>0.0657262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12.5">
            <text:p>12.5</text:p>
          </table:table-cell>
          <table:table-cell office:value-type="float" office:value="0.14322">
            <text:p>0.14322</text:p>
          </table:table-cell>
          <table:table-cell table:style-name="Default" office:value-type="float" office:value="0.0725235">
            <text:p>0.0725235</text:p>
          </table:table-cell>
          <table:table-cell table:style-name="Default" office:value-type="float" office:value="0.197328">
            <text:p>0.197328</text:p>
          </table:table-cell>
          <table:table-cell table:style-name="Default" office:value-type="float" office:value="0.117607">
            <text:p>0.117607</text:p>
          </table:table-cell>
          <table:table-cell table:style-name="Default"/>
          <table:table-cell table:style-name="Default" office:value-type="float" office:value="0.0809295">
            <text:p>0.0809295</text:p>
          </table:table-cell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28">
            <text:p>28</text:p>
          </table:table-cell>
          <table:table-cell table:style-name="Default" office:value-type="float" office:value="0.028219">
            <text:p>0.028219</text:p>
          </table:table-cell>
          <table:table-cell office:value-type="float" office:value="0.0546508">
            <text:p>0.0546508</text:p>
          </table:table-cell>
          <table:table-cell table:style-name="Default" office:value-type="float" office:value="0.288116">
            <text:p>0.288116</text:p>
          </table:table-cell>
          <table:table-cell office:value-type="float" office:value="0.0498299">
            <text:p>0.0498299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15">
            <text:p>15</text:p>
          </table:table-cell>
          <table:table-cell table:style-name="Default"/>
          <table:table-cell table:style-name="Default" office:value-type="float" office:value="0.0983673">
            <text:p>0.0983673</text:p>
          </table:table-cell>
          <table:table-cell table:style-name="Default"/>
          <table:table-cell table:style-name="Default" office:value-type="float" office:value="0.125326">
            <text:p>0.125326</text:p>
          </table:table-cell>
          <table:table-cell table:style-name="Default" office:value-type="float" office:value="0.131049">
            <text:p>0.131049</text:p>
          </table:table-cell>
          <table:table-cell table:style-name="Default" table:number-columns-repeated="3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29">
            <text:p>29</text:p>
          </table:table-cell>
          <table:table-cell office:value-type="float" office:value="0.112841">
            <text:p>0.112841</text:p>
          </table:table-cell>
          <table:table-cell office:value-type="float" office:value="0.20559">
            <text:p>0.20559</text:p>
          </table:table-cell>
          <table:table-cell table:style-name="Default" office:value-type="float" office:value="0.262476">
            <text:p>0.262476</text:p>
          </table:table-cell>
          <table:table-cell office:value-type="float" office:value="0.078745">
            <text:p>0.078745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17.5">
            <text:p>17.5</text:p>
          </table:table-cell>
          <table:table-cell office:value-type="float" office:value="0.0849711">
            <text:p>0.0849711</text:p>
          </table:table-cell>
          <table:table-cell table:style-name="Default" office:value-type="float" office:value="0.105341">
            <text:p>0.105341</text:p>
          </table:table-cell>
          <table:table-cell table:style-name="Default" office:value-type="float" office:value="0.210876">
            <text:p>0.210876</text:p>
          </table:table-cell>
          <table:table-cell table:style-name="Default" office:value-type="float" office:value="0.110203">
            <text:p>0.110203</text:p>
          </table:table-cell>
          <table:table-cell table:style-name="Default" office:value-type="float" office:value="0.0722137">
            <text:p>0.0722137</text:p>
          </table:table-cell>
          <table:table-cell table:style-name="Default" office:value-type="float" office:value="0.106123">
            <text:p>0.106123</text:p>
          </table:table-cell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30">
            <text:p>30</text:p>
          </table:table-cell>
          <table:table-cell table:style-name="Default"/>
          <table:table-cell office:value-type="float" office:value="0.0709404">
            <text:p>0.0709404</text:p>
          </table:table-cell>
          <table:table-cell table:style-name="Default" office:value-type="float" office:value="0.0967817">
            <text:p>0.0967817</text:p>
          </table:table-cell>
          <table:table-cell office:value-type="float" office:value="0.0699146">
            <text:p>0.0699146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20">
            <text:p>20</text:p>
          </table:table-cell>
          <table:table-cell table:style-name="Default" office:value-type="float" office:value="0.221909">
            <text:p>0.221909</text:p>
          </table:table-cell>
          <table:table-cell office:value-type="float" office:value="0.1424">
            <text:p>0.1424</text:p>
          </table:table-cell>
          <table:table-cell table:style-name="Default" office:value-type="float" office:value="0.405866">
            <text:p>0.405866</text:p>
          </table:table-cell>
          <table:table-cell table:style-name="Default"/>
          <table:table-cell table:style-name="Default" office:value-type="float" office:value="0.288193">
            <text:p>0.288193</text:p>
          </table:table-cell>
          <table:table-cell table:style-name="Default" office:value-type="float" office:value="0.109017">
            <text:p>0.109017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31">
            <text:p>31</text:p>
          </table:table-cell>
          <table:table-cell office:value-type="float" office:value="0.0952145">
            <text:p>0.0952145</text:p>
          </table:table-cell>
          <table:table-cell office:value-type="float" office:value="0.071553">
            <text:p>0.071553</text:p>
          </table:table-cell>
          <table:table-cell table:style-name="Default" office:value-type="float" office:value="0.115967">
            <text:p>0.115967</text:p>
          </table:table-cell>
          <table:table-cell office:value-type="float" office:value="0.0865021">
            <text:p>0.0865021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22.5">
            <text:p>22.5</text:p>
          </table:table-cell>
          <table:table-cell/>
          <table:table-cell office:value-type="float" office:value="0.0865189">
            <text:p>0.0865189</text:p>
          </table:table-cell>
          <table:table-cell table:style-name="Default" office:value-type="float" office:value="0.0719523">
            <text:p>0.0719523</text:p>
          </table:table-cell>
          <table:table-cell table:style-name="Default" office:value-type="float" office:value="0.0643608">
            <text:p>0.0643608</text:p>
          </table:table-cell>
          <table:table-cell table:style-name="Default"/>
          <table:table-cell table:style-name="Default" office:value-type="float" office:value="0.0485184">
            <text:p>0.0485184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32">
            <text:p>32</text:p>
          </table:table-cell>
          <table:table-cell table:style-name="Default" office:value-type="float" office:value="0.119981">
            <text:p>0.119981</text:p>
          </table:table-cell>
          <table:table-cell office:value-type="float" office:value="0.111796">
            <text:p>0.111796</text:p>
          </table:table-cell>
          <table:table-cell table:style-name="Default" office:value-type="float" office:value="0.0862138">
            <text:p>0.0862138</text:p>
          </table:table-cell>
          <table:table-cell office:value-type="float" office:value="0.050807">
            <text:p>0.050807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0.240439">
            <text:p>0.240439</text:p>
          </table:table-cell>
          <table:table-cell office:value-type="float" office:value="0.0520672">
            <text:p>0.0520672</text:p>
          </table:table-cell>
          <table:table-cell table:style-name="Default" office:value-type="float" office:value="0.0723772">
            <text:p>0.0723772</text:p>
          </table:table-cell>
          <table:table-cell table:style-name="Default" office:value-type="float" office:value="0.273687">
            <text:p>0.273687</text:p>
          </table:table-cell>
          <table:table-cell table:style-name="Default" office:value-type="float" office:value="0.284091">
            <text:p>0.284091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Default" office:value-type="float" office:value="33">
            <text:p>33</text:p>
          </table:table-cell>
          <table:table-cell/>
          <table:table-cell office:value-type="float" office:value="0.109551">
            <text:p>0.109551</text:p>
          </table:table-cell>
          <table:table-cell table:style-name="Default"/>
          <table:table-cell office:value-type="float" office:value="0.0603896">
            <text:p>0.0603896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27.5">
            <text:p>27.5</text:p>
          </table:table-cell>
          <table:table-cell office:value-type="float" office:value="0.300576">
            <text:p>0.300576</text:p>
          </table:table-cell>
          <table:table-cell office:value-type="float" office:value="0.0973127">
            <text:p>0.0973127</text:p>
          </table:table-cell>
          <table:table-cell table:style-name="Default" office:value-type="float" office:value="0.231085">
            <text:p>0.231085</text:p>
          </table:table-cell>
          <table:table-cell table:style-name="Default" office:value-type="float" office:value="0.25768">
            <text:p>0.25768</text:p>
          </table:table-cell>
          <table:table-cell table:style-name="Default" office:value-type="float" office:value="0.122239">
            <text:p>0.122239</text:p>
          </table:table-cell>
          <table:table-cell table:style-name="Default" office:value-type="float" office:value="0.121732">
            <text:p>0.121732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34">
            <text:p>34</text:p>
          </table:table-cell>
          <table:table-cell office:value-type="float" office:value="0.163463">
            <text:p>0.163463</text:p>
          </table:table-cell>
          <table:table-cell office:value-type="float" office:value="0.176343">
            <text:p>0.176343</text:p>
          </table:table-cell>
          <table:table-cell table:style-name="Default" office:value-type="float" office:value="0.181418">
            <text:p>0.181418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30">
            <text:p>30</text:p>
          </table:table-cell>
          <table:table-cell table:style-name="Default"/>
          <table:table-cell office:value-type="float" office:value="0.0709404">
            <text:p>0.0709404</text:p>
          </table:table-cell>
          <table:table-cell table:style-name="Default" office:value-type="float" office:value="0.0967817">
            <text:p>0.0967817</text:p>
          </table:table-cell>
          <table:table-cell table:style-name="Default" office:value-type="float" office:value="0.132448">
            <text:p>0.132448</text:p>
          </table:table-cell>
          <table:table-cell table:style-name="Default" office:value-type="float" office:value="0.162767">
            <text:p>0.162767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office:value-type="float" office:value="35">
            <text:p>35</text:p>
          </table:table-cell>
          <table:table-cell office:value-type="float" office:value="0.170041">
            <text:p>0.170041</text:p>
          </table:table-cell>
          <table:table-cell office:value-type="float" office:value="0.186372">
            <text:p>0.186372</text:p>
          </table:table-cell>
          <table:table-cell table:style-name="Default" office:value-type="float" office:value="0.0910139">
            <text:p>0.0910139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32.5">
            <text:p>32.5</text:p>
          </table:table-cell>
          <table:table-cell office:value-type="float" office:value="0.0589286">
            <text:p>0.0589286</text:p>
          </table:table-cell>
          <table:table-cell table:style-name="Default" office:value-type="float" office:value="0.178428">
            <text:p>0.178428</text:p>
          </table:table-cell>
          <table:table-cell table:style-name="Default" office:value-type="float" office:value="0.129648">
            <text:p>0.129648</text:p>
          </table:table-cell>
          <table:table-cell table:style-name="Default" office:value-type="float" office:value="0.0863639">
            <text:p>0.0863639</text:p>
          </table:table-cell>
          <table:table-cell table:style-name="Default"/>
          <table:table-cell table:style-name="Default" office:value-type="float" office:value="0.0729115">
            <text:p>0.072911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36">
            <text:p>36</text:p>
          </table:table-cell>
          <table:table-cell office:value-type="float" office:value="0.432425">
            <text:p>0.432425</text:p>
          </table:table-cell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35">
            <text:p>35</text:p>
          </table:table-cell>
          <table:table-cell table:style-name="Default" office:value-type="float" office:value="0.170041">
            <text:p>0.170041</text:p>
          </table:table-cell>
          <table:table-cell table:style-name="Default" office:value-type="float" office:value="0.186372">
            <text:p>0.186372</text:p>
          </table:table-cell>
          <table:table-cell table:style-name="Default" office:value-type="float" office:value="0.0910139">
            <text:p>0.0910139</text:p>
          </table:table-cell>
          <table:table-cell table:style-name="Default" office:value-type="float" office:value="0.112183">
            <text:p>0.112183</text:p>
          </table:table-cell>
          <table:table-cell table:style-name="Default" table:number-columns-repeated="2"/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office:value-type="float" office:value="37">
            <text:p>37</text:p>
          </table:table-cell>
          <table:table-cell/>
          <table:table-cell office:value-type="float" office:value="0.096601">
            <text:p>0.096601</text:p>
          </table:table-cell>
          <table:table-cell table:style-name="Default" office:value-type="float" office:value="0.297295">
            <text:p>0.297295</text:p>
          </table:table-cell>
          <table:table-cell office:value-type="float" office:value="0.14182">
            <text:p>0.14182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37.5">
            <text:p>37.5</text:p>
          </table:table-cell>
          <table:table-cell office:value-type="float" office:value="0.199047">
            <text:p>0.199047</text:p>
          </table:table-cell>
          <table:table-cell table:style-name="Default" office:value-type="float" office:value="0.128419">
            <text:p>0.128419</text:p>
          </table:table-cell>
          <table:table-cell table:style-name="Default" office:value-type="float" office:value="0.117711">
            <text:p>0.117711</text:p>
          </table:table-cell>
          <table:table-cell table:style-name="Default" table:number-columns-repeated="2"/>
          <table:table-cell table:style-name="Default" office:value-type="float" office:value="0.11364">
            <text:p>0.11364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38">
            <text:p>38</text:p>
          </table:table-cell>
          <table:table-cell office:value-type="float" office:value="0.184977">
            <text:p>0.184977</text:p>
          </table:table-cell>
          <table:table-cell office:value-type="float" office:value="0.342454">
            <text:p>0.342454</text:p>
          </table:table-cell>
          <table:table-cell table:style-name="Default"/>
          <table:table-cell office:value-type="float" office:value="0.00218331">
            <text:p>0.00218331</text:p>
          </table:table-cell>
          <table:table-cell table:style-name="Default"/>
          <table:table-cell table:number-columns-repeated="99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35354">
            <text:p>0.135354</text:p>
          </table:table-cell>
          <table:table-cell table:style-name="Default" office:value-type="float" office:value="0.154243">
            <text:p>0.154243</text:p>
          </table:table-cell>
          <table:table-cell table:style-name="Default" office:value-type="float" office:value="0.304755">
            <text:p>0.304755</text:p>
          </table:table-cell>
          <table:table-cell table:style-name="Default" office:value-type="float" office:value="0.0854019">
            <text:p>0.0854019</text:p>
          </table:table-cell>
          <table:table-cell table:style-name="Default" office:value-type="float" office:value="0.23042">
            <text:p>0.23042</text:p>
          </table:table-cell>
          <table:table-cell table:style-name="Default" office:value-type="float" office:value="0.124626">
            <text:p>0.124626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39">
            <text:p>39</text:p>
          </table:table-cell>
          <table:table-cell office:value-type="float" office:value="0.121428">
            <text:p>0.121428</text:p>
          </table:table-cell>
          <table:table-cell office:value-type="float" office:value="0.205149">
            <text:p>0.205149</text:p>
          </table:table-cell>
          <table:table-cell table:style-name="Default" office:value-type="float" office:value="0.0676392">
            <text:p>0.0676392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42.5">
            <text:p>42.5</text:p>
          </table:table-cell>
          <table:table-cell office:value-type="float" office:value="0.146751">
            <text:p>0.146751</text:p>
          </table:table-cell>
          <table:table-cell table:style-name="Default" office:value-type="float" office:value="0.162757">
            <text:p>0.162757</text:p>
          </table:table-cell>
          <table:table-cell table:style-name="Default" office:value-type="float" office:value="0.125152">
            <text:p>0.125152</text:p>
          </table:table-cell>
          <table:table-cell table:style-name="Default"/>
          <table:table-cell table:style-name="Default" office:value-type="float" office:value="0.216369">
            <text:p>0.216369</text:p>
          </table:table-cell>
          <table:table-cell table:style-name="Default" office:value-type="float" office:value="0.0755276">
            <text:p>0.0755276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40">
            <text:p>40</text:p>
          </table:table-cell>
          <table:table-cell office:value-type="float" office:value="0.135354">
            <text:p>0.135354</text:p>
          </table:table-cell>
          <table:table-cell office:value-type="float" office:value="0.154243">
            <text:p>0.154243</text:p>
          </table:table-cell>
          <table:table-cell table:style-name="Default" office:value-type="float" office:value="0.304755">
            <text:p>0.304755</text:p>
          </table:table-cell>
          <table:table-cell office:value-type="float" office:value="0.0763711">
            <text:p>0.0763711</text:p>
          </table:table-cell>
          <table:table-cell table:style-name="Default"/>
          <table:table-cell table:number-columns-repeated="99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628611">
            <text:p>0.0628611</text:p>
          </table:table-cell>
          <table:table-cell table:style-name="Default" office:value-type="float" office:value="0.139067">
            <text:p>0.139067</text:p>
          </table:table-cell>
          <table:table-cell table:style-name="Default" office:value-type="float" office:value="0.181315">
            <text:p>0.181315</text:p>
          </table:table-cell>
          <table:table-cell table:style-name="Default" office:value-type="float" office:value="0.061452">
            <text:p>0.061452</text:p>
          </table:table-cell>
          <table:table-cell table:style-name="Default" office:value-type="float" office:value="0.228185">
            <text:p>0.228185</text:p>
          </table:table-cell>
          <table:table-cell table:style-name="Default" office:value-type="float" office:value="0.094183">
            <text:p>0.094183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41">
            <text:p>41</text:p>
          </table:table-cell>
          <table:table-cell office:value-type="float" office:value="0.0781746">
            <text:p>0.0781746</text:p>
          </table:table-cell>
          <table:table-cell office:value-type="float" office:value="0.185401">
            <text:p>0.185401</text:p>
          </table:table-cell>
          <table:table-cell table:style-name="Default" office:value-type="float" office:value="0.0488776">
            <text:p>0.0488776</text:p>
          </table:table-cell>
          <table:table-cell office:value-type="float" office:value="0.08129">
            <text:p>0.08129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47.5">
            <text:p>47.5</text:p>
          </table:table-cell>
          <table:table-cell office:value-type="float" office:value="0.0440769">
            <text:p>0.0440769</text:p>
          </table:table-cell>
          <table:table-cell table:style-name="Default"/>
          <table:table-cell table:style-name="Default" office:value-type="float" office:value="0.133273">
            <text:p>0.133273</text:p>
          </table:table-cell>
          <table:table-cell table:style-name="Default" office:value-type="float" office:value="0.0912735">
            <text:p>0.0912735</text:p>
          </table:table-cell>
          <table:table-cell table:style-name="Default" office:value-type="float" office:value="0.0964037">
            <text:p>0.0964037</text:p>
          </table:table-cell>
          <table:table-cell table:style-name="Default" office:value-type="float" office:value="0.177177">
            <text:p>0.177177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42">
            <text:p>42</text:p>
          </table:table-cell>
          <table:table-cell office:value-type="float" office:value="0.123484">
            <text:p>0.123484</text:p>
          </table:table-cell>
          <table:table-cell office:value-type="float" office:value="0.256179">
            <text:p>0.256179</text:p>
          </table:table-cell>
          <table:table-cell table:style-name="Default"/>
          <table:table-cell office:value-type="float" office:value="0.117973">
            <text:p>0.117973</text:p>
          </table:table-cell>
          <table:table-cell table:style-name="Default"/>
          <table:table-cell table:number-columns-repeated="99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740338">
            <text:p>0.0740338</text:p>
          </table:table-cell>
          <table:table-cell table:style-name="Default" office:value-type="float" office:value="0.111548">
            <text:p>0.111548</text:p>
          </table:table-cell>
          <table:table-cell table:style-name="Default"/>
          <table:table-cell table:style-name="Default" office:value-type="float" office:value="0.0880386">
            <text:p>0.0880386</text:p>
          </table:table-cell>
          <table:table-cell table:style-name="Default" table:number-columns-repeated="2"/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43">
            <text:p>43</text:p>
          </table:table-cell>
          <table:table-cell/>
          <table:table-cell office:value-type="float" office:value="0.253591">
            <text:p>0.253591</text:p>
          </table:table-cell>
          <table:table-cell table:style-name="Default" office:value-type="float" office:value="0.35094">
            <text:p>0.35094</text:p>
          </table:table-cell>
          <table:table-cell office:value-type="float" office:value="0.0648136">
            <text:p>0.0648136</text:p>
          </table:table-cell>
          <table:table-cell table:style-name="Default"/>
          <table:table-cell table:number-columns-repeated="99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700999">
            <text:p>0.0700999</text:p>
          </table:table-cell>
          <table:table-cell table:style-name="Default" office:value-type="float" office:value="0.0572365">
            <text:p>0.0572365</text:p>
          </table:table-cell>
          <table:table-cell table:style-name="Default"/>
          <table:table-cell table:style-name="Default" office:value-type="float" office:value="0.14161">
            <text:p>0.14161</text:p>
          </table:table-cell>
          <table:table-cell table:style-name="Default" office:value-type="float" office:value="0.0689525">
            <text:p>0.0689525</text:p>
          </table:table-cell>
          <table:table-cell table:style-name="Default"/>
          <table:table-cell/>
          <table:table-cell table:style-name="Default"/>
          <table:table-cell table:number-columns-repeated="16"/>
          <table:table-cell office:value-type="float" office:value="44">
            <text:p>44</text:p>
          </table:table-cell>
          <table:table-cell/>
          <table:table-cell office:value-type="float" office:value="0.325683">
            <text:p>0.325683</text:p>
          </table:table-cell>
          <table:table-cell table:style-name="Default" office:value-type="float" office:value="0.156644">
            <text:p>0.156644</text:p>
          </table:table-cell>
          <table:table-cell office:value-type="float" office:value="0.0789891">
            <text:p>0.0789891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table:number-columns-repeated="7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45">
            <text:p>45</text:p>
          </table:table-cell>
          <table:table-cell office:value-type="float" office:value="0.0628611">
            <text:p>0.0628611</text:p>
          </table:table-cell>
          <table:table-cell office:value-type="float" office:value="0.139067">
            <text:p>0.139067</text:p>
          </table:table-cell>
          <table:table-cell table:style-name="Default" office:value-type="float" office:value="0.181315">
            <text:p>0.181315</text:p>
          </table:table-cell>
          <table:table-cell office:value-type="float" office:value="0.118481">
            <text:p>0.118481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table:number-columns-repeated="7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46">
            <text:p>46</text:p>
          </table:table-cell>
          <table:table-cell office:value-type="float" office:value="0.145007">
            <text:p>0.145007</text:p>
          </table:table-cell>
          <table:table-cell/>
          <table:table-cell table:style-name="Default" office:value-type="float" office:value="0.273802">
            <text:p>0.273802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 table:number-columns-repeated="7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47">
            <text:p>47</text:p>
          </table:table-cell>
          <table:table-cell office:value-type="float" office:value="0.138678">
            <text:p>0.138678</text:p>
          </table:table-cell>
          <table:table-cell office:value-type="float" office:value="0.0777633">
            <text:p>0.0777633</text:p>
          </table:table-cell>
          <table:table-cell table:style-name="Default" office:value-type="float" office:value="0.0894566">
            <text:p>0.0894566</text:p>
          </table:table-cell>
          <table:table-cell office:value-type="float" office:value="0.226028">
            <text:p>0.226028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table:number-columns-repeated="9"/>
          <table:table-cell table:number-columns-repeated="8"/>
          <table:table-cell table:style-name="Default"/>
          <table:table-cell table:number-columns-repeated="7"/>
          <table:table-cell office:value-type="float" office:value="48">
            <text:p>48</text:p>
          </table:table-cell>
          <table:table-cell office:value-type="float" office:value="0.0575732">
            <text:p>0.0575732</text:p>
          </table:table-cell>
          <table:table-cell office:value-type="float" office:value="0.403596">
            <text:p>0.403596</text:p>
          </table:table-cell>
          <table:table-cell table:style-name="Default" office:value-type="float" office:value="0.0471593">
            <text:p>0.0471593</text:p>
          </table:table-cell>
          <table:table-cell office:value-type="float" office:value="0.0947882">
            <text:p>0.0947882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table:number-columns-repeated="9"/>
          <table:table-cell table:number-columns-repeated="8"/>
          <table:table-cell table:style-name="Default"/>
          <table:table-cell table:number-columns-repeated="7"/>
          <table:table-cell office:value-type="float" office:value="49">
            <text:p>49</text:p>
          </table:table-cell>
          <table:table-cell office:value-type="float" office:value="0.0631539">
            <text:p>0.0631539</text:p>
          </table:table-cell>
          <table:table-cell office:value-type="float" office:value="0.104774">
            <text:p>0.104774</text:p>
          </table:table-cell>
          <table:table-cell table:style-name="Default" office:value-type="float" office:value="0.0400578">
            <text:p>0.0400578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/>
          <table:table-cell table:style-name="ce9" office:value-type="string" table:number-columns-spanned="6" table:number-rows-spanned="1">
            <text:p>g-2 error vs d2_3</text:p>
          </table:table-cell>
          <table:covered-table-cell table:number-columns-repeated="5"/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float" office:value="50">
            <text:p>50</text:p>
          </table:table-cell>
          <table:table-cell office:value-type="float" office:value="0.0740338">
            <text:p>0.0740338</text:p>
          </table:table-cell>
          <table:table-cell office:value-type="float" office:value="0.111548">
            <text:p>0.111548</text:p>
          </table:table-cell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/>
          <table:table-cell table:style-name="ce9" office:value-type="string" table:number-columns-spanned="3" table:number-rows-spanned="1">
            <text:p>W2 = 50</text:p>
          </table:table-cell>
          <table:covered-table-cell table:number-columns-repeated="2" table:style-name="Default"/>
          <table:table-cell table:style-name="ce9" office:value-type="string" table:number-columns-spanned="3" table:number-rows-spanned="1">
            <text:p>W2 = 20</text:p>
          </table:table-cell>
          <table:covered-table-cell/>
          <table:covered-table-cell table:style-name="Default"/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table:style-name="Default" table:number-columns-repeated="6"/>
          <table:table-cell table:number-columns-repeated="993"/>
        </table:table-row>
        <table:table-row table:style-name="ro2">
          <table:table-cell table:style-name="Default" office:value-type="string">
            <text:p>d2_3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Pb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Cu2</text:p>
          </table:table-cell>
          <table:table-cell office:value-type="string">
            <text:p>Pb2</text:p>
          </table:table-cell>
          <table:table-cell table:style-name="Default" office:value-type="string">
            <text:p>Al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table:style-name="Default" table:number-columns-repeated="7"/>
          <table:table-cell table:number-columns-repeated="992"/>
        </table:table-row>
        <table:table-row table:style-name="ro2">
          <table:table-cell table:style-name="Default" office:value-type="float" office:value="0.5">
            <text:p>0.5</text:p>
          </table:table-cell>
          <table:table-cell office:value-type="float" office:value="0.0761575">
            <text:p>0.0761575</text:p>
          </table:table-cell>
          <table:table-cell office:value-type="float" office:value="0.450035">
            <text:p>0.450035</text:p>
          </table:table-cell>
          <table:table-cell table:style-name="Default" office:value-type="float" office:value="0.119024">
            <text:p>0.119024</text:p>
          </table:table-cell>
          <table:table-cell table:style-name="Default" office:value-type="float" office:value="0.211742">
            <text:p>0.211742</text:p>
          </table:table-cell>
          <table:table-cell table:style-name="Default" office:value-type="float" office:value="0.0640129">
            <text:p>0.0640129</text:p>
          </table:table-cell>
          <table:table-cell table:style-name="Default" office:value-type="float" office:value="0.132192">
            <text:p>0.1321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table:style-name="Default"/>
          <table:table-cell table:style-name="ce9" office:value-type="string">
            <text:p>g-2 error vs d2_3 </text:p>
          </table:table-cell>
          <table:table-cell table:style-name="Default" table:number-columns-repeated="5"/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853829">
            <text:p>0.0853829</text:p>
          </table:table-cell>
          <table:table-cell table:style-name="Default" office:value-type="float" office:value="0.131397">
            <text:p>0.131397</text:p>
          </table:table-cell>
          <table:table-cell table:style-name="ce2" office:value-type="float" office:value="0.0000241969">
            <text:p>2.42E-005</text:p>
          </table:table-cell>
          <table:table-cell table:style-name="Default" office:value-type="float" office:value="0.211742">
            <text:p>0.211742</text:p>
          </table:table-cell>
          <table:table-cell table:style-name="Default" office:value-type="float" office:value="0.0640129">
            <text:p>0.0640129</text:p>
          </table:table-cell>
          <table:table-cell table:style-name="Default" office:value-type="float" office:value="0.132192">
            <text:p>0.1321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string">
            <text:p>d2_3</text:p>
          </table:table-cell>
          <table:table-cell table:style-name="Default" office:value-type="string">
            <text:p>Cu, W2=50</text:p>
          </table:table-cell>
          <table:table-cell office:value-type="string">
            <text:p>Cu, W2=20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1.5">
            <text:p>1.5</text:p>
          </table:table-cell>
          <table:table-cell office:value-type="float" office:value="0.134492">
            <text:p>0.134492</text:p>
          </table:table-cell>
          <table:table-cell table:style-name="Default" office:value-type="float" office:value="0.0736116">
            <text:p>0.0736116</text:p>
          </table:table-cell>
          <table:table-cell table:style-name="Default" office:value-type="float" office:value="0.0563155">
            <text:p>0.0563155</text:p>
          </table:table-cell>
          <table:table-cell table:style-name="Default" office:value-type="float" office:value="0.211742">
            <text:p>0.211742</text:p>
          </table:table-cell>
          <table:table-cell table:style-name="Default" office:value-type="float" office:value="0.0640129">
            <text:p>0.0640129</text:p>
          </table:table-cell>
          <table:table-cell table:style-name="Default" office:value-type="float" office:value="0.132192">
            <text:p>0.1321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float" office:value="2">
            <text:p>2</text:p>
          </table:table-cell>
          <table:table-cell office:value-type="float" office:value="0.0958739">
            <text:p>0.0958739</text:p>
          </table:table-cell>
          <table:table-cell office:value-type="float" office:value="0.16817">
            <text:p>0.16817</text:p>
          </table:table-cell>
          <table:table-cell table:style-name="Default"/>
          <table:table-cell table:number-columns-repeated="2"/>
          <table:table-cell table:style-name="Default"/>
          <table:table-cell table:number-columns-repeated="99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56559">
            <text:p>0.056559</text:p>
          </table:table-cell>
          <table:table-cell table:style-name="Default" office:value-type="float" office:value="0.247794">
            <text:p>0.247794</text:p>
          </table:table-cell>
          <table:table-cell table:style-name="Default" office:value-type="float" office:value="0.0500664">
            <text:p>0.0500664</text:p>
          </table:table-cell>
          <table:table-cell table:style-name="Default" office:value-type="float" office:value="0.211742">
            <text:p>0.211742</text:p>
          </table:table-cell>
          <table:table-cell table:style-name="Default" office:value-type="float" office:value="0.0640129">
            <text:p>0.0640129</text:p>
          </table:table-cell>
          <table:table-cell table:style-name="Default" office:value-type="float" office:value="0.132192">
            <text:p>0.1321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float" office:value="2.1">
            <text:p>2.1</text:p>
          </table:table-cell>
          <table:table-cell office:value-type="float" office:value="0.159213">
            <text:p>0.159213</text:p>
          </table:table-cell>
          <table:table-cell office:value-type="float" office:value="0.16817">
            <text:p>0.16817</text:p>
          </table:table-cell>
          <table:table-cell table:style-name="Default"/>
          <table:table-cell table:number-columns-repeated="2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2.5">
            <text:p>2.5</text:p>
          </table:table-cell>
          <table:table-cell office:value-type="float" office:value="0.0632054">
            <text:p>0.0632054</text:p>
          </table:table-cell>
          <table:table-cell table:style-name="Default" office:value-type="float" office:value="0.114226">
            <text:p>0.114226</text:p>
          </table:table-cell>
          <table:table-cell table:style-name="Default" office:value-type="float" office:value="0.0419791">
            <text:p>0.0419791</text:p>
          </table:table-cell>
          <table:table-cell table:style-name="Default" office:value-type="float" office:value="0.211742">
            <text:p>0.211742</text:p>
          </table:table-cell>
          <table:table-cell table:style-name="Default" office:value-type="float" office:value="0.0640129">
            <text:p>0.0640129</text:p>
          </table:table-cell>
          <table:table-cell table:style-name="Default" office:value-type="float" office:value="0.132192">
            <text:p>0.1321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float" office:value="2.2">
            <text:p>2.2</text:p>
          </table:table-cell>
          <table:table-cell office:value-type="float" office:value="0.0993843">
            <text:p>0.0993843</text:p>
          </table:table-cell>
          <table:table-cell office:value-type="float" office:value="0.16817">
            <text:p>0.16817</text:p>
          </table:table-cell>
          <table:table-cell table:style-name="Default"/>
          <table:table-cell table:number-columns-repeated="2"/>
          <table:table-cell table:style-name="Default"/>
          <table:table-cell table:number-columns-repeated="99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740338">
            <text:p>0.0740338</text:p>
          </table:table-cell>
          <table:table-cell table:style-name="Default" office:value-type="float" office:value="0.111548">
            <text:p>0.111548</text:p>
          </table:table-cell>
          <table:table-cell table:style-name="Default"/>
          <table:table-cell table:style-name="Default" office:value-type="float" office:value="0.221909">
            <text:p>0.221909</text:p>
          </table:table-cell>
          <table:table-cell table:style-name="Default" office:value-type="float" office:value="0.1424">
            <text:p>0.1424</text:p>
          </table:table-cell>
          <table:table-cell table:style-name="Default" office:value-type="float" office:value="0.405866">
            <text:p>0.405866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3">
            <text:p>2.3</text:p>
          </table:table-cell>
          <table:table-cell office:value-type="float" office:value="0.125449">
            <text:p>0.125449</text:p>
          </table:table-cell>
          <table:table-cell office:value-type="float" office:value="0.16817">
            <text:p>0.16817</text:p>
          </table:table-cell>
          <table:table-cell table:style-name="Default"/>
          <table:table-cell table:number-columns-repeated="2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3.5">
            <text:p>3.5</text:p>
          </table:table-cell>
          <table:table-cell office:value-type="float" office:value="0.0786595">
            <text:p>0.0786595</text:p>
          </table:table-cell>
          <table:table-cell table:style-name="Default" office:value-type="float" office:value="0.142969">
            <text:p>0.142969</text:p>
          </table:table-cell>
          <table:table-cell table:style-name="Default" office:value-type="float" office:value="0.0600071">
            <text:p>0.0600071</text:p>
          </table:table-cell>
          <table:table-cell table:style-name="Default"/>
          <table:table-cell table:style-name="Default" office:value-type="float" office:value="0.0657828">
            <text:p>0.0657828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4">
            <text:p>2.4</text:p>
          </table:table-cell>
          <table:table-cell office:value-type="float" office:value="0.135059">
            <text:p>0.135059</text:p>
          </table:table-cell>
          <table:table-cell office:value-type="float" office:value="0.16817">
            <text:p>0.16817</text:p>
          </table:table-cell>
          <table:table-cell table:style-name="Default"/>
          <table:table-cell table:number-columns-repeated="2"/>
          <table:table-cell table:style-name="Default"/>
          <table:table-cell table:number-columns-repeated="99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776593">
            <text:p>0.0776593</text:p>
          </table:table-cell>
          <table:table-cell table:style-name="Default" office:value-type="float" office:value="0.178062">
            <text:p>0.178062</text:p>
          </table:table-cell>
          <table:table-cell/>
          <table:table-cell table:style-name="Default" office:value-type="float" office:value="0.266246">
            <text:p>0.266246</text:p>
          </table:table-cell>
          <table:table-cell table:style-name="Default" office:value-type="float" office:value="0.102305">
            <text:p>0.102305</text:p>
          </table:table-cell>
          <table:table-cell table:style-name="Default" office:value-type="float" office:value="0.0637376">
            <text:p>0.0637376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5">
            <text:p>2.5</text:p>
          </table:table-cell>
          <table:table-cell/>
          <table:table-cell office:value-type="float" office:value="0.16817">
            <text:p>0.1681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4.5">
            <text:p>4.5</text:p>
          </table:table-cell>
          <table:table-cell office:value-type="float" office:value="0.092068">
            <text:p>0.092068</text:p>
          </table:table-cell>
          <table:table-cell table:style-name="Default" office:value-type="float" office:value="0.0681663">
            <text:p>0.0681663</text:p>
          </table:table-cell>
          <table:table-cell office:value-type="float" office:value="0.153161">
            <text:p>0.153161</text:p>
          </table:table-cell>
          <table:table-cell table:style-name="Default" office:value-type="float" office:value="0.0974396">
            <text:p>0.0974396</text:p>
          </table:table-cell>
          <table:table-cell table:style-name="Default" office:value-type="float" office:value="0.0909218">
            <text:p>0.0909218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6">
            <text:p>2.6</text:p>
          </table:table-cell>
          <table:table-cell office:value-type="float" office:value="0.112295">
            <text:p>0.112295</text:p>
          </table:table-cell>
          <table:table-cell office:value-type="float" office:value="0.16817">
            <text:p>0.1681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880386">
            <text:p>0.0880386</text:p>
          </table:table-cell>
          <table:table-cell table:style-name="Default"/>
          <table:table-cell/>
          <table:table-cell table:style-name="Default"/>
          <table:table-cell table:style-name="Default" office:value-type="float" office:value="0.288193">
            <text:p>0.288193</text:p>
          </table:table-cell>
          <table:table-cell table:style-name="Default" office:value-type="float" office:value="0.109017">
            <text:p>0.109017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7">
            <text:p>2.7</text:p>
          </table:table-cell>
          <table:table-cell office:value-type="float" office:value="0.163957">
            <text:p>0.163957</text:p>
          </table:table-cell>
          <table:table-cell office:value-type="float" office:value="0.16817">
            <text:p>0.1681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5.5">
            <text:p>5.5</text:p>
          </table:table-cell>
          <table:table-cell office:value-type="float" office:value="0.0753513">
            <text:p>0.0753513</text:p>
          </table:table-cell>
          <table:table-cell table:style-name="Default" office:value-type="float" office:value="0.0559658">
            <text:p>0.0559658</text:p>
          </table:table-cell>
          <table:table-cell/>
          <table:table-cell table:style-name="Default" office:value-type="float" office:value="0.109764">
            <text:p>0.109764</text:p>
          </table:table-cell>
          <table:table-cell table:style-name="Default"/>
          <table:table-cell table:style-name="Default" office:value-type="float" office:value="0.0688454">
            <text:p>0.0688454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8">
            <text:p>2.8</text:p>
          </table:table-cell>
          <table:table-cell office:value-type="float" office:value="0.221369">
            <text:p>0.221369</text:p>
          </table:table-cell>
          <table:table-cell office:value-type="float" office:value="0.16817">
            <text:p>0.1681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780231">
            <text:p>0.0780231</text:p>
          </table:table-cell>
          <table:table-cell table:style-name="Default" office:value-type="float" office:value="0.0789841">
            <text:p>0.0789841</text:p>
          </table:table-cell>
          <table:table-cell office:value-type="float" office:value="0.2093">
            <text:p>0.2093</text:p>
          </table:table-cell>
          <table:table-cell table:style-name="Default" office:value-type="float" office:value="0.0642075">
            <text:p>0.0642075</text:p>
          </table:table-cell>
          <table:table-cell table:style-name="Default" office:value-type="float" office:value="0.181719">
            <text:p>0.181719</text:p>
          </table:table-cell>
          <table:table-cell table:style-name="Default" office:value-type="float" office:value="0.109733">
            <text:p>0.109733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9">
            <text:p>2.9</text:p>
          </table:table-cell>
          <table:table-cell office:value-type="float" office:value="0.310454">
            <text:p>0.310454</text:p>
          </table:table-cell>
          <table:table-cell office:value-type="float" office:value="0.162901">
            <text:p>0.162901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6.5">
            <text:p>6.5</text:p>
          </table:table-cell>
          <table:table-cell office:value-type="float" office:value="0.154232">
            <text:p>0.154232</text:p>
          </table:table-cell>
          <table:table-cell table:style-name="Default" office:value-type="float" office:value="0.0809213">
            <text:p>0.0809213</text:p>
          </table:table-cell>
          <table:table-cell office:value-type="float" office:value="0.393848">
            <text:p>0.393848</text:p>
          </table:table-cell>
          <table:table-cell table:style-name="Default"/>
          <table:table-cell table:style-name="Default" office:value-type="float" office:value="0.414221">
            <text:p>0.414221</text:p>
          </table:table-cell>
          <table:table-cell table:style-name="Default" office:value-type="float" office:value="0.0607334">
            <text:p>0.0607334</text:p>
          </table:table-cell>
          <table:table-cell/>
          <table:table-cell table:style-name="Default"/>
          <table:table-cell table:number-columns-repeated="16"/>
          <table:table-cell office:value-type="float" office:value="3">
            <text:p>3</text:p>
          </table:table-cell>
          <table:table-cell/>
          <table:table-cell office:value-type="float" office:value="0.163646">
            <text:p>0.163646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30152">
            <text:p>0.130152</text:p>
          </table:table-cell>
          <table:table-cell table:style-name="Default" office:value-type="float" office:value="0.0687418">
            <text:p>0.0687418</text:p>
          </table:table-cell>
          <table:table-cell office:value-type="float" office:value="0.330112">
            <text:p>0.330112</text:p>
          </table:table-cell>
          <table:table-cell table:style-name="Default" office:value-type="float" office:value="0.0776224">
            <text:p>0.0776224</text:p>
          </table:table-cell>
          <table:table-cell table:style-name="Default" office:value-type="float" office:value="0.0809612">
            <text:p>0.0809612</text:p>
          </table:table-cell>
          <table:table-cell table:style-name="Default" office:value-type="float" office:value="0.165172">
            <text:p>0.165172</text:p>
          </table:table-cell>
          <table:table-cell/>
          <table:table-cell table:style-name="Default"/>
          <table:table-cell table:number-columns-repeated="16"/>
          <table:table-cell office:value-type="float" office:value="3.1">
            <text:p>3.1</text:p>
          </table:table-cell>
          <table:table-cell/>
          <table:table-cell office:value-type="float" office:value="0.220325">
            <text:p>0.220325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7.5">
            <text:p>7.5</text:p>
          </table:table-cell>
          <table:table-cell office:value-type="float" office:value="0.104027">
            <text:p>0.104027</text:p>
          </table:table-cell>
          <table:table-cell table:style-name="Default" office:value-type="float" office:value="0.0679906">
            <text:p>0.0679906</text:p>
          </table:table-cell>
          <table:table-cell table:style-name="Default"/>
          <table:table-cell table:style-name="Default" office:value-type="float" office:value="0.121387">
            <text:p>0.121387</text:p>
          </table:table-cell>
          <table:table-cell table:style-name="Default" office:value-type="float" office:value="0.194248">
            <text:p>0.194248</text:p>
          </table:table-cell>
          <table:table-cell table:style-name="Default" office:value-type="float" office:value="0.132106">
            <text:p>0.132106</text:p>
          </table:table-cell>
          <table:table-cell/>
          <table:table-cell table:style-name="Default"/>
          <table:table-cell table:number-columns-repeated="16"/>
          <table:table-cell office:value-type="float" office:value="3.2">
            <text:p>3.2</text:p>
          </table:table-cell>
          <table:table-cell/>
          <table:table-cell office:value-type="float" office:value="0.0941067">
            <text:p>0.094106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float" office:value="8">
            <text:p>8</text:p>
          </table:table-cell>
          <table:table-cell/>
          <table:table-cell table:style-name="Default" office:value-type="float" office:value="0.0864705">
            <text:p>0.0864705</text:p>
          </table:table-cell>
          <table:table-cell table:style-name="Default" office:value-type="float" office:value="0.363134">
            <text:p>0.363134</text:p>
          </table:table-cell>
          <table:table-cell table:style-name="Default" office:value-type="float" office:value="0.0823269">
            <text:p>0.0823269</text:p>
          </table:table-cell>
          <table:table-cell table:style-name="Default"/>
          <table:table-cell table:style-name="Default" office:value-type="float" office:value="0.0642895">
            <text:p>0.0642895</text:p>
          </table:table-cell>
          <table:table-cell/>
          <table:table-cell table:style-name="Default"/>
          <table:table-cell table:number-columns-repeated="16"/>
          <table:table-cell office:value-type="float" office:value="3.3">
            <text:p>3.3</text:p>
          </table:table-cell>
          <table:table-cell/>
          <table:table-cell office:value-type="float" office:value="0.0581394">
            <text:p>0.0581394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8.5">
            <text:p>8.5</text:p>
          </table:table-cell>
          <table:table-cell/>
          <table:table-cell table:style-name="Default" office:value-type="float" office:value="0.0887995">
            <text:p>0.0887995</text:p>
          </table:table-cell>
          <table:table-cell table:style-name="Default" table:number-columns-repeated="2"/>
          <table:table-cell table:style-name="Default" office:value-type="float" office:value="0.236629">
            <text:p>0.236629</text:p>
          </table:table-cell>
          <table:table-cell table:style-name="Default" office:value-type="float" office:value="0.229192">
            <text:p>0.229192</text:p>
          </table:table-cell>
          <table:table-cell/>
          <table:table-cell table:style-name="Default" table:number-columns-repeated="2"/>
          <table:table-cell table:number-columns-repeated="15"/>
          <table:table-cell office:value-type="float" office:value="3.4">
            <text:p>3.4</text:p>
          </table:table-cell>
          <table:table-cell table:number-columns-repeated="5"/>
          <table:table-cell table:style-name="Default"/>
          <table:table-cell table:number-columns-repeated="99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4389">
            <text:p>0.14389</text:p>
          </table:table-cell>
          <table:table-cell table:style-name="Default" office:value-type="float" office:value="0.0859234">
            <text:p>0.0859234</text:p>
          </table:table-cell>
          <table:table-cell table:style-name="Default"/>
          <table:table-cell table:style-name="Default" office:value-type="float" office:value="0.281013">
            <text:p>0.281013</text:p>
          </table:table-cell>
          <table:table-cell table:style-name="Default" office:value-type="float" office:value="0.124114">
            <text:p>0.124114</text:p>
          </table:table-cell>
          <table:table-cell table:style-name="Default" office:value-type="float" office:value="0.329073">
            <text:p>0.329073</text:p>
          </table:table-cell>
          <table:table-cell/>
          <table:table-cell table:style-name="Default" table:number-columns-repeated="3"/>
          <table:table-cell table:number-columns-repeated="14"/>
          <table:table-cell office:value-type="float" office:value="3.5">
            <text:p>3.5</text:p>
          </table:table-cell>
          <table:table-cell/>
          <table:table-cell office:value-type="float" office:value="0.284647">
            <text:p>0.28464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9.5">
            <text:p>9.5</text:p>
          </table:table-cell>
          <table:table-cell office:value-type="float" office:value="0.121846">
            <text:p>0.121846</text:p>
          </table:table-cell>
          <table:table-cell table:style-name="Default" office:value-type="float" office:value="0.0882364">
            <text:p>0.0882364</text:p>
          </table:table-cell>
          <table:table-cell table:style-name="Default" office:value-type="float" office:value="0.292855">
            <text:p>0.292855</text:p>
          </table:table-cell>
          <table:table-cell table:style-name="Default" office:value-type="float" office:value="0.0859213">
            <text:p>0.0859213</text:p>
          </table:table-cell>
          <table:table-cell table:style-name="Default" office:value-type="float" office:value="0.140538">
            <text:p>0.140538</text:p>
          </table:table-cell>
          <table:table-cell table:style-name="Default" office:value-type="float" office:value="0.127455">
            <text:p>0.127455</text:p>
          </table:table-cell>
          <table:table-cell/>
          <table:table-cell table:style-name="Default" table:number-columns-repeated="3"/>
          <table:table-cell table:number-columns-repeated="14"/>
          <table:table-cell office:value-type="float" office:value="3.6">
            <text:p>3.6</text:p>
          </table:table-cell>
          <table:table-cell office:value-type="float" office:value="0.120025">
            <text:p>0.120025</text:p>
          </table:table-cell>
          <table:table-cell office:value-type="float" office:value="0.246761">
            <text:p>0.246761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30031">
            <text:p>0.130031</text:p>
          </table:table-cell>
          <table:table-cell table:style-name="Default" office:value-type="float" office:value="0.0961828">
            <text:p>0.0961828</text:p>
          </table:table-cell>
          <table:table-cell table:style-name="Default" office:value-type="float" office:value="0.156486">
            <text:p>0.156486</text:p>
          </table:table-cell>
          <table:table-cell table:style-name="Default" office:value-type="float" office:value="0.13592">
            <text:p>0.13592</text:p>
          </table:table-cell>
          <table:table-cell office:value-type="float" office:value="0.122531">
            <text:p>0.122531</text:p>
          </table:table-cell>
          <table:table-cell table:style-name="Default" office:value-type="float" office:value="0.121827">
            <text:p>0.121827</text:p>
          </table:table-cell>
          <table:table-cell/>
          <table:table-cell table:style-name="Default" table:number-columns-repeated="3"/>
          <table:table-cell table:number-columns-repeated="14"/>
          <table:table-cell office:value-type="float" office:value="3.7">
            <text:p>3.7</text:p>
          </table:table-cell>
          <table:table-cell/>
          <table:table-cell office:value-type="float" office:value="0.147104">
            <text:p>0.147104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 table:number-columns-repeated="3"/>
          <table:table-cell table:number-columns-repeated="14"/>
          <table:table-cell office:value-type="float" office:value="3.8">
            <text:p>3.8</text:p>
          </table:table-cell>
          <table:table-cell office:value-type="float" office:value="0.13144">
            <text:p>0.13144</text:p>
          </table:table-cell>
          <table:table-cell office:value-type="float" office:value="0.134009">
            <text:p>0.134009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4"/>
          <table:table-cell office:value-type="float" office:value="3.9">
            <text:p>3.9</text:p>
          </table:table-cell>
          <table:table-cell/>
          <table:table-cell office:value-type="float" office:value="0.133264">
            <text:p>0.133264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5"/>
          <table:table-cell table:style-name="Default"/>
          <table:table-cell table:number-columns-repeated="8"/>
          <table:table-cell office:value-type="float" office:value="4">
            <text:p>4</text:p>
          </table:table-cell>
          <table:table-cell/>
          <table:table-cell office:value-type="float" office:value="0.164828">
            <text:p>0.164828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4"/>
          <table:table-cell table:style-name="ce10"/>
          <table:table-cell table:style-name="Default"/>
          <table:table-cell table:number-columns-repeated="8"/>
          <table:table-cell office:value-type="float" office:value="4.1">
            <text:p>4.1</text:p>
          </table:table-cell>
          <table:table-cell/>
          <table:table-cell office:value-type="float" office:value="0.145283">
            <text:p>0.145283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/>
          <table:table-cell table:style-name="ce8" office:value-type="string" table:number-columns-spanned="5" table:number-rows-spanned="1">
            <text:p>generate_nsig_nbkg</text:p>
          </table:table-cell>
          <table:covered-table-cell table:style-name="ce8"/>
          <table:covered-table-cell table:number-columns-repeated="2"/>
          <table:covered-table-cell table:style-name="Default"/>
          <table:table-cell table:style-name="ce9" office:value-type="string" table:number-columns-spanned="3" table:number-rows-spanned="1">
            <text:p>generate_nsig_nbkg NEW</text:p>
          </table:table-cell>
          <table:covered-table-cell table:number-columns-repeated="2" table:style-name="Default"/>
          <table:table-cell table:style-name="ce8" office:value-type="string" table:number-columns-spanned="3" table:number-rows-spanned="1">
            <text:p>generate_nsig2</text:p>
          </table:table-cell>
          <table:covered-table-cell table:number-columns-repeated="2"/>
          <table:table-cell office:value-type="string">
            <text:p>generate_nsig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4.2">
            <text:p>4.2</text:p>
          </table:table-cell>
          <table:table-cell/>
          <table:table-cell office:value-type="float" office:value="0.256941">
            <text:p>0.256941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/>
          <table:table-cell office:value-type="string">
            <text:p>W2=55;d2_3=10</text:p>
          </table:table-cell>
          <table:table-cell office:value-type="string">
            <text:p>W2=55;d2_3 = 5</text:p>
          </table:table-cell>
          <table:table-cell office:value-type="string">
            <text:p>W2=40;d2_3 = 5</text:p>
          </table:table-cell>
          <table:table-cell office:value-type="string">
            <text:p>W2=55;d2_3 = 3</text:p>
          </table:table-cell>
          <table:table-cell table:style-name="Default" office:value-type="string">
            <text:p>W2=20;d2_3=5</text:p>
          </table:table-cell>
          <table:table-cell table:style-name="Default" office:value-type="string">
            <text:p>W2 = 55;d2_3 = 10</text:p>
          </table:table-cell>
          <table:table-cell table:style-name="Default" office:value-type="string">
            <text:p>W2 = 55;d2_3 = 3</text:p>
          </table:table-cell>
          <table:table-cell table:style-name="Default" office:value-type="string">
            <text:p>W2=20;d2_3=5</text:p>
          </table:table-cell>
          <table:table-cell office:value-type="string">
            <text:p>W2=55;d_3=5</text:p>
          </table:table-cell>
          <table:table-cell office:value-type="string">
            <text:p>W2=40;d2_3 = 5</text:p>
          </table:table-cell>
          <table:table-cell office:value-type="string">
            <text:p>W2=55;d2_3 = 3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4.3">
            <text:p>4.3</text:p>
          </table:table-cell>
          <table:table-cell/>
          <table:table-cell office:value-type="float" office:value="0.101437">
            <text:p>0.10143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string">
            <text:p>nmu</text:p>
          </table:table-cell>
          <table:table-cell table:style-name="Default" office:value-type="float" office:value="100000">
            <text:p>100000</text:p>
          </table:table-cell>
          <table:table-cell table:number-columns-repeated="3" office:value-type="float" office:value="100000">
            <text:p>100000</text:p>
          </table:table-cell>
          <table:table-cell table:number-columns-repeated="4" table:style-name="Default" office:value-type="float" office:value="100000">
            <text:p>100000</text:p>
          </table:table-cell>
          <table:table-cell table:number-columns-repeated="4" office:value-type="float" office:value="100000">
            <text:p>100000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4.4">
            <text:p>4.4</text:p>
          </table:table-cell>
          <table:table-cell/>
          <table:table-cell office:value-type="float" office:value="0.0823572">
            <text:p>0.082357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string">
            <text:p>mu_abs</text:p>
          </table:table-cell>
          <table:table-cell table:style-name="Default" office:value-type="float" office:value="65784">
            <text:p>65784</text:p>
          </table:table-cell>
          <table:table-cell office:value-type="float" office:value="73765">
            <text:p>73765</text:p>
          </table:table-cell>
          <table:table-cell office:value-type="float" office:value="65848">
            <text:p>65848</text:p>
          </table:table-cell>
          <table:table-cell office:value-type="float" office:value="77101">
            <text:p>77101</text:p>
          </table:table-cell>
          <table:table-cell table:style-name="Default" office:value-type="float" office:value="36113">
            <text:p>36113</text:p>
          </table:table-cell>
          <table:table-cell table:style-name="Default" office:value-type="float" office:value="62864">
            <text:p>62864</text:p>
          </table:table-cell>
          <table:table-cell table:style-name="Default" office:value-type="float" office:value="74903">
            <text:p>74903</text:p>
          </table:table-cell>
          <table:table-cell table:style-name="Default" office:value-type="float" office:value="39144">
            <text:p>39144</text:p>
          </table:table-cell>
          <table:table-cell office:value-type="float" office:value="73770">
            <text:p>73770</text:p>
          </table:table-cell>
          <table:table-cell office:value-type="float" office:value="65857">
            <text:p>65857</text:p>
          </table:table-cell>
          <table:table-cell office:value-type="float" office:value="77145">
            <text:p>77145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4.5">
            <text:p>4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office:value-type="string">
            <text:p>mu_true</text:p>
          </table:table-cell>
          <table:table-cell table:style-name="Default" office:value-type="float" office:value="361">
            <text:p>361</text:p>
          </table:table-cell>
          <table:table-cell office:value-type="float" office:value="402">
            <text:p>402</text:p>
          </table:table-cell>
          <table:table-cell office:value-type="float" office:value="361">
            <text:p>361</text:p>
          </table:table-cell>
          <table:table-cell office:value-type="float" office:value="440">
            <text:p>440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275">
            <text:p>275</text:p>
          </table:table-cell>
          <table:table-cell table:style-name="Default" office:value-type="float" office:value="157">
            <text:p>157</text:p>
          </table:table-cell>
          <table:table-cell office:value-type="float" office:value="423">
            <text:p>423</text:p>
          </table:table-cell>
          <table:table-cell office:value-type="float" office:value="368">
            <text:p>368</text:p>
          </table:table-cell>
          <table:table-cell office:value-type="float" office:value="448">
            <text:p>448</text:p>
          </table:table-cell>
          <table:table-cell office:value-type="float" office:value="464">
            <text:p>464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4.6">
            <text:p>4.6</text:p>
          </table:table-cell>
          <table:table-cell office:value-type="float" office:value="0.105424">
            <text:p>0.105424</text:p>
          </table:table-cell>
          <table:table-cell office:value-type="float" office:value="0.0732947">
            <text:p>0.0732947</text:p>
          </table:table-cell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office:value-type="string">
            <text:p>mu_bkg</text:p>
          </table:table-cell>
          <table:table-cell table:style-name="Default" office:value-type="float" office:value="18102">
            <text:p>18102</text:p>
          </table:table-cell>
          <table:table-cell office:value-type="float" office:value="10228">
            <text:p>10228</text:p>
          </table:table-cell>
          <table:table-cell office:value-type="float" office:value="1873">
            <text:p>1873</text:p>
          </table:table-cell>
          <table:table-cell office:value-type="float" office:value="6933">
            <text:p>6933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24334">
            <text:p>24334</text:p>
          </table:table-cell>
          <table:table-cell table:style-name="Default" office:value-type="float" office:value="12457">
            <text:p>12457</text:p>
          </table:table-cell>
          <table:table-cell table:style-name="Default" office:value-type="float" office:value="324">
            <text:p>324</text:p>
          </table:table-cell>
          <table:table-cell office:value-type="float" office:value="10239">
            <text:p>10239</text:p>
          </table:table-cell>
          <table:table-cell office:value-type="float" office:value="1888">
            <text:p>1888</text:p>
          </table:table-cell>
          <table:table-cell office:value-type="float" office:value="6943">
            <text:p>6943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4.7">
            <text:p>4.7</text:p>
          </table:table-cell>
          <table:table-cell office:value-type="float" office:value="0.104737">
            <text:p>0.104737</text:p>
          </table:table-cell>
          <table:table-cell office:value-type="float" office:value="0.101708">
            <text:p>0.101708</text:p>
          </table:table-cell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7"/>
          <table:table-cell table:style-name="Default"/>
          <table:table-cell table:number-columns-repeated="8"/>
          <table:table-cell office:value-type="float" office:value="4.8">
            <text:p>4.8</text:p>
          </table:table-cell>
          <table:table-cell office:value-type="float" office:value="0.0910879">
            <text:p>0.091087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office:value-type="string">
            <text:p>eff</text:p>
          </table:table-cell>
          <table:table-cell table:style-name="ce5" table:formula="of:=[.B232]/[.B230]" office:value-type="percentage" office:value="0.00361">
            <text:p>0.36%</text:p>
          </table:table-cell>
          <table:table-cell table:style-name="ce5" table:formula="of:=[.C232]/[.C230]" office:value-type="percentage" office:value="0.00402">
            <text:p>0.40%</text:p>
          </table:table-cell>
          <table:table-cell table:style-name="ce5" table:formula="of:=[.D232]/[.D230]" office:value-type="percentage" office:value="0.00361">
            <text:p>0.36%</text:p>
          </table:table-cell>
          <table:table-cell table:style-name="ce5" table:formula="of:=[.E232]/[.E230]" office:value-type="percentage" office:value="0.0044">
            <text:p>0.44%</text:p>
          </table:table-cell>
          <table:table-cell table:style-name="ce5" table:formula="of:=[.F232]/[.F230]" office:value-type="percentage" office:value="0.0022">
            <text:p>0.22%</text:p>
          </table:table-cell>
          <table:table-cell table:style-name="ce5" table:formula="of:=[.G232]/[.G230]" office:value-type="percentage" office:value="0.00233">
            <text:p>0.23%</text:p>
          </table:table-cell>
          <table:table-cell table:style-name="ce5" table:formula="of:=[.H232]/[.H230]" office:value-type="percentage" office:value="0.00275">
            <text:p>0.28%</text:p>
          </table:table-cell>
          <table:table-cell table:style-name="ce5" table:formula="of:=[.I232]/[.I230]" office:value-type="percentage" office:value="0.00157">
            <text:p>0.16%</text:p>
          </table:table-cell>
          <table:table-cell table:style-name="ce5" table:formula="of:=[.J232]/[.J230]" office:value-type="percentage" office:value="0.00423">
            <text:p>0.42%</text:p>
          </table:table-cell>
          <table:table-cell table:style-name="ce5" table:formula="of:=[.K232]/[.K230]" office:value-type="percentage" office:value="0.00368">
            <text:p>0.37%</text:p>
          </table:table-cell>
          <table:table-cell table:style-name="ce5" table:formula="of:=[.L232]/[.L230]" office:value-type="percentage" office:value="0.00448">
            <text:p>0.45%</text:p>
          </table:table-cell>
          <table:table-cell table:style-name="ce5" table:formula="of:=[.M232]/[.M230]" office:value-type="percentage" office:value="0.00464">
            <text:p>0.46%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4.9">
            <text:p>4.9</text:p>
          </table:table-cell>
          <table:table-cell office:value-type="float" office:value="0.0757119">
            <text:p>0.075711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office:value-type="string">
            <text:p>bkg_frac</text:p>
          </table:table-cell>
          <table:table-cell table:style-name="ce5" table:formula="of:=[.B233]/[.B230]" office:value-type="percentage" office:value="0.18102">
            <text:p>18.10%</text:p>
          </table:table-cell>
          <table:table-cell table:style-name="ce5" table:formula="of:=[.C233]/[.C230]" office:value-type="percentage" office:value="0.10228">
            <text:p>10.23%</text:p>
          </table:table-cell>
          <table:table-cell table:style-name="ce5" table:formula="of:=[.D233]/[.D230]" office:value-type="percentage" office:value="0.01873">
            <text:p>1.87%</text:p>
          </table:table-cell>
          <table:table-cell table:style-name="ce5" table:formula="of:=[.E233]/[.E230]" office:value-type="percentage" office:value="0.06933">
            <text:p>6.93%</text:p>
          </table:table-cell>
          <table:table-cell table:style-name="ce5" table:formula="of:=[.F233]/[.F230]" office:value-type="percentage" office:value="0.00186">
            <text:p>0.19%</text:p>
          </table:table-cell>
          <table:table-cell table:style-name="ce5" table:formula="of:=[.G233]/[.G230]" office:value-type="percentage" office:value="0.24334">
            <text:p>24.33%</text:p>
          </table:table-cell>
          <table:table-cell table:style-name="ce5" table:formula="of:=[.H233]/[.H230]" office:value-type="percentage" office:value="0.12457">
            <text:p>12.46%</text:p>
          </table:table-cell>
          <table:table-cell table:style-name="ce5" table:formula="of:=[.I233]/[.I230]" office:value-type="percentage" office:value="0.00324">
            <text:p>0.32%</text:p>
          </table:table-cell>
          <table:table-cell table:style-name="ce5" table:formula="of:=[.J233]/[.J230]" office:value-type="percentage" office:value="0.10239">
            <text:p>10.24%</text:p>
          </table:table-cell>
          <table:table-cell table:style-name="ce5" table:formula="of:=[.K233]/[.K230]" office:value-type="percentage" office:value="0.01888">
            <text:p>1.89%</text:p>
          </table:table-cell>
          <table:table-cell table:style-name="ce5" table:formula="of:=[.L233]/[.L230]" office:value-type="percentage" office:value="0.06943">
            <text:p>6.94%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 table:number-rows-repeated="11">
          <table:table-cell table:number-columns-repeated="16"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 table:number-rows-repeated="12">
          <table:table-cell table:number-columns-repeated="29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9"/>
          <table:table-cell table:style-name="Default"/>
          <table:table-cell table:number-columns-repeated="994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2 dependency" table:style-name="ta1">
        <table:shapes>
          <draw:frame draw:z-index="0" draw:style-name="gr1" draw:text-style-name="P1" svg:width="9.7539in" svg:height="4.587in" svg:x="0in" svg:y="3.2354in"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" draw:style-name="gr1" draw:text-style-name="P1" svg:width="6.3079in" svg:height="3.5437in" svg:x="9.7488in" svg:y="3.2949in"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2" draw:style-name="gr1" draw:text-style-name="P1" svg:width="6.3079in" svg:height="3.5437in" svg:x="16.0449in" svg:y="3.3067in"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3" draw:style-name="gr1" draw:text-style-name="P1" svg:width="6.3079in" svg:height="3.5437in" svg:x="9.7402in" svg:y="6.7555in"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4" draw:style-name="gr1" draw:text-style-name="P1" svg:width="6.2957in" svg:height="3.5437in" svg:x="16.0307in" svg:y="6.7913in"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5" draw:style-name="gr1" draw:text-style-name="P1" svg:width="5.0169in" svg:height="3.5437in" svg:x="0in" svg:y="7.7913in"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6" draw:style-name="gr1" draw:text-style-name="P1" svg:width="4.815in" svg:height="3.5429in" svg:x="5in" svg:y="7.8071in">
            <draw:object draw:notify-on-update-of-ranges="'W2 dependency'.A4:'W2 dependency'.A16 'W2 dependency'.W4:'W2 dependency'.W16" xlink:href="./Object 48" xlink:type="simple" xlink:show="embed" xlink:actuate="onLoad"/>
            <draw:image xlink:href="./ObjectReplacements/Object 4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2">
          <table:table-cell table:number-columns-repeated="7"/>
          <table:table-cell office:value-type="string">
            <text:p>(coincidence 12)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18" office:value-type="string">
            <text:p>|</text:p>
          </table:table-cell>
          <table:table-cell table:number-columns-repeated="17"/>
        </table:table-row>
        <table:table-row table:style-name="ro2">
          <table:table-cell office:value-type="string">
            <text:p>W2</text:p>
          </table:table-cell>
          <table:table-cell table:style-name="ce9" office:value-type="string" table:number-columns-spanned="2" table:number-rows-spanned="1">
            <text:p>Number of incoming muons</text:p>
          </table:table-cell>
          <table:covered-table-cell/>
          <table:table-cell table:style-name="ce9" office:value-type="string" table:number-columns-spanned="2" table:number-rows-spanned="1">
            <text:p>Muons 011</text:p>
          </table:table-cell>
          <table:covered-table-cell/>
          <table:table-cell table:style-name="ce9" office:value-type="string" table:number-columns-spanned="2" table:number-rows-spanned="1">
            <text:p>Muons 111</text:p>
          </table:table-cell>
          <table:covered-table-cell/>
          <table:table-cell office:value-type="string">
            <text:p>Muon rate </text:p>
          </table:table-cell>
          <table:table-cell table:style-name="ce9" office:value-type="string" table:number-columns-spanned="2" table:number-rows-spanned="1">
            <text:p>Muons 011 absorbed</text:p>
          </table:table-cell>
          <table:covered-table-cell/>
          <table:table-cell table:style-name="ce9" office:value-type="string" table:number-columns-spanned="2" table:number-rows-spanned="1">
            <text:p>Muons 111 absorbed</text:p>
          </table:table-cell>
          <table:covered-table-cell/>
          <table:table-cell table:style-name="ce9" office:value-type="string" table:number-columns-spanned="2" table:number-rows-spanned="1">
            <text:p>Total muons absorbed</text:p>
          </table:table-cell>
          <table:covered-table-cell/>
          <table:table-cell table:style-name="ce9" office:value-type="string" table:number-columns-spanned="2" table:number-rows-spanned="1">
            <text:p>Electrons 011</text:p>
          </table:table-cell>
          <table:covered-table-cell/>
          <table:table-cell table:style-name="ce9" office:value-type="string" table:number-columns-spanned="2" table:number-rows-spanned="1">
            <text:p>Electrons 011 stopped</text:p>
          </table:table-cell>
          <table:covered-table-cell/>
          <table:table-cell table:style-name="ce9" office:value-type="string" table:number-columns-spanned="2" table:number-rows-spanned="1">
            <text:p>Electrons escaped</text:p>
          </table:table-cell>
          <table:covered-table-cell/>
          <table:table-cell table:style-name="ce9" office:value-type="string" table:number-columns-spanned="2" table:number-rows-spanned="1">
            <text:p>Signal events</text:p>
          </table:table-cell>
          <table:covered-table-cell/>
          <table:table-cell office:value-type="string">
            <text:p>Interferences</text:p>
          </table:table-cell>
          <table:table-cell table:style-name="ce9" office:value-type="string" table:number-columns-spanned="2" table:number-rows-spanned="1">
            <text:p>Background triggers</text:p>
          </table:table-cell>
          <table:covered-table-cell/>
        </table:table-row>
        <table:table-row table:style-name="ro2">
          <table:table-cell office:value-type="float" office:value="50">
            <text:p>50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2" office:value-type="float" office:value="982307">
            <text:p>9.82E+005</text:p>
          </table:table-cell>
          <table:table-cell table:style-name="ce17" table:formula="of:=[.D4]/[.B4]" office:value-type="percentage" office:value="0.0649673941798942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F4]/[.B4]" office:value-type="percentage" office:value="0.748406084656085">
            <text:p>74.8406%</text:p>
          </table:table-cell>
          <table:table-cell table:style-name="ce17" table:formula="of:=[.G4]+[.E4]" office:value-type="percentage" office:value="0.813373478835979">
            <text:p>81.3373%</text:p>
          </table:table-cell>
          <table:table-cell office:value-type="float" office:value="1407">
            <text:p>1407</text:p>
          </table:table-cell>
          <table:table-cell table:style-name="ce17" table:formula="of:=[.I4]/[.D4]" office:value-type="percentage" office:value="0.001432342434697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17" table:formula="of:=[.K4]/[.F4]" office:value-type="percentage" office:value="0.00187727003596709">
            <text:p>0.1877%</text:p>
          </table:table-cell>
          <table:table-cell table:style-name="ce3" table:formula="of:=[.K4]+[.I4]" office:value-type="float" office:value="22650">
            <text:p>22650</text:p>
          </table:table-cell>
          <table:table-cell table:style-name="ce17" table:formula="of:=[.M4]/([.F4]+[.D4])" office:value-type="percentage" office:value="0.00184173188823379">
            <text:p>0.1842%</text:p>
          </table:table-cell>
          <table:table-cell office:value-type="float" office:value="10847">
            <text:p>10847</text:p>
          </table:table-cell>
          <table:table-cell table:style-name="ce17" office:value-type="percentage" office:value="0.478896">
            <text:p>47.8896%</text:p>
          </table:table-cell>
          <table:table-cell office:value-type="float" office:value="5341">
            <text:p>5341</text:p>
          </table:table-cell>
          <table:table-cell table:style-name="ce17" office:value-type="percentage" office:value="0.492394">
            <text:p>49.2394%</text:p>
          </table:table-cell>
          <table:table-cell office:value-type="float" office:value="11803">
            <text:p>11803</text:p>
          </table:table-cell>
          <table:table-cell table:style-name="ce17" office:value-type="percentage" office:value="0.521104">
            <text:p>52.1104%</text:p>
          </table:table-cell>
          <table:table-cell office:value-type="float" office:value="5489">
            <text:p>5489</text:p>
          </table:table-cell>
          <table:table-cell table:style-name="ce17" office:value-type="percentage" office:value="0.000364153">
            <text:p>0.0364%</text:p>
          </table:table-cell>
          <table:table-cell office:value-type="float" office:value="30">
            <text:p>30</text:p>
          </table:table-cell>
          <table:table-cell table:formula="of:=([.D4]-[.I4])+[.Q4]+[.S4]" office:value-type="float" office:value="998044">
            <text:p>998044</text:p>
          </table:table-cell>
          <table:table-cell table:style-name="ce1" table:formula="of:=[.X4]/[.B4]" office:value-type="percentage" office:value="0.0660082010582011">
            <text:p>6.60%</text:p>
          </table:table-cell>
        </table:table-row>
        <table:table-row table:style-name="ro2">
          <table:table-cell office:value-type="float" office:value="47.5">
            <text:p>47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629014">
            <text:p>629014</text:p>
          </table:table-cell>
          <table:table-cell table:style-name="ce17" table:formula="of:=[.D5]/[.B5]" office:value-type="percentage" office:value="0.041601455026455">
            <text:p>4.1601%</text:p>
          </table:table-cell>
          <table:table-cell table:style-name="ce2" office:value-type="float" office:value="11290600">
            <text:p>1.13E+007</text:p>
          </table:table-cell>
          <table:table-cell table:style-name="ce17" table:formula="of:=[.F5]/[.B5]" office:value-type="percentage" office:value="0.746732804232804">
            <text:p>74.6733%</text:p>
          </table:table-cell>
          <table:table-cell table:style-name="ce17" table:formula="of:=[.G5]+[.E5]" office:value-type="percentage" office:value="0.788334259259259">
            <text:p>78.8334%</text:p>
          </table:table-cell>
          <table:table-cell office:value-type="float" office:value="1095">
            <text:p>1095</text:p>
          </table:table-cell>
          <table:table-cell table:style-name="ce17" table:formula="of:=[.I5]/[.D5]" office:value-type="percentage" office:value="0.00174081975917865">
            <text:p>0.1741%</text:p>
          </table:table-cell>
          <table:table-cell table:style-name="ce3" office:value-type="float" office:value="21194">
            <text:p>21194</text:p>
          </table:table-cell>
          <table:table-cell table:style-name="ce17" table:formula="of:=[.K5]/[.F5]" office:value-type="percentage" office:value="0.0018771367332117">
            <text:p>0.1877%</text:p>
          </table:table-cell>
          <table:table-cell table:style-name="ce3" table:formula="of:=[.K5]+[.I5]" office:value-type="float" office:value="22289">
            <text:p>22289</text:p>
          </table:table-cell>
          <table:table-cell table:style-name="ce17" table:formula="of:=[.M5]/([.F5]+[.D5])" office:value-type="percentage" office:value="0.00186994310386226">
            <text:p>0.1870%</text:p>
          </table:table-cell>
          <table:table-cell office:value-type="float" office:value="10568">
            <text:p>10568</text:p>
          </table:table-cell>
          <table:table-cell table:style-name="ce17" office:value-type="percentage" office:value="0.474135">
            <text:p>47.4135%</text:p>
          </table:table-cell>
          <table:table-cell office:value-type="float" office:value="5223">
            <text:p>5223</text:p>
          </table:table-cell>
          <table:table-cell table:style-name="ce17" office:value-type="percentage" office:value="0.49228">
            <text:p>49.2280%</text:p>
          </table:table-cell>
          <table:table-cell office:value-type="float" office:value="11721">
            <text:p>11721</text:p>
          </table:table-cell>
          <table:table-cell table:style-name="ce17" office:value-type="percentage" office:value="0.525865">
            <text:p>52.5865%</text:p>
          </table:table-cell>
          <table:table-cell office:value-type="float" office:value="5329">
            <text:p>5329</text:p>
          </table:table-cell>
          <table:table-cell table:style-name="ce17" office:value-type="percentage" office:value="0.000353505">
            <text:p>0.0354%</text:p>
          </table:table-cell>
          <table:table-cell office:value-type="float" office:value="13">
            <text:p>13</text:p>
          </table:table-cell>
          <table:table-cell table:formula="of:=([.D5]-[.I5])+[.Q5]+[.S5]" office:value-type="float" office:value="644863">
            <text:p>644863</text:p>
          </table:table-cell>
          <table:table-cell table:style-name="ce1" table:formula="of:=[.X5]/[.B5]" office:value-type="percentage" office:value="0.0426496693121693">
            <text:p>4.26%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372234">
            <text:p>372234</text:p>
          </table:table-cell>
          <table:table-cell table:style-name="ce17" table:formula="of:=[.D6]/[.B6]" office:value-type="percentage" office:value="0.0246186507936508">
            <text:p>2.4619%</text:p>
          </table:table-cell>
          <table:table-cell table:style-name="ce2" office:value-type="float" office:value="11149800">
            <text:p>1.11E+007</text:p>
          </table:table-cell>
          <table:table-cell table:style-name="ce17" table:formula="of:=[.F6]/[.B6]" office:value-type="percentage" office:value="0.737420634920635">
            <text:p>73.7421%</text:p>
          </table:table-cell>
          <table:table-cell table:style-name="ce17" table:formula="of:=[.G6]+[.E6]" office:value-type="percentage" office:value="0.762039285714286">
            <text:p>76.2039%</text:p>
          </table:table-cell>
          <table:table-cell office:value-type="float" office:value="673">
            <text:p>673</text:p>
          </table:table-cell>
          <table:table-cell table:style-name="ce17" table:formula="of:=[.I6]/[.D6]" office:value-type="percentage" office:value="0.00180800249305544">
            <text:p>0.1808%</text:p>
          </table:table-cell>
          <table:table-cell table:style-name="ce3" office:value-type="float" office:value="20936">
            <text:p>20936</text:p>
          </table:table-cell>
          <table:table-cell table:style-name="ce17" table:formula="of:=[.K6]/[.F6]" office:value-type="percentage" office:value="0.00187770184218551">
            <text:p>0.1878%</text:p>
          </table:table-cell>
          <table:table-cell table:style-name="ce3" table:formula="of:=[.K6]+[.I6]" office:value-type="float" office:value="21609">
            <text:p>21609</text:p>
          </table:table-cell>
          <table:table-cell table:style-name="ce17" table:formula="of:=[.M6]/([.F6]+[.D6])" office:value-type="percentage" office:value="0.00187545011583892">
            <text:p>0.1875%</text:p>
          </table:table-cell>
          <table:table-cell office:value-type="float" office:value="10041">
            <text:p>10041</text:p>
          </table:table-cell>
          <table:table-cell table:style-name="ce17" office:value-type="percentage" office:value="0.464667">
            <text:p>46.4667%</text:p>
          </table:table-cell>
          <table:table-cell office:value-type="float" office:value="4989">
            <text:p>4989</text:p>
          </table:table-cell>
          <table:table-cell table:style-name="ce17" office:value-type="percentage" office:value="0.496863">
            <text:p>49.6863%</text:p>
          </table:table-cell>
          <table:table-cell office:value-type="float" office:value="11568">
            <text:p>11568</text:p>
          </table:table-cell>
          <table:table-cell table:style-name="ce17" office:value-type="percentage" office:value="0.535333">
            <text:p>53.5333%</text:p>
          </table:table-cell>
          <table:table-cell office:value-type="float" office:value="5037">
            <text:p>5037</text:p>
          </table:table-cell>
          <table:table-cell table:style-name="ce17" office:value-type="percentage" office:value="0.000334127">
            <text:p>0.0334%</text:p>
          </table:table-cell>
          <table:table-cell office:value-type="float" office:value="4">
            <text:p>4</text:p>
          </table:table-cell>
          <table:table-cell table:formula="of:=([.D6]-[.I6])+[.Q6]+[.S6]" office:value-type="float" office:value="388118">
            <text:p>388118</text:p>
          </table:table-cell>
          <table:table-cell table:style-name="ce1" table:formula="of:=[.X6]/[.B6]" office:value-type="percentage" office:value="0.0256691798941799">
            <text:p>2.57%</text:p>
          </table:table-cell>
        </table:table-row>
        <table:table-row table:style-name="ro2">
          <table:table-cell office:value-type="float" office:value="42.5">
            <text:p>42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216543">
            <text:p>216543</text:p>
          </table:table-cell>
          <table:table-cell table:style-name="ce17" table:formula="of:=[.D7]/[.B7]" office:value-type="percentage" office:value="0.014321626984127">
            <text:p>1.4322%</text:p>
          </table:table-cell>
          <table:table-cell table:style-name="ce2" office:value-type="float" office:value="10875700">
            <text:p>1.09E+007</text:p>
          </table:table-cell>
          <table:table-cell table:style-name="ce17" table:formula="of:=[.F7]/[.B7]" office:value-type="percentage" office:value="0.719292328042328">
            <text:p>71.9292%</text:p>
          </table:table-cell>
          <table:table-cell table:style-name="ce17" table:formula="of:=[.G7]+[.E7]" office:value-type="percentage" office:value="0.733613955026455">
            <text:p>73.3614%</text:p>
          </table:table-cell>
          <table:table-cell office:value-type="float" office:value="378">
            <text:p>378</text:p>
          </table:table-cell>
          <table:table-cell table:style-name="ce17" table:formula="of:=[.I7]/[.D7]" office:value-type="percentage" office:value="0.0017456117260775">
            <text:p>0.1746%</text:p>
          </table:table-cell>
          <table:table-cell table:style-name="ce3" office:value-type="float" office:value="20439">
            <text:p>20439</text:p>
          </table:table-cell>
          <table:table-cell table:style-name="ce17" table:formula="of:=[.K7]/[.F7]" office:value-type="percentage" office:value="0.00187932730766755">
            <text:p>0.1879%</text:p>
          </table:table-cell>
          <table:table-cell table:style-name="ce3" table:formula="of:=[.K7]+[.I7]" office:value-type="float" office:value="20817">
            <text:p>20817</text:p>
          </table:table-cell>
          <table:table-cell table:style-name="ce17" table:formula="of:=[.M7]/([.F7]+[.D7])" office:value-type="percentage" office:value="0.00187671690928516">
            <text:p>0.1877%</text:p>
          </table:table-cell>
          <table:table-cell office:value-type="float" office:value="9446">
            <text:p>9446</text:p>
          </table:table-cell>
          <table:table-cell table:style-name="ce17" office:value-type="percentage" office:value="0.453764">
            <text:p>45.3764%</text:p>
          </table:table-cell>
          <table:table-cell office:value-type="float" office:value="4723">
            <text:p>4723</text:p>
          </table:table-cell>
          <table:table-cell table:style-name="ce17" office:value-type="percentage" office:value="0.5">
            <text:p>50.0000%</text:p>
          </table:table-cell>
          <table:table-cell office:value-type="float" office:value="11371">
            <text:p>11371</text:p>
          </table:table-cell>
          <table:table-cell table:style-name="ce17" office:value-type="percentage" office:value="0.546236">
            <text:p>54.6236%</text:p>
          </table:table-cell>
          <table:table-cell office:value-type="float" office:value="4710">
            <text:p>4710</text:p>
          </table:table-cell>
          <table:table-cell table:style-name="ce17" office:value-type="percentage" office:value="0.000312368">
            <text:p>0.0312%</text:p>
          </table:table-cell>
          <table:table-cell office:value-type="float" office:value="0">
            <text:p>0</text:p>
          </table:table-cell>
          <table:table-cell table:formula="of:=([.D7]-[.I7])+[.Q7]+[.S7]" office:value-type="float" office:value="232259">
            <text:p>232259</text:p>
          </table:table-cell>
          <table:table-cell table:style-name="ce1" table:formula="of:=[.X7]/[.B7]" office:value-type="percentage" office:value="0.015361044973545">
            <text:p>1.54%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126995">
            <text:p>126995</text:p>
          </table:table-cell>
          <table:table-cell table:style-name="ce17" table:formula="of:=[.D8]/[.B8]" office:value-type="percentage" office:value="0.00839914021164021">
            <text:p>0.8399%</text:p>
          </table:table-cell>
          <table:table-cell table:style-name="ce2" office:value-type="float" office:value="10497600">
            <text:p>1.05E+007</text:p>
          </table:table-cell>
          <table:table-cell table:style-name="ce17" table:formula="of:=[.F8]/[.B8]" office:value-type="percentage" office:value="0.694285714285714">
            <text:p>69.4286%</text:p>
          </table:table-cell>
          <table:table-cell table:style-name="ce17" table:formula="of:=[.G8]+[.E8]" office:value-type="percentage" office:value="0.702684854497355">
            <text:p>70.2685%</text:p>
          </table:table-cell>
          <table:table-cell office:value-type="float" office:value="227">
            <text:p>227</text:p>
          </table:table-cell>
          <table:table-cell table:style-name="ce17" table:formula="of:=[.I8]/[.D8]" office:value-type="percentage" office:value="0.00178747194771448">
            <text:p>0.1787%</text:p>
          </table:table-cell>
          <table:table-cell table:style-name="ce3" office:value-type="float" office:value="19727">
            <text:p>19727</text:p>
          </table:table-cell>
          <table:table-cell table:style-name="ce17" table:formula="of:=[.K8]/[.F8]" office:value-type="percentage" office:value="0.00187919143423259">
            <text:p>0.1879%</text:p>
          </table:table-cell>
          <table:table-cell table:style-name="ce3" table:formula="of:=[.K8]+[.I8]" office:value-type="float" office:value="19954">
            <text:p>19954</text:p>
          </table:table-cell>
          <table:table-cell table:style-name="ce17" table:formula="of:=[.M8]/([.F8]+[.D8])" office:value-type="percentage" office:value="0.00187809511797861">
            <text:p>0.1878%</text:p>
          </table:table-cell>
          <table:table-cell office:value-type="float" office:value="8795">
            <text:p>8795</text:p>
          </table:table-cell>
          <table:table-cell table:style-name="ce17" office:value-type="percentage" office:value="0.440764">
            <text:p>44.0764%</text:p>
          </table:table-cell>
          <table:table-cell office:value-type="float" office:value="4395">
            <text:p>4395</text:p>
          </table:table-cell>
          <table:table-cell table:style-name="ce17" office:value-type="percentage" office:value="0.499716">
            <text:p>49.9716%</text:p>
          </table:table-cell>
          <table:table-cell office:value-type="float" office:value="11159">
            <text:p>11159</text:p>
          </table:table-cell>
          <table:table-cell table:style-name="ce17" office:value-type="percentage" office:value="0.559236">
            <text:p>55.9236%</text:p>
          </table:table-cell>
          <table:table-cell office:value-type="float" office:value="4387">
            <text:p>4387</text:p>
          </table:table-cell>
          <table:table-cell table:style-name="ce17" office:value-type="percentage" office:value="0.000291005">
            <text:p>0.0291%</text:p>
          </table:table-cell>
          <table:table-cell office:value-type="float" office:value="0">
            <text:p>0</text:p>
          </table:table-cell>
          <table:table-cell table:formula="of:=([.D8]-[.I8])+[.Q8]+[.S8]" office:value-type="float" office:value="142322">
            <text:p>142322</text:p>
          </table:table-cell>
          <table:table-cell table:style-name="ce1" table:formula="of:=[.X8]/[.B8]" office:value-type="percentage" office:value="0.00941283068783069">
            <text:p>0.94%</text:p>
          </table:table-cell>
        </table:table-row>
        <table:table-row table:style-name="ro2">
          <table:table-cell office:value-type="float" office:value="37.5">
            <text:p>37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74115">
            <text:p>74115</text:p>
          </table:table-cell>
          <table:table-cell table:style-name="ce17" table:formula="of:=[.D9]/[.B9]" office:value-type="percentage" office:value="0.00490178571428571">
            <text:p>0.4902%</text:p>
          </table:table-cell>
          <table:table-cell table:style-name="ce2" office:value-type="float" office:value="10039100">
            <text:p>1.00E+007</text:p>
          </table:table-cell>
          <table:table-cell table:style-name="ce17" table:formula="of:=[.F9]/[.B9]" office:value-type="percentage" office:value="0.66396164021164">
            <text:p>66.3962%</text:p>
          </table:table-cell>
          <table:table-cell table:style-name="ce17" table:formula="of:=[.G9]+[.E9]" office:value-type="percentage" office:value="0.668863425925926">
            <text:p>66.8863%</text:p>
          </table:table-cell>
          <table:table-cell office:value-type="float" office:value="125">
            <text:p>125</text:p>
          </table:table-cell>
          <table:table-cell table:style-name="ce17" table:formula="of:=[.I9]/[.D9]" office:value-type="percentage" office:value="0.00168656817108548">
            <text:p>0.1687%</text:p>
          </table:table-cell>
          <table:table-cell table:style-name="ce3" office:value-type="float" office:value="18865">
            <text:p>18865</text:p>
          </table:table-cell>
          <table:table-cell table:style-name="ce17" table:formula="of:=[.K9]/[.F9]" office:value-type="percentage" office:value="0.00187915251367154">
            <text:p>0.1879%</text:p>
          </table:table-cell>
          <table:table-cell table:style-name="ce3" table:formula="of:=[.K9]+[.I9]" office:value-type="float" office:value="18990">
            <text:p>18990</text:p>
          </table:table-cell>
          <table:table-cell table:style-name="ce17" table:formula="of:=[.M9]/([.F9]+[.D9])" office:value-type="percentage" office:value="0.00187774115353031">
            <text:p>0.1878%</text:p>
          </table:table-cell>
          <table:table-cell office:value-type="float" office:value="8114">
            <text:p>8114</text:p>
          </table:table-cell>
          <table:table-cell table:style-name="ce17" office:value-type="percentage" office:value="0.427278">
            <text:p>42.7278%</text:p>
          </table:table-cell>
          <table:table-cell office:value-type="float" office:value="4073">
            <text:p>4073</text:p>
          </table:table-cell>
          <table:table-cell table:style-name="ce17" office:value-type="percentage" office:value="0.501972">
            <text:p>50.1972%</text:p>
          </table:table-cell>
          <table:table-cell office:value-type="float" office:value="10876">
            <text:p>10876</text:p>
          </table:table-cell>
          <table:table-cell table:style-name="ce17" office:value-type="percentage" office:value="0.572722">
            <text:p>57.2722%</text:p>
          </table:table-cell>
          <table:table-cell office:value-type="float" office:value="4030">
            <text:p>4030</text:p>
          </table:table-cell>
          <table:table-cell table:style-name="ce17" office:value-type="percentage" office:value="0.000267262">
            <text:p>0.0267%</text:p>
          </table:table-cell>
          <table:table-cell office:value-type="float" office:value="0">
            <text:p>0</text:p>
          </table:table-cell>
          <table:table-cell table:formula="of:=([.D9]-[.I9])+[.Q9]+[.S9]" office:value-type="float" office:value="88939">
            <text:p>88939</text:p>
          </table:table-cell>
          <table:table-cell table:style-name="ce1" table:formula="of:=[.X9]/[.B9]" office:value-type="percentage" office:value="0.00588220899470899">
            <text:p>0.59%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42138">
            <text:p>42138</text:p>
          </table:table-cell>
          <table:table-cell table:style-name="ce17" table:formula="of:=[.D10]/[.B10]" office:value-type="percentage" office:value="0.00278690476190476">
            <text:p>0.2787%</text:p>
          </table:table-cell>
          <table:table-cell table:style-name="ce2" office:value-type="float" office:value="9519600">
            <text:p>9.52E+006</text:p>
          </table:table-cell>
          <table:table-cell table:style-name="ce17" table:formula="of:=[.F10]/[.B10]" office:value-type="percentage" office:value="0.629603174603175">
            <text:p>62.9603%</text:p>
          </table:table-cell>
          <table:table-cell table:style-name="ce17" table:formula="of:=[.G10]+[.E10]" office:value-type="percentage" office:value="0.632390079365079">
            <text:p>63.2390%</text:p>
          </table:table-cell>
          <table:table-cell office:value-type="float" office:value="74">
            <text:p>74</text:p>
          </table:table-cell>
          <table:table-cell table:style-name="ce17" table:formula="of:=[.I10]/[.D10]" office:value-type="percentage" office:value="0.00175613460534434">
            <text:p>0.1756%</text:p>
          </table:table-cell>
          <table:table-cell table:style-name="ce3" office:value-type="float" office:value="17857">
            <text:p>17857</text:p>
          </table:table-cell>
          <table:table-cell table:style-name="ce17" table:formula="of:=[.K10]/[.F10]" office:value-type="percentage" office:value="0.00187581410983655">
            <text:p>0.1876%</text:p>
          </table:table-cell>
          <table:table-cell table:style-name="ce3" table:formula="of:=[.K10]+[.I10]" office:value-type="float" office:value="17931">
            <text:p>17931</text:p>
          </table:table-cell>
          <table:table-cell table:style-name="ce17" table:formula="of:=[.M10]/([.F10]+[.D10])" office:value-type="percentage" office:value="0.00187528668951189">
            <text:p>0.1875%</text:p>
          </table:table-cell>
          <table:table-cell office:value-type="float" office:value="7484">
            <text:p>7484</text:p>
          </table:table-cell>
          <table:table-cell table:style-name="ce17" office:value-type="percentage" office:value="0.417378">
            <text:p>41.7378%</text:p>
          </table:table-cell>
          <table:table-cell office:value-type="float" office:value="3752">
            <text:p>3752</text:p>
          </table:table-cell>
          <table:table-cell table:style-name="ce17" office:value-type="percentage" office:value="0.501336">
            <text:p>50.1336%</text:p>
          </table:table-cell>
          <table:table-cell office:value-type="float" office:value="10447">
            <text:p>10447</text:p>
          </table:table-cell>
          <table:table-cell table:style-name="ce17" office:value-type="percentage" office:value="0.582622">
            <text:p>58.2622%</text:p>
          </table:table-cell>
          <table:table-cell office:value-type="float" office:value="3721">
            <text:p>3721</text:p>
          </table:table-cell>
          <table:table-cell table:style-name="ce17" office:value-type="percentage" office:value="0.000246825">
            <text:p>0.0247%</text:p>
          </table:table-cell>
          <table:table-cell office:value-type="float" office:value="0">
            <text:p>0</text:p>
          </table:table-cell>
          <table:table-cell table:formula="of:=([.D10]-[.I10])+[.Q10]+[.S10]" office:value-type="float" office:value="56263">
            <text:p>56263</text:p>
          </table:table-cell>
          <table:table-cell table:style-name="ce1" table:formula="of:=[.X10]/[.B10]" office:value-type="percentage" office:value="0.00372109788359788">
            <text:p>0.37%</text:p>
          </table:table-cell>
        </table:table-row>
        <table:table-row table:style-name="ro2">
          <table:table-cell office:value-type="float" office:value="32.5">
            <text:p>32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22750">
            <text:p>22750</text:p>
          </table:table-cell>
          <table:table-cell table:style-name="ce17" table:formula="of:=[.D11]/[.B11]" office:value-type="percentage" office:value="0.00150462962962963">
            <text:p>0.1505%</text:p>
          </table:table-cell>
          <table:table-cell table:style-name="ce2" office:value-type="float" office:value="8951850">
            <text:p>8.95E+006</text:p>
          </table:table-cell>
          <table:table-cell table:style-name="ce17" table:formula="of:=[.F11]/[.B11]" office:value-type="percentage" office:value="0.592053571428571">
            <text:p>59.2054%</text:p>
          </table:table-cell>
          <table:table-cell table:style-name="ce17" table:formula="of:=[.G11]+[.E11]" office:value-type="percentage" office:value="0.593558201058201">
            <text:p>59.3558%</text:p>
          </table:table-cell>
          <table:table-cell office:value-type="float" office:value="41">
            <text:p>41</text:p>
          </table:table-cell>
          <table:table-cell table:style-name="ce17" table:formula="of:=[.I11]/[.D11]" office:value-type="percentage" office:value="0.0018021978021978">
            <text:p>0.1802%</text:p>
          </table:table-cell>
          <table:table-cell table:style-name="ce3" office:value-type="float" office:value="16824">
            <text:p>16824</text:p>
          </table:table-cell>
          <table:table-cell table:style-name="ce17" table:formula="of:=[.K11]/[.F11]" office:value-type="percentage" office:value="0.0018793880594514">
            <text:p>0.1879%</text:p>
          </table:table-cell>
          <table:table-cell table:style-name="ce3" table:formula="of:=[.K11]+[.I11]" office:value-type="float" office:value="16865">
            <text:p>16865</text:p>
          </table:table-cell>
          <table:table-cell table:style-name="ce17" table:formula="of:=[.M11]/([.F11]+[.D11])" office:value-type="percentage" office:value="0.00187919238740445">
            <text:p>0.1879%</text:p>
          </table:table-cell>
          <table:table-cell office:value-type="float" office:value="6827">
            <text:p>6827</text:p>
          </table:table-cell>
          <table:table-cell table:style-name="ce17" office:value-type="percentage" office:value="0.404803">
            <text:p>40.4803%</text:p>
          </table:table-cell>
          <table:table-cell office:value-type="float" office:value="3442">
            <text:p>3442</text:p>
          </table:table-cell>
          <table:table-cell table:style-name="ce17" office:value-type="percentage" office:value="0.504175">
            <text:p>50.4175%</text:p>
          </table:table-cell>
          <table:table-cell office:value-type="float" office:value="10038">
            <text:p>10038</text:p>
          </table:table-cell>
          <table:table-cell table:style-name="ce17" office:value-type="percentage" office:value="0.595197">
            <text:p>59.5197%</text:p>
          </table:table-cell>
          <table:table-cell office:value-type="float" office:value="3375">
            <text:p>3375</text:p>
          </table:table-cell>
          <table:table-cell table:style-name="ce17" office:value-type="percentage" office:value="0.000223876">
            <text:p>0.0224%</text:p>
          </table:table-cell>
          <table:table-cell office:value-type="float" office:value="0">
            <text:p>0</text:p>
          </table:table-cell>
          <table:table-cell table:formula="of:=([.D11]-[.I11])+[.Q11]+[.S11]" office:value-type="float" office:value="36189">
            <text:p>36189</text:p>
          </table:table-cell>
          <table:table-cell table:style-name="ce1" table:formula="of:=[.X11]/[.B11]" office:value-type="percentage" office:value="0.00239345238095238">
            <text:p>0.24%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10804">
            <text:p>10804</text:p>
          </table:table-cell>
          <table:table-cell table:style-name="ce17" table:formula="of:=[.D12]/[.B12]" office:value-type="percentage" office:value="0.000714550264550265">
            <text:p>0.0715%</text:p>
          </table:table-cell>
          <table:table-cell table:style-name="ce2" office:value-type="float" office:value="8348160">
            <text:p>8.35E+006</text:p>
          </table:table-cell>
          <table:table-cell table:style-name="ce17" table:formula="of:=[.F12]/[.B12]" office:value-type="percentage" office:value="0.552126984126984">
            <text:p>55.2127%</text:p>
          </table:table-cell>
          <table:table-cell table:style-name="ce17" table:formula="of:=[.G12]+[.E12]" office:value-type="percentage" office:value="0.552841534391534">
            <text:p>55.2842%</text:p>
          </table:table-cell>
          <table:table-cell office:value-type="float" office:value="20">
            <text:p>20</text:p>
          </table:table-cell>
          <table:table-cell table:style-name="ce17" table:formula="of:=[.I12]/[.D12]" office:value-type="percentage" office:value="0.00185116623472788">
            <text:p>0.1851%</text:p>
          </table:table-cell>
          <table:table-cell table:style-name="ce3" office:value-type="float" office:value="15733">
            <text:p>15733</text:p>
          </table:table-cell>
          <table:table-cell table:style-name="ce17" table:formula="of:=[.K12]/[.F12]" office:value-type="percentage" office:value="0.00188460690739037">
            <text:p>0.1885%</text:p>
          </table:table-cell>
          <table:table-cell table:style-name="ce3" table:formula="of:=[.K12]+[.I12]" office:value-type="float" office:value="15753">
            <text:p>15753</text:p>
          </table:table-cell>
          <table:table-cell table:style-name="ce17" table:formula="of:=[.M12]/([.F12]+[.D12])" office:value-type="percentage" office:value="0.00188456368516481">
            <text:p>0.1885%</text:p>
          </table:table-cell>
          <table:table-cell office:value-type="float" office:value="6166">
            <text:p>6166</text:p>
          </table:table-cell>
          <table:table-cell table:style-name="ce17" office:value-type="percentage" office:value="0.391418">
            <text:p>39.1418%</text:p>
          </table:table-cell>
          <table:table-cell office:value-type="float" office:value="3099">
            <text:p>3099</text:p>
          </table:table-cell>
          <table:table-cell table:style-name="ce17" office:value-type="percentage" office:value="0.502595">
            <text:p>50.2595%</text:p>
          </table:table-cell>
          <table:table-cell office:value-type="float" office:value="9587">
            <text:p>9587</text:p>
          </table:table-cell>
          <table:table-cell table:style-name="ce17" office:value-type="percentage" office:value="0.608582">
            <text:p>60.8582%</text:p>
          </table:table-cell>
          <table:table-cell office:value-type="float" office:value="3058">
            <text:p>3058</text:p>
          </table:table-cell>
          <table:table-cell table:style-name="ce17" office:value-type="percentage" office:value="0.000202844">
            <text:p>0.0203%</text:p>
          </table:table-cell>
          <table:table-cell office:value-type="float" office:value="0">
            <text:p>0</text:p>
          </table:table-cell>
          <table:table-cell table:formula="of:=([.D12]-[.I12])+[.Q12]+[.S12]" office:value-type="float" office:value="23470">
            <text:p>23470</text:p>
          </table:table-cell>
          <table:table-cell table:style-name="ce1" table:formula="of:=[.X12]/[.B12]" office:value-type="percentage" office:value="0.00155224867724868">
            <text:p>0.16%</text:p>
          </table:table-cell>
        </table:table-row>
        <table:table-row table:style-name="ro2">
          <table:table-cell office:value-type="float" office:value="27.5">
            <text:p>27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3872">
            <text:p>3872</text:p>
          </table:table-cell>
          <table:table-cell table:style-name="ce17" table:formula="of:=[.D13]/[.B13]" office:value-type="percentage" office:value="0.000256084656084656">
            <text:p>0.0256%</text:p>
          </table:table-cell>
          <table:table-cell table:style-name="ce2" office:value-type="float" office:value="7716060">
            <text:p>7.72E+006</text:p>
          </table:table-cell>
          <table:table-cell table:style-name="ce17" table:formula="of:=[.F13]/[.B13]" office:value-type="percentage" office:value="0.510321428571429">
            <text:p>51.0321%</text:p>
          </table:table-cell>
          <table:table-cell table:style-name="ce17" table:formula="of:=[.G13]+[.E13]" office:value-type="percentage" office:value="0.510577513227513">
            <text:p>51.0578%</text:p>
          </table:table-cell>
          <table:table-cell office:value-type="float" office:value="4">
            <text:p>4</text:p>
          </table:table-cell>
          <table:table-cell table:style-name="ce17" table:formula="of:=[.I13]/[.D13]" office:value-type="percentage" office:value="0.00103305785123967">
            <text:p>0.1033%</text:p>
          </table:table-cell>
          <table:table-cell table:style-name="ce3" office:value-type="float" office:value="14518">
            <text:p>14518</text:p>
          </table:table-cell>
          <table:table-cell table:style-name="ce17" table:formula="of:=[.K13]/[.F13]" office:value-type="percentage" office:value="0.00188153021101443">
            <text:p>0.1882%</text:p>
          </table:table-cell>
          <table:table-cell table:style-name="ce3" table:formula="of:=[.K13]+[.I13]" office:value-type="float" office:value="14522">
            <text:p>14522</text:p>
          </table:table-cell>
          <table:table-cell table:style-name="ce17" table:formula="of:=[.M13]/([.F13]+[.D13])" office:value-type="percentage" office:value="0.00188110465221714">
            <text:p>0.1881%</text:p>
          </table:table-cell>
          <table:table-cell office:value-type="float" office:value="5480">
            <text:p>5480</text:p>
          </table:table-cell>
          <table:table-cell table:style-name="ce17" office:value-type="percentage" office:value="0.377358">
            <text:p>37.7358%</text:p>
          </table:table-cell>
          <table:table-cell office:value-type="float" office:value="2776">
            <text:p>2776</text:p>
          </table:table-cell>
          <table:table-cell table:style-name="ce17" office:value-type="percentage" office:value="0.506569">
            <text:p>50.6569%</text:p>
          </table:table-cell>
          <table:table-cell office:value-type="float" office:value="9042">
            <text:p>9042</text:p>
          </table:table-cell>
          <table:table-cell table:style-name="ce17" office:value-type="percentage" office:value="0.622642">
            <text:p>62.2642%</text:p>
          </table:table-cell>
          <table:table-cell office:value-type="float" office:value="2697">
            <text:p>2697</text:p>
          </table:table-cell>
          <table:table-cell table:style-name="ce17" office:value-type="percentage" office:value="0.000178836">
            <text:p>0.0179%</text:p>
          </table:table-cell>
          <table:table-cell office:value-type="float" office:value="0">
            <text:p>0</text:p>
          </table:table-cell>
          <table:table-cell table:formula="of:=([.D13]-[.I13])+[.Q13]+[.S13]" office:value-type="float" office:value="15686">
            <text:p>15686</text:p>
          </table:table-cell>
          <table:table-cell table:style-name="ce1" table:formula="of:=[.X13]/[.B13]" office:value-type="percentage" office:value="0.00103743386243386">
            <text:p>0.10%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638">
            <text:p>638</text:p>
          </table:table-cell>
          <table:table-cell table:style-name="ce17" table:formula="of:=[.D14]/[.B14]" office:value-type="percentage" office:value="0.0000421957671957672">
            <text:p>0.0042%</text:p>
          </table:table-cell>
          <table:table-cell table:style-name="ce2" office:value-type="float" office:value="7060710">
            <text:p>7.06E+006</text:p>
          </table:table-cell>
          <table:table-cell table:style-name="ce17" table:formula="of:=[.F14]/[.B14]" office:value-type="percentage" office:value="0.466978174603175">
            <text:p>46.6978%</text:p>
          </table:table-cell>
          <table:table-cell table:style-name="ce17" table:formula="of:=[.G14]+[.E14]" office:value-type="percentage" office:value="0.46702037037037">
            <text:p>46.7020%</text:p>
          </table:table-cell>
          <table:table-cell office:value-type="float" office:value="2">
            <text:p>2</text:p>
          </table:table-cell>
          <table:table-cell table:style-name="ce17" table:formula="of:=[.I14]/[.D14]" office:value-type="percentage" office:value="0.00313479623824451">
            <text:p>0.3135%</text:p>
          </table:table-cell>
          <table:table-cell table:style-name="ce3" office:value-type="float" office:value="13272">
            <text:p>13272</text:p>
          </table:table-cell>
          <table:table-cell table:style-name="ce17" table:formula="of:=[.K14]/[.F14]" office:value-type="percentage" office:value="0.00187969765080282">
            <text:p>0.1880%</text:p>
          </table:table-cell>
          <table:table-cell table:style-name="ce3" table:formula="of:=[.K14]+[.I14]" office:value-type="float" office:value="13274">
            <text:p>13274</text:p>
          </table:table-cell>
          <table:table-cell table:style-name="ce17" table:formula="of:=[.M14]/([.F14]+[.D14])" office:value-type="percentage" office:value="0.0018798110502414">
            <text:p>0.1880%</text:p>
          </table:table-cell>
          <table:table-cell office:value-type="float" office:value="4814">
            <text:p>4814</text:p>
          </table:table-cell>
          <table:table-cell table:style-name="ce17" office:value-type="percentage" office:value="0.362664">
            <text:p>36.2664%</text:p>
          </table:table-cell>
          <table:table-cell office:value-type="float" office:value="2451">
            <text:p>2451</text:p>
          </table:table-cell>
          <table:table-cell table:style-name="ce17" office:value-type="percentage" office:value="0.50914">
            <text:p>50.9140%</text:p>
          </table:table-cell>
          <table:table-cell office:value-type="float" office:value="8460">
            <text:p>8460</text:p>
          </table:table-cell>
          <table:table-cell table:style-name="ce17" office:value-type="percentage" office:value="0.637336">
            <text:p>63.7336%</text:p>
          </table:table-cell>
          <table:table-cell office:value-type="float" office:value="2356">
            <text:p>2356</text:p>
          </table:table-cell>
          <table:table-cell table:style-name="ce17" office:value-type="percentage" office:value="0.000156283">
            <text:p>0.0156%</text:p>
          </table:table-cell>
          <table:table-cell office:value-type="float" office:value="0">
            <text:p>0</text:p>
          </table:table-cell>
          <table:table-cell table:formula="of:=([.D14]-[.I14])+[.Q14]+[.S14]" office:value-type="float" office:value="11547">
            <text:p>11547</text:p>
          </table:table-cell>
          <table:table-cell table:style-name="ce1" table:formula="of:=[.X14]/[.B14]" office:value-type="percentage" office:value="0.000763690476190476">
            <text:p>0.08%</text:p>
          </table:table-cell>
        </table:table-row>
        <table:table-row table:style-name="ro2">
          <table:table-cell office:value-type="float" office:value="22.5">
            <text:p>22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0">
            <text:p>0</text:p>
          </table:table-cell>
          <table:table-cell table:style-name="ce17" table:formula="of:=[.D15]/[.B15]" office:value-type="percentage" office:value="0">
            <text:p>0.0000%</text:p>
          </table:table-cell>
          <table:table-cell table:style-name="ce2" office:value-type="float" office:value="6386720">
            <text:p>6.39E+006</text:p>
          </table:table-cell>
          <table:table-cell table:style-name="ce17" table:formula="of:=[.F15]/[.B15]" office:value-type="percentage" office:value="0.422402116402116">
            <text:p>42.2402%</text:p>
          </table:table-cell>
          <table:table-cell table:style-name="ce17" table:formula="of:=[.G15]+[.E15]" office:value-type="percentage" office:value="0.422402116402116">
            <text:p>42.2402%</text:p>
          </table:table-cell>
          <table:table-cell office:value-type="float" office:value="0">
            <text:p>0</text:p>
          </table:table-cell>
          <table:table-cell table:style-name="ce17" office:value-type="percentage" office:value="0">
            <text:p>0.0000%</text:p>
          </table:table-cell>
          <table:table-cell table:style-name="ce3" office:value-type="float" office:value="12026">
            <text:p>12026</text:p>
          </table:table-cell>
          <table:table-cell table:style-name="ce17" table:formula="of:=[.K15]/[.F15]" office:value-type="percentage" office:value="0.00188296966204875">
            <text:p>0.1883%</text:p>
          </table:table-cell>
          <table:table-cell table:style-name="ce3" table:formula="of:=[.K15]+[.I15]" office:value-type="float" office:value="12026">
            <text:p>12026</text:p>
          </table:table-cell>
          <table:table-cell table:style-name="ce17" table:formula="of:=[.M15]/([.F15]+[.D15])" office:value-type="percentage" office:value="0.00188296966204875">
            <text:p>0.1883%</text:p>
          </table:table-cell>
          <table:table-cell office:value-type="float" office:value="4149">
            <text:p>4149</text:p>
          </table:table-cell>
          <table:table-cell table:style-name="ce17" office:value-type="percentage" office:value="0.345002">
            <text:p>34.5002%</text:p>
          </table:table-cell>
          <table:table-cell office:value-type="float" office:value="2132">
            <text:p>2132</text:p>
          </table:table-cell>
          <table:table-cell table:style-name="ce17" office:value-type="percentage" office:value="0.513859">
            <text:p>51.3859%</text:p>
          </table:table-cell>
          <table:table-cell office:value-type="float" office:value="7877">
            <text:p>7877</text:p>
          </table:table-cell>
          <table:table-cell table:style-name="ce17" office:value-type="percentage" office:value="0.654998">
            <text:p>65.4998%</text:p>
          </table:table-cell>
          <table:table-cell office:value-type="float" office:value="2011">
            <text:p>2011</text:p>
          </table:table-cell>
          <table:table-cell table:style-name="ce17" office:value-type="percentage" office:value="0.000133399">
            <text:p>0.0133%</text:p>
          </table:table-cell>
          <table:table-cell office:value-type="float" office:value="0">
            <text:p>0</text:p>
          </table:table-cell>
          <table:table-cell table:formula="of:=([.D15]-[.I15])+[.Q15]+[.S15]" office:value-type="float" office:value="10009">
            <text:p>10009</text:p>
          </table:table-cell>
          <table:table-cell table:style-name="ce1" table:formula="of:=[.X15]/[.B15]" office:value-type="percentage" office:value="0.000661970899470899">
            <text:p>0.07%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0">
            <text:p>0</text:p>
          </table:table-cell>
          <table:table-cell table:style-name="ce17" table:formula="of:=[.D16]/[.B16]" office:value-type="percentage" office:value="0">
            <text:p>0.0000%</text:p>
          </table:table-cell>
          <table:table-cell table:style-name="ce2" office:value-type="float" office:value="5700960">
            <text:p>5.70E+006</text:p>
          </table:table-cell>
          <table:table-cell table:style-name="ce17" table:formula="of:=[.F16]/[.B16]" office:value-type="percentage" office:value="0.377047619047619">
            <text:p>37.7048%</text:p>
          </table:table-cell>
          <table:table-cell table:style-name="ce17" table:formula="of:=[.G16]+[.E16]" office:value-type="percentage" office:value="0.377047619047619">
            <text:p>37.7048%</text:p>
          </table:table-cell>
          <table:table-cell office:value-type="float" office:value="0">
            <text:p>0</text:p>
          </table:table-cell>
          <table:table-cell table:style-name="ce17" office:value-type="percentage" office:value="0">
            <text:p>0.0000%</text:p>
          </table:table-cell>
          <table:table-cell table:style-name="ce3" office:value-type="float" office:value="10724">
            <text:p>10724</text:p>
          </table:table-cell>
          <table:table-cell table:style-name="ce17" table:formula="of:=[.K16]/[.F16]" office:value-type="percentage" office:value="0.00188108669417081">
            <text:p>0.1881%</text:p>
          </table:table-cell>
          <table:table-cell table:style-name="ce3" table:formula="of:=[.K16]+[.I16]" office:value-type="float" office:value="10724">
            <text:p>10724</text:p>
          </table:table-cell>
          <table:table-cell table:style-name="ce17" table:formula="of:=[.M16]/([.F16]+[.D16])" office:value-type="percentage" office:value="0.00188108669417081">
            <text:p>0.1881%</text:p>
          </table:table-cell>
          <table:table-cell office:value-type="float" office:value="3493">
            <text:p>3493</text:p>
          </table:table-cell>
          <table:table-cell table:style-name="ce17" office:value-type="percentage" office:value="0.324786">
            <text:p>32.4786%</text:p>
          </table:table-cell>
          <table:table-cell office:value-type="float" office:value="1784">
            <text:p>1784</text:p>
          </table:table-cell>
          <table:table-cell table:style-name="ce17" office:value-type="percentage" office:value="0.512202">
            <text:p>51.2202%</text:p>
          </table:table-cell>
          <table:table-cell office:value-type="float" office:value="7241">
            <text:p>7241</text:p>
          </table:table-cell>
          <table:table-cell table:style-name="ce17" office:value-type="percentage" office:value="0.675214">
            <text:p>67.5214%</text:p>
          </table:table-cell>
          <table:table-cell office:value-type="float" office:value="1693">
            <text:p>1693</text:p>
          </table:table-cell>
          <table:table-cell table:style-name="ce17" office:value-type="percentage" office:value="0.000112368">
            <text:p>0.0112%</text:p>
          </table:table-cell>
          <table:table-cell office:value-type="float" office:value="0">
            <text:p>0</text:p>
          </table:table-cell>
          <table:table-cell table:formula="of:=([.D16]-[.I16])+[.Q16]+[.S16]" office:value-type="float" office:value="9025">
            <text:p>9025</text:p>
          </table:table-cell>
          <table:table-cell table:style-name="ce1" table:formula="of:=[.X16]/[.B16]" office:value-type="percentage" office:value="0.000596891534391534">
            <text:p>0.06%</text:p>
          </table:table-cell>
        </table:table-row>
        <table:table-row table:style-name="ro2" table:number-rows-repeated="7">
          <table:table-cell table:number-columns-repeated="4"/>
          <table:table-cell table:style-name="ce17" table:number-columns-repeated="4"/>
          <table:table-cell/>
          <table:table-cell table:style-name="ce17" table:number-columns-repeated="5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2"/>
          <table:table-cell table:style-name="ce1"/>
        </table:table-row>
        <table:table-row table:style-name="ro2" table:number-rows-repeated="3">
          <table:table-cell table:number-columns-repeated="4"/>
          <table:table-cell table:style-name="ce17" table:number-columns-repeated="4"/>
          <table:table-cell/>
          <table:table-cell table:style-name="ce17" table:number-columns-repeated="5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4"/>
          <table:table-cell table:style-name="ce1"/>
        </table:table-row>
        <table:table-row table:style-name="ro2">
          <table:table-cell table:number-columns-repeated="7"/>
          <table:table-cell table:style-name="ce17"/>
          <table:table-cell/>
          <table:table-cell table:style-name="ce17" table:number-columns-repeated="5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4"/>
          <table:table-cell table:style-name="ce1"/>
        </table:table-row>
        <table:table-row table:style-name="ro2" table:number-rows-repeated="2">
          <table:table-cell table:number-columns-repeated="15"/>
          <table:table-cell table:style-name="ce17"/>
          <table:table-cell table:number-columns-repeated="8"/>
          <table:table-cell table:style-name="ce1"/>
        </table:table-row>
        <table:table-row table:style-name="ro2" table:number-rows-repeated="9">
          <table:table-cell table:number-columns-repeated="24"/>
          <table:table-cell table:style-name="ce1"/>
        </table:table-row>
        <table:table-row table:style-name="ro2" table:number-rows-repeated="1048537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d2_3 dependency" table:style-name="ta1">
        <table:shapes>
          <draw:frame draw:z-index="0" draw:style-name="gr1" draw:text-style-name="P1" svg:width="8.5969in" svg:height="5.152in" svg:x="0.4748in" svg:y="3.0583in">
            <draw:object draw:notify-on-update-of-ranges="'d2_3 dependency'.A4:'d2_3 dependency'.A16 'd2_3 dependency'.D3:'d2_3 dependency'.D3 'd2_3 dependency'.E4:'d2_3 dependency'.E16 'd2_3 dependency'.A4:'d2_3 dependency'.A16 'd2_3 dependency'.F3:'d2_3 dependency'.F3 'd2_3 dependency'.G4:'d2_3 dependency'.G16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1" draw:style-name="gr1" draw:text-style-name="P1" svg:width="6.3075in" svg:height="3.5445in" svg:x="9.0539in" svg:y="4.5386in">
            <draw:object draw:notify-on-update-of-ranges="'d2_3 dependency'.A4:'d2_3 dependency'.A16 'd2_3 dependency'.Y4:'d2_3 dependency'.Y16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2" draw:style-name="gr1" draw:text-style-name="P1" svg:width="6.3075in" svg:height="3.5441in" svg:x="15.361in" svg:y="4.5283in">
            <draw:object draw:notify-on-update-of-ranges="'d2_3 dependency'.A4:'d2_3 dependency'.A16 'd2_3 dependency'.W4:'d2_3 dependency'.W16" xlink:href="./Object 40" xlink:type="simple" xlink:show="embed" xlink:actuate="onLoad"/>
            <draw:image xlink:href="./ObjectReplacements/Object 4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2" table:default-cell-style-name="Default"/>
        <table:table-row table:style-name="ro2">
          <table:table-cell table:number-columns-repeated="7"/>
          <table:table-cell office:value-type="string">
            <text:p>(coincidence 12)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18" office:value-type="string">
            <text:p>|</text:p>
          </table:table-cell>
          <table:table-cell table:number-columns-repeated="17"/>
        </table:table-row>
        <table:table-row table:style-name="ro2">
          <table:table-cell office:value-type="string">
            <text:p>D2_3</text:p>
          </table:table-cell>
          <table:table-cell table:style-name="ce9" office:value-type="string" table:number-columns-spanned="2" table:number-rows-spanned="1">
            <text:p>Number of incoming muons</text:p>
          </table:table-cell>
          <table:covered-table-cell/>
          <table:table-cell table:style-name="ce9" office:value-type="string" table:number-columns-spanned="2" table:number-rows-spanned="1">
            <text:p>Muons 011</text:p>
          </table:table-cell>
          <table:covered-table-cell/>
          <table:table-cell table:style-name="ce9" office:value-type="string" table:number-columns-spanned="2" table:number-rows-spanned="1">
            <text:p>Muons 111</text:p>
          </table:table-cell>
          <table:covered-table-cell/>
          <table:table-cell office:value-type="string">
            <text:p>Muon rate </text:p>
          </table:table-cell>
          <table:table-cell table:style-name="ce9" office:value-type="string" table:number-columns-spanned="2" table:number-rows-spanned="1">
            <text:p>Muons 011 absorbed</text:p>
          </table:table-cell>
          <table:covered-table-cell/>
          <table:table-cell table:style-name="ce9" office:value-type="string" table:number-columns-spanned="2" table:number-rows-spanned="1">
            <text:p>Muons 111 absorbed</text:p>
          </table:table-cell>
          <table:covered-table-cell/>
          <table:table-cell table:style-name="ce9" office:value-type="string" table:number-columns-spanned="2" table:number-rows-spanned="1">
            <text:p>Total muons absorbed</text:p>
          </table:table-cell>
          <table:covered-table-cell/>
          <table:table-cell table:style-name="ce9" office:value-type="string" table:number-columns-spanned="2" table:number-rows-spanned="1">
            <text:p>Electrons 011</text:p>
          </table:table-cell>
          <table:covered-table-cell/>
          <table:table-cell table:style-name="ce9" office:value-type="string" table:number-columns-spanned="2" table:number-rows-spanned="1">
            <text:p>Electrons 011 stopped</text:p>
          </table:table-cell>
          <table:covered-table-cell/>
          <table:table-cell table:style-name="ce9" office:value-type="string" table:number-columns-spanned="2" table:number-rows-spanned="1">
            <text:p>Electrons escaped</text:p>
          </table:table-cell>
          <table:covered-table-cell/>
          <table:table-cell table:style-name="ce9" office:value-type="string" table:number-columns-spanned="2" table:number-rows-spanned="1">
            <text:p>Signal events</text:p>
          </table:table-cell>
          <table:covered-table-cell/>
          <table:table-cell office:value-type="string">
            <text:p>Interferences</text:p>
          </table:table-cell>
          <table:table-cell table:style-name="ce9" office:value-type="string" table:number-columns-spanned="2" table:number-rows-spanned="1">
            <text:p>Background triggers</text:p>
          </table:table-cell>
          <table:covered-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2" office:value-type="float" office:value="426255">
            <text:p>4.26E+005</text:p>
          </table:table-cell>
          <table:table-cell table:style-name="ce17" table:formula="of:=[.D4]/[.B4]" office:value-type="percentage" office:value="0.0281914682539683">
            <text:p>2.8191%</text:p>
          </table:table-cell>
          <table:table-cell table:style-name="ce2" office:value-type="float" office:value="11872000">
            <text:p>1.19E+007</text:p>
          </table:table-cell>
          <table:table-cell table:style-name="ce17" table:formula="of:=[.F4]/[.B4]" office:value-type="percentage" office:value="0.785185185185185">
            <text:p>78.5185%</text:p>
          </table:table-cell>
          <table:table-cell table:style-name="ce17" table:formula="of:=[.G4]+[.E4]" office:value-type="percentage" office:value="0.813376653439153">
            <text:p>81.3377%</text:p>
          </table:table-cell>
          <table:table-cell office:value-type="float" office:value="409">
            <text:p>409</text:p>
          </table:table-cell>
          <table:table-cell table:style-name="ce17" table:formula="of:=[.I4]/[.D4]" office:value-type="percentage" office:value="0.000959519536427725">
            <text:p>0.0960%</text:p>
          </table:table-cell>
          <table:table-cell table:style-name="ce3" office:value-type="float" office:value="22241">
            <text:p>22241</text:p>
          </table:table-cell>
          <table:table-cell table:style-name="ce17" table:formula="of:=[.K4]/[.F4]" office:value-type="percentage" office:value="0.00187339959568733">
            <text:p>0.1873%</text:p>
          </table:table-cell>
          <table:table-cell table:style-name="ce3" table:formula="of:=[.K4]+[.I4]" office:value-type="float" office:value="22650">
            <text:p>22650</text:p>
          </table:table-cell>
          <table:table-cell table:style-name="ce17" table:formula="of:=[.M4]/([.F4]+[.D4])" office:value-type="percentage" office:value="0.0018417246999676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4]/[.M4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4]/[.O4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4]/[.M4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4]/[.B4]" office:value-type="percentage" office:value="0.000363029100529101">
            <text:p>0.0363%</text:p>
          </table:table-cell>
          <table:table-cell office:value-type="float" office:value="5">
            <text:p>5</text:p>
          </table:table-cell>
          <table:table-cell table:formula="of:=([.D4]-[.I4])+[.Q4]+[.S4]" office:value-type="float" office:value="442990">
            <text:p>442990</text:p>
          </table:table-cell>
          <table:table-cell table:style-name="ce1" table:formula="of:=[.X4]/[.B4]" office:value-type="percentage" office:value="0.0292982804232804">
            <text:p>2.93%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566214">
            <text:p>566214</text:p>
          </table:table-cell>
          <table:table-cell table:style-name="ce17" table:formula="of:=[.D5]/[.B5]" office:value-type="percentage" office:value="0.0374480158730159">
            <text:p>3.7448%</text:p>
          </table:table-cell>
          <table:table-cell table:style-name="ce2" office:value-type="float" office:value="11732000">
            <text:p>1.17E+007</text:p>
          </table:table-cell>
          <table:table-cell table:style-name="ce17" table:formula="of:=[.F5]/[.B5]" office:value-type="percentage" office:value="0.775925925925926">
            <text:p>77.5926%</text:p>
          </table:table-cell>
          <table:table-cell table:style-name="ce17" table:formula="of:=[.G5]+[.E5]" office:value-type="percentage" office:value="0.813373941798942">
            <text:p>81.3374%</text:p>
          </table:table-cell>
          <table:table-cell office:value-type="float" office:value="663">
            <text:p>663</text:p>
          </table:table-cell>
          <table:table-cell table:style-name="ce17" table:formula="of:=[.I5]/[.D5]" office:value-type="percentage" office:value="0.00117093537072556">
            <text:p>0.1171%</text:p>
          </table:table-cell>
          <table:table-cell table:style-name="ce3" office:value-type="float" office:value="21987">
            <text:p>21987</text:p>
          </table:table-cell>
          <table:table-cell table:style-name="ce17" table:formula="of:=[.K5]/[.F5]" office:value-type="percentage" office:value="0.00187410501193317">
            <text:p>0.1874%</text:p>
          </table:table-cell>
          <table:table-cell table:style-name="ce3" table:formula="of:=[.K5]+[.I5]" office:value-type="float" office:value="22650">
            <text:p>22650</text:p>
          </table:table-cell>
          <table:table-cell table:style-name="ce17" table:formula="of:=[.M5]/([.F5]+[.D5])" office:value-type="percentage" office:value="0.00184173083994147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5]/[.M5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5]/[.O5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5]/[.M5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5]/[.B5]" office:value-type="percentage" office:value="0.000363029100529101">
            <text:p>0.0363%</text:p>
          </table:table-cell>
          <table:table-cell office:value-type="float" office:value="10">
            <text:p>10</text:p>
          </table:table-cell>
          <table:table-cell table:formula="of:=([.D5]-[.I5])+[.Q5]+[.S5]" office:value-type="float" office:value="582695">
            <text:p>582695</text:p>
          </table:table-cell>
          <table:table-cell table:style-name="ce1" table:formula="of:=[.X5]/[.B5]" office:value-type="percentage" office:value="0.0385380291005291">
            <text:p>3.85%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705825">
            <text:p>705825</text:p>
          </table:table-cell>
          <table:table-cell table:style-name="ce17" table:formula="of:=[.D6]/[.B6]" office:value-type="percentage" office:value="0.0466815476190476">
            <text:p>4.6682%</text:p>
          </table:table-cell>
          <table:table-cell table:style-name="ce2" office:value-type="float" office:value="11592400">
            <text:p>1.16E+007</text:p>
          </table:table-cell>
          <table:table-cell table:style-name="ce17" table:formula="of:=[.F6]/[.B6]" office:value-type="percentage" office:value="0.766693121693122">
            <text:p>76.6693%</text:p>
          </table:table-cell>
          <table:table-cell table:style-name="ce17" table:formula="of:=[.G6]+[.E6]" office:value-type="percentage" office:value="0.813374669312169">
            <text:p>81.3375%</text:p>
          </table:table-cell>
          <table:table-cell office:value-type="float" office:value="903">
            <text:p>903</text:p>
          </table:table-cell>
          <table:table-cell table:style-name="ce17" table:formula="of:=[.I6]/[.D6]" office:value-type="percentage" office:value="0.00127935394750824">
            <text:p>0.1279%</text:p>
          </table:table-cell>
          <table:table-cell table:style-name="ce3" office:value-type="float" office:value="21747">
            <text:p>21747</text:p>
          </table:table-cell>
          <table:table-cell table:style-name="ce17" table:formula="of:=[.K6]/[.F6]" office:value-type="percentage" office:value="0.00187597046340706">
            <text:p>0.1876%</text:p>
          </table:table-cell>
          <table:table-cell table:style-name="ce3" table:formula="of:=[.K6]+[.I6]" office:value-type="float" office:value="22650">
            <text:p>22650</text:p>
          </table:table-cell>
          <table:table-cell table:style-name="ce17" table:formula="of:=[.M6]/([.F6]+[.D6])" office:value-type="percentage" office:value="0.00184172919262739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6]/[.M6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6]/[.O6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6]/[.M6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6]/[.B6]" office:value-type="percentage" office:value="0.000363029100529101">
            <text:p>0.0363%</text:p>
          </table:table-cell>
          <table:table-cell office:value-type="float" office:value="16">
            <text:p>16</text:p>
          </table:table-cell>
          <table:table-cell table:formula="of:=([.D6]-[.I6])+[.Q6]+[.S6]" office:value-type="float" office:value="722066">
            <text:p>722066</text:p>
          </table:table-cell>
          <table:table-cell table:style-name="ce1" table:formula="of:=[.X6]/[.B6]" office:value-type="percentage" office:value="0.0477556878306878">
            <text:p>4.78%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844710">
            <text:p>844710</text:p>
          </table:table-cell>
          <table:table-cell table:style-name="ce17" table:formula="of:=[.D7]/[.B7]" office:value-type="percentage" office:value="0.0558670634920635">
            <text:p>5.5867%</text:p>
          </table:table-cell>
          <table:table-cell table:style-name="ce2" office:value-type="float" office:value="11453500">
            <text:p>1.15E+007</text:p>
          </table:table-cell>
          <table:table-cell table:style-name="ce17" table:formula="of:=[.F7]/[.B7]" office:value-type="percentage" office:value="0.757506613756614">
            <text:p>75.7507%</text:p>
          </table:table-cell>
          <table:table-cell table:style-name="ce17" table:formula="of:=[.G7]+[.E7]" office:value-type="percentage" office:value="0.813373677248677">
            <text:p>81.3374%</text:p>
          </table:table-cell>
          <table:table-cell office:value-type="float" office:value="1145">
            <text:p>1145</text:p>
          </table:table-cell>
          <table:table-cell table:style-name="ce17" table:formula="of:=[.I7]/[.D7]" office:value-type="percentage" office:value="0.00135549478519255">
            <text:p>0.1355%</text:p>
          </table:table-cell>
          <table:table-cell table:style-name="ce3" office:value-type="float" office:value="21505">
            <text:p>21505</text:p>
          </table:table-cell>
          <table:table-cell table:style-name="ce17" table:formula="of:=[.K7]/[.F7]" office:value-type="percentage" office:value="0.00187759200244467">
            <text:p>0.1878%</text:p>
          </table:table-cell>
          <table:table-cell table:style-name="ce3" table:formula="of:=[.K7]+[.I7]" office:value-type="float" office:value="22650">
            <text:p>22650</text:p>
          </table:table-cell>
          <table:table-cell table:style-name="ce17" table:formula="of:=[.M7]/([.F7]+[.D7])" office:value-type="percentage" office:value="0.00184173143896551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7]/[.M7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7]/[.O7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7]/[.M7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7]/[.B7]" office:value-type="percentage" office:value="0.000363029100529101">
            <text:p>0.0363%</text:p>
          </table:table-cell>
          <table:table-cell office:value-type="float" office:value="22">
            <text:p>22</text:p>
          </table:table-cell>
          <table:table-cell table:formula="of:=([.D7]-[.I7])+[.Q7]+[.S7]" office:value-type="float" office:value="860709">
            <text:p>860709</text:p>
          </table:table-cell>
          <table:table-cell table:style-name="ce1" table:formula="of:=[.X7]/[.B7]" office:value-type="percentage" office:value="0.0569251984126984">
            <text:p>5.69%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982307">
            <text:p>982307</text:p>
          </table:table-cell>
          <table:table-cell table:style-name="ce17" table:formula="of:=[.D8]/[.B8]" office:value-type="percentage" office:value="0.0649673941798942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F8]/[.B8]" office:value-type="percentage" office:value="0.748406084656085">
            <text:p>74.8406%</text:p>
          </table:table-cell>
          <table:table-cell table:style-name="ce17" table:formula="of:=[.G8]+[.E8]" office:value-type="percentage" office:value="0.813373478835979">
            <text:p>81.3373%</text:p>
          </table:table-cell>
          <table:table-cell office:value-type="float" office:value="1407">
            <text:p>1407</text:p>
          </table:table-cell>
          <table:table-cell table:style-name="ce17" table:formula="of:=[.I8]/[.D8]" office:value-type="percentage" office:value="0.001432342434697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17" table:formula="of:=[.K8]/[.F8]" office:value-type="percentage" office:value="0.00187727003596709">
            <text:p>0.1877%</text:p>
          </table:table-cell>
          <table:table-cell table:style-name="ce3" table:formula="of:=[.K8]+[.I8]" office:value-type="float" office:value="22650">
            <text:p>22650</text:p>
          </table:table-cell>
          <table:table-cell table:style-name="ce17" table:formula="of:=[.M8]/([.F8]+[.D8])" office:value-type="percentage" office:value="0.00184173188823379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8]/[.M8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8]/[.O8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8]/[.M8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8]/[.B8]" office:value-type="percentage" office:value="0.000363029100529101">
            <text:p>0.0363%</text:p>
          </table:table-cell>
          <table:table-cell office:value-type="float" office:value="30">
            <text:p>30</text:p>
          </table:table-cell>
          <table:table-cell table:formula="of:=([.D8]-[.I8])+[.Q8]+[.S8]" office:value-type="float" office:value="998044">
            <text:p>998044</text:p>
          </table:table-cell>
          <table:table-cell table:style-name="ce1" table:formula="of:=[.X8]/[.B8]" office:value-type="percentage" office:value="0.0660082010582011">
            <text:p>6.60%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2" office:value-type="float" office:value="1118760">
            <text:p>1.12E+006</text:p>
          </table:table-cell>
          <table:table-cell table:style-name="ce17" table:formula="of:=[.D9]/[.B9]" office:value-type="percentage" office:value="0.0739920634920635">
            <text:p>7.3992%</text:p>
          </table:table-cell>
          <table:table-cell table:style-name="ce2" office:value-type="float" office:value="11179500">
            <text:p>1.12E+007</text:p>
          </table:table-cell>
          <table:table-cell table:style-name="ce17" table:formula="of:=[.F9]/[.B9]" office:value-type="percentage" office:value="0.739384920634921">
            <text:p>73.9385%</text:p>
          </table:table-cell>
          <table:table-cell table:style-name="ce17" table:formula="of:=[.G9]+[.E9]" office:value-type="percentage" office:value="0.813376984126984">
            <text:p>81.3377%</text:p>
          </table:table-cell>
          <table:table-cell office:value-type="float" office:value="1680">
            <text:p>1680</text:p>
          </table:table-cell>
          <table:table-cell table:style-name="ce17" table:formula="of:=[.I9]/[.D9]" office:value-type="percentage" office:value="0.00150166255497158">
            <text:p>0.1502%</text:p>
          </table:table-cell>
          <table:table-cell table:style-name="ce3" office:value-type="float" office:value="20970">
            <text:p>20970</text:p>
          </table:table-cell>
          <table:table-cell table:style-name="ce17" table:formula="of:=[.K9]/[.F9]" office:value-type="percentage" office:value="0.00187575472963907">
            <text:p>0.1876%</text:p>
          </table:table-cell>
          <table:table-cell table:style-name="ce3" table:formula="of:=[.K9]+[.I9]" office:value-type="float" office:value="22650">
            <text:p>22650</text:p>
          </table:table-cell>
          <table:table-cell table:style-name="ce17" table:formula="of:=[.M9]/([.F9]+[.D9])" office:value-type="percentage" office:value="0.0018417239511931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9]/[.M9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9]/[.O9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9]/[.M9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9]/[.B9]" office:value-type="percentage" office:value="0.000363029100529101">
            <text:p>0.0363%</text:p>
          </table:table-cell>
          <table:table-cell office:value-type="float" office:value="44">
            <text:p>44</text:p>
          </table:table-cell>
          <table:table-cell table:formula="of:=([.D9]-[.I9])+[.Q9]+[.S9]" office:value-type="float" office:value="1134224">
            <text:p>1134224</text:p>
          </table:table-cell>
          <table:table-cell table:style-name="ce1" table:formula="of:=[.X9]/[.B9]" office:value-type="percentage" office:value="0.0750148148148148">
            <text:p>7.50%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2" office:value-type="float" office:value="1253790">
            <text:p>1.25E+006</text:p>
          </table:table-cell>
          <table:table-cell table:style-name="ce17" table:formula="of:=[.D10]/[.B10]" office:value-type="percentage" office:value="0.082922619047619">
            <text:p>8.2923%</text:p>
          </table:table-cell>
          <table:table-cell table:style-name="ce2" office:value-type="float" office:value="11044500">
            <text:p>1.10E+007</text:p>
          </table:table-cell>
          <table:table-cell table:style-name="ce17" table:formula="of:=[.F10]/[.B10]" office:value-type="percentage" office:value="0.730456349206349">
            <text:p>73.0456%</text:p>
          </table:table-cell>
          <table:table-cell table:style-name="ce17" table:formula="of:=[.G10]+[.E10]" office:value-type="percentage" office:value="0.813378968253968">
            <text:p>81.3379%</text:p>
          </table:table-cell>
          <table:table-cell office:value-type="float" office:value="1931">
            <text:p>1931</text:p>
          </table:table-cell>
          <table:table-cell table:style-name="ce17" table:formula="of:=[.I10]/[.D10]" office:value-type="percentage" office:value="0.00154013032485504">
            <text:p>0.1540%</text:p>
          </table:table-cell>
          <table:table-cell table:style-name="ce3" office:value-type="float" office:value="20719">
            <text:p>20719</text:p>
          </table:table-cell>
          <table:table-cell table:style-name="ce17" table:formula="of:=[.K10]/[.F10]" office:value-type="percentage" office:value="0.00187595635836842">
            <text:p>0.1876%</text:p>
          </table:table-cell>
          <table:table-cell table:style-name="ce3" table:formula="of:=[.K10]+[.I10]" office:value-type="float" office:value="22650">
            <text:p>22650</text:p>
          </table:table-cell>
          <table:table-cell table:style-name="ce17" table:formula="of:=[.M10]/([.F10]+[.D10])" office:value-type="percentage" office:value="0.00184171945855887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10]/[.M10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10]/[.O10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10]/[.M10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10]/[.B10]" office:value-type="percentage" office:value="0.000363029100529101">
            <text:p>0.0363%</text:p>
          </table:table-cell>
          <table:table-cell office:value-type="float" office:value="61">
            <text:p>61</text:p>
          </table:table-cell>
          <table:table-cell table:formula="of:=([.D10]-[.I10])+[.Q10]+[.S10]" office:value-type="float" office:value="1269003">
            <text:p>1269003</text:p>
          </table:table-cell>
          <table:table-cell table:style-name="ce1" table:formula="of:=[.X10]/[.B10]" office:value-type="percentage" office:value="0.0839287698412698">
            <text:p>8.39%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2" office:value-type="float" office:value="1388170">
            <text:p>1.39E+006</text:p>
          </table:table-cell>
          <table:table-cell table:style-name="ce17" table:formula="of:=[.D11]/[.B11]" office:value-type="percentage" office:value="0.0918101851851852">
            <text:p>9.1810%</text:p>
          </table:table-cell>
          <table:table-cell table:style-name="ce2" office:value-type="float" office:value="10910100">
            <text:p>1.09E+007</text:p>
          </table:table-cell>
          <table:table-cell table:style-name="ce17" table:formula="of:=[.F11]/[.B11]" office:value-type="percentage" office:value="0.72156746031746">
            <text:p>72.1567%</text:p>
          </table:table-cell>
          <table:table-cell table:style-name="ce17" table:formula="of:=[.G11]+[.E11]" office:value-type="percentage" office:value="0.813377645502646">
            <text:p>81.3378%</text:p>
          </table:table-cell>
          <table:table-cell office:value-type="float" office:value="2175">
            <text:p>2175</text:p>
          </table:table-cell>
          <table:table-cell table:style-name="ce17" table:formula="of:=[.I11]/[.D11]" office:value-type="percentage" office:value="0.00156681098136395">
            <text:p>0.1567%</text:p>
          </table:table-cell>
          <table:table-cell table:style-name="ce3" office:value-type="float" office:value="20475">
            <text:p>20475</text:p>
          </table:table-cell>
          <table:table-cell table:style-name="ce17" table:formula="of:=[.K11]/[.F11]" office:value-type="percentage" office:value="0.00187670140512003">
            <text:p>0.1877%</text:p>
          </table:table-cell>
          <table:table-cell table:style-name="ce3" table:formula="of:=[.K11]+[.I11]" office:value-type="float" office:value="22650">
            <text:p>22650</text:p>
          </table:table-cell>
          <table:table-cell table:style-name="ce17" table:formula="of:=[.M11]/([.F11]+[.D11])" office:value-type="percentage" office:value="0.00184172245364592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11]/[.M11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11]/[.O11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11]/[.M11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11]/[.B11]" office:value-type="percentage" office:value="0.000363029100529101">
            <text:p>0.0363%</text:p>
          </table:table-cell>
          <table:table-cell office:value-type="float" office:value="75">
            <text:p>75</text:p>
          </table:table-cell>
          <table:table-cell table:formula="of:=([.D11]-[.I11])+[.Q11]+[.S11]" office:value-type="float" office:value="1403139">
            <text:p>1403139</text:p>
          </table:table-cell>
          <table:table-cell table:style-name="ce1" table:formula="of:=[.X11]/[.B11]" office:value-type="percentage" office:value="0.0928001984126984">
            <text:p>9.28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2" office:value-type="float" office:value="1522030">
            <text:p>1.52E+006</text:p>
          </table:table-cell>
          <table:table-cell table:style-name="ce17" table:formula="of:=[.D12]/[.B12]" office:value-type="percentage" office:value="0.10066335978836">
            <text:p>10.0663%</text:p>
          </table:table-cell>
          <table:table-cell table:style-name="ce2" office:value-type="float" office:value="10776200">
            <text:p>1.08E+007</text:p>
          </table:table-cell>
          <table:table-cell table:style-name="ce17" table:formula="of:=[.F12]/[.B12]" office:value-type="percentage" office:value="0.71271164021164">
            <text:p>71.2712%</text:p>
          </table:table-cell>
          <table:table-cell table:style-name="ce17" table:formula="of:=[.G12]+[.E12]" office:value-type="percentage" office:value="0.813375">
            <text:p>81.3375%</text:p>
          </table:table-cell>
          <table:table-cell office:value-type="float" office:value="2426">
            <text:p>2426</text:p>
          </table:table-cell>
          <table:table-cell table:style-name="ce17" table:formula="of:=[.I12]/[.D12]" office:value-type="percentage" office:value="0.00159392390425944">
            <text:p>0.1594%</text:p>
          </table:table-cell>
          <table:table-cell table:style-name="ce3" office:value-type="float" office:value="20224">
            <text:p>20224</text:p>
          </table:table-cell>
          <table:table-cell table:style-name="ce17" table:formula="of:=[.K12]/[.F12]" office:value-type="percentage" office:value="0.00187672834579908">
            <text:p>0.1877%</text:p>
          </table:table-cell>
          <table:table-cell table:style-name="ce3" table:formula="of:=[.K12]+[.I12]" office:value-type="float" office:value="22650">
            <text:p>22650</text:p>
          </table:table-cell>
          <table:table-cell table:style-name="ce17" table:formula="of:=[.M12]/([.F12]+[.D12])" office:value-type="percentage" office:value="0.00184172844384924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12]/[.M12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12]/[.O12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12]/[.M12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12]/[.B12]" office:value-type="percentage" office:value="0.000363029100529101">
            <text:p>0.0363%</text:p>
          </table:table-cell>
          <table:table-cell office:value-type="float" office:value="87">
            <text:p>87</text:p>
          </table:table-cell>
          <table:table-cell table:formula="of:=([.D12]-[.I12])+[.Q12]+[.S12]" office:value-type="float" office:value="1536748">
            <text:p>1536748</text:p>
          </table:table-cell>
          <table:table-cell table:style-name="ce1" table:formula="of:=[.X12]/[.B12]" office:value-type="percentage" office:value="0.101636772486772">
            <text:p>10.16%</text:p>
          </table:table-cell>
        </table:table-row>
        <table:table-row table:style-name="ro2">
          <table:table-cell office:value-type="float" office:value="5.5">
            <text:p>5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2" office:value-type="float" office:value="1655380">
            <text:p>1.66E+006</text:p>
          </table:table-cell>
          <table:table-cell table:style-name="ce17" table:formula="of:=[.D13]/[.B13]" office:value-type="percentage" office:value="0.109482804232804">
            <text:p>10.9483%</text:p>
          </table:table-cell>
          <table:table-cell table:style-name="ce2" office:value-type="float" office:value="10642900">
            <text:p>1.06E+007</text:p>
          </table:table-cell>
          <table:table-cell table:style-name="ce17" table:formula="of:=[.F13]/[.B13]" office:value-type="percentage" office:value="0.703895502645503">
            <text:p>70.3896%</text:p>
          </table:table-cell>
          <table:table-cell table:style-name="ce17" table:formula="of:=[.G13]+[.E13]" office:value-type="percentage" office:value="0.813378306878307">
            <text:p>81.3378%</text:p>
          </table:table-cell>
          <table:table-cell office:value-type="float" office:value="2681">
            <text:p>2681</text:p>
          </table:table-cell>
          <table:table-cell table:style-name="ce17" table:formula="of:=[.I13]/[.D13]" office:value-type="percentage" office:value="0.00161956771254938">
            <text:p>0.1620%</text:p>
          </table:table-cell>
          <table:table-cell table:style-name="ce3" office:value-type="float" office:value="19969">
            <text:p>19969</text:p>
          </table:table-cell>
          <table:table-cell table:style-name="ce17" table:formula="of:=[.K13]/[.F13]" office:value-type="percentage" office:value="0.00187627432372756">
            <text:p>0.1876%</text:p>
          </table:table-cell>
          <table:table-cell table:style-name="ce3" table:formula="of:=[.K13]+[.I13]" office:value-type="float" office:value="22650">
            <text:p>22650</text:p>
          </table:table-cell>
          <table:table-cell table:style-name="ce17" table:formula="of:=[.M13]/([.F13]+[.D13])" office:value-type="percentage" office:value="0.00184172095610118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13]/[.M13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13]/[.O13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13]/[.M13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13]/[.B13]" office:value-type="percentage" office:value="0.000363029100529101">
            <text:p>0.0363%</text:p>
          </table:table-cell>
          <table:table-cell office:value-type="float" office:value="96">
            <text:p>96</text:p>
          </table:table-cell>
          <table:table-cell table:formula="of:=([.D13]-[.I13])+[.Q13]+[.S13]" office:value-type="float" office:value="1669843">
            <text:p>1669843</text:p>
          </table:table-cell>
          <table:table-cell table:style-name="ce1" table:formula="of:=[.X13]/[.B13]" office:value-type="percentage" office:value="0.110439351851852">
            <text:p>11.04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2" office:value-type="float" office:value="1786750">
            <text:p>1.79E+006</text:p>
          </table:table-cell>
          <table:table-cell table:style-name="ce17" table:formula="of:=[.D14]/[.B14]" office:value-type="percentage" office:value="0.118171296296296">
            <text:p>11.8171%</text:p>
          </table:table-cell>
          <table:table-cell table:style-name="ce2" office:value-type="float" office:value="10511500">
            <text:p>1.05E+007</text:p>
          </table:table-cell>
          <table:table-cell table:style-name="ce17" table:formula="of:=[.F14]/[.B14]" office:value-type="percentage" office:value="0.695205026455026">
            <text:p>69.5205%</text:p>
          </table:table-cell>
          <table:table-cell table:style-name="ce17" table:formula="of:=[.G14]+[.E14]" office:value-type="percentage" office:value="0.813376322751323">
            <text:p>81.3376%</text:p>
          </table:table-cell>
          <table:table-cell office:value-type="float" office:value="2916">
            <text:p>2916</text:p>
          </table:table-cell>
          <table:table-cell table:style-name="ce17" table:formula="of:=[.I14]/[.D14]" office:value-type="percentage" office:value="0.00163201343220932">
            <text:p>0.1632%</text:p>
          </table:table-cell>
          <table:table-cell table:style-name="ce3" office:value-type="float" office:value="19734">
            <text:p>19734</text:p>
          </table:table-cell>
          <table:table-cell table:style-name="ce17" table:formula="of:=[.K14]/[.F14]" office:value-type="percentage" office:value="0.00187737240165533">
            <text:p>0.1877%</text:p>
          </table:table-cell>
          <table:table-cell table:style-name="ce3" table:formula="of:=[.K14]+[.I14]" office:value-type="float" office:value="22650">
            <text:p>22650</text:p>
          </table:table-cell>
          <table:table-cell table:style-name="ce17" table:formula="of:=[.M14]/([.F14]+[.D14])" office:value-type="percentage" office:value="0.00184172544874271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14]/[.M14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14]/[.O14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14]/[.M14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14]/[.B14]" office:value-type="percentage" office:value="0.000363029100529101">
            <text:p>0.0363%</text:p>
          </table:table-cell>
          <table:table-cell office:value-type="float" office:value="114">
            <text:p>114</text:p>
          </table:table-cell>
          <table:table-cell table:formula="of:=([.D14]-[.I14])+[.Q14]+[.S14]" office:value-type="float" office:value="1800978">
            <text:p>1800978</text:p>
          </table:table-cell>
          <table:table-cell table:style-name="ce1" table:formula="of:=[.X14]/[.B14]" office:value-type="percentage" office:value="0.119112301587302">
            <text:p>11.91%</text:p>
          </table:table-cell>
        </table:table-row>
        <table:table-row table:style-name="ro2">
          <table:table-cell office:value-type="float" office:value="6.5">
            <text:p>6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2" office:value-type="float" office:value="1916040">
            <text:p>1.92E+006</text:p>
          </table:table-cell>
          <table:table-cell table:style-name="ce17" table:formula="of:=[.D15]/[.B15]" office:value-type="percentage" office:value="0.126722222222222">
            <text:p>12.6722%</text:p>
          </table:table-cell>
          <table:table-cell table:style-name="ce2" office:value-type="float" office:value="10382200">
            <text:p>1.04E+007</text:p>
          </table:table-cell>
          <table:table-cell table:style-name="ce17" table:formula="of:=[.F15]/[.B15]" office:value-type="percentage" office:value="0.686653439153439">
            <text:p>68.6653%</text:p>
          </table:table-cell>
          <table:table-cell table:style-name="ce17" table:formula="of:=[.G15]+[.E15]" office:value-type="percentage" office:value="0.813375661375661">
            <text:p>81.3376%</text:p>
          </table:table-cell>
          <table:table-cell office:value-type="float" office:value="3136">
            <text:p>3136</text:p>
          </table:table-cell>
          <table:table-cell table:style-name="ce17" office:value-type="percentage" office:value="0">
            <text:p>0.0000%</text:p>
          </table:table-cell>
          <table:table-cell table:style-name="ce3" office:value-type="float" office:value="19514">
            <text:p>19514</text:p>
          </table:table-cell>
          <table:table-cell table:style-name="ce17" table:formula="of:=[.K15]/[.F15]" office:value-type="percentage" office:value="0.00187956309837992">
            <text:p>0.1880%</text:p>
          </table:table-cell>
          <table:table-cell table:style-name="ce3" table:formula="of:=[.K15]+[.I15]" office:value-type="float" office:value="22650">
            <text:p>22650</text:p>
          </table:table-cell>
          <table:table-cell table:style-name="ce17" table:formula="of:=[.M15]/([.F15]+[.D15])" office:value-type="percentage" office:value="0.00184172694629475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15]/[.M15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15]/[.O15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15]/[.M15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15]/[.B15]" office:value-type="percentage" office:value="0.000363029100529101">
            <text:p>0.0363%</text:p>
          </table:table-cell>
          <table:table-cell office:value-type="float" office:value="127">
            <text:p>127</text:p>
          </table:table-cell>
          <table:table-cell table:formula="of:=([.D15]-[.I15])+[.Q15]+[.S15]" office:value-type="float" office:value="1930048">
            <text:p>1930048</text:p>
          </table:table-cell>
          <table:table-cell table:style-name="ce1" table:formula="of:=[.X15]/[.B15]" office:value-type="percentage" office:value="0.127648677248677">
            <text:p>12.76%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2" office:value-type="float" office:value="2044750">
            <text:p>2.04E+006</text:p>
          </table:table-cell>
          <table:table-cell table:style-name="ce17" table:formula="of:=[.D16]/[.B16]" office:value-type="percentage" office:value="0.135234788359788">
            <text:p>13.5235%</text:p>
          </table:table-cell>
          <table:table-cell table:style-name="ce2" office:value-type="float" office:value="10253500">
            <text:p>1.03E+007</text:p>
          </table:table-cell>
          <table:table-cell table:style-name="ce17" table:formula="of:=[.F16]/[.B16]" office:value-type="percentage" office:value="0.678141534391534">
            <text:p>67.8142%</text:p>
          </table:table-cell>
          <table:table-cell table:style-name="ce17" table:formula="of:=[.G16]+[.E16]" office:value-type="percentage" office:value="0.813376322751323">
            <text:p>81.3376%</text:p>
          </table:table-cell>
          <table:table-cell office:value-type="float" office:value="3373">
            <text:p>3373</text:p>
          </table:table-cell>
          <table:table-cell table:style-name="ce17" office:value-type="percentage" office:value="0">
            <text:p>0.0000%</text:p>
          </table:table-cell>
          <table:table-cell table:style-name="ce3" office:value-type="float" office:value="19277">
            <text:p>19277</text:p>
          </table:table-cell>
          <table:table-cell table:style-name="ce17" table:formula="of:=[.K16]/[.F16]" office:value-type="percentage" office:value="0.00188004096162286">
            <text:p>0.1880%</text:p>
          </table:table-cell>
          <table:table-cell table:style-name="ce3" table:formula="of:=[.K16]+[.I16]" office:value-type="float" office:value="22650">
            <text:p>22650</text:p>
          </table:table-cell>
          <table:table-cell table:style-name="ce17" table:formula="of:=[.M16]/([.F16]+[.D16])" office:value-type="percentage" office:value="0.00184172544874271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16]/[.M16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16]/[.O16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16]/[.M16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17" table:formula="of:=[.U16]/[.B16]" office:value-type="percentage" office:value="0.000363029100529101">
            <text:p>0.0363%</text:p>
          </table:table-cell>
          <table:table-cell office:value-type="float" office:value="152">
            <text:p>152</text:p>
          </table:table-cell>
          <table:table-cell table:formula="of:=([.D16]-[.I16])+[.Q16]+[.S16]" office:value-type="float" office:value="2058521">
            <text:p>2058521</text:p>
          </table:table-cell>
          <table:table-cell table:style-name="ce1" table:formula="of:=[.X16]/[.B16]" office:value-type="percentage" office:value="0.136145568783069">
            <text:p>13.61%</text:p>
          </table:table-cell>
        </table:table-row>
        <table:table-row table:style-name="ro2" table:number-rows-repeated="1048559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Material dependency" table:style-name="ta1">
        <table:shapes>
          <draw:frame draw:z-index="0" draw:style-name="gr1" draw:text-style-name="P1" svg:width="6.3071in" svg:height="3.5437in" svg:x="0in" svg:y="1.7232in">
            <draw:object draw:notify-on-update-of-ranges="'Material dependency'.A4:'Material dependency'.A8 'Material dependency'.P4:'Material dependency'.P8"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1" draw:style-name="gr1" draw:text-style-name="P1" svg:width="6.3075in" svg:height="3.5437in" svg:x="6.2335in" svg:y="1.7669in">
            <draw:object draw:notify-on-update-of-ranges="'Material dependency'.A4:'Material dependency'.A8 'Material dependency'.R4:'Material dependency'.R8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2" draw:style-name="gr1" draw:text-style-name="P1" svg:width="6.3071in" svg:height="3.5441in" svg:x="12.435in" svg:y="1.798in">
            <draw:object draw:notify-on-update-of-ranges="'Material dependency'.A4:'Material dependency'.A8 'Material dependency'.T4:'Material dependency'.T8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3" draw:style-name="gr1" draw:text-style-name="P1" svg:width="6.3075in" svg:height="3.5437in" svg:x="18.6512in" svg:y="1.7953in">
            <draw:object draw:notify-on-update-of-ranges="'Material dependency'.A4:'Material dependency'.A8 'Material dependency'.V4:'Material dependency'.V8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4" draw:style-name="gr1" draw:text-style-name="P1" svg:width="6.2929in" svg:height="3.5409in" svg:x="0.0244in" svg:y="7.2386in">
            <draw:object draw:notify-on-update-of-ranges="'Material dependency'.A37:'Material dependency'.A41 'Material dependency'.N37:'Material dependency'.N41"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5" draw:style-name="gr1" draw:text-style-name="P1" svg:width="6.3051in" svg:height="3.5409in" svg:x="6.2685in" svg:y="7.2559in">
            <draw:object draw:notify-on-update-of-ranges="'Material dependency'.A37:'Material dependency'.A41 'Material dependency'.R37:'Material dependency'.R41"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6" draw:style-name="gr1" draw:text-style-name="P1" svg:width="6.3051in" svg:height="3.5409in" svg:x="12.5528in" svg:y="7.2898in">
            <draw:object draw:notify-on-update-of-ranges="'Material dependency'.A37:'Material dependency'.A41 'Material dependency'.V37:'Material dependency'.V41" xlink:href="./Object 47" xlink:type="simple" xlink:show="embed" xlink:actuate="onLoad"/>
            <draw:image xlink:href="./ObjectReplacements/Object 47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1" table:default-cell-style-name="Default"/>
        <table:table-row table:style-name="ro2">
          <table:table-cell table:number-columns-repeated="2"/>
          <table:table-cell table:style-name="ce19"/>
          <table:table-cell table:number-columns-repeated="22"/>
        </table:table-row>
        <table:table-row table:style-name="ro2">
          <table:table-cell table:number-columns-repeated="25"/>
        </table:table-row>
        <table:table-row table:style-name="ro2">
          <table:table-cell office:value-type="string">
            <text:p>Material</text:p>
          </table:table-cell>
          <table:table-cell office:value-type="string">
            <text:p>Normalized thickness (cm)</text:p>
          </table:table-cell>
          <table:table-cell table:style-name="ce9" office:value-type="string" table:number-columns-spanned="2" table:number-rows-spanned="1">
            <text:p>Number of incoming muons</text:p>
          </table:table-cell>
          <table:covered-table-cell/>
          <table:table-cell table:style-name="ce9" office:value-type="string" table:number-columns-spanned="2" table:number-rows-spanned="1">
            <text:p>Muons 011</text:p>
          </table:table-cell>
          <table:covered-table-cell/>
          <table:table-cell table:style-name="ce9" office:value-type="string" table:number-columns-spanned="2" table:number-rows-spanned="1">
            <text:p>Muons 111</text:p>
          </table:table-cell>
          <table:covered-table-cell/>
          <table:table-cell table:style-name="ce9" office:value-type="string" table:number-columns-spanned="2" table:number-rows-spanned="1">
            <text:p>Muons 011 absorbed</text:p>
          </table:table-cell>
          <table:covered-table-cell/>
          <table:table-cell table:style-name="ce9" office:value-type="string" table:number-columns-spanned="2" table:number-rows-spanned="1">
            <text:p>Muons 111 absorbed</text:p>
          </table:table-cell>
          <table:covered-table-cell/>
          <table:table-cell table:style-name="ce9" office:value-type="string" table:number-columns-spanned="2" table:number-rows-spanned="1">
            <text:p>Total muons absorbed</text:p>
          </table:table-cell>
          <table:covered-table-cell/>
          <table:table-cell table:style-name="ce9" office:value-type="string" table:number-columns-spanned="2" table:number-rows-spanned="1">
            <text:p>Electrons 011</text:p>
          </table:table-cell>
          <table:covered-table-cell/>
          <table:table-cell table:style-name="ce9" office:value-type="string" table:number-columns-spanned="2" table:number-rows-spanned="1">
            <text:p>Electrons 011 stopped</text:p>
          </table:table-cell>
          <table:covered-table-cell/>
          <table:table-cell table:style-name="ce9" office:value-type="string" table:number-columns-spanned="2" table:number-rows-spanned="1">
            <text:p>Electrons escaped</text:p>
          </table:table-cell>
          <table:covered-table-cell/>
          <table:table-cell table:style-name="ce9" office:value-type="string" table:number-columns-spanned="2" table:number-rows-spanned="1">
            <text:p>Signal events</text:p>
          </table:table-cell>
          <table:covered-table-cell/>
          <table:table-cell office:value-type="string">
            <text:p>Interferences</text:p>
          </table:table-cell>
          <table:table-cell table:style-name="ce9" office:value-type="string" table:number-columns-spanned="2" table:number-rows-spanned="1">
            <text:p>Background triggers</text:p>
          </table:table-cell>
          <table:covered-table-cell/>
        </table:table-row>
        <table:table-row table:style-name="ro2">
          <table:table-cell office:value-type="string">
            <text:p>Cu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3" office:value-type="float" office:value="982307">
            <text:p>982307</text:p>
          </table:table-cell>
          <table:table-cell table:style-name="ce17" table:formula="of:=[.E4]/[.C4]" office:value-type="percentage" office:value="0.0649673941798942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G4]/[.C4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17" table:formula="of:=[.I4]/[.E4]" office:value-type="percentage" office:value="0.001432342434697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17" table:formula="of:=[.K4]/[.G4]" office:value-type="percentage" office:value="0.00187727003596709">
            <text:p>0.1877%</text:p>
          </table:table-cell>
          <table:table-cell table:style-name="ce3" table:formula="of:=[.K4]+[.I4]" office:value-type="float" office:value="22650">
            <text:p>22650</text:p>
          </table:table-cell>
          <table:table-cell table:style-name="ce17" table:formula="of:=[.M4]/([.G4]+[.E4])" office:value-type="percentage" office:value="0.00184173188823379">
            <text:p>0.1842%</text:p>
          </table:table-cell>
          <table:table-cell office:value-type="float" office:value="10847">
            <text:p>10847</text:p>
          </table:table-cell>
          <table:table-cell table:style-name="ce17" office:value-type="percentage" office:value="0.478896">
            <text:p>47.8896%</text:p>
          </table:table-cell>
          <table:table-cell office:value-type="float" office:value="5341">
            <text:p>5341</text:p>
          </table:table-cell>
          <table:table-cell table:style-name="ce17" office:value-type="percentage" office:value="0.492394">
            <text:p>49.2394%</text:p>
          </table:table-cell>
          <table:table-cell office:value-type="float" office:value="11803">
            <text:p>11803</text:p>
          </table:table-cell>
          <table:table-cell table:style-name="ce17" office:value-type="percentage" office:value="0.521104">
            <text:p>52.1104%</text:p>
          </table:table-cell>
          <table:table-cell office:value-type="float" office:value="5506">
            <text:p>5506</text:p>
          </table:table-cell>
          <table:table-cell table:style-name="ce17" office:value-type="percentage" office:value="0.000364153">
            <text:p>0.0364%</text:p>
          </table:table-cell>
          <table:table-cell office:value-type="float" office:value="4">
            <text:p>4</text:p>
          </table:table-cell>
          <table:table-cell table:formula="of:=([.E4]-[.I4])+[.Q4]+[.S4]" office:value-type="float" office:value="998044">
            <text:p>998044</text:p>
          </table:table-cell>
          <table:table-cell table:style-name="ce1" table:formula="of:=[.X4]/[.C4]" office:value-type="percentage" office:value="0.0660082010582011">
            <text:p>6.60%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float" office:value="2.45">
            <text:p>2.4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982307">
            <text:p>982307</text:p>
          </table:table-cell>
          <table:table-cell table:style-name="ce17" table:formula="of:=[.E5]/[.C5]" office:value-type="percentage" office:value="0.0649673941798942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G5]/[.C5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17" table:formula="of:=[.I5]/[.E5]" office:value-type="percentage" office:value="0.001432342434697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17" table:formula="of:=[.K5]/[.G5]" office:value-type="percentage" office:value="0.00187727003596709">
            <text:p>0.1877%</text:p>
          </table:table-cell>
          <table:table-cell table:style-name="ce3" table:formula="of:=[.K5]+[.I5]" office:value-type="float" office:value="22650">
            <text:p>22650</text:p>
          </table:table-cell>
          <table:table-cell table:style-name="ce17" table:formula="of:=[.M5]/([.G5]+[.E5])" office:value-type="percentage" office:value="0.00184173188823379">
            <text:p>0.1842%</text:p>
          </table:table-cell>
          <table:table-cell office:value-type="float" office:value="10847">
            <text:p>10847</text:p>
          </table:table-cell>
          <table:table-cell table:style-name="ce17" table:formula="of:=[.O5]/[.M5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17" table:formula="of:=[.Q5]/[.O5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17" table:formula="of:=[.S5]/[.M5]" office:value-type="percentage" office:value="0.521103752759382">
            <text:p>52.1104%</text:p>
          </table:table-cell>
          <table:table-cell office:value-type="float" office:value="5506">
            <text:p>5506</text:p>
          </table:table-cell>
          <table:table-cell table:style-name="ce17" table:formula="of:=[.U5]/[.C5]" office:value-type="percentage" office:value="0.000364153439153439">
            <text:p>0.0364%</text:p>
          </table:table-cell>
          <table:table-cell office:value-type="float" office:value="4">
            <text:p>4</text:p>
          </table:table-cell>
          <table:table-cell table:formula="of:=([.E5]-[.I5])+[.Q5]+[.S5]" office:value-type="float" office:value="998044">
            <text:p>998044</text:p>
          </table:table-cell>
          <table:table-cell table:style-name="ce1" table:formula="of:=[.X5]/[.C5]" office:value-type="percentage" office:value="0.0660082010582011">
            <text:p>6.60%</text:p>
          </table:table-cell>
        </table:table-row>
        <table:table-row table:style-name="ro2">
          <table:table-cell office:value-type="string">
            <text:p>Fe</text:p>
          </table:table-cell>
          <table:table-cell office:value-type="float" office:value="2.73">
            <text:p>2.73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982306">
            <text:p>982306</text:p>
          </table:table-cell>
          <table:table-cell table:style-name="ce17" table:formula="of:=[.E6]/[.C6]" office:value-type="percentage" office:value="0.064967328042328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G6]/[.C6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17" table:formula="of:=[.I6]/[.E6]" office:value-type="percentage" office:value="0.0014323438928399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17" table:formula="of:=[.K6]/[.G6]" office:value-type="percentage" office:value="0.00187727003596709">
            <text:p>0.1877%</text:p>
          </table:table-cell>
          <table:table-cell table:style-name="ce3" table:formula="of:=[.K6]+[.I6]" office:value-type="float" office:value="22650">
            <text:p>22650</text:p>
          </table:table-cell>
          <table:table-cell table:style-name="ce17" table:formula="of:=[.M6]/([.G6]+[.E6])" office:value-type="percentage" office:value="0.00184173203798993">
            <text:p>0.1842%</text:p>
          </table:table-cell>
          <table:table-cell office:value-type="float" office:value="10842">
            <text:p>10842</text:p>
          </table:table-cell>
          <table:table-cell table:style-name="ce17" table:formula="of:=[.O6]/[.M6]" office:value-type="percentage" office:value="0.478675496688742">
            <text:p>47.8675%</text:p>
          </table:table-cell>
          <table:table-cell office:value-type="float" office:value="5337">
            <text:p>5337</text:p>
          </table:table-cell>
          <table:table-cell table:style-name="ce17" table:formula="of:=[.Q6]/[.O6]" office:value-type="percentage" office:value="0.492252351964582">
            <text:p>49.2252%</text:p>
          </table:table-cell>
          <table:table-cell office:value-type="float" office:value="11808">
            <text:p>11808</text:p>
          </table:table-cell>
          <table:table-cell table:style-name="ce17" table:formula="of:=[.S6]/[.M6]" office:value-type="percentage" office:value="0.521324503311258">
            <text:p>52.1325%</text:p>
          </table:table-cell>
          <table:table-cell office:value-type="float" office:value="5505">
            <text:p>5505</text:p>
          </table:table-cell>
          <table:table-cell table:style-name="ce17" table:formula="of:=[.U6]/[.C6]" office:value-type="percentage" office:value="0.000364087301587302">
            <text:p>0.0364%</text:p>
          </table:table-cell>
          <table:table-cell office:value-type="float" office:value="4">
            <text:p>4</text:p>
          </table:table-cell>
          <table:table-cell table:formula="of:=([.E6]-[.I6])+[.Q6]+[.S6]" office:value-type="float" office:value="998044">
            <text:p>998044</text:p>
          </table:table-cell>
          <table:table-cell table:style-name="ce1" table:formula="of:=[.X6]/[.C6]" office:value-type="percentage" office:value="0.0660082010582011">
            <text:p>6.60%</text:p>
          </table:table-cell>
        </table:table-row>
        <table:table-row table:style-name="ro2">
          <table:table-cell office:value-type="string">
            <text:p>Al</text:p>
          </table:table-cell>
          <table:table-cell office:value-type="float" office:value="7.21">
            <text:p>7.21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982306">
            <text:p>982306</text:p>
          </table:table-cell>
          <table:table-cell table:style-name="ce17" table:formula="of:=[.E7]/[.C7]" office:value-type="percentage" office:value="0.064967328042328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G7]/[.C7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17" table:formula="of:=[.I7]/[.E7]" office:value-type="percentage" office:value="0.0014323438928399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17" table:formula="of:=[.K7]/[.G7]" office:value-type="percentage" office:value="0.00187727003596709">
            <text:p>0.1877%</text:p>
          </table:table-cell>
          <table:table-cell table:style-name="ce3" table:formula="of:=[.K7]+[.I7]" office:value-type="float" office:value="22650">
            <text:p>22650</text:p>
          </table:table-cell>
          <table:table-cell table:style-name="ce17" table:formula="of:=[.M7]/([.G7]+[.E7])" office:value-type="percentage" office:value="0.00184173203798993">
            <text:p>0.1842%</text:p>
          </table:table-cell>
          <table:table-cell office:value-type="float" office:value="10753">
            <text:p>10753</text:p>
          </table:table-cell>
          <table:table-cell table:style-name="ce17" table:formula="of:=[.O7]/[.M7]" office:value-type="percentage" office:value="0.474746136865342">
            <text:p>47.4746%</text:p>
          </table:table-cell>
          <table:table-cell office:value-type="float" office:value="5265">
            <text:p>5265</text:p>
          </table:table-cell>
          <table:table-cell table:style-name="ce17" table:formula="of:=[.Q7]/[.O7]" office:value-type="percentage" office:value="0.48963080070678">
            <text:p>48.9631%</text:p>
          </table:table-cell>
          <table:table-cell office:value-type="float" office:value="11897">
            <text:p>11897</text:p>
          </table:table-cell>
          <table:table-cell table:style-name="ce17" table:formula="of:=[.S7]/[.M7]" office:value-type="percentage" office:value="0.525253863134658">
            <text:p>52.5254%</text:p>
          </table:table-cell>
          <table:table-cell office:value-type="float" office:value="5488">
            <text:p>5488</text:p>
          </table:table-cell>
          <table:table-cell table:style-name="ce17" table:formula="of:=[.U7]/[.C7]" office:value-type="percentage" office:value="0.000362962962962963">
            <text:p>0.0363%</text:p>
          </table:table-cell>
          <table:table-cell office:value-type="float" office:value="4">
            <text:p>4</text:p>
          </table:table-cell>
          <table:table-cell table:formula="of:=([.E7]-[.I7])+[.Q7]+[.S7]" office:value-type="float" office:value="998061">
            <text:p>998061</text:p>
          </table:table-cell>
          <table:table-cell table:style-name="ce1" table:formula="of:=[.X7]/[.C7]" office:value-type="percentage" office:value="0.0660093253968254">
            <text:p>6.60%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float" office:value="15.12">
            <text:p>15.12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982314">
            <text:p>982314</text:p>
          </table:table-cell>
          <table:table-cell table:style-name="ce17" table:formula="of:=[.E8]/[.C8]" office:value-type="percentage" office:value="0.0649678571428571">
            <text:p>6.4968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G8]/[.C8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17" table:formula="of:=[.I8]/[.E8]" office:value-type="percentage" office:value="0.00143233222778053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17" table:formula="of:=[.K8]/[.G8]" office:value-type="percentage" office:value="0.00187727003596709">
            <text:p>0.1877%</text:p>
          </table:table-cell>
          <table:table-cell table:style-name="ce3" table:formula="of:=[.K8]+[.I8]" office:value-type="float" office:value="22650">
            <text:p>22650</text:p>
          </table:table-cell>
          <table:table-cell table:style-name="ce17" table:formula="of:=[.M8]/([.G8]+[.E8])" office:value-type="percentage" office:value="0.00184173083994147">
            <text:p>0.1842%</text:p>
          </table:table-cell>
          <table:table-cell office:value-type="float" office:value="10368">
            <text:p>10368</text:p>
          </table:table-cell>
          <table:table-cell table:style-name="ce17" table:formula="of:=[.O8]/[.M8]" office:value-type="percentage" office:value="0.457748344370861">
            <text:p>45.7748%</text:p>
          </table:table-cell>
          <table:table-cell office:value-type="float" office:value="4925">
            <text:p>4925</text:p>
          </table:table-cell>
          <table:table-cell table:style-name="ce17" table:formula="of:=[.Q8]/[.O8]" office:value-type="percentage" office:value="0.475019290123457">
            <text:p>47.5019%</text:p>
          </table:table-cell>
          <table:table-cell office:value-type="float" office:value="12282">
            <text:p>12282</text:p>
          </table:table-cell>
          <table:table-cell table:style-name="ce17" table:formula="of:=[.S8]/[.M8]" office:value-type="percentage" office:value="0.542251655629139">
            <text:p>54.2252%</text:p>
          </table:table-cell>
          <table:table-cell office:value-type="float" office:value="5443">
            <text:p>5443</text:p>
          </table:table-cell>
          <table:table-cell table:style-name="ce17" table:formula="of:=[.U8]/[.C8]" office:value-type="percentage" office:value="0.000359986772486772">
            <text:p>0.0360%</text:p>
          </table:table-cell>
          <table:table-cell office:value-type="float" office:value="4">
            <text:p>4</text:p>
          </table:table-cell>
          <table:table-cell table:formula="of:=([.E8]-[.I8])+[.Q8]+[.S8]" office:value-type="float" office:value="998114">
            <text:p>998114</text:p>
          </table:table-cell>
          <table:table-cell table:style-name="ce1" table:formula="of:=[.X8]/[.C8]" office:value-type="percentage" office:value="0.0660128306878307">
            <text:p>6.60%</text:p>
          </table:table-cell>
        </table:table-row>
        <table:table-row table:style-name="ro2" table:number-rows-repeated="27">
          <table:table-cell table:number-columns-repeated="25"/>
        </table:table-row>
        <table:table-row table:style-name="ro2">
          <table:table-cell office:value-type="string">
            <text:p>Material</text:p>
          </table:table-cell>
          <table:table-cell office:value-type="string">
            <text:p>Thickness (cm)</text:p>
          </table:table-cell>
          <table:table-cell table:style-name="ce9" office:value-type="string" table:number-columns-spanned="2" table:number-rows-spanned="1">
            <text:p>Number of incoming muons</text:p>
          </table:table-cell>
          <table:covered-table-cell/>
          <table:table-cell table:style-name="ce9" office:value-type="string" table:number-columns-spanned="2" table:number-rows-spanned="1">
            <text:p>Muons 011</text:p>
          </table:table-cell>
          <table:covered-table-cell/>
          <table:table-cell table:style-name="ce9" office:value-type="string" table:number-columns-spanned="2" table:number-rows-spanned="1">
            <text:p>Muons 111</text:p>
          </table:table-cell>
          <table:covered-table-cell/>
          <table:table-cell table:style-name="ce9" office:value-type="string" table:number-columns-spanned="2" table:number-rows-spanned="1">
            <text:p>Muons 011 absorbed</text:p>
          </table:table-cell>
          <table:covered-table-cell/>
          <table:table-cell table:style-name="ce9" office:value-type="string" table:number-columns-spanned="2" table:number-rows-spanned="1">
            <text:p>Muons 111 absorbed</text:p>
          </table:table-cell>
          <table:covered-table-cell/>
          <table:table-cell table:style-name="ce9" office:value-type="string" table:number-columns-spanned="2" table:number-rows-spanned="1">
            <text:p>Total muons absorbed</text:p>
          </table:table-cell>
          <table:covered-table-cell/>
          <table:table-cell table:style-name="ce9" office:value-type="string" table:number-columns-spanned="2" table:number-rows-spanned="1">
            <text:p>Electrons 011</text:p>
          </table:table-cell>
          <table:covered-table-cell/>
          <table:table-cell table:style-name="ce9" office:value-type="string" table:number-columns-spanned="2" table:number-rows-spanned="1">
            <text:p>Electrons 011 stopped</text:p>
          </table:table-cell>
          <table:covered-table-cell/>
          <table:table-cell table:style-name="ce9" office:value-type="string" table:number-columns-spanned="2" table:number-rows-spanned="1">
            <text:p>Electrons escaped</text:p>
          </table:table-cell>
          <table:covered-table-cell/>
          <table:table-cell table:style-name="ce9" office:value-type="string" table:number-columns-spanned="2" table:number-rows-spanned="1">
            <text:p>Signal events</text:p>
          </table:table-cell>
          <table:covered-table-cell/>
          <table:table-cell office:value-type="string">
            <text:p>Interferences</text:p>
          </table:table-cell>
          <table:table-cell table:style-name="ce9" office:value-type="string" table:number-columns-spanned="2" table:number-rows-spanned="1">
            <text:p>Background triggers</text:p>
          </table:table-cell>
          <table:covered-table-cell/>
        </table:table-row>
        <table:table-row table:style-name="ro2">
          <table:table-cell office:value-type="string">
            <text:p>Cu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table:style-name="ce3" office:value-type="float" office:value="982307">
            <text:p>982307</text:p>
          </table:table-cell>
          <table:table-cell table:style-name="ce17" table:formula="of:=[.E37]/[.C37]" office:value-type="percentage" office:value="0.0649673941798942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G37]/[.C37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17" table:formula="of:=[.I37]/[.E37]" office:value-type="percentage" office:value="0.001432342434697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17" table:formula="of:=[.K37]/[.G37]" office:value-type="percentage" office:value="0.00187727003596709">
            <text:p>0.1877%</text:p>
          </table:table-cell>
          <table:table-cell table:style-name="ce3" table:formula="of:=[.K37]+[.I37]" office:value-type="float" office:value="22650">
            <text:p>22650</text:p>
          </table:table-cell>
          <table:table-cell table:style-name="ce17" table:formula="of:=[.M37]/([.G37]+[.E37])" office:value-type="percentage" office:value="0.00184173188823379">
            <text:p>0.1842%</text:p>
          </table:table-cell>
          <table:table-cell office:value-type="float" office:value="10847">
            <text:p>10847</text:p>
          </table:table-cell>
          <table:table-cell table:style-name="ce17" office:value-type="percentage" office:value="0.478896">
            <text:p>47.8896%</text:p>
          </table:table-cell>
          <table:table-cell office:value-type="float" office:value="5341">
            <text:p>5341</text:p>
          </table:table-cell>
          <table:table-cell table:style-name="ce17" office:value-type="percentage" office:value="0.492394">
            <text:p>49.2394%</text:p>
          </table:table-cell>
          <table:table-cell office:value-type="float" office:value="11803">
            <text:p>11803</text:p>
          </table:table-cell>
          <table:table-cell table:style-name="ce17" office:value-type="percentage" office:value="0.521104">
            <text:p>52.1104%</text:p>
          </table:table-cell>
          <table:table-cell office:value-type="float" office:value="5506">
            <text:p>5506</text:p>
          </table:table-cell>
          <table:table-cell table:style-name="ce17" office:value-type="percentage" office:value="0.000364153">
            <text:p>0.0364%</text:p>
          </table:table-cell>
          <table:table-cell office:value-type="float" office:value="4">
            <text:p>4</text:p>
          </table:table-cell>
          <table:table-cell table:formula="of:=([.E37]-[.I37])+[.Q37]+[.S37]" office:value-type="float" office:value="998044">
            <text:p>998044</text:p>
          </table:table-cell>
          <table:table-cell table:style-name="ce1" table:formula="of:=[.X37]/[.C37]" office:value-type="percentage" office:value="0.0660082010582011">
            <text:p>6.60%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982303">
            <text:p>982303</text:p>
          </table:table-cell>
          <table:table-cell table:style-name="ce17" table:formula="of:=[.E38]/[.C38]" office:value-type="percentage" office:value="0.0649671296296296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G38]/[.C38]" office:value-type="percentage" office:value="0.748406084656085">
            <text:p>74.8406%</text:p>
          </table:table-cell>
          <table:table-cell office:value-type="float" office:value="1444">
            <text:p>1444</text:p>
          </table:table-cell>
          <table:table-cell table:style-name="ce17" table:formula="of:=[.I38]/[.E38]" office:value-type="percentage" office:value="0.0014700148528509">
            <text:p>0.1470%</text:p>
          </table:table-cell>
          <table:table-cell table:style-name="ce3" office:value-type="float" office:value="21692">
            <text:p>21692</text:p>
          </table:table-cell>
          <table:table-cell table:style-name="ce17" table:formula="of:=[.K38]/[.G38]" office:value-type="percentage" office:value="0.00191694871817531">
            <text:p>0.1917%</text:p>
          </table:table-cell>
          <table:table-cell table:style-name="ce3" table:formula="of:=[.K38]+[.I38]" office:value-type="float" office:value="23136">
            <text:p>23136</text:p>
          </table:table-cell>
          <table:table-cell table:style-name="ce17" table:formula="of:=[.M38]/([.G38]+[.E38])" office:value-type="percentage" office:value="0.00188125045585928">
            <text:p>0.1881%</text:p>
          </table:table-cell>
          <table:table-cell office:value-type="float" office:value="11069">
            <text:p>11069</text:p>
          </table:table-cell>
          <table:table-cell table:style-name="ce17" table:formula="of:=[.O38]/[.M38]" office:value-type="percentage" office:value="0.478431881051176">
            <text:p>47.8432%</text:p>
          </table:table-cell>
          <table:table-cell office:value-type="float" office:value="5454">
            <text:p>5454</text:p>
          </table:table-cell>
          <table:table-cell table:style-name="ce17" table:formula="of:=[.Q38]/[.O38]" office:value-type="percentage" office:value="0.492727436986178">
            <text:p>49.2727%</text:p>
          </table:table-cell>
          <table:table-cell office:value-type="float" office:value="12067">
            <text:p>12067</text:p>
          </table:table-cell>
          <table:table-cell table:style-name="ce17" table:formula="of:=[.S38]/[.M38]" office:value-type="percentage" office:value="0.521568118948824">
            <text:p>52.1568%</text:p>
          </table:table-cell>
          <table:table-cell office:value-type="float" office:value="5615">
            <text:p>5615</text:p>
          </table:table-cell>
          <table:table-cell table:style-name="ce17" table:formula="of:=[.U38]/[.C38]" office:value-type="percentage" office:value="0.000371362433862434">
            <text:p>0.0371%</text:p>
          </table:table-cell>
          <table:table-cell office:value-type="float" office:value="4">
            <text:p>4</text:p>
          </table:table-cell>
          <table:table-cell table:formula="of:=([.E38]-[.I38])+[.Q38]+[.S38]" office:value-type="float" office:value="998380">
            <text:p>998380</text:p>
          </table:table-cell>
          <table:table-cell table:style-name="ce1" table:formula="of:=[.X38]/[.C38]" office:value-type="percentage" office:value="0.0660304232804233">
            <text:p>6.60%</text:p>
          </table:table-cell>
        </table:table-row>
        <table:table-row table:style-name="ro2">
          <table:table-cell office:value-type="string">
            <text:p>Fe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982315">
            <text:p>982315</text:p>
          </table:table-cell>
          <table:table-cell table:style-name="ce17" table:formula="of:=[.E39]/[.C39]" office:value-type="percentage" office:value="0.0649679232804233">
            <text:p>6.4968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G39]/[.C39]" office:value-type="percentage" office:value="0.748406084656085">
            <text:p>74.8406%</text:p>
          </table:table-cell>
          <table:table-cell office:value-type="float" office:value="1299">
            <text:p>1299</text:p>
          </table:table-cell>
          <table:table-cell table:style-name="ce17" table:formula="of:=[.I39]/[.E39]" office:value-type="percentage" office:value="0.00132238640354672">
            <text:p>0.1322%</text:p>
          </table:table-cell>
          <table:table-cell table:style-name="ce3" office:value-type="float" office:value="19376">
            <text:p>19376</text:p>
          </table:table-cell>
          <table:table-cell table:style-name="ce17" table:formula="of:=[.K39]/[.G39]" office:value-type="percentage" office:value="0.00171228094981398">
            <text:p>0.1712%</text:p>
          </table:table-cell>
          <table:table-cell table:style-name="ce3" table:formula="of:=[.K39]+[.I39]" office:value-type="float" office:value="20675">
            <text:p>20675</text:p>
          </table:table-cell>
          <table:table-cell table:style-name="ce17" table:formula="of:=[.M39]/([.G39]+[.E39])" office:value-type="percentage" office:value="0.00168113827901041">
            <text:p>0.1681%</text:p>
          </table:table-cell>
          <table:table-cell office:value-type="float" office:value="9880">
            <text:p>9880</text:p>
          </table:table-cell>
          <table:table-cell table:style-name="ce17" table:formula="of:=[.O39]/[.M39]" office:value-type="percentage" office:value="0.477871825876663">
            <text:p>47.7872%</text:p>
          </table:table-cell>
          <table:table-cell office:value-type="float" office:value="4884">
            <text:p>4884</text:p>
          </table:table-cell>
          <table:table-cell table:style-name="ce17" table:formula="of:=[.Q39]/[.O39]" office:value-type="percentage" office:value="0.494331983805668">
            <text:p>49.4332%</text:p>
          </table:table-cell>
          <table:table-cell office:value-type="float" office:value="10795">
            <text:p>10795</text:p>
          </table:table-cell>
          <table:table-cell table:style-name="ce17" table:formula="of:=[.S39]/[.M39]" office:value-type="percentage" office:value="0.522128174123337">
            <text:p>52.2128%</text:p>
          </table:table-cell>
          <table:table-cell office:value-type="float" office:value="4996">
            <text:p>4996</text:p>
          </table:table-cell>
          <table:table-cell table:style-name="ce17" table:formula="of:=[.U39]/[.C39]" office:value-type="percentage" office:value="0.00033042328042328">
            <text:p>0.0330%</text:p>
          </table:table-cell>
          <table:table-cell office:value-type="float" office:value="4">
            <text:p>4</text:p>
          </table:table-cell>
          <table:table-cell table:formula="of:=([.E39]-[.I39])+[.Q39]+[.S39]" office:value-type="float" office:value="996695">
            <text:p>996695</text:p>
          </table:table-cell>
          <table:table-cell table:style-name="ce1" table:formula="of:=[.X39]/[.C39]" office:value-type="percentage" office:value="0.0659189814814815">
            <text:p>6.59%</text:p>
          </table:table-cell>
        </table:table-row>
        <table:table-row table:style-name="ro2">
          <table:table-cell office:value-type="string">
            <text:p>Al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982357">
            <text:p>982357</text:p>
          </table:table-cell>
          <table:table-cell table:style-name="ce17" table:formula="of:=[.E40]/[.C40]" office:value-type="percentage" office:value="0.0649707010582011">
            <text:p>6.4971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G40]/[.C40]" office:value-type="percentage" office:value="0.748406084656085">
            <text:p>74.8406%</text:p>
          </table:table-cell>
          <table:table-cell office:value-type="float" office:value="477">
            <text:p>477</text:p>
          </table:table-cell>
          <table:table-cell table:style-name="ce17" table:formula="of:=[.I40]/[.E40]" office:value-type="percentage" office:value="0.000485566856041134">
            <text:p>0.0486%</text:p>
          </table:table-cell>
          <table:table-cell table:style-name="ce3" office:value-type="float" office:value="7317">
            <text:p>7317</text:p>
          </table:table-cell>
          <table:table-cell table:style-name="ce17" table:formula="of:=[.K40]/[.G40]" office:value-type="percentage" office:value="0.000646612288903225">
            <text:p>0.0647%</text:p>
          </table:table-cell>
          <table:table-cell table:style-name="ce3" table:formula="of:=[.K40]+[.I40]" office:value-type="float" office:value="7794">
            <text:p>7794</text:p>
          </table:table-cell>
          <table:table-cell table:style-name="ce17" table:formula="of:=[.M40]/([.G40]+[.E40])" office:value-type="percentage" office:value="0.000633748343362803">
            <text:p>0.0634%</text:p>
          </table:table-cell>
          <table:table-cell office:value-type="float" office:value="3686">
            <text:p>3686</text:p>
          </table:table-cell>
          <table:table-cell table:style-name="ce17" table:formula="of:=[.O40]/[.M40]" office:value-type="percentage" office:value="0.472927893251219">
            <text:p>47.2928%</text:p>
          </table:table-cell>
          <table:table-cell office:value-type="float" office:value="1839">
            <text:p>1839</text:p>
          </table:table-cell>
          <table:table-cell table:style-name="ce17" table:formula="of:=[.Q40]/[.O40]" office:value-type="percentage" office:value="0.498914812805209">
            <text:p>49.8915%</text:p>
          </table:table-cell>
          <table:table-cell office:value-type="float" office:value="4108">
            <text:p>4108</text:p>
          </table:table-cell>
          <table:table-cell table:style-name="ce17" table:formula="of:=[.S40]/[.M40]" office:value-type="percentage" office:value="0.527072106748781">
            <text:p>52.7072%</text:p>
          </table:table-cell>
          <table:table-cell office:value-type="float" office:value="1847">
            <text:p>1847</text:p>
          </table:table-cell>
          <table:table-cell table:style-name="ce17" table:formula="of:=[.U40]/[.C40]" office:value-type="percentage" office:value="0.000122156084656085">
            <text:p>0.0122%</text:p>
          </table:table-cell>
          <table:table-cell office:value-type="float" office:value="3">
            <text:p>3</text:p>
          </table:table-cell>
          <table:table-cell table:formula="of:=([.E40]-[.I40])+[.Q40]+[.S40]" office:value-type="float" office:value="987827">
            <text:p>987827</text:p>
          </table:table-cell>
          <table:table-cell table:style-name="ce1" table:formula="of:=[.X40]/[.C40]" office:value-type="percentage" office:value="0.0653324735449735">
            <text:p>6.53%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6" office:value-type="percentage" office:value="1">
            <text:p>100%</text:p>
          </table:table-cell>
          <table:table-cell office:value-type="float" office:value="982302">
            <text:p>982302</text:p>
          </table:table-cell>
          <table:table-cell table:style-name="ce17" table:formula="of:=[.E41]/[.C41]" office:value-type="percentage" office:value="0.0649670634920635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17" table:formula="of:=[.G41]/[.C41]" office:value-type="percentage" office:value="0.748406084656085">
            <text:p>74.8406%</text:p>
          </table:table-cell>
          <table:table-cell office:value-type="float" office:value="228">
            <text:p>228</text:p>
          </table:table-cell>
          <table:table-cell table:style-name="ce17" table:formula="of:=[.I41]/[.E41]" office:value-type="percentage" office:value="0.000232107844634339">
            <text:p>0.0232%</text:p>
          </table:table-cell>
          <table:table-cell table:style-name="ce3" office:value-type="float" office:value="3463">
            <text:p>3463</text:p>
          </table:table-cell>
          <table:table-cell table:style-name="ce17" table:formula="of:=[.K41]/[.G41]" office:value-type="percentage" office:value="0.000306029569013512">
            <text:p>0.0306%</text:p>
          </table:table-cell>
          <table:table-cell table:style-name="ce3" table:formula="of:=[.K41]+[.I41]" office:value-type="float" office:value="3691">
            <text:p>3691</text:p>
          </table:table-cell>
          <table:table-cell table:style-name="ce17" table:formula="of:=[.M41]/([.G41]+[.E41])" office:value-type="percentage" office:value="0.000300125172769158">
            <text:p>0.0300%</text:p>
          </table:table-cell>
          <table:table-cell office:value-type="float" office:value="1760">
            <text:p>1760</text:p>
          </table:table-cell>
          <table:table-cell table:style-name="ce17" table:formula="of:=[.O41]/[.M41]" office:value-type="percentage" office:value="0.476835545922514">
            <text:p>47.6836%</text:p>
          </table:table-cell>
          <table:table-cell office:value-type="float" office:value="906">
            <text:p>906</text:p>
          </table:table-cell>
          <table:table-cell table:style-name="ce17" table:formula="of:=[.Q41]/[.O41]" office:value-type="percentage" office:value="0.514772727272727">
            <text:p>51.4773%</text:p>
          </table:table-cell>
          <table:table-cell office:value-type="float" office:value="1931">
            <text:p>1931</text:p>
          </table:table-cell>
          <table:table-cell table:style-name="ce17" table:formula="of:=[.S41]/[.M41]" office:value-type="percentage" office:value="0.523164454077486">
            <text:p>52.3164%</text:p>
          </table:table-cell>
          <table:table-cell office:value-type="float" office:value="854">
            <text:p>854</text:p>
          </table:table-cell>
          <table:table-cell table:style-name="ce17" table:formula="of:=[.U41]/[.C41]" office:value-type="percentage" office:value="0.0000564814814814815">
            <text:p>0.0056%</text:p>
          </table:table-cell>
          <table:table-cell office:value-type="float" office:value="3">
            <text:p>3</text:p>
          </table:table-cell>
          <table:table-cell table:formula="of:=([.E41]-[.I41])+[.Q41]+[.S41]" office:value-type="float" office:value="984911">
            <text:p>984911</text:p>
          </table:table-cell>
          <table:table-cell table:style-name="ce1" table:formula="of:=[.X41]/[.C41]" office:value-type="percentage" office:value="0.0651396164021164">
            <text:p>6.51%</text:p>
          </table:table-cell>
        </table:table-row>
        <table:table-row table:style-name="ro2" table:number-rows-repeated="1048534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percentage-style style:name="N120">
      <number:number number:decimal-places="1" number:min-integer-digits="1"/>
      <number:text>%</number:text>
    </number:percentage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0000-00-00T09:59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i </meta:initial-creator>
    <meta:creation-date>2014-10-08T23:42:16.494235490</meta:creation-date>
    <dc:date>2015-07-24T16:26:24</dc:date>
    <dc:creator>lhcb Simi</dc:creator>
    <meta:editing-duration>P3DT9H57M1S</meta:editing-duration>
    <meta:editing-cycles>87</meta:editing-cycles>
    <meta:generator>LibreOffice/4.0.1.2$Linux_X86_64 LibreOffice_project/84102822e3d61eb989ddd325abf1ac077904985</meta:generator>
    <meta:document-statistic meta:table-count="5" meta:cell-count="2661"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91cm" xlink:href=".." xlink:type="simple" chart:class="chart:scatter" chart:style-name="ch1">
        <chart:legend chart:legend-position="end" svg:x="11.685cm" svg:y="4.246cm" style:legend-expansion="high" chart:style-name="ch2"/>
        <chart:plot-area chart:style-name="ch3" table:cell-range-address="Sheet1.A19:Sheet1.B26 Sheet1.B18:Sheet1.B18" chart:data-source-has-labels="row" svg:x="0.77cm" svg:y="0.859cm" svg:width="10.275cm" svg:height="7.631cm">
          <chartooo:coordinate-region svg:x="1.682cm" svg:y="1.058cm" svg:width="8.779cm" svg:height="6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6" chart:label-cell-address="Sheet1.B18:Sheet1.B18" chart:class="chart:scatter">
            <chart:domain table:cell-range-address="Sheet1.A19:Sheet1.A26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fb_Cu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9:Sheet1.A26</svg:desc>
                </draw:g>
              </table:table-cell>
              <table:table-cell office:value-type="float" office:value="0.0182766">
                <text:p>0.0182766</text:p>
                <draw:g>
                  <svg:desc>Sheet1.B19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89238">
                <text:p>0.0289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5528">
                <text:p>0.025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306813">
                <text:p>0.0306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439624">
                <text:p>0.0439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516592">
                <text:p>0.0516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">
                <text:p>0.58</text:p>
              </table:table-cell>
              <table:table-cell office:value-type="float" office:value="0.109541">
                <text:p>0.109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7.72cm" xlink:href=".." xlink:type="simple" chart:class="chart:scatter" chart:style-name="ch1">
        <chart:legend chart:legend-position="end" svg:x="11.156cm" svg:y="3.312cm" style:legend-expansion="high" chart:style-name="ch2"/>
        <chart:plot-area chart:style-name="ch3" table:cell-range-address="my_simu.A37:my_simu.B44 my_simu.B36:my_simu.B36 my_simu.Y69:my_simu.Y77" chart:data-source-has-labels="row" svg:x="0.77cm" svg:y="0.751cm" svg:width="9.746cm" svg:height="6.395cm">
          <chartooo:coordinate-region svg:x="1.682cm" svg:y="0.95cm" svg:width="8.502cm" svg:height="5.5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B37:my_simu.B44" chart:label-cell-address="my_simu.B36:my_simu.B36" chart:class="chart:scatter">
            <chart:domain table:cell-range-address="my_simu.A37:my_simu.A44"/>
            <chart:data-point chart:repeated="8"/>
          </chart:series>
          <chart:series chart:style-name="ch7" chart:values-cell-range-address="my_simu.Y70:my_simu.Y77" chart:label-cell-address="my_simu.Y69:my_simu.Y69" chart:class="chart:scatter">
            <chart:domain table:cell-range-address="my_simu.V70:my_simu.V7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alpha_Cu</text:p>
                <draw:g>
                  <svg:desc>my_simu.B36:my_simu.B3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Al</text:p>
                <draw:g>
                  <svg:desc>my_simu.Y69:my_simu.Y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my_simu.A37:my_simu.A44</svg:desc>
                </draw:g>
              </table:table-cell>
              <table:table-cell office:value-type="float" office:value="0.0529871">
                <text:p>0.0529871</text:p>
                <draw:g>
                  <svg:desc>my_simu.B37:my_simu.B44</svg:desc>
                </draw:g>
              </table:table-cell>
              <table:table-cell office:value-type="float" office:value="0.005">
                <text:p>0.005</text:p>
                <draw:g>
                  <svg:desc>my_simu.V70:my_simu.V77</svg:desc>
                </draw:g>
              </table:table-cell>
              <table:table-cell office:value-type="float" office:value="0.0341287">
                <text:p>0.0341287</text:p>
                <draw:g>
                  <svg:desc>my_simu.Y70:my_simu.Y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536486">
                <text:p>0.0536486</text:p>
              </table:table-cell>
              <table:table-cell office:value-type="float" office:value="0.01">
                <text:p>0.01</text:p>
              </table:table-cell>
              <table:table-cell office:value-type="float" office:value="0.0321871">
                <text:p>0.032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522582">
                <text:p>0.0522582</text:p>
              </table:table-cell>
              <table:table-cell office:value-type="float" office:value="0.02">
                <text:p>0.02</text:p>
              </table:table-cell>
              <table:table-cell office:value-type="float" office:value="0.0320847">
                <text:p>0.032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554087">
                <text:p>0.0554087</text:p>
              </table:table-cell>
              <table:table-cell office:value-type="float" office:value="0.03">
                <text:p>0.03</text:p>
              </table:table-cell>
              <table:table-cell office:value-type="float" office:value="0.199077">
                <text:p>0.199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359677">
                <text:p>0.0359677</text:p>
              </table:table-cell>
              <table:table-cell office:value-type="float" office:value="0.04">
                <text:p>0.04</text:p>
              </table:table-cell>
              <table:table-cell office:value-type="float" office:value="0.212692">
                <text:p>0.212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283911">
                <text:p>0.028391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0134576">
                <text:p>0.0134576</text:p>
              </table:table-cell>
              <table:table-cell office:value-type="float" office:value="0.1">
                <text:p>0.1</text:p>
              </table:table-cell>
              <table:table-cell office:value-type="float" office:value="0.0444771">
                <text:p>0.0444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00624987">
                <text:p>0.00624987</text:p>
              </table:table-cell>
              <table:table-cell office:value-type="float" office:value="0.2">
                <text:p>0.2</text:p>
              </table:table-cell>
              <table:table-cell office:value-type="float" office:value="0.0786306">
                <text:p>0.07863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6cm" svg:height="11.147cm" xlink:href=".." xlink:type="simple" chart:class="chart:scatter" chart:style-name="ch1">
        <chart:legend chart:legend-position="end" svg:x="21.61cm" svg:y="4.527cm" style:legend-expansion="high" chart:style-name="ch2"/>
        <chart:plot-area chart:style-name="ch3" table:cell-range-address="my_simu.A47:my_simu.D56 my_simu.B46:my_simu.E46" chart:data-source-has-labels="row" svg:x="1.5cm" svg:y="1.097cm" svg:width="16.054cm" svg:height="9.138cm">
          <chartooo:coordinate-region svg:x="2.412cm" svg:y="1.297cm" svg:width="14.229cm" svg:height="8.2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my_simu.B47:my_simu.B56" chart:label-cell-address="my_simu.B46:my_simu.B46" chart:class="chart:scatter">
            <chart:domain table:cell-range-address="my_simu.A47:my_simu.A56"/>
            <chart:data-point chart:repeated="10"/>
          </chart:series>
          <chart:series chart:attached-axis="secondary-y" chart:style-name="ch8" chart:values-cell-range-address="my_simu.C47:my_simu.C56" chart:label-cell-address="my_simu.C46:my_simu.C46" chart:class="chart:scatter">
            <chart:data-point chart:repeated="10"/>
          </chart:series>
          <chart:series chart:attached-axis="secondary-y" chart:style-name="ch9" chart:values-cell-range-address="my_simu.D47:my_simu.D56" chart:label-cell-address="my_simu.D46:my_simu.D46" chart:class="chart:scatter">
            <chart:data-point chart:repeated="10"/>
          </chart:series>
          <chart:series chart:attached-axis="secondary-y" chart:style-name="ch10" chart:values-cell-range-address="my_simu.D47:my_simu.D56" chart:label-cell-address="my_simu.E46:my_simu.E46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_vs_t_Cu</text:p>
                <draw:g>
                  <svg:desc>my_simu.B46:my_simu.B46</svg:desc>
                </draw:g>
              </table:table-cell>
              <table:table-cell office:value-type="string">
                <text:p>err_vs_t_Pb</text:p>
                <draw:g>
                  <svg:desc>my_simu.C46:my_simu.C46</svg:desc>
                </draw:g>
              </table:table-cell>
              <table:table-cell office:value-type="string">
                <text:p>err_vs_t_Al</text:p>
                <draw:g>
                  <svg:desc>my_simu.D46:my_simu.D46</svg:desc>
                </draw:g>
              </table:table-cell>
              <table:table-cell office:value-type="string">
                <text:p/>
                <draw:g>
                  <svg:desc>my_simu.E46:my_simu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A47:my_simu.A56</svg:desc>
                </draw:g>
              </table:table-cell>
              <table:table-cell office:value-type="float" office:value="0.0398204">
                <text:p>0.0398204</text:p>
                <draw:g>
                  <svg:desc>my_simu.B47:my_simu.B56</svg:desc>
                </draw:g>
              </table:table-cell>
              <table:table-cell office:value-type="float" office:value="0.0527591">
                <text:p>0.0527591</text:p>
                <draw:g>
                  <svg:desc>my_simu.C47:my_simu.C56</svg:desc>
                </draw:g>
              </table:table-cell>
              <table:table-cell office:value-type="float" office:value="NaN">
                <text:p>NaN</text:p>
                <draw:g>
                  <svg:desc>my_simu.D47:my_simu.D56</svg:desc>
                </draw:g>
              </table:table-cell>
              <table:table-cell office:value-type="float" office:value="NaN">
                <text:p>NaN</text:p>
                <draw:g>
                  <svg:desc>my_simu.D47:my_simu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48204">
                <text:p>0.0648204</text:p>
              </table:table-cell>
              <table:table-cell office:value-type="float" office:value="0.0448691">
                <text:p>0.044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258636">
                <text:p>0.0258636</text:p>
              </table:table-cell>
              <table:table-cell office:value-type="float" office:value="0.0222553">
                <text:p>0.022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316292">
                <text:p>0.0316292</text:p>
              </table:table-cell>
              <table:table-cell office:value-type="float" office:value="0.0239581">
                <text:p>0.023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283911">
                <text:p>0.0283911</text:p>
              </table:table-cell>
              <table:table-cell office:value-type="float" office:value="0.0288071">
                <text:p>0.028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254279">
                <text:p>0.0254279</text:p>
              </table:table-cell>
              <table:table-cell office:value-type="float" office:value="0.0238657">
                <text:p>0.023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247224">
                <text:p>0.0247224</text:p>
              </table:table-cell>
              <table:table-cell office:value-type="float" office:value="0.0231587">
                <text:p>0.023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240706">
                <text:p>0.0240706</text:p>
              </table:table-cell>
              <table:table-cell office:value-type="float" office:value="0.0233943">
                <text:p>0.023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245355">
                <text:p>0.0245355</text:p>
              </table:table-cell>
              <table:table-cell office:value-type="float" office:value="0.0231153">
                <text:p>0.023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247265">
                <text:p>0.0247265</text:p>
              </table:table-cell>
              <table:table-cell office:value-type="float" office:value="0.0237693">
                <text:p>0.0237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66cm" svg:height="9.001cm" xlink:href=".." xlink:type="simple" chart:class="chart:scatter" chart:style-name="ch1">
        <chart:legend chart:legend-position="end" svg:x="17.27cm" svg:y="3.454cm" style:legend-expansion="high" chart:style-name="ch2"/>
        <chart:plot-area chart:style-name="ch3" table:cell-range-address="my_simu.A59:my_simu.D68 my_simu.B58:my_simu.E58" chart:data-source-has-labels="row" svg:x="0.859cm" svg:y="0.855cm" svg:width="15.593cm" svg:height="7.546cm">
          <chartooo:coordinate-region svg:x="2.142cm" svg:y="1.054cm" svg:width="14.123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B59:my_simu.B68" chart:label-cell-address="my_simu.B58:my_simu.B58" chart:class="chart:scatter">
            <chart:domain table:cell-range-address="my_simu.A59:my_simu.A68"/>
            <chart:data-point chart:repeated="10"/>
          </chart:series>
          <chart:series chart:style-name="ch7" chart:values-cell-range-address="my_simu.C59:my_simu.C68" chart:label-cell-address="my_simu.C58:my_simu.C58" chart:class="chart:scatter">
            <chart:data-point chart:repeated="10"/>
          </chart:series>
          <chart:series chart:style-name="ch8" chart:values-cell-range-address="my_simu.D59:my_simu.D68" chart:label-cell-address="my_simu.D58:my_simu.D58" chart:class="chart:scatter">
            <chart:data-point chart:repeated="10"/>
          </chart:series>
          <chart:series chart:style-name="ch9" chart:values-cell-range-address="my_simu.D59:my_simu.D68" chart:label-cell-address="my_simu.E58:my_simu.E5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_vs_t_Cu</text:p>
                <draw:g>
                  <svg:desc>my_simu.B58:my_simu.B58</svg:desc>
                </draw:g>
              </table:table-cell>
              <table:table-cell office:value-type="string">
                <text:p>eff_vs_t_Pb</text:p>
                <draw:g>
                  <svg:desc>my_simu.C58:my_simu.C58</svg:desc>
                </draw:g>
              </table:table-cell>
              <table:table-cell office:value-type="string">
                <text:p>eff_vs_t_Al</text:p>
                <draw:g>
                  <svg:desc>my_simu.D58:my_simu.D58</svg:desc>
                </draw:g>
              </table:table-cell>
              <table:table-cell office:value-type="string">
                <text:p/>
                <draw:g>
                  <svg:desc>my_simu.E58:my_simu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A59:my_simu.A68</svg:desc>
                </draw:g>
              </table:table-cell>
              <table:table-cell office:value-type="float" office:value="0.000462462">
                <text:p>0.000462462</text:p>
                <draw:g>
                  <svg:desc>my_simu.B59:my_simu.B68</svg:desc>
                </draw:g>
              </table:table-cell>
              <table:table-cell office:value-type="float" office:value="0.000470061">
                <text:p>0.000470061</text:p>
                <draw:g>
                  <svg:desc>my_simu.C59:my_simu.C68</svg:desc>
                </draw:g>
              </table:table-cell>
              <table:table-cell office:value-type="float" office:value="NaN">
                <text:p>NaN</text:p>
                <draw:g>
                  <svg:desc>my_simu.D59:my_simu.D68</svg:desc>
                </draw:g>
              </table:table-cell>
              <table:table-cell office:value-type="float" office:value="NaN">
                <text:p>NaN</text:p>
                <draw:g>
                  <svg:desc>my_simu.D59:my_simu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842843">
                <text:p>0.000842843</text:p>
              </table:table-cell>
              <table:table-cell office:value-type="float" office:value="0.000854345">
                <text:p>0.00085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11401">
                <text:p>0.0011401</text:p>
              </table:table-cell>
              <table:table-cell office:value-type="float" office:value="0.00114809">
                <text:p>0.00114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134586">
                <text:p>0.00134586</text:p>
              </table:table-cell>
              <table:table-cell office:value-type="float" office:value="0.001353">
                <text:p>0.00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148209">
                <text:p>0.00148209</text:p>
              </table:table-cell>
              <table:table-cell office:value-type="float" office:value="0.00148747">
                <text:p>0.0014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155961">
                <text:p>0.00155961</text:p>
              </table:table-cell>
              <table:table-cell office:value-type="float" office:value="0.00156186">
                <text:p>0.0015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160616">
                <text:p>0.0016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159912">
                <text:p>0.00159912</text:p>
              </table:table-cell>
              <table:table-cell office:value-type="float" office:value="0.00159306">
                <text:p>0.00159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161563">
                <text:p>0.00161563</text:p>
              </table:table-cell>
              <table:table-cell office:value-type="float" office:value="0.00160966">
                <text:p>0.0016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016169">
                <text:p>0.0016169</text:p>
              </table:table-cell>
              <table:table-cell office:value-type="float" office:value="0.00161368">
                <text:p>0.0016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93cm" svg:y="3.703cm" style:legend-expansion="high" chart:style-name="ch2"/>
        <chart:plot-area chart:style-name="ch3" table:cell-range-address="my_simu.A71:my_simu.D80 my_simu.B70:my_simu.D70" chart:data-source-has-labels="row" svg:x="0.77cm" svg:y="0.855cm" svg:width="9.383cm" svg:height="7.545cm">
          <chartooo:coordinate-region svg:x="1.682cm" svg:y="1.055cm" svg:width="8.13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B71:my_simu.B80" chart:label-cell-address="my_simu.B70:my_simu.B70" chart:class="chart:scatter">
            <chart:domain table:cell-range-address="my_simu.A71:my_simu.A80"/>
            <chart:data-point chart:repeated="10"/>
          </chart:series>
          <chart:series chart:style-name="ch7" chart:values-cell-range-address="my_simu.C71:my_simu.C80" chart:label-cell-address="my_simu.C70:my_simu.C70" chart:class="chart:scatter">
            <chart:data-point chart:repeated="10"/>
          </chart:series>
          <chart:series chart:style-name="ch8" chart:values-cell-range-address="my_simu.D71:my_simu.D80" chart:label-cell-address="my_simu.D70:my_simu.D70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Bsigma_Cu</text:p>
                <draw:g>
                  <svg:desc>my_simu.B70:my_simu.B70</svg:desc>
                </draw:g>
              </table:table-cell>
              <table:table-cell office:value-type="string">
                <text:p>g-2_error_vs_Bsigma_Pb</text:p>
                <draw:g>
                  <svg:desc>my_simu.C70:my_simu.C70</svg:desc>
                </draw:g>
              </table:table-cell>
              <table:table-cell office:value-type="string">
                <text:p>g-2_error_vs_Bsigma_Al</text:p>
                <draw:g>
                  <svg:desc>my_simu.D70:my_simu.D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y_simu.A71:my_simu.A80</svg:desc>
                </draw:g>
              </table:table-cell>
              <table:table-cell office:value-type="float" office:value="0.0283911">
                <text:p>0.0283911</text:p>
                <draw:g>
                  <svg:desc>my_simu.B71:my_simu.B80</svg:desc>
                </draw:g>
              </table:table-cell>
              <table:table-cell office:value-type="float" office:value="0.0296918">
                <text:p>0.0296918</text:p>
                <draw:g>
                  <svg:desc>my_simu.C71:my_simu.C80</svg:desc>
                </draw:g>
              </table:table-cell>
              <table:table-cell office:value-type="float" office:value="NaN">
                <text:p>NaN</text:p>
                <draw:g>
                  <svg:desc>my_simu.D71:my_simu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8941">
                <text:p>0.028941</text:p>
              </table:table-cell>
              <table:table-cell office:value-type="float" office:value="0.0357407">
                <text:p>0.035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396518">
                <text:p>0.0396518</text:p>
              </table:table-cell>
              <table:table-cell office:value-type="float" office:value="0.0657542">
                <text:p>0.0657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613844">
                <text:p>0.0613844</text:p>
              </table:table-cell>
              <table:table-cell office:value-type="float" office:value="0.0504098">
                <text:p>0.050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779231">
                <text:p>0.0779231</text:p>
              </table:table-cell>
              <table:table-cell office:value-type="float" office:value="0.0422784">
                <text:p>0.042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137669">
                <text:p>0.137669</text:p>
              </table:table-cell>
              <table:table-cell office:value-type="float" office:value="0.0406969">
                <text:p>0.0406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805327">
                <text:p>0.0805327</text:p>
              </table:table-cell>
              <table:table-cell office:value-type="float" office:value="0.0409736">
                <text:p>0.0409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0696016">
                <text:p>0.0696016</text:p>
              </table:table-cell>
              <table:table-cell office:value-type="float" office:value="0.0410055">
                <text:p>0.041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">
                <text:p>0.06</text:p>
              </table:table-cell>
              <table:table-cell office:value-type="float" office:value="0.239667">
                <text:p>0.239667</text:p>
              </table:table-cell>
              <table:table-cell office:value-type="float" office:value="0.206412">
                <text:p>0.206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0.0678776">
                <text:p>0.0678776</text:p>
              </table:table-cell>
              <table:table-cell office:value-type="float" office:value="0.138375">
                <text:p>0.1383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62cm" svg:height="9cm" xlink:href=".." xlink:type="simple" chart:class="chart:scatter" chart:column-mapping="0 2 1" chart:style-name="ch1">
        <chart:legend chart:legend-position="end" svg:x="13.395cm" svg:y="3.703cm" style:legend-expansion="high" chart:style-name="ch2"/>
        <chart:plot-area chart:style-name="ch3" table:cell-range-address="my_simu.A125:my_simu.C144 my_simu.B124:my_simu.C124 my_simu.D124:my_simu.D144" chart:data-source-has-labels="both" svg:x="1.314cm" svg:y="0.855cm" svg:width="11.475cm" svg:height="6.984cm">
          <chartooo:coordinate-region svg:x="2.597cm" svg:y="1.054cm" svg:width="10.006cm" svg:height="6.138cm"/>
          <chart:axis chart:dimension="x" chart:name="primary-x" chart:style-name="ch4" chartooo:axis-type="auto">
            <chart:title svg:x="6.756cm" svg:y="8.019cm" chart:style-name="ch5">
              <text:p>W2</text:p>
            </chart:title>
            <chart:categories table:cell-range-address="my_simu.A126:my_simu.A134"/>
          </chart:axis>
          <chart:axis chart:dimension="y" chart:name="primary-y" chart:style-name="ch6">
            <chart:title svg:x="0.451cm" svg:y="5.859cm" chart:style-name="ch7">
              <text:p>Detection_efficiency</text:p>
            </chart:title>
            <chart:grid chart:style-name="ch8" chart:class="major"/>
          </chart:axis>
          <chart:series chart:style-name="ch9" chart:values-cell-range-address="my_simu.B125:my_simu.B144" chart:label-cell-address="my_simu.B124:my_simu.B124" chart:class="chart:scatter">
            <chart:domain table:cell-range-address="my_simu.A125:my_simu.A144"/>
            <chart:data-point chart:repeated="20"/>
          </chart:series>
          <chart:series chart:style-name="ch10" chart:values-cell-range-address="my_simu.D125:my_simu.D144" chart:label-cell-address="my_simu.D124:my_simu.D124" chart:class="chart:scatter">
            <chart:data-point chart:repeated="20"/>
          </chart:series>
          <chart:series chart:style-name="ch11" chart:values-cell-range-address="my_simu.C125:my_simu.C144" chart:label-cell-address="my_simu.C124:my_simu.C124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</text:p>
                <draw:g>
                  <svg:desc>my_simu.B124:my_simu.B124</svg:desc>
                </draw:g>
              </table:table-cell>
              <table:table-cell office:value-type="string">
                <text:p>Al</text:p>
                <draw:g>
                  <svg:desc>my_simu.D124:my_simu.D124</svg:desc>
                </draw:g>
              </table:table-cell>
              <table:table-cell office:value-type="string">
                <text:p>Pb</text:p>
                <draw:g>
                  <svg:desc>my_simu.C124:my_simu.C124</svg:desc>
                </draw:g>
              </table:table-cell>
            </table:table-row>
          </table:table-header-rows>
          <table:table-rows>
            <table:table-row>
              <table:table-cell office:value-type="float" office:value="7.5">
                <text:p>10</text:p>
                <draw:g>
                  <svg:desc>my_simu.A126:my_simu.A134</svg:desc>
                </draw:g>
              </table:table-cell>
              <table:table-cell office:value-type="float" office:value="2.5">
                <text:p>2.5</text:p>
                <draw:g>
                  <svg:desc>my_simu.A125:my_simu.A144</svg:desc>
                </draw:g>
              </table:table-cell>
              <table:table-cell office:value-type="float" office:value="0.000107946">
                <text:p>0.000107946</text:p>
                <draw:g>
                  <svg:desc>my_simu.B125:my_simu.B144</svg:desc>
                </draw:g>
              </table:table-cell>
              <table:table-cell office:value-type="float" office:value="0.0000238568">
                <text:p>0.0000238568</text:p>
                <draw:g>
                  <svg:desc>my_simu.D125:my_simu.D144</svg:desc>
                </draw:g>
              </table:table-cell>
              <table:table-cell office:value-type="float" office:value="0.000113142">
                <text:p>0.000113142</text:p>
                <draw:g>
                  <svg:desc>my_simu.C125:my_simu.C14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.000521542">
                <text:p>0.000521542</text:p>
              </table:table-cell>
              <table:table-cell office:value-type="float" office:value="0.000111961">
                <text:p>0.000111961</text:p>
              </table:table-cell>
              <table:table-cell office:value-type="float" office:value="0.000534769">
                <text:p>0.000534769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757511">
                <text:p>0.000757511</text:p>
              </table:table-cell>
              <table:table-cell office:value-type="float" office:value="0.000175501">
                <text:p>0.000175501</text:p>
              </table:table-cell>
              <table:table-cell office:value-type="float" office:value="0.00077877">
                <text:p>0.000778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0.000960648">
                <text:p>0.000960648</text:p>
              </table:table-cell>
              <table:table-cell office:value-type="float" office:value="0.000239512">
                <text:p>0.000239512</text:p>
              </table:table-cell>
              <table:table-cell office:value-type="float" office:value="0.000982143">
                <text:p>0.000982143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117985">
                <text:p>0.00117985</text:p>
              </table:table-cell>
              <table:table-cell office:value-type="float" office:value="0.000301398">
                <text:p>0.000301398</text:p>
              </table:table-cell>
              <table:table-cell office:value-type="float" office:value="0.00120347">
                <text:p>0.001203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.00139857">
                <text:p>0.00139857</text:p>
              </table:table-cell>
              <table:table-cell office:value-type="float" office:value="0.000378874">
                <text:p>0.000378874</text:p>
              </table:table-cell>
              <table:table-cell office:value-type="float" office:value="0.00142834">
                <text:p>0.00142834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60265">
                <text:p>0.00160265</text:p>
              </table:table-cell>
              <table:table-cell office:value-type="float" office:value="0.000442885">
                <text:p>0.000442885</text:p>
              </table:table-cell>
              <table:table-cell office:value-type="float" office:value="0.00163738">
                <text:p>0.0016373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0.00179115">
                <text:p>0.00179115</text:p>
              </table:table-cell>
              <table:table-cell office:value-type="float" office:value="0.00050737">
                <text:p>0.00050737</text:p>
              </table:table-cell>
              <table:table-cell office:value-type="float" office:value="0.00183296">
                <text:p>0.00183296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198153">
                <text:p>0.00198153</text:p>
              </table:table-cell>
              <table:table-cell office:value-type="float" office:value="0.000570909">
                <text:p>0.000570909</text:p>
              </table:table-cell>
              <table:table-cell office:value-type="float" office:value="0.00202806">
                <text:p>0.00202806</text:p>
              </table:table-cell>
            </table:table-row>
            <table:table-row>
              <table:table-cell office:value-type="string"/>
              <table:table-cell office:value-type="float" office:value="27.5">
                <text:p>27.5</text:p>
              </table:table-cell>
              <table:table-cell office:value-type="float" office:value="0.00218656">
                <text:p>0.00218656</text:p>
              </table:table-cell>
              <table:table-cell office:value-type="float" office:value="0.00063185">
                <text:p>0.00063185</text:p>
              </table:table-cell>
              <table:table-cell office:value-type="float" office:value="0.00223663">
                <text:p>0.00223663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0237717">
                <text:p>0.00237717</text:p>
              </table:table-cell>
              <table:table-cell office:value-type="float" office:value="0.000690901">
                <text:p>0.000690901</text:p>
              </table:table-cell>
              <table:table-cell office:value-type="float" office:value="0.00242772">
                <text:p>0.00242772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0.00253921">
                <text:p>0.00253921</text:p>
              </table:table-cell>
              <table:table-cell office:value-type="float" office:value="0.000745229">
                <text:p>0.000745229</text:p>
              </table:table-cell>
              <table:table-cell office:value-type="float" office:value="0.00259047">
                <text:p>0.00259047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0268093">
                <text:p>0.00268093</text:p>
              </table:table-cell>
              <table:table-cell office:value-type="float" office:value="0.000798375">
                <text:p>0.000798375</text:p>
              </table:table-cell>
              <table:table-cell office:value-type="float" office:value="0.00273597">
                <text:p>0.00273597</text:p>
              </table:table-cell>
            </table:table-row>
            <table:table-row>
              <table:table-cell office:value-type="string"/>
              <table:table-cell office:value-type="float" office:value="37.5">
                <text:p>37.5</text:p>
              </table:table-cell>
              <table:table-cell office:value-type="float" office:value="0.0028177">
                <text:p>0.0028177</text:p>
              </table:table-cell>
              <table:table-cell office:value-type="float" office:value="0.000845144">
                <text:p>0.000845144</text:p>
              </table:table-cell>
              <table:table-cell office:value-type="float" office:value="0.00287817">
                <text:p>0.00287817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0293981">
                <text:p>0.00293981</text:p>
              </table:table-cell>
              <table:table-cell office:value-type="float" office:value="0.000881992">
                <text:p>0.000881992</text:p>
              </table:table-cell>
              <table:table-cell office:value-type="float" office:value="0.0030017">
                <text:p>0.0030017</text:p>
              </table:table-cell>
            </table:table-row>
            <table:table-row>
              <table:table-cell office:value-type="string"/>
              <table:table-cell office:value-type="float" office:value="42.5">
                <text:p>42.5</text:p>
              </table:table-cell>
              <table:table-cell office:value-type="float" office:value="0.00302178">
                <text:p>0.00302178</text:p>
              </table:table-cell>
              <table:table-cell office:value-type="float" office:value="0.0009101">
                <text:p>0.0009101</text:p>
              </table:table-cell>
              <table:table-cell office:value-type="float" office:value="0.00308343">
                <text:p>0.00308343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0308886">
                <text:p>0.00308886</text:p>
              </table:table-cell>
              <table:table-cell office:value-type="float" office:value="0.000932776">
                <text:p>0.000932776</text:p>
              </table:table-cell>
              <table:table-cell office:value-type="float" office:value="0.00315311">
                <text:p>0.00315311</text:p>
              </table:table-cell>
            </table:table-row>
            <table:table-row>
              <table:table-cell office:value-type="string"/>
              <table:table-cell office:value-type="float" office:value="47.5">
                <text:p>47.5</text:p>
              </table:table-cell>
              <table:table-cell office:value-type="float" office:value="0.00311602">
                <text:p>0.00311602</text:p>
              </table:table-cell>
              <table:table-cell office:value-type="float" office:value="0.000949074">
                <text:p>0.000949074</text:p>
              </table:table-cell>
              <table:table-cell office:value-type="float" office:value="0.00318004">
                <text:p>0.00318004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0312098">
                <text:p>0.00312098</text:p>
              </table:table-cell>
              <table:table-cell office:value-type="float" office:value="0.000954271">
                <text:p>0.000954271</text:p>
              </table:table-cell>
              <table:table-cell office:value-type="float" office:value="0.003185">
                <text:p>0.003185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0312098">
                <text:p>0.00312098</text:p>
              </table:table-cell>
              <table:table-cell office:value-type="float" office:value="0.00095616">
                <text:p>0.00095616</text:p>
              </table:table-cell>
              <table:table-cell office:value-type="float" office:value="0.003185">
                <text:p>0.00318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6cm" svg:height="9cm" xlink:href=".." xlink:type="simple" chart:class="chart:scatter" chart:style-name="ch1">
        <chart:legend chart:legend-position="end" svg:x="11.799cm" svg:y="3.454cm" style:legend-expansion="high" chart:style-name="ch2"/>
        <chart:plot-area chart:style-name="ch3" table:cell-range-address="my_simu.O125:my_simu.R144 my_simu.Q124:my_simu.R124 my_simu.S124:my_simu.S144 my_simu.O124:my_simu.O124" chart:data-source-has-labels="both" svg:x="1.298cm" svg:y="0.855cm" svg:width="9.927cm" svg:height="6.984cm">
          <chartooo:coordinate-region svg:x="2.21cm" svg:y="1.054cm" svg:width="8.828cm" svg:height="6.138cm"/>
          <chart:axis chart:dimension="x" chart:name="primary-x" chart:style-name="ch4" chartooo:axis-type="auto">
            <chart:title svg:x="5.966cm" svg:y="8.019cm" chart:style-name="ch5">
              <text:p>W2</text:p>
            </chart:title>
            <chart:categories table:cell-range-address="my_simu.P126:my_simu.P134"/>
          </chart:axis>
          <chart:axis chart:dimension="y" chart:name="primary-y" chart:style-name="ch4">
            <chart:title svg:x="0.451cm" svg:y="5.635cm" chart:style-name="ch6">
              <text:p>Background_frac</text:p>
            </chart:title>
            <chart:grid chart:style-name="ch7" chart:class="major"/>
          </chart:axis>
          <chart:series chart:style-name="ch8" chart:values-cell-range-address="my_simu.Q125:my_simu.Q144" chart:label-cell-address="my_simu.Q124:my_simu.Q124" chart:class="chart:scatter">
            <chart:domain table:cell-range-address="my_simu.P125:my_simu.P144"/>
            <chart:data-point chart:repeated="20"/>
          </chart:series>
          <chart:series chart:style-name="ch9" chart:values-cell-range-address="my_simu.S125:my_simu.S144" chart:label-cell-address="my_simu.S124:my_simu.S124" chart:class="chart:scatter">
            <chart:data-point chart:repeated="20"/>
          </chart:series>
          <chart:series chart:style-name="ch10" chart:values-cell-range-address="my_simu.R125:my_simu.R144" chart:label-cell-address="my_simu.R124:my_simu.R124" chart:class="chart:scatter">
            <chart:data-point chart:repeated="20"/>
          </chart:series>
          <chart:series chart:style-name="ch11" chart:values-cell-range-address="my_simu.O125:my_simu.O144" chart:label-cell-address="my_simu.O124:my_simu.O124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u</text:p>
                <draw:g>
                  <svg:desc>my_simu.Q124:my_simu.Q124</svg:desc>
                </draw:g>
              </table:table-cell>
              <table:table-cell office:value-type="string">
                <text:p>Al</text:p>
                <draw:g>
                  <svg:desc>my_simu.S124:my_simu.S124</svg:desc>
                </draw:g>
              </table:table-cell>
              <table:table-cell office:value-type="string">
                <text:p>Pb</text:p>
                <draw:g>
                  <svg:desc>my_simu.R124:my_simu.R124</svg:desc>
                </draw:g>
              </table:table-cell>
              <table:table-cell office:value-type="string">
                <text:p>Test Cu</text:p>
                <draw:g>
                  <svg:desc>my_simu.O124:my_simu.O124</svg:desc>
                </draw:g>
              </table:table-cell>
            </table:table-row>
          </table:table-header-rows>
          <table:table-rows>
            <table:table-row>
              <table:table-cell office:value-type="float" office:value="7.5">
                <text:p>10</text:p>
                <draw:g>
                  <svg:desc>my_simu.P126:my_simu.P134</svg:desc>
                </draw:g>
              </table:table-cell>
              <table:table-cell office:value-type="float" office:value="2.5">
                <text:p>2.5</text:p>
                <draw:g>
                  <svg:desc>my_simu.P125:my_simu.P144</svg:desc>
                </draw:g>
              </table:table-cell>
              <table:table-cell office:value-type="float" office:value="0.000422099">
                <text:p>0.000422099</text:p>
                <draw:g>
                  <svg:desc>my_simu.Q125:my_simu.Q144</svg:desc>
                </draw:g>
              </table:table-cell>
              <table:table-cell office:value-type="float" office:value="0.000154478">
                <text:p>0.000154478</text:p>
                <draw:g>
                  <svg:desc>my_simu.S125:my_simu.S144</svg:desc>
                </draw:g>
              </table:table-cell>
              <table:table-cell office:value-type="float" office:value="0.000428477">
                <text:p>0.000428477</text:p>
                <draw:g>
                  <svg:desc>my_simu.R125:my_simu.R144</svg:desc>
                </draw:g>
              </table:table-cell>
              <table:table-cell office:value-type="float" office:value="0.00049863">
                <text:p>0.00049863</text:p>
                <draw:g>
                  <svg:desc>my_simu.O125:my_simu.O14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.000851049">
                <text:p>0.000851049</text:p>
              </table:table-cell>
              <table:table-cell office:value-type="float" office:value="0.000350765">
                <text:p>0.000350765</text:p>
              </table:table-cell>
              <table:table-cell office:value-type="float" office:value="0.000865457">
                <text:p>0.000865457</text:p>
              </table:table-cell>
              <table:table-cell office:value-type="float" office:value="0.00137684">
                <text:p>0.00137684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997496">
                <text:p>0.000997496</text:p>
              </table:table-cell>
              <table:table-cell office:value-type="float" office:value="0.000429422">
                <text:p>0.000429422</text:p>
              </table:table-cell>
              <table:table-cell office:value-type="float" office:value="0.00101214">
                <text:p>0.00101214</text:p>
              </table:table-cell>
              <table:table-cell office:value-type="float" office:value="0.00174178">
                <text:p>0.001741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0.0011952">
                <text:p>0.0011952</text:p>
              </table:table-cell>
              <table:table-cell office:value-type="float" office:value="0.00050052">
                <text:p>0.00050052</text:p>
              </table:table-cell>
              <table:table-cell office:value-type="float" office:value="0.0012141">
                <text:p>0.0012141</text:p>
              </table:table-cell>
              <table:table-cell office:value-type="float" office:value="0.00208428">
                <text:p>0.00208428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13485">
                <text:p>0.0013485</text:p>
              </table:table-cell>
              <table:table-cell office:value-type="float" office:value="0.000566421">
                <text:p>0.000566421</text:p>
              </table:table-cell>
              <table:table-cell office:value-type="float" office:value="0.00137212">
                <text:p>0.00137212</text:p>
              </table:table-cell>
              <table:table-cell office:value-type="float" office:value="0.00236843">
                <text:p>0.002368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.00154266">
                <text:p>0.00154266</text:p>
              </table:table-cell>
              <table:table-cell office:value-type="float" office:value="0.000642007">
                <text:p>0.000642007</text:p>
              </table:table-cell>
              <table:table-cell office:value-type="float" office:value="0.0015677">
                <text:p>0.0015677</text:p>
              </table:table-cell>
              <table:table-cell office:value-type="float" office:value="0.00260842">
                <text:p>0.0026084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71414">
                <text:p>0.00171414</text:p>
              </table:table-cell>
              <table:table-cell office:value-type="float" office:value="0.000697043">
                <text:p>0.000697043</text:p>
              </table:table-cell>
              <table:table-cell office:value-type="float" office:value="0.00174556">
                <text:p>0.00174556</text:p>
              </table:table-cell>
              <table:table-cell office:value-type="float" office:value="0.00284864">
                <text:p>0.0028486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0.00197633">
                <text:p>0.00197633</text:p>
              </table:table-cell>
              <table:table-cell office:value-type="float" office:value="0.000863804">
                <text:p>0.000863804</text:p>
              </table:table-cell>
              <table:table-cell office:value-type="float" office:value="0.00200964">
                <text:p>0.00200964</text:p>
              </table:table-cell>
              <table:table-cell office:value-type="float" office:value="0.00307185">
                <text:p>0.00307185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24315">
                <text:p>0.0024315</text:p>
              </table:table-cell>
              <table:table-cell office:value-type="float" office:value="0.00121032">
                <text:p>0.00121032</text:p>
              </table:table-cell>
              <table:table-cell office:value-type="float" office:value="0.0024641">
                <text:p>0.0024641</text:p>
              </table:table-cell>
              <table:table-cell office:value-type="float" office:value="0.00339191">
                <text:p>0.00339191</text:p>
              </table:table-cell>
            </table:table-row>
            <table:table-row>
              <table:table-cell office:value-type="string"/>
              <table:table-cell office:value-type="float" office:value="27.5">
                <text:p>27.5</text:p>
              </table:table-cell>
              <table:table-cell office:value-type="float" office:value="0.00309925">
                <text:p>0.00309925</text:p>
              </table:table-cell>
              <table:table-cell office:value-type="float" office:value="0.00179327">
                <text:p>0.00179327</text:p>
              </table:table-cell>
              <table:table-cell office:value-type="float" office:value="0.00313539">
                <text:p>0.00313539</text:p>
              </table:table-cell>
              <table:table-cell office:value-type="float" office:value="0.00430178">
                <text:p>0.0043017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040788">
                <text:p>0.0040788</text:p>
              </table:table-cell>
              <table:table-cell office:value-type="float" office:value="0.00267857">
                <text:p>0.00267857</text:p>
              </table:table-cell>
              <table:table-cell office:value-type="float" office:value="0.00412084">
                <text:p>0.00412084</text:p>
              </table:table-cell>
              <table:table-cell office:value-type="float" office:value="0.00596159">
                <text:p>0.00596159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0.00547879">
                <text:p>0.00547879</text:p>
              </table:table-cell>
              <table:table-cell office:value-type="float" office:value="0.00399211">
                <text:p>0.00399211</text:p>
              </table:table-cell>
              <table:table-cell office:value-type="float" office:value="0.00552461">
                <text:p>0.00552461</text:p>
              </table:table-cell>
              <table:table-cell office:value-type="float" office:value="0.00861702">
                <text:p>0.00861702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0755574">
                <text:p>0.00755574</text:p>
              </table:table-cell>
              <table:table-cell office:value-type="float" office:value="0.00597128">
                <text:p>0.00597128</text:p>
              </table:table-cell>
              <table:table-cell office:value-type="float" office:value="0.0076018">
                <text:p>0.0076018</text:p>
              </table:table-cell>
              <table:table-cell office:value-type="float" office:value="0.0124825">
                <text:p>0.0124825</text:p>
              </table:table-cell>
            </table:table-row>
            <table:table-row>
              <table:table-cell office:value-type="string"/>
              <table:table-cell office:value-type="float" office:value="37.5">
                <text:p>37.5</text:p>
              </table:table-cell>
              <table:table-cell office:value-type="float" office:value="0.0106444">
                <text:p>0.0106444</text:p>
              </table:table-cell>
              <table:table-cell office:value-type="float" office:value="0.00896755">
                <text:p>0.00896755</text:p>
              </table:table-cell>
              <table:table-cell office:value-type="float" office:value="0.0106921">
                <text:p>0.0106921</text:p>
              </table:table-cell>
              <table:table-cell office:value-type="float" office:value="0.0181611">
                <text:p>0.0181611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154566">
                <text:p>0.0154566</text:p>
              </table:table-cell>
              <table:table-cell office:value-type="float" office:value="0.0136888">
                <text:p>0.0136888</text:p>
              </table:table-cell>
              <table:table-cell office:value-type="float" office:value="0.0155052">
                <text:p>0.0155052</text:p>
              </table:table-cell>
              <table:table-cell office:value-type="float" office:value="0.0262826">
                <text:p>0.0262826</text:p>
              </table:table-cell>
            </table:table-row>
            <table:table-row>
              <table:table-cell office:value-type="string"/>
              <table:table-cell office:value-type="float" office:value="42.5">
                <text:p>42.5</text:p>
              </table:table-cell>
              <table:table-cell office:value-type="float" office:value="0.0230993">
                <text:p>0.0230993</text:p>
              </table:table-cell>
              <table:table-cell office:value-type="float" office:value="0.0212708">
                <text:p>0.0212708</text:p>
              </table:table-cell>
              <table:table-cell office:value-type="float" office:value="0.023151">
                <text:p>0.023151</text:p>
              </table:table-cell>
              <table:table-cell office:value-type="float" office:value="0.0377757">
                <text:p>0.0377757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353493">
                <text:p>0.0353493</text:p>
              </table:table-cell>
              <table:table-cell office:value-type="float" office:value="0.0334682">
                <text:p>0.0334682</text:p>
              </table:table-cell>
              <table:table-cell office:value-type="float" office:value="0.0354023">
                <text:p>0.0354023</text:p>
              </table:table-cell>
              <table:table-cell office:value-type="float" office:value="0.0539649">
                <text:p>0.0539649</text:p>
              </table:table-cell>
            </table:table-row>
            <table:table-row>
              <table:table-cell office:value-type="string"/>
              <table:table-cell office:value-type="float" office:value="47.5">
                <text:p>47.5</text:p>
              </table:table-cell>
              <table:table-cell office:value-type="float" office:value="0.0536709">
                <text:p>0.0536709</text:p>
              </table:table-cell>
              <table:table-cell office:value-type="float" office:value="0.0517793">
                <text:p>0.0517793</text:p>
              </table:table-cell>
              <table:table-cell office:value-type="float" office:value="0.053724">
                <text:p>0.053724</text:p>
              </table:table-cell>
              <table:table-cell office:value-type="float" office:value="0.0748932">
                <text:p>0.0748932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773068">
                <text:p>0.0773068</text:p>
              </table:table-cell>
              <table:table-cell office:value-type="float" office:value="0.0754129">
                <text:p>0.0754129</text:p>
              </table:table-cell>
              <table:table-cell office:value-type="float" office:value="0.0773623">
                <text:p>0.0773623</text:p>
              </table:table-cell>
              <table:table-cell office:value-type="float" office:value="0.0983671">
                <text:p>0.0983671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125324">
                <text:p>0.125324</text:p>
              </table:table-cell>
              <table:table-cell office:value-type="float" office:value="0.123434">
                <text:p>0.123434</text:p>
              </table:table-cell>
              <table:table-cell office:value-type="float" office:value="0.125375">
                <text:p>0.125375</text:p>
              </table:table-cell>
              <table:table-cell office:value-type="float" office:value="0.146025">
                <text:p>0.14602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3 2" chart:style-name="ch1">
        <chart:legend chart:legend-position="end" svg:x="14.233cm" svg:y="3.703cm" style:legend-expansion="high" chart:style-name="ch2"/>
        <chart:plot-area chart:style-name="ch3" table:cell-range-address="my_simu.A150:my_simu.C169 my_simu.B149:my_simu.C149 my_simu.D149:my_simu.D169" chart:data-source-has-labels="row" svg:x="1.331cm" svg:y="0.855cm" svg:width="12.262cm" svg:height="6.984cm">
          <chartooo:coordinate-region svg:x="2.614cm" svg:y="1.054cm" svg:width="10.792cm" svg:height="6.138cm"/>
          <chart:axis chart:dimension="x" chart:name="primary-x" chart:style-name="ch4">
            <chart:title svg:x="7.034cm" svg:y="8.019cm" chart:style-name="ch5">
              <text:p>d2_3</text:p>
            </chart:title>
          </chart:axis>
          <chart:axis chart:dimension="y" chart:name="primary-y" chart:style-name="ch4">
            <chart:title svg:x="0.451cm" svg:y="5.859cm" chart:style-name="ch6">
              <text:p>Detection_efficiency</text:p>
            </chart:title>
            <chart:grid chart:style-name="ch7" chart:class="major"/>
          </chart:axis>
          <chart:series chart:style-name="ch8" chart:values-cell-range-address="my_simu.B150:my_simu.B169" chart:label-cell-address="my_simu.B149:my_simu.B149" chart:class="chart:scatter">
            <chart:domain table:cell-range-address="my_simu.A150:my_simu.A169"/>
            <chart:data-point chart:repeated="20"/>
          </chart:series>
          <chart:series chart:style-name="ch9" chart:values-cell-range-address="my_simu.D150:my_simu.D169" chart:label-cell-address="my_simu.D149:my_simu.D149" chart:class="chart:scatter">
            <chart:data-point chart:repeated="20"/>
          </chart:series>
          <chart:series chart:style-name="ch10" chart:values-cell-range-address="my_simu.C150:my_simu.C169" chart:label-cell-address="my_simu.C149:my_simu.C149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</text:p>
                <draw:g>
                  <svg:desc>my_simu.B149:my_simu.B149</svg:desc>
                </draw:g>
              </table:table-cell>
              <table:table-cell office:value-type="string">
                <text:p>Al</text:p>
                <draw:g>
                  <svg:desc>my_simu.D149:my_simu.D149</svg:desc>
                </draw:g>
              </table:table-cell>
              <table:table-cell office:value-type="string">
                <text:p>Pb</text:p>
                <draw:g>
                  <svg:desc>my_simu.C149:my_simu.C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A150:my_simu.A169</svg:desc>
                </draw:g>
              </table:table-cell>
              <table:table-cell office:value-type="float" office:value="0.00321476">
                <text:p>0.00321476</text:p>
                <draw:g>
                  <svg:desc>my_simu.B150:my_simu.B169</svg:desc>
                </draw:g>
              </table:table-cell>
              <table:table-cell office:value-type="float" office:value="0.000970805">
                <text:p>0.000970805</text:p>
                <draw:g>
                  <svg:desc>my_simu.D150:my_simu.D169</svg:desc>
                </draw:g>
              </table:table-cell>
              <table:table-cell office:value-type="float" office:value="0.0032816">
                <text:p>0.0032816</text:p>
                <draw:g>
                  <svg:desc>my_simu.C150:my_simu.C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319752">
                <text:p>0.00319752</text:p>
              </table:table-cell>
              <table:table-cell office:value-type="float" office:value="0.000966789">
                <text:p>0.000966789</text:p>
              </table:table-cell>
              <table:table-cell office:value-type="float" office:value="0.00326413">
                <text:p>0.00326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317295">
                <text:p>0.00317295</text:p>
              </table:table-cell>
              <table:table-cell office:value-type="float" office:value="0.0009649">
                <text:p>0.0009649</text:p>
              </table:table-cell>
              <table:table-cell office:value-type="float" office:value="0.0032405">
                <text:p>0.0032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315476">
                <text:p>0.00315476</text:p>
              </table:table-cell>
              <table:table-cell office:value-type="float" office:value="0.000960884">
                <text:p>0.000960884</text:p>
              </table:table-cell>
              <table:table-cell office:value-type="float" office:value="0.0032209">
                <text:p>0.0032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314319">
                <text:p>0.00314319</text:p>
              </table:table-cell>
              <table:table-cell office:value-type="float" office:value="0.000959467">
                <text:p>0.000959467</text:p>
              </table:table-cell>
              <table:table-cell office:value-type="float" office:value="0.00320885">
                <text:p>0.00320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312098">
                <text:p>0.00312098</text:p>
              </table:table-cell>
              <table:table-cell office:value-type="float" office:value="0.000954271">
                <text:p>0.000954271</text:p>
              </table:table-cell>
              <table:table-cell office:value-type="float" office:value="0.003185">
                <text:p>0.003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0310067">
                <text:p>0.00310067</text:p>
              </table:table-cell>
              <table:table-cell office:value-type="float" office:value="0.000945531">
                <text:p>0.000945531</text:p>
              </table:table-cell>
              <table:table-cell office:value-type="float" office:value="0.00316445">
                <text:p>0.00316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30787">
                <text:p>0.0030787</text:p>
              </table:table-cell>
              <table:table-cell office:value-type="float" office:value="0.000941515">
                <text:p>0.000941515</text:p>
              </table:table-cell>
              <table:table-cell office:value-type="float" office:value="0.00314366">
                <text:p>0.00314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00305367">
                <text:p>0.00305367</text:p>
              </table:table-cell>
              <table:table-cell office:value-type="float" office:value="0.000932067">
                <text:p>0.000932067</text:p>
              </table:table-cell>
              <table:table-cell office:value-type="float" office:value="0.00311697">
                <text:p>0.00311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303312">
                <text:p>0.00303312</text:p>
              </table:table-cell>
              <table:table-cell office:value-type="float" office:value="0.000924745">
                <text:p>0.000924745</text:p>
              </table:table-cell>
              <table:table-cell office:value-type="float" office:value="0.00309571">
                <text:p>0.00309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.00301304">
                <text:p>0.00301304</text:p>
              </table:table-cell>
              <table:table-cell office:value-type="float" office:value="0.000920493">
                <text:p>0.000920493</text:p>
              </table:table-cell>
              <table:table-cell office:value-type="float" office:value="0.00307611">
                <text:p>0.00307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298635">
                <text:p>0.00298635</text:p>
              </table:table-cell>
              <table:table-cell office:value-type="float" office:value="0.000914116">
                <text:p>0.000914116</text:p>
              </table:table-cell>
              <table:table-cell office:value-type="float" office:value="0.00304965">
                <text:p>0.00304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0.00295848">
                <text:p>0.00295848</text:p>
              </table:table-cell>
              <table:table-cell office:value-type="float" office:value="0.000909392">
                <text:p>0.000909392</text:p>
              </table:table-cell>
              <table:table-cell office:value-type="float" office:value="0.00301989">
                <text:p>0.00301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00292328">
                <text:p>0.00292328</text:p>
              </table:table-cell>
              <table:table-cell office:value-type="float" office:value="0.000896164">
                <text:p>0.000896164</text:p>
              </table:table-cell>
              <table:table-cell office:value-type="float" office:value="0.00298399">
                <text:p>0.00298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0.00290769">
                <text:p>0.00290769</text:p>
              </table:table-cell>
              <table:table-cell office:value-type="float" office:value="0.000890259">
                <text:p>0.000890259</text:p>
              </table:table-cell>
              <table:table-cell office:value-type="float" office:value="0.00296698">
                <text:p>0.00296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00287887">
                <text:p>0.00287887</text:p>
              </table:table-cell>
              <table:table-cell office:value-type="float" office:value="0.000885771">
                <text:p>0.000885771</text:p>
              </table:table-cell>
              <table:table-cell office:value-type="float" office:value="0.0029384">
                <text:p>0.0029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0.00285407">
                <text:p>0.00285407</text:p>
              </table:table-cell>
              <table:table-cell office:value-type="float" office:value="0.000875378">
                <text:p>0.000875378</text:p>
              </table:table-cell>
              <table:table-cell office:value-type="float" office:value="0.00291336">
                <text:p>0.00291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00282502">
                <text:p>0.00282502</text:p>
              </table:table-cell>
              <table:table-cell office:value-type="float" office:value="0.000864985">
                <text:p>0.000864985</text:p>
              </table:table-cell>
              <table:table-cell office:value-type="float" office:value="0.00288336">
                <text:p>0.00288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0.00279974">
                <text:p>0.00279974</text:p>
              </table:table-cell>
              <table:table-cell office:value-type="float" office:value="0.000857426">
                <text:p>0.000857426</text:p>
              </table:table-cell>
              <table:table-cell office:value-type="float" office:value="0.00285809">
                <text:p>0.002858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0276904">
                <text:p>0.00276904</text:p>
              </table:table-cell>
              <table:table-cell office:value-type="float" office:value="0.000851285">
                <text:p>0.000851285</text:p>
              </table:table-cell>
              <table:table-cell office:value-type="float" office:value="0.00282573">
                <text:p>0.0028257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3 2" chart:style-name="ch1">
        <chart:legend chart:legend-position="end" svg:x="14.233cm" svg:y="3.703cm" style:legend-expansion="high" chart:style-name="ch2"/>
        <chart:plot-area chart:style-name="ch3" table:cell-range-address="my_simu.M150:my_simu.O169 my_simu.N149:my_simu.O149 my_simu.P149:my_simu.P169" chart:data-source-has-labels="row" svg:x="1.331cm" svg:y="0.855cm" svg:width="12.262cm" svg:height="6.984cm">
          <chartooo:coordinate-region svg:x="2.243cm" svg:y="1.054cm" svg:width="11.163cm" svg:height="6.138cm"/>
          <chart:axis chart:dimension="x" chart:name="primary-x" chart:style-name="ch4">
            <chart:title svg:x="7.034cm" svg:y="8.019cm" chart:style-name="ch5">
              <text:p>d2_3</text:p>
            </chart:title>
          </chart:axis>
          <chart:axis chart:dimension="y" chart:name="primary-y" chart:style-name="ch4">
            <chart:title svg:x="0.451cm" svg:y="5.635cm" chart:style-name="ch6">
              <text:p>Background_frac</text:p>
            </chart:title>
            <chart:grid chart:style-name="ch7" chart:class="major"/>
          </chart:axis>
          <chart:series chart:style-name="ch8" chart:values-cell-range-address="my_simu.N150:my_simu.N169" chart:label-cell-address="my_simu.N149:my_simu.N149" chart:class="chart:scatter">
            <chart:domain table:cell-range-address="my_simu.M150:my_simu.M169"/>
            <chart:data-point chart:repeated="20"/>
          </chart:series>
          <chart:series chart:style-name="ch9" chart:values-cell-range-address="my_simu.P150:my_simu.P169" chart:label-cell-address="my_simu.P149:my_simu.P149" chart:class="chart:scatter">
            <chart:data-point chart:repeated="20"/>
          </chart:series>
          <chart:series chart:style-name="ch10" chart:values-cell-range-address="my_simu.O150:my_simu.O169" chart:label-cell-address="my_simu.O149:my_simu.O149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u</text:p>
                <draw:g>
                  <svg:desc>my_simu.N149:my_simu.N149</svg:desc>
                </draw:g>
              </table:table-cell>
              <table:table-cell office:value-type="string">
                <text:p>Al</text:p>
                <draw:g>
                  <svg:desc>my_simu.P149:my_simu.P149</svg:desc>
                </draw:g>
              </table:table-cell>
              <table:table-cell office:value-type="string">
                <text:p>Pb</text:p>
                <draw:g>
                  <svg:desc>my_simu.O149:my_simu.O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M150:my_simu.M169</svg:desc>
                </draw:g>
              </table:table-cell>
              <table:table-cell office:value-type="float" office:value="0.031683">
                <text:p>0.031683</text:p>
                <draw:g>
                  <svg:desc>my_simu.N150:my_simu.N169</svg:desc>
                </draw:g>
              </table:table-cell>
              <table:table-cell office:value-type="float" office:value="0.029611">
                <text:p>0.029611</text:p>
                <draw:g>
                  <svg:desc>my_simu.P150:my_simu.P169</svg:desc>
                </draw:g>
              </table:table-cell>
              <table:table-cell office:value-type="float" office:value="0.0317418">
                <text:p>0.0317418</text:p>
                <draw:g>
                  <svg:desc>my_simu.O150:my_simu.O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09375">
                <text:p>0.0409375</text:p>
              </table:table-cell>
              <table:table-cell office:value-type="float" office:value="0.0388908">
                <text:p>0.0388908</text:p>
              </table:table-cell>
              <table:table-cell office:value-type="float" office:value="0.0409942">
                <text:p>0.0409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501859">
                <text:p>0.0501859</text:p>
              </table:table-cell>
              <table:table-cell office:value-type="float" office:value="0.0481774">
                <text:p>0.0481774</text:p>
              </table:table-cell>
              <table:table-cell office:value-type="float" office:value="0.0502386">
                <text:p>0.0502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592883">
                <text:p>0.0592883</text:p>
              </table:table-cell>
              <table:table-cell office:value-type="float" office:value="0.0573202">
                <text:p>0.0573202</text:p>
              </table:table-cell>
              <table:table-cell office:value-type="float" office:value="0.0593407">
                <text:p>0.0593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682636">
                <text:p>0.0682636</text:p>
              </table:table-cell>
              <table:table-cell office:value-type="float" office:value="0.0663433">
                <text:p>0.0663433</text:p>
              </table:table-cell>
              <table:table-cell office:value-type="float" office:value="0.0683173">
                <text:p>0.0683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773068">
                <text:p>0.0773068</text:p>
              </table:table-cell>
              <table:table-cell office:value-type="float" office:value="0.0754129">
                <text:p>0.0754129</text:p>
              </table:table-cell>
              <table:table-cell office:value-type="float" office:value="0.0773623">
                <text:p>0.0773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862507">
                <text:p>0.0862507</text:p>
              </table:table-cell>
              <table:table-cell office:value-type="float" office:value="0.084397">
                <text:p>0.084397</text:p>
              </table:table-cell>
              <table:table-cell office:value-type="float" office:value="0.0863013">
                <text:p>0.0863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952079">
                <text:p>0.0952079</text:p>
              </table:table-cell>
              <table:table-cell office:value-type="float" office:value="0.0933999">
                <text:p>0.0933999</text:p>
              </table:table-cell>
              <table:table-cell office:value-type="float" office:value="0.0952586">
                <text:p>0.0952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103999">
                <text:p>0.103999</text:p>
              </table:table-cell>
              <table:table-cell office:value-type="float" office:value="0.102238">
                <text:p>0.102238</text:p>
              </table:table-cell>
              <table:table-cell office:value-type="float" office:value="0.104052">
                <text:p>0.104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12739">
                <text:p>0.112739</text:p>
              </table:table-cell>
              <table:table-cell office:value-type="float" office:value="0.111017">
                <text:p>0.111017</text:p>
              </table:table-cell>
              <table:table-cell office:value-type="float" office:value="0.112786">
                <text:p>0.112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.121397">
                <text:p>0.121397</text:p>
              </table:table-cell>
              <table:table-cell office:value-type="float" office:value="0.119717">
                <text:p>0.119717</text:p>
              </table:table-cell>
              <table:table-cell office:value-type="float" office:value="0.121447">
                <text:p>0.121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130071">
                <text:p>0.130071</text:p>
              </table:table-cell>
              <table:table-cell office:value-type="float" office:value="0.12842">
                <text:p>0.12842</text:p>
              </table:table-cell>
              <table:table-cell office:value-type="float" office:value="0.130123">
                <text:p>0.130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0.138671">
                <text:p>0.138671</text:p>
              </table:table-cell>
              <table:table-cell office:value-type="float" office:value="0.137059">
                <text:p>0.137059</text:p>
              </table:table-cell>
              <table:table-cell office:value-type="float" office:value="0.138724">
                <text:p>0.138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147112">
                <text:p>0.147112</text:p>
              </table:table-cell>
              <table:table-cell office:value-type="float" office:value="0.145541">
                <text:p>0.145541</text:p>
              </table:table-cell>
              <table:table-cell office:value-type="float" office:value="0.147162">
                <text:p>0.147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0.15551">
                <text:p>0.15551</text:p>
              </table:table-cell>
              <table:table-cell office:value-type="float" office:value="0.153972">
                <text:p>0.153972</text:p>
              </table:table-cell>
              <table:table-cell office:value-type="float" office:value="0.155551">
                <text:p>0.155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163897">
                <text:p>0.163897</text:p>
              </table:table-cell>
              <table:table-cell office:value-type="float" office:value="0.162394">
                <text:p>0.162394</text:p>
              </table:table-cell>
              <table:table-cell office:value-type="float" office:value="0.163942">
                <text:p>0.163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0.172115">
                <text:p>0.172115</text:p>
              </table:table-cell>
              <table:table-cell office:value-type="float" office:value="0.170664">
                <text:p>0.170664</text:p>
              </table:table-cell>
              <table:table-cell office:value-type="float" office:value="0.172156">
                <text:p>0.172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180174">
                <text:p>0.180174</text:p>
              </table:table-cell>
              <table:table-cell office:value-type="float" office:value="0.178752">
                <text:p>0.178752</text:p>
              </table:table-cell>
              <table:table-cell office:value-type="float" office:value="0.180215">
                <text:p>0.180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0.188253">
                <text:p>0.188253</text:p>
              </table:table-cell>
              <table:table-cell office:value-type="float" office:value="0.186855">
                <text:p>0.186855</text:p>
              </table:table-cell>
              <table:table-cell office:value-type="float" office:value="0.188293">
                <text:p>0.188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19628">
                <text:p>0.19628</text:p>
              </table:table-cell>
              <table:table-cell office:value-type="float" office:value="0.194878">
                <text:p>0.194878</text:p>
              </table:table-cell>
              <table:table-cell office:value-type="float" office:value="0.196324">
                <text:p>0.1963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chart:legend-position="end" svg:x="14.233cm" svg:y="3.703cm" style:legend-expansion="high" chart:style-name="ch2"/>
        <chart:plot-area chart:style-name="ch3" table:cell-range-address="my_simu.A176:my_simu.C195 my_simu.B175:my_simu.C175 my_simu.D175:my_simu.D195" chart:data-source-has-labels="both" svg:x="1.331cm" svg:y="0.855cm" svg:width="12.262cm" svg:height="6.984cm">
          <chartooo:coordinate-region svg:x="2.243cm" svg:y="1.054cm" svg:width="11.163cm" svg:height="6.138cm"/>
          <chart:axis chart:dimension="x" chart:name="primary-x" chart:style-name="ch4" chartooo:axis-type="auto">
            <chart:title svg:x="7.167cm" svg:y="8.019cm" chart:style-name="ch5">
              <text:p>W2</text:p>
            </chart:title>
            <chart:categories table:cell-range-address="my_simu.A178:my_simu.A187"/>
          </chart:axis>
          <chart:axis chart:dimension="y" chart:name="primary-y" chart:style-name="ch4">
            <chart:title svg:x="0.451cm" svg:y="5.026cm" chart:style-name="ch6">
              <text:p>g-2 error</text:p>
            </chart:title>
            <chart:grid chart:style-name="ch7" chart:class="major"/>
          </chart:axis>
          <chart:series chart:style-name="ch8" chart:values-cell-range-address="my_simu.B176:my_simu.B195" chart:label-cell-address="my_simu.B175:my_simu.B175" chart:class="chart:scatter">
            <chart:domain table:cell-range-address="my_simu.A176:my_simu.A195"/>
            <chart:data-point chart:repeated="20"/>
          </chart:series>
          <chart:series chart:style-name="ch9" chart:values-cell-range-address="my_simu.D176:my_simu.D195" chart:label-cell-address="my_simu.D175:my_simu.D175" chart:class="chart:scatter">
            <chart:data-point chart:repeated="20"/>
          </chart:series>
          <chart:series chart:style-name="ch10" chart:values-cell-range-address="my_simu.C176:my_simu.C195" chart:label-cell-address="my_simu.C175:my_simu.C175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</text:p>
                <draw:g>
                  <svg:desc>my_simu.B175:my_simu.B175</svg:desc>
                </draw:g>
              </table:table-cell>
              <table:table-cell office:value-type="string">
                <text:p>Al</text:p>
                <draw:g>
                  <svg:desc>my_simu.D175:my_simu.D175</svg:desc>
                </draw:g>
              </table:table-cell>
              <table:table-cell office:value-type="string">
                <text:p>Pb</text:p>
                <draw:g>
                  <svg:desc>my_simu.C175:my_simu.C17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y_simu.A178:my_simu.A187</svg:desc>
                </draw:g>
              </table:table-cell>
              <table:table-cell office:value-type="float" office:value="2.5">
                <text:p>2.5</text:p>
                <draw:g>
                  <svg:desc>my_simu.A176:my_simu.A195</svg:desc>
                </draw:g>
              </table:table-cell>
              <table:table-cell office:value-type="float" office:value="0.0457338">
                <text:p>0.0457338</text:p>
                <draw:g>
                  <svg:desc>my_simu.B176:my_simu.B195</svg:desc>
                </draw:g>
              </table:table-cell>
              <table:table-cell office:value-type="float" office:value="0.184811">
                <text:p>0.184811</text:p>
                <draw:g>
                  <svg:desc>my_simu.D176:my_simu.D195</svg:desc>
                </draw:g>
              </table:table-cell>
              <table:table-cell office:value-type="float" office:value="0.390226">
                <text:p>0.390226</text:p>
                <draw:g>
                  <svg:desc>my_simu.C176:my_simu.C195</svg:desc>
                </draw:g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.0822587">
                <text:p>0.0822587</text:p>
              </table:table-cell>
              <table:table-cell office:value-type="float" office:value="NaN">
                <text:p>NaN</text:p>
              </table:table-cell>
              <table:table-cell office:value-type="float" office:value="0.218729">
                <text:p>0.2187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767449">
                <text:p>0.0767449</text:p>
              </table:table-cell>
              <table:table-cell office:value-type="float" office:value="0.11069">
                <text:p>0.11069</text:p>
              </table:table-cell>
              <table:table-cell office:value-type="float" office:value="0.443708">
                <text:p>0.443708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0.14322">
                <text:p>0.14322</text:p>
              </table:table-cell>
              <table:table-cell office:value-type="float" office:value="0.197328">
                <text:p>0.197328</text:p>
              </table:table-cell>
              <table:table-cell office:value-type="float" office:value="0.0725235">
                <text:p>0.07252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3673">
                <text:p>0.0983673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.0849711">
                <text:p>0.0849711</text:p>
              </table:table-cell>
              <table:table-cell office:value-type="float" office:value="0.210876">
                <text:p>0.210876</text:p>
              </table:table-cell>
              <table:table-cell office:value-type="float" office:value="0.105341">
                <text:p>0.10534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0.221909">
                <text:p>0.221909</text:p>
              </table:table-cell>
              <table:table-cell office:value-type="float" office:value="0.405866">
                <text:p>0.405866</text:p>
              </table:table-cell>
              <table:table-cell office:value-type="float" office:value="0.1424">
                <text:p>0.1424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0.0719523">
                <text:p>0.0719523</text:p>
              </table:table-cell>
              <table:table-cell office:value-type="float" office:value="0.0865189">
                <text:p>0.08651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40439">
                <text:p>0.240439</text:p>
              </table:table-cell>
              <table:table-cell office:value-type="float" office:value="0.0723772">
                <text:p>0.0723772</text:p>
              </table:table-cell>
              <table:table-cell office:value-type="float" office:value="0.0520672">
                <text:p>0.0520672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27.5">
                <text:p>27.5</text:p>
              </table:table-cell>
              <table:table-cell office:value-type="float" office:value="0.300576">
                <text:p>0.300576</text:p>
              </table:table-cell>
              <table:table-cell office:value-type="float" office:value="0.231085">
                <text:p>0.231085</text:p>
              </table:table-cell>
              <table:table-cell office:value-type="float" office:value="0.0973127">
                <text:p>0.0973127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967817">
                <text:p>0.0967817</text:p>
              </table:table-cell>
              <table:table-cell office:value-type="float" office:value="0.0709404">
                <text:p>0.0709404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0.0589286">
                <text:p>0.0589286</text:p>
              </table:table-cell>
              <table:table-cell office:value-type="float" office:value="0.129648">
                <text:p>0.129648</text:p>
              </table:table-cell>
              <table:table-cell office:value-type="float" office:value="0.178428">
                <text:p>0.178428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170041">
                <text:p>0.170041</text:p>
              </table:table-cell>
              <table:table-cell office:value-type="float" office:value="0.0910139">
                <text:p>0.0910139</text:p>
              </table:table-cell>
              <table:table-cell office:value-type="float" office:value="0.186372">
                <text:p>0.186372</text:p>
              </table:table-cell>
            </table:table-row>
            <table:table-row>
              <table:table-cell office:value-type="string"/>
              <table:table-cell office:value-type="float" office:value="37.5">
                <text:p>37.5</text:p>
              </table:table-cell>
              <table:table-cell office:value-type="float" office:value="0.199047">
                <text:p>0.199047</text:p>
              </table:table-cell>
              <table:table-cell office:value-type="float" office:value="0.117711">
                <text:p>0.117711</text:p>
              </table:table-cell>
              <table:table-cell office:value-type="float" office:value="0.128419">
                <text:p>0.12841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35354">
                <text:p>0.135354</text:p>
              </table:table-cell>
              <table:table-cell office:value-type="float" office:value="0.304755">
                <text:p>0.304755</text:p>
              </table:table-cell>
              <table:table-cell office:value-type="float" office:value="0.154243">
                <text:p>0.154243</text:p>
              </table:table-cell>
            </table:table-row>
            <table:table-row>
              <table:table-cell office:value-type="string"/>
              <table:table-cell office:value-type="float" office:value="42.5">
                <text:p>42.5</text:p>
              </table:table-cell>
              <table:table-cell office:value-type="float" office:value="0.146751">
                <text:p>0.146751</text:p>
              </table:table-cell>
              <table:table-cell office:value-type="float" office:value="0.125152">
                <text:p>0.125152</text:p>
              </table:table-cell>
              <table:table-cell office:value-type="float" office:value="0.162757">
                <text:p>0.162757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628611">
                <text:p>0.0628611</text:p>
              </table:table-cell>
              <table:table-cell office:value-type="float" office:value="0.181315">
                <text:p>0.181315</text:p>
              </table:table-cell>
              <table:table-cell office:value-type="float" office:value="0.139067">
                <text:p>0.139067</text:p>
              </table:table-cell>
            </table:table-row>
            <table:table-row>
              <table:table-cell office:value-type="string"/>
              <table:table-cell office:value-type="float" office:value="47.5">
                <text:p>47.5</text:p>
              </table:table-cell>
              <table:table-cell office:value-type="float" office:value="0.0440769">
                <text:p>0.0440769</text:p>
              </table:table-cell>
              <table:table-cell office:value-type="float" office:value="0.133273">
                <text:p>0.133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740338">
                <text:p>0.0740338</text:p>
              </table:table-cell>
              <table:table-cell office:value-type="float" office:value="NaN">
                <text:p>NaN</text:p>
              </table:table-cell>
              <table:table-cell office:value-type="float" office:value="0.111548">
                <text:p>0.111548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700999">
                <text:p>0.0700999</text:p>
              </table:table-cell>
              <table:table-cell office:value-type="float" office:value="NaN">
                <text:p>NaN</text:p>
              </table:table-cell>
              <table:table-cell office:value-type="float" office:value="0.0572365">
                <text:p>0.057236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233cm" svg:y="3.703cm" style:legend-expansion="high" chart:style-name="ch2"/>
        <chart:plot-area chart:style-name="ch3" table:cell-range-address="my_simu.A204:my_simu.D223 my_simu.B203:my_simu.D203" chart:data-source-has-labels="both" svg:x="1.331cm" svg:y="0.855cm" svg:width="12.262cm" svg:height="6.984cm">
          <chartooo:coordinate-region svg:x="2.243cm" svg:y="1.054cm" svg:width="11.163cm" svg:height="6.138cm"/>
          <chart:axis chart:dimension="x" chart:name="primary-x" chart:style-name="ch4" chartooo:axis-type="auto">
            <chart:title svg:x="7.034cm" svg:y="8.019cm" chart:style-name="ch5">
              <text:p>d2_3</text:p>
            </chart:title>
            <chart:categories table:cell-range-address="my_simu.A205:my_simu.A214"/>
          </chart:axis>
          <chart:axis chart:dimension="y" chart:name="primary-y" chart:style-name="ch4">
            <chart:title svg:x="0.451cm" svg:y="5.026cm" chart:style-name="ch6">
              <text:p>g-2 error</text:p>
            </chart:title>
            <chart:grid chart:style-name="ch7" chart:class="major"/>
          </chart:axis>
          <chart:series chart:style-name="ch8" chart:values-cell-range-address="my_simu.B204:my_simu.B223" chart:label-cell-address="my_simu.B203:my_simu.B203" chart:class="chart:scatter">
            <chart:domain table:cell-range-address="my_simu.A204:my_simu.A223"/>
            <chart:data-point chart:repeated="20"/>
          </chart:series>
          <chart:series chart:style-name="ch9" chart:values-cell-range-address="my_simu.C204:my_simu.C223" chart:label-cell-address="my_simu.C203:my_simu.C203" chart:class="chart:scatter">
            <chart:data-point chart:repeated="20"/>
          </chart:series>
          <chart:series chart:style-name="ch10" chart:values-cell-range-address="my_simu.D204:my_simu.D223" chart:label-cell-address="my_simu.D203:my_simu.D203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</text:p>
                <draw:g>
                  <svg:desc>my_simu.B203:my_simu.B203</svg:desc>
                </draw:g>
              </table:table-cell>
              <table:table-cell office:value-type="string">
                <text:p>Pb</text:p>
                <draw:g>
                  <svg:desc>my_simu.C203:my_simu.C203</svg:desc>
                </draw:g>
              </table:table-cell>
              <table:table-cell office:value-type="string">
                <text:p>Al</text:p>
                <draw:g>
                  <svg:desc>my_simu.D203:my_simu.D20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y_simu.A205:my_simu.A214</svg:desc>
                </draw:g>
              </table:table-cell>
              <table:table-cell office:value-type="float" office:value="0.5">
                <text:p>0.5</text:p>
                <draw:g>
                  <svg:desc>my_simu.A204:my_simu.A223</svg:desc>
                </draw:g>
              </table:table-cell>
              <table:table-cell office:value-type="float" office:value="0.0761575">
                <text:p>0.0761575</text:p>
                <draw:g>
                  <svg:desc>my_simu.B204:my_simu.B223</svg:desc>
                </draw:g>
              </table:table-cell>
              <table:table-cell office:value-type="float" office:value="0.450035">
                <text:p>0.450035</text:p>
                <draw:g>
                  <svg:desc>my_simu.C204:my_simu.C223</svg:desc>
                </draw:g>
              </table:table-cell>
              <table:table-cell office:value-type="float" office:value="0.119024">
                <text:p>0.119024</text:p>
                <draw:g>
                  <svg:desc>my_simu.D204:my_simu.D223</svg:desc>
                </draw:g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853829">
                <text:p>0.0853829</text:p>
              </table:table-cell>
              <table:table-cell office:value-type="float" office:value="0.131397">
                <text:p>0.131397</text:p>
              </table:table-cell>
              <table:table-cell office:value-type="float" office:value="0.0000241969">
                <text:p>0.000024196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.134492">
                <text:p>0.134492</text:p>
              </table:table-cell>
              <table:table-cell office:value-type="float" office:value="0.0736116">
                <text:p>0.0736116</text:p>
              </table:table-cell>
              <table:table-cell office:value-type="float" office:value="0.0563155">
                <text:p>0.056315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6559">
                <text:p>0.056559</text:p>
              </table:table-cell>
              <table:table-cell office:value-type="float" office:value="0.247794">
                <text:p>0.247794</text:p>
              </table:table-cell>
              <table:table-cell office:value-type="float" office:value="0.0500664">
                <text:p>0.050066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.0632054">
                <text:p>0.0632054</text:p>
              </table:table-cell>
              <table:table-cell office:value-type="float" office:value="0.114226">
                <text:p>0.114226</text:p>
              </table:table-cell>
              <table:table-cell office:value-type="float" office:value="0.0419791">
                <text:p>0.0419791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740338">
                <text:p>0.0740338</text:p>
              </table:table-cell>
              <table:table-cell office:value-type="float" office:value="0.111548">
                <text:p>0.11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0.0786595">
                <text:p>0.0786595</text:p>
              </table:table-cell>
              <table:table-cell office:value-type="float" office:value="0.142969">
                <text:p>0.142969</text:p>
              </table:table-cell>
              <table:table-cell office:value-type="float" office:value="0.0600071">
                <text:p>0.0600071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776593">
                <text:p>0.0776593</text:p>
              </table:table-cell>
              <table:table-cell office:value-type="float" office:value="0.178062">
                <text:p>0.178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92068">
                <text:p>0.092068</text:p>
              </table:table-cell>
              <table:table-cell office:value-type="float" office:value="0.0681663">
                <text:p>0.0681663</text:p>
              </table:table-cell>
              <table:table-cell office:value-type="float" office:value="0.153161">
                <text:p>0.153161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880386">
                <text:p>0.088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0.0753513">
                <text:p>0.0753513</text:p>
              </table:table-cell>
              <table:table-cell office:value-type="float" office:value="0.0559658">
                <text:p>0.0559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780231">
                <text:p>0.0780231</text:p>
              </table:table-cell>
              <table:table-cell office:value-type="float" office:value="0.0789841">
                <text:p>0.0789841</text:p>
              </table:table-cell>
              <table:table-cell office:value-type="float" office:value="0.2093">
                <text:p>0.2093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0.154232">
                <text:p>0.154232</text:p>
              </table:table-cell>
              <table:table-cell office:value-type="float" office:value="0.0809213">
                <text:p>0.0809213</text:p>
              </table:table-cell>
              <table:table-cell office:value-type="float" office:value="0.393848">
                <text:p>0.39384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130152">
                <text:p>0.130152</text:p>
              </table:table-cell>
              <table:table-cell office:value-type="float" office:value="0.0687418">
                <text:p>0.0687418</text:p>
              </table:table-cell>
              <table:table-cell office:value-type="float" office:value="0.330112">
                <text:p>0.330112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0.104027">
                <text:p>0.104027</text:p>
              </table:table-cell>
              <table:table-cell office:value-type="float" office:value="0.0679906">
                <text:p>0.0679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864705">
                <text:p>0.0864705</text:p>
              </table:table-cell>
              <table:table-cell office:value-type="float" office:value="0.363134">
                <text:p>0.363134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0.0887995">
                <text:p>0.0887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14389">
                <text:p>0.14389</text:p>
              </table:table-cell>
              <table:table-cell office:value-type="float" office:value="0.0859234">
                <text:p>0.0859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0.121846">
                <text:p>0.121846</text:p>
              </table:table-cell>
              <table:table-cell office:value-type="float" office:value="0.0882364">
                <text:p>0.0882364</text:p>
              </table:table-cell>
              <table:table-cell office:value-type="float" office:value="0.292855">
                <text:p>0.2928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30031">
                <text:p>0.130031</text:p>
              </table:table-cell>
              <table:table-cell office:value-type="float" office:value="0.0961828">
                <text:p>0.0961828</text:p>
              </table:table-cell>
              <table:table-cell office:value-type="float" office:value="0.156486">
                <text:p>0.15648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1.738cm" svg:y="4.202cm" style:legend-expansion="high" chart:style-name="ch2"/>
        <chart:plot-area chart:style-name="ch3" table:cell-range-address="Sheet1.A2:Sheet1.B16 Sheet1.B1:Sheet1.B1" chart:data-source-has-labels="row" svg:x="0.77cm" svg:y="0.855cm" svg:width="10.328cm" svg:height="7.547cm">
          <chartooo:coordinate-region svg:x="1.682cm" svg:y="1.054cm" svg:width="9.136cm" svg:height="6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" chart:label-cell-address="Sheet1.B1:Sheet1.B1" chart:class="chart:scatter">
            <chart:domain table:cell-range-address="Sheet1.A2:Sheet1.A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B_Cu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6</svg:desc>
                </draw:g>
              </table:table-cell>
              <table:table-cell office:value-type="float" office:value="0.108163">
                <text:p>0.108163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497407">
                <text:p>0.0497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85907">
                <text:p>0.085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0246143">
                <text:p>0.0246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383382">
                <text:p>0.0383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0214624">
                <text:p>0.0214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0332966">
                <text:p>0.0332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0.0283911">
                <text:p>0.0283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0.0213354">
                <text:p>0.0213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0.0177556">
                <text:p>0.0177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020978">
                <text:p>0.020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0.0145116">
                <text:p>0.0145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0141919">
                <text:p>0.0141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0111749">
                <text:p>0.01117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2 0" chart:style-name="ch1">
        <chart:legend chart:legend-position="end" svg:x="14.047cm" svg:y="3.703cm" style:legend-expansion="high" chart:style-name="ch2"/>
        <chart:plot-area chart:style-name="ch3" table:cell-range-address="my_simu.E175:my_simu.G195 my_simu.A176:my_simu.A195" chart:data-source-has-labels="both" svg:x="1.331cm" svg:y="0.855cm" svg:width="12.076cm" svg:height="6.984cm">
          <chartooo:coordinate-region svg:x="2.243cm" svg:y="1.054cm" svg:width="10.978cm" svg:height="6.138cm"/>
          <chart:axis chart:dimension="x" chart:name="primary-x" chart:style-name="ch4" chartooo:axis-type="auto">
            <chart:title svg:x="7.074cm" svg:y="8.019cm" chart:style-name="ch5">
              <text:p>W2</text:p>
            </chart:title>
            <chart:categories table:cell-range-address="my_simu.E178:my_simu.E187"/>
          </chart:axis>
          <chart:axis chart:dimension="y" chart:name="primary-y" chart:style-name="ch4">
            <chart:title svg:x="0.451cm" svg:y="5.026cm" chart:style-name="ch6">
              <text:p>g-2 error</text:p>
            </chart:title>
            <chart:grid chart:style-name="ch7" chart:class="major"/>
          </chart:axis>
          <chart:series chart:style-name="ch8" chart:values-cell-range-address="my_simu.F176:my_simu.F195" chart:label-cell-address="my_simu.F175:my_simu.F175" chart:class="chart:scatter">
            <chart:domain table:cell-range-address="my_simu.A176:my_simu.A195"/>
            <chart:data-point chart:repeated="20"/>
          </chart:series>
          <chart:series chart:style-name="ch9" chart:values-cell-range-address="my_simu.G176:my_simu.G195" chart:label-cell-address="my_simu.G175:my_simu.G175" chart:class="chart:scatter">
            <chart:data-point chart:repeated="20"/>
          </chart:series>
          <chart:series chart:style-name="ch10" chart:values-cell-range-address="my_simu.E176:my_simu.E195" chart:label-cell-address="my_simu.E175:my_simu.E175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b2</text:p>
                <draw:g>
                  <svg:desc>my_simu.F175:my_simu.F175</svg:desc>
                </draw:g>
              </table:table-cell>
              <table:table-cell office:value-type="string">
                <text:p>Al2</text:p>
                <draw:g>
                  <svg:desc>my_simu.G175:my_simu.G175</svg:desc>
                </draw:g>
              </table:table-cell>
              <table:table-cell office:value-type="string">
                <text:p>Cu2</text:p>
                <draw:g>
                  <svg:desc>my_simu.E175:my_simu.E175</svg:desc>
                </draw:g>
              </table:table-cell>
            </table:table-row>
          </table:table-header-rows>
          <table:table-rows>
            <table:table-row>
              <table:table-cell office:value-type="float" office:value="0.0767449">
                <text:p>0</text:p>
                <draw:g>
                  <svg:desc>my_simu.E178:my_simu.E187</svg:desc>
                </draw:g>
              </table:table-cell>
              <table:table-cell office:value-type="float" office:value="2.5">
                <text:p>2.5</text:p>
                <draw:g>
                  <svg:desc>my_simu.A176:my_simu.A195</svg:desc>
                </draw:g>
              </table:table-cell>
              <table:table-cell office:value-type="float" office:value="0.390226">
                <text:p>0.390226</text:p>
                <draw:g>
                  <svg:desc>my_simu.F176:my_simu.F195</svg:desc>
                </draw:g>
              </table:table-cell>
              <table:table-cell office:value-type="float" office:value="0.184811">
                <text:p>0.184811</text:p>
                <draw:g>
                  <svg:desc>my_simu.G176:my_simu.G195</svg:desc>
                </draw:g>
              </table:table-cell>
              <table:table-cell office:value-type="float" office:value="0.0457338">
                <text:p>0.0457338</text:p>
                <draw:g>
                  <svg:desc>my_simu.E176:my_simu.E195</svg:desc>
                </draw:g>
              </table:table-cell>
            </table:table-row>
            <table:table-row>
              <table:table-cell office:value-type="float" office:value="0.117607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218729">
                <text:p>0.218729</text:p>
              </table:table-cell>
              <table:table-cell office:value-type="float" office:value="NaN">
                <text:p>NaN</text:p>
              </table:table-cell>
              <table:table-cell office:value-type="float" office:value="0.0822587">
                <text:p>0.0822587</text:p>
              </table:table-cell>
            </table:table-row>
            <table:table-row>
              <table:table-cell office:value-type="float" office:value="0.125326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443708">
                <text:p>0.443708</text:p>
              </table:table-cell>
              <table:table-cell office:value-type="float" office:value="0.11069">
                <text:p>0.11069</text:p>
              </table:table-cell>
              <table:table-cell office:value-type="float" office:value="0.0767449">
                <text:p>0.0767449</text:p>
              </table:table-cell>
            </table:table-row>
            <table:table-row>
              <table:table-cell office:value-type="float" office:value="0.110203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0.0809295">
                <text:p>0.0809295</text:p>
              </table:table-cell>
              <table:table-cell office:value-type="float" office:value="0.117607">
                <text:p>0.117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.131049">
                <text:p>0.131049</text:p>
              </table:table-cell>
              <table:table-cell office:value-type="float" office:value="NaN">
                <text:p>NaN</text:p>
              </table:table-cell>
              <table:table-cell office:value-type="float" office:value="0.125326">
                <text:p>0.125326</text:p>
              </table:table-cell>
            </table:table-row>
            <table:table-row>
              <table:table-cell office:value-type="float" office:value="0.0643608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.0722137">
                <text:p>0.0722137</text:p>
              </table:table-cell>
              <table:table-cell office:value-type="float" office:value="0.106123">
                <text:p>0.106123</text:p>
              </table:table-cell>
              <table:table-cell office:value-type="float" office:value="0.110203">
                <text:p>0.110203</text:p>
              </table:table-cell>
            </table:table-row>
            <table:table-row>
              <table:table-cell office:value-type="float" office:value="0.273687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.288193">
                <text:p>0.288193</text:p>
              </table:table-cell>
              <table:table-cell office:value-type="float" office:value="0.109017">
                <text:p>0.109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768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0.0485184">
                <text:p>0.0485184</text:p>
              </table:table-cell>
              <table:table-cell office:value-type="float" office:value="0.0643608">
                <text:p>0.0643608</text:p>
              </table:table-cell>
            </table:table-row>
            <table:table-row>
              <table:table-cell office:value-type="float" office:value="0.1324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.284091">
                <text:p>0.284091</text:p>
              </table:table-cell>
              <table:table-cell office:value-type="float" office:value="NaN">
                <text:p>NaN</text:p>
              </table:table-cell>
              <table:table-cell office:value-type="float" office:value="0.273687">
                <text:p>0.273687</text:p>
              </table:table-cell>
            </table:table-row>
            <table:table-row>
              <table:table-cell office:value-type="float" office:value="0.0863639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0.122239">
                <text:p>0.122239</text:p>
              </table:table-cell>
              <table:table-cell office:value-type="float" office:value="0.121732">
                <text:p>0.121732</text:p>
              </table:table-cell>
              <table:table-cell office:value-type="float" office:value="0.25768">
                <text:p>0.2576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62767">
                <text:p>0.162767</text:p>
              </table:table-cell>
              <table:table-cell office:value-type="float" office:value="NaN">
                <text:p>NaN</text:p>
              </table:table-cell>
              <table:table-cell office:value-type="float" office:value="0.132448">
                <text:p>0.132448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0.0729115">
                <text:p>0.0729115</text:p>
              </table:table-cell>
              <table:table-cell office:value-type="float" office:value="0.0863639">
                <text:p>0.0863639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183">
                <text:p>0.112183</text:p>
              </table:table-cell>
            </table:table-row>
            <table:table-row>
              <table:table-cell office:value-type="string"/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0.11364">
                <text:p>0.1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23042">
                <text:p>0.23042</text:p>
              </table:table-cell>
              <table:table-cell office:value-type="float" office:value="0.124626">
                <text:p>0.124626</text:p>
              </table:table-cell>
              <table:table-cell office:value-type="float" office:value="0.0854019">
                <text:p>0.0854019</text:p>
              </table:table-cell>
            </table:table-row>
            <table:table-row>
              <table:table-cell office:value-type="string"/>
              <table:table-cell office:value-type="float" office:value="42.5">
                <text:p>42.5</text:p>
              </table:table-cell>
              <table:table-cell office:value-type="float" office:value="0.216369">
                <text:p>0.216369</text:p>
              </table:table-cell>
              <table:table-cell office:value-type="float" office:value="0.0755276">
                <text:p>0.0755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228185">
                <text:p>0.228185</text:p>
              </table:table-cell>
              <table:table-cell office:value-type="float" office:value="0.094183">
                <text:p>0.094183</text:p>
              </table:table-cell>
              <table:table-cell office:value-type="float" office:value="0.061452">
                <text:p>0.061452</text:p>
              </table:table-cell>
            </table:table-row>
            <table:table-row>
              <table:table-cell office:value-type="string"/>
              <table:table-cell office:value-type="float" office:value="47.5">
                <text:p>47.5</text:p>
              </table:table-cell>
              <table:table-cell office:value-type="float" office:value="0.0964037">
                <text:p>0.0964037</text:p>
              </table:table-cell>
              <table:table-cell office:value-type="float" office:value="0.177177">
                <text:p>0.177177</text:p>
              </table:table-cell>
              <table:table-cell office:value-type="float" office:value="0.0912735">
                <text:p>0.0912735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0386">
                <text:p>0.0880386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689525">
                <text:p>0.0689525</text:p>
              </table:table-cell>
              <table:table-cell office:value-type="float" office:value="NaN">
                <text:p>NaN</text:p>
              </table:table-cell>
              <table:table-cell office:value-type="float" office:value="0.14161">
                <text:p>0.1416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047cm" svg:y="3.703cm" style:legend-expansion="high" chart:style-name="ch2"/>
        <chart:plot-area chart:style-name="ch3" table:cell-range-address="my_simu.A204:my_simu.A223 my_simu.E203:my_simu.G223" chart:data-source-has-labels="both" svg:x="1.331cm" svg:y="0.855cm" svg:width="12.076cm" svg:height="6.984cm">
          <chartooo:coordinate-region svg:x="2.243cm" svg:y="1.054cm" svg:width="10.977cm" svg:height="6.138cm"/>
          <chart:axis chart:dimension="x" chart:name="primary-x" chart:style-name="ch4" chartooo:axis-type="auto">
            <chart:title svg:x="6.941cm" svg:y="8.019cm" chart:style-name="ch5">
              <text:p>d2_3</text:p>
            </chart:title>
            <chart:categories table:cell-range-address="my_simu.A205:my_simu.A214"/>
          </chart:axis>
          <chart:axis chart:dimension="y" chart:name="primary-y" chart:style-name="ch4">
            <chart:title svg:x="0.451cm" svg:y="5.026cm" chart:style-name="ch6">
              <text:p>g-2 error</text:p>
            </chart:title>
            <chart:grid chart:style-name="ch7" chart:class="major"/>
          </chart:axis>
          <chart:series chart:style-name="ch8" chart:values-cell-range-address="my_simu.E204:my_simu.E223" chart:label-cell-address="my_simu.E203:my_simu.E203" chart:class="chart:scatter">
            <chart:domain table:cell-range-address="my_simu.A204:my_simu.A223"/>
            <chart:data-point chart:repeated="20"/>
          </chart:series>
          <chart:series chart:style-name="ch9" chart:values-cell-range-address="my_simu.F204:my_simu.F223" chart:label-cell-address="my_simu.F203:my_simu.F203" chart:class="chart:scatter">
            <chart:data-point chart:repeated="20"/>
          </chart:series>
          <chart:series chart:style-name="ch10" chart:values-cell-range-address="my_simu.G204:my_simu.G223" chart:label-cell-address="my_simu.G203:my_simu.G203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2</text:p>
                <draw:g>
                  <svg:desc>my_simu.E203:my_simu.E203</svg:desc>
                </draw:g>
              </table:table-cell>
              <table:table-cell office:value-type="string">
                <text:p>Pb2</text:p>
                <draw:g>
                  <svg:desc>my_simu.F203:my_simu.F203</svg:desc>
                </draw:g>
              </table:table-cell>
              <table:table-cell office:value-type="string">
                <text:p>Al2</text:p>
                <draw:g>
                  <svg:desc>my_simu.G203:my_simu.G20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y_simu.A205:my_simu.A214</svg:desc>
                </draw:g>
              </table:table-cell>
              <table:table-cell office:value-type="float" office:value="0.5">
                <text:p>0.5</text:p>
                <draw:g>
                  <svg:desc>my_simu.A204:my_simu.A223</svg:desc>
                </draw:g>
              </table:table-cell>
              <table:table-cell office:value-type="float" office:value="0.211742">
                <text:p>0.211742</text:p>
                <draw:g>
                  <svg:desc>my_simu.E204:my_simu.E223</svg:desc>
                </draw:g>
              </table:table-cell>
              <table:table-cell office:value-type="float" office:value="0.0640129">
                <text:p>0.0640129</text:p>
                <draw:g>
                  <svg:desc>my_simu.F204:my_simu.F223</svg:desc>
                </draw:g>
              </table:table-cell>
              <table:table-cell office:value-type="float" office:value="0.132192">
                <text:p>0.132192</text:p>
                <draw:g>
                  <svg:desc>my_simu.G204:my_simu.G223</svg:desc>
                </draw:g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211742">
                <text:p>0.211742</text:p>
              </table:table-cell>
              <table:table-cell office:value-type="float" office:value="0.0640129">
                <text:p>0.0640129</text:p>
              </table:table-cell>
              <table:table-cell office:value-type="float" office:value="0.132192">
                <text:p>0.13219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.211742">
                <text:p>0.211742</text:p>
              </table:table-cell>
              <table:table-cell office:value-type="float" office:value="0.0640129">
                <text:p>0.0640129</text:p>
              </table:table-cell>
              <table:table-cell office:value-type="float" office:value="0.132192">
                <text:p>0.132192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211742">
                <text:p>0.211742</text:p>
              </table:table-cell>
              <table:table-cell office:value-type="float" office:value="0.0640129">
                <text:p>0.0640129</text:p>
              </table:table-cell>
              <table:table-cell office:value-type="float" office:value="0.132192">
                <text:p>0.1321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.211742">
                <text:p>0.211742</text:p>
              </table:table-cell>
              <table:table-cell office:value-type="float" office:value="0.0640129">
                <text:p>0.0640129</text:p>
              </table:table-cell>
              <table:table-cell office:value-type="float" office:value="0.132192">
                <text:p>0.132192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21909">
                <text:p>0.221909</text:p>
              </table:table-cell>
              <table:table-cell office:value-type="float" office:value="0.1424">
                <text:p>0.1424</text:p>
              </table:table-cell>
              <table:table-cell office:value-type="float" office:value="0.405866">
                <text:p>0.4058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0657828">
                <text:p>0.0657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246">
                <text:p>0.266246</text:p>
              </table:table-cell>
              <table:table-cell office:value-type="float" office:value="0.102305">
                <text:p>0.102305</text:p>
              </table:table-cell>
              <table:table-cell office:value-type="float" office:value="0.0637376">
                <text:p>0.063737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974396">
                <text:p>0.0974396</text:p>
              </table:table-cell>
              <table:table-cell office:value-type="float" office:value="0.0909218">
                <text:p>0.0909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88193">
                <text:p>0.288193</text:p>
              </table:table-cell>
              <table:table-cell office:value-type="float" office:value="0.109017">
                <text:p>0.109017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0.109764">
                <text:p>0.109764</text:p>
              </table:table-cell>
              <table:table-cell office:value-type="float" office:value="NaN">
                <text:p>NaN</text:p>
              </table:table-cell>
              <table:table-cell office:value-type="float" office:value="0.0688454">
                <text:p>0.068845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642075">
                <text:p>0.0642075</text:p>
              </table:table-cell>
              <table:table-cell office:value-type="float" office:value="0.181719">
                <text:p>0.181719</text:p>
              </table:table-cell>
              <table:table-cell office:value-type="float" office:value="0.109733">
                <text:p>0.109733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0.414221">
                <text:p>0.414221</text:p>
              </table:table-cell>
              <table:table-cell office:value-type="float" office:value="0.0607334">
                <text:p>0.060733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776224">
                <text:p>0.0776224</text:p>
              </table:table-cell>
              <table:table-cell office:value-type="float" office:value="0.0809612">
                <text:p>0.0809612</text:p>
              </table:table-cell>
              <table:table-cell office:value-type="float" office:value="0.165172">
                <text:p>0.165172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0.121387">
                <text:p>0.121387</text:p>
              </table:table-cell>
              <table:table-cell office:value-type="float" office:value="0.194248">
                <text:p>0.194248</text:p>
              </table:table-cell>
              <table:table-cell office:value-type="float" office:value="0.132106">
                <text:p>0.13210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823269">
                <text:p>0.0823269</text:p>
              </table:table-cell>
              <table:table-cell office:value-type="float" office:value="NaN">
                <text:p>NaN</text:p>
              </table:table-cell>
              <table:table-cell office:value-type="float" office:value="0.0642895">
                <text:p>0.0642895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0.236629">
                <text:p>0.236629</text:p>
              </table:table-cell>
              <table:table-cell office:value-type="float" office:value="0.229192">
                <text:p>0.22919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281013">
                <text:p>0.281013</text:p>
              </table:table-cell>
              <table:table-cell office:value-type="float" office:value="0.124114">
                <text:p>0.124114</text:p>
              </table:table-cell>
              <table:table-cell office:value-type="float" office:value="0.329073">
                <text:p>0.329073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0.0859213">
                <text:p>0.0859213</text:p>
              </table:table-cell>
              <table:table-cell office:value-type="float" office:value="0.140538">
                <text:p>0.140538</text:p>
              </table:table-cell>
              <table:table-cell office:value-type="float" office:value="0.127455">
                <text:p>0.127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3592">
                <text:p>0.13592</text:p>
              </table:table-cell>
              <table:table-cell office:value-type="float" office:value="0.122531">
                <text:p>0.122531</text:p>
              </table:table-cell>
              <table:table-cell office:value-type="float" office:value="0.121827">
                <text:p>0.12182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column-mapping="1 3 2" chart:style-name="ch1">
        <chart:title svg:x="5.994cm" svg:y="0.316cm" chart:style-name="ch2">
          <text:p>g-2_error_vs_B_Cu</text:p>
        </chart:title>
        <chart:legend chart:legend-position="end" svg:x="14.252cm" svg:y="3.704cm" style:legend-expansion="high" chart:style-name="ch3"/>
        <chart:plot-area chart:style-name="ch4" table:cell-range-address="my_simu.V3:my_simu.X17 my_simu.W2:my_simu.X2 my_simu.Y2:my_simu.Y17" chart:data-source-has-labels="row" svg:x="0.77cm" svg:y="1.635cm" svg:width="12.842cm" svg:height="6.767cm">
          <chartooo:coordinate-region svg:x="1.682cm" svg:y="1.834cm" svg:width="11.65cm" svg:height="5.9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y_simu.W3:my_simu.W17" chart:label-cell-address="my_simu.W2:my_simu.W2" chart:class="chart:scatter">
            <chart:domain table:cell-range-address="my_simu.V3:my_simu.V17"/>
            <chart:data-point chart:repeated="15"/>
          </chart:series>
          <chart:series chart:style-name="ch8" chart:values-cell-range-address="my_simu.Y3:my_simu.Y17" chart:label-cell-address="my_simu.Y2:my_simu.Y2" chart:class="chart:scatter">
            <chart:data-point chart:repeated="15"/>
          </chart:series>
          <chart:series chart:style-name="ch9" chart:values-cell-range-address="my_simu.X3:my_simu.X17" chart:label-cell-address="my_simu.X2:my_simu.X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2:my_simu.W2</svg:desc>
                </draw:g>
              </table:table-cell>
              <table:table-cell office:value-type="string">
                <text:p>Al</text:p>
                <draw:g>
                  <svg:desc>my_simu.Y2:my_simu.Y2</svg:desc>
                </draw:g>
              </table:table-cell>
              <table:table-cell office:value-type="string">
                <text:p>Pb</text:p>
                <draw:g>
                  <svg:desc>my_simu.X2:my_simu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y_simu.V3:my_simu.V17</svg:desc>
                </draw:g>
              </table:table-cell>
              <table:table-cell office:value-type="float" office:value="0.165459">
                <text:p>0.165459</text:p>
                <draw:g>
                  <svg:desc>my_simu.W3:my_simu.W17</svg:desc>
                </draw:g>
              </table:table-cell>
              <table:table-cell office:value-type="float" office:value="0.17653">
                <text:p>0.17653</text:p>
                <draw:g>
                  <svg:desc>my_simu.Y3:my_simu.Y17</svg:desc>
                </draw:g>
              </table:table-cell>
              <table:table-cell office:value-type="float" office:value="0.29212">
                <text:p>0.29212</text:p>
                <draw:g>
                  <svg:desc>my_simu.X3:my_simu.X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242">
                <text:p>0.203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125886">
                <text:p>0.125886</text:p>
              </table:table-cell>
              <table:table-cell office:value-type="float" office:value="0.110123">
                <text:p>0.110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147943">
                <text:p>0.147943</text:p>
              </table:table-cell>
              <table:table-cell office:value-type="float" office:value="0.303477">
                <text:p>0.303477</text:p>
              </table:table-cell>
              <table:table-cell office:value-type="float" office:value="0.10272">
                <text:p>0.10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834156">
                <text:p>0.0834156</text:p>
              </table:table-cell>
              <table:table-cell office:value-type="float" office:value="0.251668">
                <text:p>0.251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250117">
                <text:p>0.250117</text:p>
              </table:table-cell>
              <table:table-cell office:value-type="float" office:value="0.0765643">
                <text:p>0.0765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0981972">
                <text:p>0.0981972</text:p>
              </table:table-cell>
              <table:table-cell office:value-type="float" office:value="0.000116901">
                <text:p>0.000116901</text:p>
              </table:table-cell>
              <table:table-cell office:value-type="float" office:value="0.110597">
                <text:p>0.110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0.0740338">
                <text:p>0.0740338</text:p>
              </table:table-cell>
              <table:table-cell office:value-type="float" office:value="NaN">
                <text:p>NaN</text:p>
              </table:table-cell>
              <table:table-cell office:value-type="float" office:value="0.111548">
                <text:p>0.111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0.0734178">
                <text:p>0.0734178</text:p>
              </table:table-cell>
              <table:table-cell office:value-type="float" office:value="0.336347">
                <text:p>0.336347</text:p>
              </table:table-cell>
              <table:table-cell office:value-type="float" office:value="0.0939269">
                <text:p>0.0939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0.0730063">
                <text:p>0.0730063</text:p>
              </table:table-cell>
              <table:table-cell office:value-type="float" office:value="0.170314">
                <text:p>0.170314</text:p>
              </table:table-cell>
              <table:table-cell office:value-type="float" office:value="0.103972">
                <text:p>0.10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0676184">
                <text:p>0.0676184</text:p>
              </table:table-cell>
              <table:table-cell office:value-type="float" office:value="0.155068">
                <text:p>0.155068</text:p>
              </table:table-cell>
              <table:table-cell office:value-type="float" office:value="0.0766567">
                <text:p>0.0766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.0892063">
                <text:p>0.0892063</text:p>
              </table:table-cell>
              <table:table-cell office:value-type="float" office:value="0.139561">
                <text:p>0.139561</text:p>
              </table:table-cell>
              <table:table-cell office:value-type="float" office:value="0.0648708">
                <text:p>0.0648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0.0541831">
                <text:p>0.0541831</text:p>
              </table:table-cell>
              <table:table-cell office:value-type="float" office:value="0.0514191">
                <text:p>0.0514191</text:p>
              </table:table-cell>
              <table:table-cell office:value-type="float" office:value="0.0440331">
                <text:p>0.0440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0355319">
                <text:p>0.0355319</text:p>
              </table:table-cell>
              <table:table-cell office:value-type="float" office:value="0.0934456">
                <text:p>0.0934456</text:p>
              </table:table-cell>
              <table:table-cell office:value-type="float" office:value="0.0569376">
                <text:p>0.0569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0377005">
                <text:p>0.0377005</text:p>
              </table:table-cell>
              <table:table-cell office:value-type="float" office:value="0.112214">
                <text:p>0.112214</text:p>
              </table:table-cell>
              <table:table-cell office:value-type="float" office:value="0.0351621">
                <text:p>0.035162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91cm" xlink:href=".." xlink:type="simple" chart:class="chart:scatter" chart:style-name="ch1">
        <chart:legend chart:legend-position="end" svg:x="11.685cm" svg:y="3.997cm" style:legend-expansion="high" chart:style-name="ch2"/>
        <chart:plot-area chart:style-name="ch3" table:cell-range-address="Sheet1.A19:Sheet1.B26 Sheet1.B18:Sheet1.B18 my_simu.W26:my_simu.W34" chart:data-source-has-labels="row" svg:x="0.77cm" svg:y="0.859cm" svg:width="10.275cm" svg:height="7.631cm">
          <chartooo:coordinate-region svg:x="1.682cm" svg:y="1.058cm" svg:width="8.779cm" svg:height="6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6" chart:label-cell-address="Sheet1.B18:Sheet1.B18" chart:class="chart:scatter">
            <chart:domain table:cell-range-address="Sheet1.A19:Sheet1.A26"/>
            <chart:data-point chart:repeated="8"/>
          </chart:series>
          <chart:series chart:style-name="ch8" chart:values-cell-range-address="my_simu.W27:my_simu.W34" chart:label-cell-address="my_simu.W26:my_simu.W26" chart:class="chart:scatter">
            <chart:domain table:cell-range-address="my_simu.V27:my_simu.V34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fb_Cu</text:p>
                <draw:g>
                  <svg:desc>Sheet1.B18:Sheet1.B18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26:my_simu.W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9:Sheet1.A26</svg:desc>
                </draw:g>
              </table:table-cell>
              <table:table-cell office:value-type="float" office:value="0.0182766">
                <text:p>0.0182766</text:p>
                <draw:g>
                  <svg:desc>Sheet1.B19:Sheet1.B26</svg:desc>
                </draw:g>
              </table:table-cell>
              <table:table-cell office:value-type="float" office:value="0.01">
                <text:p>0.01</text:p>
                <draw:g>
                  <svg:desc>my_simu.V27:my_simu.V34</svg:desc>
                </draw:g>
              </table:table-cell>
              <table:table-cell office:value-type="float" office:value="0.0218414">
                <text:p>0.0218414</text:p>
                <draw:g>
                  <svg:desc>my_simu.W27:my_simu.W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89238">
                <text:p>0.0289238</text:p>
              </table:table-cell>
              <table:table-cell office:value-type="float" office:value="0.05">
                <text:p>0.05</text:p>
              </table:table-cell>
              <table:table-cell office:value-type="float" office:value="0.0436022">
                <text:p>0.0436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5528">
                <text:p>0.025528</text:p>
              </table:table-cell>
              <table:table-cell office:value-type="float" office:value="0.1">
                <text:p>0.1</text:p>
              </table:table-cell>
              <table:table-cell office:value-type="float" office:value="0.0279129">
                <text:p>0.0279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306813">
                <text:p>0.0306813</text:p>
              </table:table-cell>
              <table:table-cell office:value-type="float" office:value="0.2">
                <text:p>0.2</text:p>
              </table:table-cell>
              <table:table-cell office:value-type="float" office:value="0.0665026">
                <text:p>0.0665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439624">
                <text:p>0.0439624</text:p>
              </table:table-cell>
              <table:table-cell office:value-type="float" office:value="0.4">
                <text:p>0.4</text:p>
              </table:table-cell>
              <table:table-cell office:value-type="float" office:value="0.0638643">
                <text:p>0.06386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516592">
                <text:p>0.0516592</text:p>
              </table:table-cell>
              <table:table-cell office:value-type="float" office:value="0.5">
                <text:p>0.5</text:p>
              </table:table-cell>
              <table:table-cell office:value-type="float" office:value="0.09553">
                <text:p>0.09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.0901665">
                <text:p>0.0901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">
                <text:p>0.58</text:p>
              </table:table-cell>
              <table:table-cell office:value-type="float" office:value="0.109541">
                <text:p>0.109541</text:p>
              </table:table-cell>
              <table:table-cell office:value-type="float" office:value="0.58">
                <text:p>0.58</text:p>
              </table:table-cell>
              <table:table-cell office:value-type="float" office:value="0.44786">
                <text:p>0.4478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91cm" xlink:href=".." xlink:type="simple" chart:class="chart:scatter" chart:style-name="ch1">
        <chart:title svg:x="5.955cm" svg:y="0.317cm" chart:style-name="ch2">
          <text:p>g-2_error_vs_fb_Cu</text:p>
        </chart:title>
        <chart:legend chart:legend-position="end" svg:x="14.252cm" svg:y="3.748cm" style:legend-expansion="high" chart:style-name="ch3"/>
        <chart:plot-area chart:style-name="ch4" table:cell-range-address="my_simu.V27:my_simu.Y34 my_simu.W26:my_simu.Y26" chart:data-source-has-labels="row" svg:x="0.77cm" svg:y="1.639cm" svg:width="12.842cm" svg:height="6.851cm">
          <chartooo:coordinate-region svg:x="1.682cm" svg:y="1.838cm" svg:width="11.346cm" svg:height="6.0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y_simu.W27:my_simu.W34" chart:label-cell-address="my_simu.W26:my_simu.W26" chart:class="chart:scatter">
            <chart:domain table:cell-range-address="my_simu.V27:my_simu.V34"/>
            <chart:data-point chart:repeated="8"/>
          </chart:series>
          <chart:series chart:style-name="ch9" chart:values-cell-range-address="my_simu.X27:my_simu.X34" chart:label-cell-address="my_simu.X26:my_simu.X26" chart:class="chart:scatter">
            <chart:data-point chart:repeated="8"/>
          </chart:series>
          <chart:series chart:style-name="ch10" chart:values-cell-range-address="my_simu.Y27:my_simu.Y34" chart:label-cell-address="my_simu.Y26:my_simu.Y2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26:my_simu.W26</svg:desc>
                </draw:g>
              </table:table-cell>
              <table:table-cell office:value-type="string">
                <text:p>Pb</text:p>
                <draw:g>
                  <svg:desc>my_simu.X26:my_simu.X26</svg:desc>
                </draw:g>
              </table:table-cell>
              <table:table-cell office:value-type="string">
                <text:p>Al</text:p>
                <draw:g>
                  <svg:desc>my_simu.Y26:my_simu.Y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my_simu.V27:my_simu.V34</svg:desc>
                </draw:g>
              </table:table-cell>
              <table:table-cell office:value-type="float" office:value="0.0218414">
                <text:p>0.0218414</text:p>
                <draw:g>
                  <svg:desc>my_simu.W27:my_simu.W34</svg:desc>
                </draw:g>
              </table:table-cell>
              <table:table-cell office:value-type="float" office:value="0.0237933">
                <text:p>0.0237933</text:p>
                <draw:g>
                  <svg:desc>my_simu.X27:my_simu.X34</svg:desc>
                </draw:g>
              </table:table-cell>
              <table:table-cell office:value-type="float" office:value="0.032371">
                <text:p>0.032371</text:p>
                <draw:g>
                  <svg:desc>my_simu.Y27:my_simu.Y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436022">
                <text:p>0.0436022</text:p>
              </table:table-cell>
              <table:table-cell office:value-type="float" office:value="0.0292796">
                <text:p>0.0292796</text:p>
              </table:table-cell>
              <table:table-cell office:value-type="float" office:value="0.0857133">
                <text:p>0.085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79129">
                <text:p>0.0279129</text:p>
              </table:table-cell>
              <table:table-cell office:value-type="float" office:value="0.0497011">
                <text:p>0.0497011</text:p>
              </table:table-cell>
              <table:table-cell office:value-type="float" office:value="0.038631">
                <text:p>0.03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665026">
                <text:p>0.0665026</text:p>
              </table:table-cell>
              <table:table-cell office:value-type="float" office:value="0.0315142">
                <text:p>0.0315142</text:p>
              </table:table-cell>
              <table:table-cell office:value-type="float" office:value="0.0487701">
                <text:p>0.0487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638643">
                <text:p>0.0638643</text:p>
              </table:table-cell>
              <table:table-cell office:value-type="float" office:value="0.0451541">
                <text:p>0.0451541</text:p>
              </table:table-cell>
              <table:table-cell office:value-type="float" office:value="0.294182">
                <text:p>0.294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9553">
                <text:p>0.09553</text:p>
              </table:table-cell>
              <table:table-cell office:value-type="float" office:value="0.045353">
                <text:p>0.045353</text:p>
              </table:table-cell>
              <table:table-cell office:value-type="float" office:value="0.190504">
                <text:p>0.190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0.0901665">
                <text:p>0.0901665</text:p>
              </table:table-cell>
              <table:table-cell office:value-type="float" office:value="0.0651342">
                <text:p>0.0651342</text:p>
              </table:table-cell>
              <table:table-cell office:value-type="float" office:value="0.0741306">
                <text:p>0.074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">
                <text:p>0.58</text:p>
              </table:table-cell>
              <table:table-cell office:value-type="float" office:value="0.44786">
                <text:p>0.44786</text:p>
              </table:table-cell>
              <table:table-cell office:value-type="float" office:value="0.091735">
                <text:p>0.091735</text:p>
              </table:table-cell>
              <table:table-cell office:value-type="float" office:value="0.143844">
                <text:p>0.14384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84cm" svg:height="7.561cm" xlink:href=".." xlink:type="simple" chart:class="chart:scatter" chart:style-name="ch1">
        <chart:title svg:x="8.435cm" svg:y="0.287cm" chart:style-name="ch2">
          <text:p>g-2_error_vs_ns_Cu</text:p>
        </chart:title>
        <chart:legend chart:legend-position="end" svg:x="19.317cm" svg:y="2.983cm" style:legend-expansion="high" chart:style-name="ch3"/>
        <chart:plot-area chart:style-name="ch4" table:cell-range-address="my_simu.V50:my_simu.Y55 my_simu.W49:my_simu.Y49" chart:data-source-has-labels="row" svg:x="0.871cm" svg:y="1.519cm" svg:width="17.604cm" svg:height="5.471cm">
          <chartooo:coordinate-region svg:x="1.783cm" svg:y="1.718cm" svg:width="16.042cm" svg:height="4.6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y_simu.W50:my_simu.W55" chart:label-cell-address="my_simu.W49:my_simu.W49" chart:class="chart:scatter">
            <chart:domain table:cell-range-address="my_simu.V50:my_simu.V55"/>
            <chart:data-point chart:repeated="6"/>
          </chart:series>
          <chart:series chart:style-name="ch9" chart:values-cell-range-address="my_simu.X50:my_simu.X55" chart:label-cell-address="my_simu.X49:my_simu.X49" chart:class="chart:scatter">
            <chart:data-point chart:repeated="6"/>
          </chart:series>
          <chart:series chart:style-name="ch10" chart:values-cell-range-address="my_simu.Y50:my_simu.Y55" chart:label-cell-address="my_simu.Y49:my_simu.Y4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49:my_simu.W49</svg:desc>
                </draw:g>
              </table:table-cell>
              <table:table-cell office:value-type="string">
                <text:p>Pb</text:p>
                <draw:g>
                  <svg:desc>my_simu.X49:my_simu.X49</svg:desc>
                </draw:g>
              </table:table-cell>
              <table:table-cell office:value-type="string">
                <text:p>Al</text:p>
                <draw:g>
                  <svg:desc>my_simu.Y49:my_simu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my_simu.V50:my_simu.V55</svg:desc>
                </draw:g>
              </table:table-cell>
              <table:table-cell office:value-type="float" office:value="0.121465">
                <text:p>0.121465</text:p>
                <draw:g>
                  <svg:desc>my_simu.W50:my_simu.W55</svg:desc>
                </draw:g>
              </table:table-cell>
              <table:table-cell office:value-type="float" office:value="0.104768">
                <text:p>0.104768</text:p>
                <draw:g>
                  <svg:desc>my_simu.X50:my_simu.X55</svg:desc>
                </draw:g>
              </table:table-cell>
              <table:table-cell office:value-type="float" office:value="0.106722">
                <text:p>0.106722</text:p>
                <draw:g>
                  <svg:desc>my_simu.Y50:my_simu.Y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578328">
                <text:p>0.0578328</text:p>
              </table:table-cell>
              <table:table-cell office:value-type="float" office:value="0.125225">
                <text:p>0.125225</text:p>
              </table:table-cell>
              <table:table-cell office:value-type="float" office:value="0.185348">
                <text:p>0.185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915426">
                <text:p>0.0915426</text:p>
              </table:table-cell>
              <table:table-cell office:value-type="float" office:value="0.0936023">
                <text:p>0.0936023</text:p>
              </table:table-cell>
              <table:table-cell office:value-type="float" office:value="0.0810157">
                <text:p>0.0810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196507">
                <text:p>0.196507</text:p>
              </table:table-cell>
              <table:table-cell office:value-type="float" office:value="0.0204683">
                <text:p>0.0204683</text:p>
              </table:table-cell>
              <table:table-cell office:value-type="float" office:value="0.00298484">
                <text:p>0.00298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0970959">
                <text:p>0.00970959</text:p>
              </table:table-cell>
              <table:table-cell office:value-type="float" office:value="0.00756175">
                <text:p>0.00756175</text:p>
              </table:table-cell>
              <table:table-cell office:value-type="float" office:value="0.0255566">
                <text:p>0.0255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0464522">
                <text:p>0.00464522</text:p>
              </table:table-cell>
              <table:table-cell office:value-type="float" office:value="0.00517195">
                <text:p>0.00517195</text:p>
              </table:table-cell>
              <table:table-cell office:value-type="float" office:value="0.0121969">
                <text:p>0.012196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7.72cm" xlink:href=".." xlink:type="simple" chart:class="chart:scatter" chart:style-name="ch1">
        <chart:title svg:x="5.611cm" svg:y="0.29cm" chart:style-name="ch2">
          <text:p>g-2_error_vs_alpha_Cu</text:p>
        </chart:title>
        <chart:legend chart:legend-position="end" svg:x="14.252cm" svg:y="3.063cm" style:legend-expansion="high" chart:style-name="ch3"/>
        <chart:plot-area chart:style-name="ch4" table:cell-range-address="my_simu.V70:my_simu.Y77 my_simu.W69:my_simu.Y69" chart:data-source-has-labels="row" svg:x="0.77cm" svg:y="1.531cm" svg:width="12.842cm" svg:height="5.615cm">
          <chartooo:coordinate-region svg:x="1.682cm" svg:y="1.73cm" svg:width="11.598cm" svg:height="4.76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y_simu.W70:my_simu.W77" chart:label-cell-address="my_simu.W69:my_simu.W69" chart:class="chart:scatter">
            <chart:domain table:cell-range-address="my_simu.V70:my_simu.V77"/>
            <chart:data-point chart:repeated="8"/>
          </chart:series>
          <chart:series chart:style-name="ch8" chart:values-cell-range-address="my_simu.X70:my_simu.X77" chart:label-cell-address="my_simu.X69:my_simu.X69" chart:class="chart:scatter">
            <chart:data-point chart:repeated="8"/>
          </chart:series>
          <chart:series chart:style-name="ch9" chart:values-cell-range-address="my_simu.Y70:my_simu.Y77" chart:label-cell-address="my_simu.Y69:my_simu.Y69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69:my_simu.W69</svg:desc>
                </draw:g>
              </table:table-cell>
              <table:table-cell office:value-type="string">
                <text:p>Pb</text:p>
                <draw:g>
                  <svg:desc>my_simu.X69:my_simu.X69</svg:desc>
                </draw:g>
              </table:table-cell>
              <table:table-cell office:value-type="string">
                <text:p>Al</text:p>
                <draw:g>
                  <svg:desc>my_simu.Y69:my_simu.Y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my_simu.V70:my_simu.V77</svg:desc>
                </draw:g>
              </table:table-cell>
              <table:table-cell office:value-type="float" office:value="0.108885">
                <text:p>0.108885</text:p>
                <draw:g>
                  <svg:desc>my_simu.W70:my_simu.W77</svg:desc>
                </draw:g>
              </table:table-cell>
              <table:table-cell office:value-type="float" office:value="NaN">
                <text:p>NaN</text:p>
                <draw:g>
                  <svg:desc>my_simu.X70:my_simu.X77</svg:desc>
                </draw:g>
              </table:table-cell>
              <table:table-cell office:value-type="float" office:value="0.0341287">
                <text:p>0.0341287</text:p>
                <draw:g>
                  <svg:desc>my_simu.Y70:my_simu.Y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105462">
                <text:p>0.105462</text:p>
              </table:table-cell>
              <table:table-cell office:value-type="float" office:value="0.0903527">
                <text:p>0.0903527</text:p>
              </table:table-cell>
              <table:table-cell office:value-type="float" office:value="0.0321871">
                <text:p>0.032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842642">
                <text:p>0.0842642</text:p>
              </table:table-cell>
              <table:table-cell office:value-type="float" office:value="0.0950537">
                <text:p>0.0950537</text:p>
              </table:table-cell>
              <table:table-cell office:value-type="float" office:value="0.0320847">
                <text:p>0.032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93244">
                <text:p>0.093244</text:p>
              </table:table-cell>
              <table:table-cell office:value-type="float" office:value="0.0976264">
                <text:p>0.0976264</text:p>
              </table:table-cell>
              <table:table-cell office:value-type="float" office:value="0.199077">
                <text:p>0.199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791432">
                <text:p>0.0791432</text:p>
              </table:table-cell>
              <table:table-cell office:value-type="float" office:value="NaN">
                <text:p>NaN</text:p>
              </table:table-cell>
              <table:table-cell office:value-type="float" office:value="0.212692">
                <text:p>0.212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740338">
                <text:p>0.0740338</text:p>
              </table:table-cell>
              <table:table-cell office:value-type="float" office:value="0.111548">
                <text:p>0.11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0718983">
                <text:p>0.0718983</text:p>
              </table:table-cell>
              <table:table-cell office:value-type="float" office:value="NaN">
                <text:p>NaN</text:p>
              </table:table-cell>
              <table:table-cell office:value-type="float" office:value="0.0444771">
                <text:p>0.0444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0606989">
                <text:p>0.0606989</text:p>
              </table:table-cell>
              <table:table-cell office:value-type="float" office:value="0.149208">
                <text:p>0.149208</text:p>
              </table:table-cell>
              <table:table-cell office:value-type="float" office:value="0.0786306">
                <text:p>0.078630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26cm" svg:height="7.288cm" xlink:href=".." xlink:type="simple" chart:class="chart:scatter" chart:style-name="ch1">
        <chart:title svg:x="7.563cm" svg:y="0.281cm" chart:style-name="ch2">
          <text:p>err_vs_t_Cu</text:p>
        </chart:title>
        <chart:legend chart:legend-position="end" svg:x="15.959cm" svg:y="2.847cm" style:legend-expansion="high" chart:style-name="ch3"/>
        <chart:plot-area chart:style-name="ch4" table:cell-range-address="my_simu.V91:my_simu.Y100 my_simu.W90:my_simu.Y90" chart:data-source-has-labels="row" svg:x="0.811cm" svg:y="0.647cm" svg:width="11.992cm" svg:height="6.267cm">
          <chartooo:coordinate-region svg:x="1.723cm" svg:y="0.847cm" svg:width="10.167cm" svg:height="5.4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my_simu.W91:my_simu.W100" chart:label-cell-address="my_simu.W90:my_simu.W90" chart:class="chart:scatter">
            <chart:domain table:cell-range-address="my_simu.V91:my_simu.V100"/>
            <chart:data-point chart:repeated="10"/>
          </chart:series>
          <chart:series chart:attached-axis="secondary-y" chart:style-name="ch9" chart:values-cell-range-address="my_simu.X91:my_simu.X100" chart:label-cell-address="my_simu.X90:my_simu.X90" chart:class="chart:scatter">
            <chart:data-point chart:repeated="10"/>
          </chart:series>
          <chart:series chart:attached-axis="secondary-y" chart:style-name="ch10" chart:values-cell-range-address="my_simu.Y91:my_simu.Y100" chart:label-cell-address="my_simu.Y90:my_simu.Y90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90:my_simu.W90</svg:desc>
                </draw:g>
              </table:table-cell>
              <table:table-cell office:value-type="string">
                <text:p>Pb</text:p>
                <draw:g>
                  <svg:desc>my_simu.X90:my_simu.X90</svg:desc>
                </draw:g>
              </table:table-cell>
              <table:table-cell office:value-type="string">
                <text:p>Al</text:p>
                <draw:g>
                  <svg:desc>my_simu.Y90:my_simu.Y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V91:my_simu.V100</svg:desc>
                </draw:g>
              </table:table-cell>
              <table:table-cell office:value-type="float" office:value="0.0525308">
                <text:p>0.0525308</text:p>
                <draw:g>
                  <svg:desc>my_simu.W91:my_simu.W100</svg:desc>
                </draw:g>
              </table:table-cell>
              <table:table-cell office:value-type="float" office:value="0.0646458">
                <text:p>0.0646458</text:p>
                <draw:g>
                  <svg:desc>my_simu.X91:my_simu.X100</svg:desc>
                </draw:g>
              </table:table-cell>
              <table:table-cell office:value-type="float" office:value="0.296638">
                <text:p>0.296638</text:p>
                <draw:g>
                  <svg:desc>my_simu.Y91:my_simu.Y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99612">
                <text:p>0.0599612</text:p>
              </table:table-cell>
              <table:table-cell office:value-type="float" office:value="0.122817">
                <text:p>0.122817</text:p>
              </table:table-cell>
              <table:table-cell office:value-type="float" office:value="0.240179">
                <text:p>0.240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645518">
                <text:p>0.0645518</text:p>
              </table:table-cell>
              <table:table-cell office:value-type="float" office:value="0.356455">
                <text:p>0.356455</text:p>
              </table:table-cell>
              <table:table-cell office:value-type="float" office:value="0.0736447">
                <text:p>0.0736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595714">
                <text:p>0.0595714</text:p>
              </table:table-cell>
              <table:table-cell office:value-type="float" office:value="0.130861">
                <text:p>0.130861</text:p>
              </table:table-cell>
              <table:table-cell office:value-type="float" office:value="0.106735">
                <text:p>0.106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740338">
                <text:p>0.0740338</text:p>
              </table:table-cell>
              <table:table-cell office:value-type="float" office:value="0.105475">
                <text:p>0.105475</text:p>
              </table:table-cell>
              <table:table-cell office:value-type="float" office:value="0.109286">
                <text:p>0.109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878502">
                <text:p>0.0878502</text:p>
              </table:table-cell>
              <table:table-cell office:value-type="float" office:value="0.100266">
                <text:p>0.100266</text:p>
              </table:table-cell>
              <table:table-cell office:value-type="float" office:value="0.113687">
                <text:p>0.113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966688">
                <text:p>0.0966688</text:p>
              </table:table-cell>
              <table:table-cell office:value-type="float" office:value="0.0576888">
                <text:p>0.057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337714">
                <text:p>0.337714</text:p>
              </table:table-cell>
              <table:table-cell office:value-type="float" office:value="0.3133">
                <text:p>0.3133</text:p>
              </table:table-cell>
              <table:table-cell office:value-type="float" office:value="0.108767">
                <text:p>0.108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226299">
                <text:p>0.226299</text:p>
              </table:table-cell>
              <table:table-cell office:value-type="float" office:value="0.16705">
                <text:p>0.16705</text:p>
              </table:table-cell>
              <table:table-cell office:value-type="float" office:value="0.00053273">
                <text:p>0.00053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658">
                <text:p>0.15765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83cm" svg:height="8.166cm" xlink:href=".." xlink:type="simple" chart:class="chart:scatter" chart:style-name="ch1">
        <chart:legend chart:legend-position="end" svg:x="15.716cm" svg:y="3.286cm" style:legend-expansion="high" chart:style-name="ch2"/>
        <chart:plot-area chart:style-name="ch3" table:cell-range-address="my_simu.V110:my_simu.Y119 my_simu.W109:my_simu.Y109" chart:data-source-has-labels="row" svg:x="0.799cm" svg:y="0.787cm" svg:width="14.219cm" svg:height="6.796cm">
          <chartooo:coordinate-region svg:x="2.082cm" svg:y="0.987cm" svg:width="12.75cm" svg:height="5.9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W110:my_simu.W119" chart:label-cell-address="my_simu.W109:my_simu.W109" chart:class="chart:scatter">
            <chart:domain table:cell-range-address="my_simu.V110:my_simu.V119"/>
            <chart:data-point chart:repeated="10"/>
          </chart:series>
          <chart:series chart:style-name="ch7" chart:values-cell-range-address="my_simu.X110:my_simu.X119" chart:label-cell-address="my_simu.X109:my_simu.X109" chart:class="chart:scatter">
            <chart:data-point chart:repeated="10"/>
          </chart:series>
          <chart:series chart:style-name="ch8" chart:values-cell-range-address="my_simu.Y110:my_simu.Y119" chart:label-cell-address="my_simu.Y109:my_simu.Y109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109:my_simu.W109</svg:desc>
                </draw:g>
              </table:table-cell>
              <table:table-cell office:value-type="string">
                <text:p>Pb</text:p>
                <draw:g>
                  <svg:desc>my_simu.X109:my_simu.X109</svg:desc>
                </draw:g>
              </table:table-cell>
              <table:table-cell office:value-type="string">
                <text:p>Al</text:p>
                <draw:g>
                  <svg:desc>my_simu.Y109:my_simu.Y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V110:my_simu.V119</svg:desc>
                </draw:g>
              </table:table-cell>
              <table:table-cell office:value-type="float" office:value="0.00152772">
                <text:p>0.00152772</text:p>
                <draw:g>
                  <svg:desc>my_simu.W110:my_simu.W119</svg:desc>
                </draw:g>
              </table:table-cell>
              <table:table-cell office:value-type="float" office:value="0.00154912">
                <text:p>0.00154912</text:p>
                <draw:g>
                  <svg:desc>my_simu.X110:my_simu.X119</svg:desc>
                </draw:g>
              </table:table-cell>
              <table:table-cell office:value-type="float" office:value="0.000827141">
                <text:p>0.000827141</text:p>
                <draw:g>
                  <svg:desc>my_simu.Y110:my_simu.Y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4018">
                <text:p>0.0014018</text:p>
              </table:table-cell>
              <table:table-cell office:value-type="float" office:value="0.00141763">
                <text:p>0.00141763</text:p>
              </table:table-cell>
              <table:table-cell office:value-type="float" office:value="0.000798375">
                <text:p>0.000798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27608">
                <text:p>0.00127608</text:p>
              </table:table-cell>
              <table:table-cell office:value-type="float" office:value="0.000771744">
                <text:p>0.000771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11265">
                <text:p>0.0011265</text:p>
              </table:table-cell>
              <table:table-cell office:value-type="float" office:value="0.00113223">
                <text:p>0.00113223</text:p>
              </table:table-cell>
              <table:table-cell office:value-type="float" office:value="0.000746461">
                <text:p>0.000746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098684">
                <text:p>0.00098684</text:p>
              </table:table-cell>
              <table:table-cell office:value-type="float" office:value="0.000990084">
                <text:p>0.000990084</text:p>
              </table:table-cell>
              <table:table-cell office:value-type="float" office:value="0.000718144">
                <text:p>0.000718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0864951">
                <text:p>0.000864951</text:p>
              </table:table-cell>
              <table:table-cell office:value-type="float" office:value="0.000864695">
                <text:p>0.000864695</text:p>
              </table:table-cell>
              <table:table-cell office:value-type="float" office:value="0.000691625">
                <text:p>0.00069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494428">
                <text:p>0.000494428</text:p>
              </table:table-cell>
              <table:table-cell office:value-type="float" office:value="0.000492548">
                <text:p>0.000492548</text:p>
              </table:table-cell>
              <table:table-cell office:value-type="float" office:value="0.000575212">
                <text:p>0.000575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0206211">
                <text:p>0.000206211</text:p>
              </table:table-cell>
              <table:table-cell office:value-type="float" office:value="0.000204837">
                <text:p>0.000204837</text:p>
              </table:table-cell>
              <table:table-cell office:value-type="float" office:value="0.000332272">
                <text:p>0.000332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00738655">
                <text:p>0.0000738655</text:p>
              </table:table-cell>
              <table:table-cell office:value-type="float" office:value="0.000073938">
                <text:p>0.000073938</text:p>
              </table:table-cell>
              <table:table-cell office:value-type="float" office:value="0.000119784">
                <text:p>0.000119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000230036">
                <text:p>0.0000230036</text:p>
              </table:table-cell>
              <table:table-cell office:value-type="float" office:value="0.0000226356">
                <text:p>0.0000226356</text:p>
              </table:table-cell>
              <table:table-cell office:value-type="float" office:value="0.0000379804">
                <text:p>0.000037980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8cm" svg:height="12.196cm" xlink:href=".." xlink:type="simple" chart:class="chart:scatter" chart:style-name="ch1">
        <chart:legend chart:legend-position="end" svg:x="16.242cm" svg:y="5.55cm" style:legend-expansion="high" chart:style-name="ch2"/>
        <chart:plot-area chart:style-name="ch3" table:cell-range-address="my_simu.A178:my_simu.A187 my_simu.Z171:my_simu.AA201 my_simu.AA170:my_simu.AA170 my_simu.AD170:my_simu.AD201" chart:data-source-has-labels="both" svg:x="1.374cm" svg:y="1.107cm" svg:width="14.142cm" svg:height="9.865cm">
          <chartooo:coordinate-region svg:x="2.286cm" svg:y="1.306cm" svg:width="13.043cm" svg:height="9.019cm"/>
          <chart:axis chart:dimension="x" chart:name="primary-x" chart:style-name="ch4" chartooo:axis-type="auto">
            <chart:title svg:x="8.15cm" svg:y="11.215cm" chart:style-name="ch5">
              <text:p>W2</text:p>
            </chart:title>
            <chart:categories table:cell-range-address="my_simu.A178:my_simu.A187"/>
          </chart:axis>
          <chart:axis chart:dimension="y" chart:name="primary-y" chart:style-name="ch4">
            <chart:title svg:x="0.451cm" svg:y="6.718cm" chart:style-name="ch6">
              <text:p>g-2 error</text:p>
            </chart:title>
            <chart:grid chart:style-name="ch7" chart:class="major"/>
          </chart:axis>
          <chart:series chart:style-name="ch8" chart:values-cell-range-address="my_simu.AA171:my_simu.AA201" chart:label-cell-address="my_simu.AA170:my_simu.AA170" chart:class="chart:scatter">
            <chart:domain table:cell-range-address="my_simu.Z171:my_simu.Z201"/>
            <chart:data-point chart:repeated="31"/>
          </chart:series>
          <chart:series chart:style-name="ch9" chart:values-cell-range-address="my_simu.AD171:my_simu.AD201" chart:label-cell-address="my_simu.AD170:my_simu.AD170" chart:class="chart:scatte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u</text:p>
                <draw:g>
                  <svg:desc>my_simu.AA170:my_simu.AA170</svg:desc>
                </draw:g>
              </table:table-cell>
              <table:table-cell office:value-type="string">
                <text:p>test</text:p>
                <draw:g>
                  <svg:desc>my_simu.AD170:my_simu.AD17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y_simu.A178:my_simu.A187</svg:desc>
                </draw:g>
              </table:table-cell>
              <table:table-cell office:value-type="float" office:value="20">
                <text:p>20</text:p>
                <draw:g>
                  <svg:desc>my_simu.Z171:my_simu.Z201</svg:desc>
                </draw:g>
              </table:table-cell>
              <table:table-cell office:value-type="float" office:value="0.221909">
                <text:p>0.221909</text:p>
                <draw:g>
                  <svg:desc>my_simu.AA171:my_simu.AA201</svg:desc>
                </draw:g>
              </table:table-cell>
              <table:table-cell office:value-type="float" office:value="0.163646">
                <text:p>0.163646</text:p>
                <draw:g>
                  <svg:desc>my_simu.AD171:my_simu.AD201</svg:desc>
                </draw:g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0456776">
                <text:p>0.04567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96928">
                <text:p>0.296928</text:p>
              </table:table-cell>
              <table:table-cell office:value-type="float" office:value="0.0532964">
                <text:p>0.0532964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199065">
                <text:p>0.199065</text:p>
              </table:table-cell>
              <table:table-cell office:value-type="float" office:value="0.0582941">
                <text:p>0.05829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153373">
                <text:p>0.153373</text:p>
              </table:table-cell>
              <table:table-cell office:value-type="float" office:value="0.0551362">
                <text:p>0.055136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240439">
                <text:p>0.240439</text:p>
              </table:table-cell>
              <table:table-cell office:value-type="float" office:value="0.151528">
                <text:p>0.15152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0669075">
                <text:p>0.0669075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32584">
                <text:p>0.232584</text:p>
              </table:table-cell>
              <table:table-cell office:value-type="float" office:value="0.0657262">
                <text:p>0.06572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28219">
                <text:p>0.028219</text:p>
              </table:table-cell>
              <table:table-cell office:value-type="float" office:value="0.0498299">
                <text:p>0.0498299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12841">
                <text:p>0.112841</text:p>
              </table:table-cell>
              <table:table-cell office:value-type="float" office:value="0.078745">
                <text:p>0.078745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699146">
                <text:p>0.0699146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952145">
                <text:p>0.0952145</text:p>
              </table:table-cell>
              <table:table-cell office:value-type="float" office:value="0.0865021">
                <text:p>0.0865021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119981">
                <text:p>0.119981</text:p>
              </table:table-cell>
              <table:table-cell office:value-type="float" office:value="0.050807">
                <text:p>0.050807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0603896">
                <text:p>0.0603896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163463">
                <text:p>0.163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170041">
                <text:p>0.17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432425">
                <text:p>0.432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14182">
                <text:p>0.14182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184977">
                <text:p>0.184977</text:p>
              </table:table-cell>
              <table:table-cell office:value-type="float" office:value="0.00218331">
                <text:p>0.00218331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121428">
                <text:p>0.12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35354">
                <text:p>0.135354</text:p>
              </table:table-cell>
              <table:table-cell office:value-type="float" office:value="0.0763711">
                <text:p>0.0763711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781746">
                <text:p>0.0781746</text:p>
              </table:table-cell>
              <table:table-cell office:value-type="float" office:value="0.08129">
                <text:p>0.08129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123484">
                <text:p>0.123484</text:p>
              </table:table-cell>
              <table:table-cell office:value-type="float" office:value="0.117973">
                <text:p>0.117973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0648136">
                <text:p>0.0648136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0789891">
                <text:p>0.0789891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628611">
                <text:p>0.0628611</text:p>
              </table:table-cell>
              <table:table-cell office:value-type="float" office:value="0.118481">
                <text:p>0.11848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145007">
                <text:p>0.145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138678">
                <text:p>0.138678</text:p>
              </table:table-cell>
              <table:table-cell office:value-type="float" office:value="0.226028">
                <text:p>0.226028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575732">
                <text:p>0.0575732</text:p>
              </table:table-cell>
              <table:table-cell office:value-type="float" office:value="0.0947882">
                <text:p>0.0947882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631539">
                <text:p>0.063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740338">
                <text:p>0.07403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84cm" svg:height="7.561cm" xlink:href=".." xlink:type="simple" chart:class="chart:scatter" chart:style-name="ch1">
        <chart:legend chart:legend-position="end" svg:x="16.671cm" svg:y="3.481cm" style:legend-expansion="high" chart:style-name="ch2"/>
        <chart:plot-area chart:style-name="ch3" table:cell-range-address="Sheet1.A29:Sheet1.B34 Sheet1.B28:Sheet1.B28" chart:data-source-has-labels="row" svg:x="0.871cm" svg:y="0.739cm" svg:width="14.958cm" svg:height="6.251cm">
          <chartooo:coordinate-region svg:x="2.789cm" svg:y="0.938cm" svg:width="12.205cm" svg:height="5.4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4" chart:label-cell-address="Sheet1.B28:Sheet1.B28" chart:class="chart:scatter">
            <chart:domain table:cell-range-address="Sheet1.A29:Sheet1.A34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ns_Cu</text:p>
                <draw:g>
                  <svg:desc>Sheet1.B28:Sheet1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9:Sheet1.A34</svg:desc>
                </draw:g>
              </table:table-cell>
              <table:table-cell office:value-type="float" office:value="0.0511397">
                <text:p>0.0511397</text:p>
                <draw:g>
                  <svg:desc>Sheet1.B29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283063">
                <text:p>0.0283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196104">
                <text:p>0.0196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00771853">
                <text:p>0.007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0479356">
                <text:p>0.00479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0335302">
                <text:p>0.003353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3.952cm" style:legend-expansion="high" chart:style-name="ch2"/>
        <chart:plot-area chart:style-name="ch3" table:cell-range-address="my_simu.A205:my_simu.A214 my_simu.Z206:my_simu.AB235 my_simu.AA205:my_simu.AB205" chart:data-source-has-labels="both" svg:x="1.331cm" svg:y="0.855cm" svg:width="10.965cm" svg:height="6.984cm">
          <chartooo:coordinate-region svg:x="2.243cm" svg:y="1.054cm" svg:width="9.813cm" svg:height="6.138cm"/>
          <chart:axis chart:dimension="x" chart:name="primary-x" chart:style-name="ch4" chartooo:axis-type="auto">
            <chart:title svg:x="6.385cm" svg:y="8.019cm" chart:style-name="ch5">
              <text:p>d2_3</text:p>
            </chart:title>
            <chart:categories table:cell-range-address="my_simu.A205:my_simu.A214"/>
          </chart:axis>
          <chart:axis chart:dimension="y" chart:name="primary-y" chart:style-name="ch4">
            <chart:title svg:x="0.451cm" svg:y="5.026cm" chart:style-name="ch6">
              <text:p>g-2 error</text:p>
            </chart:title>
            <chart:grid chart:style-name="ch7" chart:class="major"/>
          </chart:axis>
          <chart:series chart:style-name="ch8" chart:values-cell-range-address="my_simu.AA206:my_simu.AA235" chart:label-cell-address="my_simu.AA205:my_simu.AA205" chart:class="chart:scatter">
            <chart:domain table:cell-range-address="my_simu.Z206:my_simu.Z235"/>
            <chart:data-point chart:repeated="30"/>
          </chart:series>
          <chart:series chart:style-name="ch9" chart:values-cell-range-address="my_simu.AB206:my_simu.AB235" chart:label-cell-address="my_simu.AB205:my_simu.AB205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u, W2=50</text:p>
                <draw:g>
                  <svg:desc>my_simu.AA205:my_simu.AA205</svg:desc>
                </draw:g>
              </table:table-cell>
              <table:table-cell office:value-type="string">
                <text:p>Cu, W2=20</text:p>
                <draw:g>
                  <svg:desc>my_simu.AB205:my_simu.AB20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y_simu.A205:my_simu.A214</svg:desc>
                </draw:g>
              </table:table-cell>
              <table:table-cell office:value-type="float" office:value="2">
                <text:p>2</text:p>
                <draw:g>
                  <svg:desc>my_simu.Z206:my_simu.Z235</svg:desc>
                </draw:g>
              </table:table-cell>
              <table:table-cell office:value-type="float" office:value="0.0958739">
                <text:p>0.0958739</text:p>
                <draw:g>
                  <svg:desc>my_simu.AA206:my_simu.AA235</svg:desc>
                </draw:g>
              </table:table-cell>
              <table:table-cell office:value-type="float" office:value="0.16817">
                <text:p>0.16817</text:p>
                <draw:g>
                  <svg:desc>my_simu.AB206:my_simu.AB235</svg:desc>
                </draw:g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0.159213">
                <text:p>0.159213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">
                <text:p>2.2</text:p>
              </table:table-cell>
              <table:table-cell office:value-type="float" office:value="0.0993843">
                <text:p>0.0993843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.3">
                <text:p>2.3</text:p>
              </table:table-cell>
              <table:table-cell office:value-type="float" office:value="0.125449">
                <text:p>0.125449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0.135059">
                <text:p>0.135059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">
                <text:p>2.6</text:p>
              </table:table-cell>
              <table:table-cell office:value-type="float" office:value="0.112295">
                <text:p>0.112295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0.163957">
                <text:p>0.163957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0.221369">
                <text:p>0.221369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0.310454">
                <text:p>0.310454</text:p>
              </table:table-cell>
              <table:table-cell office:value-type="float" office:value="0.162901">
                <text:p>0.16290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163646">
                <text:p>0.163646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0.220325">
                <text:p>0.220325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0.0941067">
                <text:p>0.0941067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0.0581394">
                <text:p>0.0581394</text:p>
              </table:table-cell>
            </table:table-row>
            <table:table-row>
              <table:table-cell office:value-type="string"/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284647">
                <text:p>0.284647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0.120025">
                <text:p>0.120025</text:p>
              </table:table-cell>
              <table:table-cell office:value-type="float" office:value="0.246761">
                <text:p>0.246761</text:p>
              </table:table-cell>
            </table:table-row>
            <table:table-row>
              <table:table-cell office:value-type="string"/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0.147104">
                <text:p>0.147104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0.13144">
                <text:p>0.13144</text:p>
              </table:table-cell>
              <table:table-cell office:value-type="float" office:value="0.134009">
                <text:p>0.134009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0.133264">
                <text:p>0.13326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164828">
                <text:p>0.164828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0.145283">
                <text:p>0.145283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0.256941">
                <text:p>0.256941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0.101437">
                <text:p>0.101437</text:p>
              </table:table-cell>
            </table:table-row>
            <table:table-row>
              <table:table-cell office:value-type="string"/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0.0823572">
                <text:p>0.0823572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">
                <text:p>4.6</text:p>
              </table:table-cell>
              <table:table-cell office:value-type="float" office:value="0.105424">
                <text:p>0.105424</text:p>
              </table:table-cell>
              <table:table-cell office:value-type="float" office:value="0.0732947">
                <text:p>0.0732947</text:p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0.104737">
                <text:p>0.104737</text:p>
              </table:table-cell>
              <table:table-cell office:value-type="float" office:value="0.101708">
                <text:p>0.101708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0.0910879">
                <text:p>0.0910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">
                <text:p>4.9</text:p>
              </table:table-cell>
              <table:table-cell office:value-type="float" office:value="0.0757119">
                <text:p>0.0757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3cm" svg:y="3.703cm" style:legend-expansion="high" chart:style-name="ch2"/>
        <chart:plot-area chart:style-name="ch3" table:cell-range-address="my_simu.AJ109:my_simu.AM118 my_simu.AK108:my_simu.AM108" chart:data-source-has-labels="row" svg:x="0.77cm" svg:y="0.855cm" svg:width="12.823cm" svg:height="7.545cm">
          <chartooo:coordinate-region svg:x="1.682cm" svg:y="1.054cm" svg:width="11.57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AK109:my_simu.AK118" chart:label-cell-address="my_simu.AK108:my_simu.AK108" chart:class="chart:scatter">
            <chart:domain table:cell-range-address="my_simu.AJ109:my_simu.AJ118"/>
            <chart:data-point chart:repeated="10"/>
          </chart:series>
          <chart:series chart:style-name="ch7" chart:values-cell-range-address="my_simu.AL109:my_simu.AL118" chart:label-cell-address="my_simu.AL108:my_simu.AL108" chart:class="chart:scatter">
            <chart:data-point chart:repeated="10"/>
          </chart:series>
          <chart:series chart:style-name="ch8" chart:values-cell-range-address="my_simu.AM109:my_simu.AM118" chart:label-cell-address="my_simu.AM108:my_simu.AM108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Cu</text:p>
                <draw:g>
                  <svg:desc>my_simu.AK108:my_simu.AK108</svg:desc>
                </draw:g>
              </table:table-cell>
              <table:table-cell office:value-type="string">
                <text:p>Pb</text:p>
                <draw:g>
                  <svg:desc>my_simu.AL108:my_simu.AL108</svg:desc>
                </draw:g>
              </table:table-cell>
              <table:table-cell office:value-type="string">
                <text:p>Al</text:p>
                <draw:g>
                  <svg:desc>my_simu.AM108:my_simu.AM1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y_simu.AJ109:my_simu.AJ118</svg:desc>
                </draw:g>
              </table:table-cell>
              <table:table-cell office:value-type="float" office:value="0.0740338">
                <text:p>0.0740338</text:p>
                <draw:g>
                  <svg:desc>my_simu.AK109:my_simu.AK118</svg:desc>
                </draw:g>
              </table:table-cell>
              <table:table-cell office:value-type="float" office:value="0.111548">
                <text:p>0.111548</text:p>
                <draw:g>
                  <svg:desc>my_simu.AL109:my_simu.AL118</svg:desc>
                </draw:g>
              </table:table-cell>
              <table:table-cell office:value-type="float" office:value="NaN">
                <text:p>NaN</text:p>
                <draw:g>
                  <svg:desc>my_simu.AM109:my_simu.AM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0891719">
                <text:p>0.0891719</text:p>
              </table:table-cell>
              <table:table-cell office:value-type="float" office:value="0.22132">
                <text:p>0.22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879163">
                <text:p>0.0879163</text:p>
              </table:table-cell>
              <table:table-cell office:value-type="float" office:value="0.0901952">
                <text:p>0.0901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863431">
                <text:p>0.086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0.0868278">
                <text:p>0.0868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179736">
                <text:p>0.179736</text:p>
              </table:table-cell>
              <table:table-cell office:value-type="float" office:value="0.216433">
                <text:p>0.216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.0847006">
                <text:p>0.0847006</text:p>
              </table:table-cell>
              <table:table-cell office:value-type="float" office:value="0.085885">
                <text:p>0.085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845337">
                <text:p>0.0845337</text:p>
              </table:table-cell>
              <table:table-cell office:value-type="float" office:value="0.0862498">
                <text:p>0.0862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">
                <text:p>0.06</text:p>
              </table:table-cell>
              <table:table-cell office:value-type="float" office:value="0.0561968">
                <text:p>0.0561968</text:p>
              </table:table-cell>
              <table:table-cell office:value-type="float" office:value="0.174002">
                <text:p>0.174002</text:p>
              </table:table-cell>
              <table:table-cell office:value-type="float" office:value="0.0848772">
                <text:p>0.0848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.0789061">
                <text:p>0.078906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76cm" svg:height="11.652cm" xlink:href="." xlink:type="simple" chart:class="chart:scatter" chart:style-name="ch1">
        <chart:title svg:x="9.249cm" svg:y="0.369cm" chart:style-name="ch2">
          <text:p>Fraction of 011 and 111 muons</text:p>
        </chart:title>
        <chart:legend chart:legend-position="end" svg:x="22.328cm" svg:y="5.278cm" style:legend-expansion="high" chart:style-name="ch3"/>
        <chart:plot-area chart:style-name="ch4" chart:data-source-has-labels="both" svg:x="0.945cm" svg:y="1.847cm" svg:width="20.393cm" svg:height="9.152cm">
          <chartooo:coordinate-region svg:x="1.884cm" svg:y="2.046cm" svg:width="19.267cm" svg:height="8.306cm"/>
          <chart:axis chart:dimension="x" chart:name="primary-x" chart:style-name="ch5" chartooo:axis-type="auto">
            <chart:categories table:cell-range-address="local-table.$A$2:.$A$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9" chart:values-cell-range-address="local-table.$D$2:.$D$14" chart:label-cell-address="local-table.$D$1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uons 011</text:p>
              </table:table-cell>
              <table:table-cell office:value-type="string">
                <text:p>Muons 11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649673941798942">
                <text:p>0.0649673941798942</text:p>
              </table:table-cell>
              <table:table-cell office:value-type="float" office:value="0.748406084656085">
                <text:p>0.7484060846560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041601455026455">
                <text:p>0.041601455026455</text:p>
              </table:table-cell>
              <table:table-cell office:value-type="float" office:value="0.746732804232804">
                <text:p>0.746732804232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0246186507936508">
                <text:p>0.0246186507936508</text:p>
              </table:table-cell>
              <table:table-cell office:value-type="float" office:value="0.737420634920635">
                <text:p>0.737420634920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014321626984127">
                <text:p>0.014321626984127</text:p>
              </table:table-cell>
              <table:table-cell office:value-type="float" office:value="0.719292328042328">
                <text:p>0.719292328042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839914021164021">
                <text:p>0.00839914021164021</text:p>
              </table:table-cell>
              <table:table-cell office:value-type="float" office:value="0.694285714285714">
                <text:p>0.69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00490178571428571">
                <text:p>0.00490178571428571</text:p>
              </table:table-cell>
              <table:table-cell office:value-type="float" office:value="0.66396164021164">
                <text:p>0.66396164021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278690476190476">
                <text:p>0.00278690476190476</text:p>
              </table:table-cell>
              <table:table-cell office:value-type="float" office:value="0.629603174603175">
                <text:p>0.629603174603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00150462962962963">
                <text:p>0.00150462962962963</text:p>
              </table:table-cell>
              <table:table-cell office:value-type="float" office:value="0.592053571428571">
                <text:p>0.592053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00714550264550265">
                <text:p>0.000714550264550265</text:p>
              </table:table-cell>
              <table:table-cell office:value-type="float" office:value="0.552126984126984">
                <text:p>0.552126984126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000256084656084656">
                <text:p>0.000256084656084656</text:p>
              </table:table-cell>
              <table:table-cell office:value-type="float" office:value="0.510321428571429">
                <text:p>0.51032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000421957671957672">
                <text:p>0.0000421957671957672</text:p>
              </table:table-cell>
              <table:table-cell office:value-type="float" office:value="0.466978174603175">
                <text:p>0.466978174603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0.422402116402116">
                <text:p>0.422402116402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377047619047619">
                <text:p>0.37704761904761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9.002cm" xlink:href="." xlink:type="simple" chart:class="chart:scatter" chart:style-name="ch1">
        <chart:title svg:x="5.467cm" svg:y="0.316cm" chart:style-name="ch2">
          <text:p>Fraction of 011 electrons</text:p>
        </chart:title>
        <chart:plot-area chart:style-name="ch3" chart:data-source-has-labels="both" svg:x="0.77cm" svg:y="1.635cm" svg:width="14.613cm" svg:height="6.767cm">
          <chartooo:coordinate-region svg:x="1.709cm" svg:y="1.835cm" svg:width="13.487cm" svg:height="5.92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478896">
                <text:p>0.4788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474135">
                <text:p>0.474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464667">
                <text:p>0.464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453764">
                <text:p>0.453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440764">
                <text:p>0.440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427278">
                <text:p>0.427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417378">
                <text:p>0.417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404803">
                <text:p>0.404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391418">
                <text:p>0.391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377358">
                <text:p>0.377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362664">
                <text:p>0.362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.345002">
                <text:p>0.345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324786">
                <text:p>0.32478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9.002cm" xlink:href="." xlink:type="simple" chart:class="chart:scatter" chart:style-name="ch1">
        <chart:title svg:x="4.938cm" svg:y="0.316cm" chart:style-name="ch2">
          <text:p>Fraction of escaping electrons</text:p>
        </chart:title>
        <chart:plot-area chart:style-name="ch3" chart:data-source-has-labels="both" svg:x="0.77cm" svg:y="1.635cm" svg:width="14.613cm" svg:height="6.767cm">
          <chartooo:coordinate-region svg:x="1.709cm" svg:y="1.834cm" svg:width="13.487cm" svg:height="5.921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521104">
                <text:p>0.5211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525865">
                <text:p>0.525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535333">
                <text:p>0.535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546236">
                <text:p>0.546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559236">
                <text:p>0.559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572722">
                <text:p>0.572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582622">
                <text:p>0.582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595197">
                <text:p>0.595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608582">
                <text:p>0.608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622642">
                <text:p>0.622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637336">
                <text:p>0.637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.654998">
                <text:p>0.654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675214">
                <text:p>0.67521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9.002cm" xlink:href="." xlink:type="simple" chart:class="chart:scatter" chart:style-name="ch1">
        <chart:title svg:x="5.494cm" svg:y="0.316cm" chart:style-name="ch2">
          <text:p>Fraction of signal events</text:p>
        </chart:title>
        <chart:plot-area chart:style-name="ch3" chart:data-source-has-labels="both" svg:x="0.77cm" svg:y="1.635cm" svg:width="14.613cm" svg:height="6.767cm">
          <chartooo:coordinate-region svg:x="2.185cm" svg:y="1.834cm" svg:width="13.011cm" svg:height="5.921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00364153">
                <text:p>0.0003641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000353505">
                <text:p>0.000353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000334127">
                <text:p>0.00033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000312368">
                <text:p>0.000312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0291005">
                <text:p>0.000291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000267262">
                <text:p>0.000267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0246825">
                <text:p>0.000246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000223876">
                <text:p>0.000223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00202844">
                <text:p>0.000202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000178836">
                <text:p>0.000178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00156283">
                <text:p>0.000156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.000133399">
                <text:p>0.000133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112368">
                <text:p>0.00011236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2cm" xlink:href="." xlink:type="simple" chart:class="chart:scatter" chart:style-name="ch1">
        <chart:title svg:x="4.817cm" svg:y="0.316cm" chart:style-name="ch2">
          <text:p>Fraction of background triggers</text:p>
        </chart:title>
        <chart:plot-area chart:style-name="ch3" chart:data-source-has-labels="both" svg:x="0.769cm" svg:y="1.635cm" svg:width="14.585cm" svg:height="6.767cm">
          <chartooo:coordinate-region svg:x="1.523cm" svg:y="1.835cm" svg:width="13.644cm" svg:height="5.92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660082010582011">
                <text:p>0.06600820105820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0426496693121693">
                <text:p>0.0426496693121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0256691798941799">
                <text:p>0.0256691798941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015361044973545">
                <text:p>0.015361044973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941283068783069">
                <text:p>0.00941283068783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00588220899470899">
                <text:p>0.00588220899470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372109788359788">
                <text:p>0.00372109788359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00239345238095238">
                <text:p>0.00239345238095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0155224867724868">
                <text:p>0.00155224867724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00103743386243386">
                <text:p>0.00103743386243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00763690476190476">
                <text:p>0.000763690476190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.000661970899470899">
                <text:p>0.000661970899470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596891534391534">
                <text:p>0.00059689153439153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44cm" svg:height="9.002cm" xlink:href="." xlink:type="simple" chart:class="chart:scatter" chart:style-name="ch1">
        <chart:title svg:x="4.423cm" svg:y="0.316cm" chart:style-name="ch2">
          <text:p>Absorption fraction</text:p>
        </chart:title>
        <chart:plot-area chart:style-name="ch3" chart:data-source-has-labels="both" svg:x="0.704cm" svg:y="1.635cm" svg:width="11.532cm" svg:height="6.767cm">
          <chartooo:coordinate-region svg:x="2.119cm" svg:y="1.834cm" svg:width="9.93cm" svg:height="5.921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0184173188823379">
                <text:p>0.001841731888233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00186994310386226">
                <text:p>0.00186994310386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00187545011583892">
                <text:p>0.00187545011583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00187671690928516">
                <text:p>0.00187671690928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187809511797861">
                <text:p>0.00187809511797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00187774115353031">
                <text:p>0.00187774115353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187528668951189">
                <text:p>0.00187528668951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00187919238740445">
                <text:p>0.00187919238740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0188456368516481">
                <text:p>0.00188456368516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00188110465221714">
                <text:p>0.00188110465221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018798110502414">
                <text:p>0.0018798110502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.00188296966204875">
                <text:p>0.00188296966204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188108669417081">
                <text:p>0.00188108669417081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37cm" svg:height="13.087cm" xlink:href=".." xlink:type="simple" chart:class="chart:scatter" chart:style-name="ch1">
        <chart:title svg:x="7.779cm" svg:y="0.397cm" chart:style-name="ch2">
          <text:p>Fraction of 011 and 111 muons</text:p>
        </chart:title>
        <chart:legend chart:legend-position="end" svg:x="19.389cm" svg:y="5.995cm" style:legend-expansion="high" chart:style-name="ch3"/>
        <chart:plot-area chart:style-name="ch4" table:cell-range-address="'d2_3 dependency'.A4:'d2_3 dependency'.A16 'd2_3 dependency'.D3:'d2_3 dependency'.D3 'd2_3 dependency'.E4:'d2_3 dependency'.E16 'd2_3 dependency'.F3:'d2_3 dependency'.F3 'd2_3 dependency'.G4:'d2_3 dependency'.G16" chart:data-source-has-labels="row" svg:x="0.886cm" svg:y="1.959cm" svg:width="17.631cm" svg:height="10.447cm">
          <chartooo:coordinate-region svg:x="1.825cm" svg:y="2.159cm" svg:width="16.598cm" svg:height="9.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2_3 dependency'.E4:'d2_3 dependency'.E16" chart:label-cell-address="'d2_3 dependency'.D3:'d2_3 dependency'.D3" chart:class="chart:scatter">
            <chart:domain table:cell-range-address="'d2_3 dependency'.A4:'d2_3 dependency'.A16"/>
            <chart:data-point chart:repeated="13"/>
          </chart:series>
          <chart:series chart:style-name="ch9" chart:values-cell-range-address="'d2_3 dependency'.G4:'d2_3 dependency'.G16" chart:label-cell-address="'d2_3 dependency'.F3:'d2_3 dependency'.F3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ons 011</text:p>
                <draw:g>
                  <svg:desc>'d2_3 dependency'.D3:'d2_3 dependency'.D3</svg:desc>
                </draw:g>
              </table:table-cell>
              <table:table-cell office:value-type="string">
                <text:p>Muons 111</text:p>
                <draw:g>
                  <svg:desc>'d2_3 dependency'.F3:'d2_3 dependency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2_3 dependency'.A4:'d2_3 dependency'.A16</svg:desc>
                </draw:g>
              </table:table-cell>
              <table:table-cell office:value-type="float" office:value="0.0281914682539683">
                <text:p>0.0281914682539683</text:p>
                <draw:g>
                  <svg:desc>'d2_3 dependency'.E4:'d2_3 dependency'.E16</svg:desc>
                </draw:g>
              </table:table-cell>
              <table:table-cell office:value-type="float" office:value="0.785185185185185">
                <text:p>0.785185185185185</text:p>
                <draw:g>
                  <svg:desc>'d2_3 dependency'.G4:'d2_3 dependency'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374480158730159">
                <text:p>0.0374480158730159</text:p>
              </table:table-cell>
              <table:table-cell office:value-type="float" office:value="0.775925925925926">
                <text:p>0.775925925925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66815476190476">
                <text:p>0.0466815476190476</text:p>
              </table:table-cell>
              <table:table-cell office:value-type="float" office:value="0.766693121693122">
                <text:p>0.766693121693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558670634920635">
                <text:p>0.0558670634920635</text:p>
              </table:table-cell>
              <table:table-cell office:value-type="float" office:value="0.757506613756614">
                <text:p>0.757506613756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649673941798942">
                <text:p>0.0649673941798942</text:p>
              </table:table-cell>
              <table:table-cell office:value-type="float" office:value="0.748406084656085">
                <text:p>0.748406084656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0.0739920634920635">
                <text:p>0.0739920634920635</text:p>
              </table:table-cell>
              <table:table-cell office:value-type="float" office:value="0.739384920634921">
                <text:p>0.739384920634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082922619047619">
                <text:p>0.082922619047619</text:p>
              </table:table-cell>
              <table:table-cell office:value-type="float" office:value="0.730456349206349">
                <text:p>0.730456349206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0.0918101851851852">
                <text:p>0.0918101851851852</text:p>
              </table:table-cell>
              <table:table-cell office:value-type="float" office:value="0.72156746031746">
                <text:p>0.72156746031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10066335978836">
                <text:p>0.10066335978836</text:p>
              </table:table-cell>
              <table:table-cell office:value-type="float" office:value="0.71271164021164">
                <text:p>0.71271164021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109482804232804">
                <text:p>0.109482804232804</text:p>
              </table:table-cell>
              <table:table-cell office:value-type="float" office:value="0.703895502645503">
                <text:p>0.703895502645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118171296296296">
                <text:p>0.118171296296296</text:p>
              </table:table-cell>
              <table:table-cell office:value-type="float" office:value="0.695205026455026">
                <text:p>0.695205026455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0.126722222222222">
                <text:p>0.126722222222222</text:p>
              </table:table-cell>
              <table:table-cell office:value-type="float" office:value="0.686653439153439">
                <text:p>0.6866534391534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135234788359788">
                <text:p>0.135234788359788</text:p>
              </table:table-cell>
              <table:table-cell office:value-type="float" office:value="0.678141534391534">
                <text:p>0.67814153439153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4cm" xlink:href=".." xlink:type="simple" chart:class="chart:scatter" chart:style-name="ch1">
        <chart:title svg:x="4.832cm" svg:y="0.316cm" chart:style-name="ch2">
          <text:p>Fraction of background triggers</text:p>
        </chart:title>
        <chart:plot-area chart:style-name="ch3" table:cell-range-address="'d2_3 dependency'.A4:'d2_3 dependency'.A16 'd2_3 dependency'.Y4:'d2_3 dependency'.Y16" svg:x="0.77cm" svg:y="1.635cm" svg:width="14.612cm" svg:height="6.769cm">
          <chartooo:coordinate-region svg:x="1.709cm" svg:y="1.835cm" svg:width="13.579cm" svg:height="5.9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2_3 dependency'.Y4:'d2_3 dependency'.Y16" chart:class="chart:scatter">
            <chart:domain table:cell-range-address="'d2_3 dependency'.A4:'d2_3 dependency'.A16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2_3 dependency'.A4:'d2_3 dependency'.A16</svg:desc>
                </draw:g>
              </table:table-cell>
              <table:table-cell office:value-type="float" office:value="0.0292982804232804">
                <text:p>0.0292982804232804</text:p>
                <draw:g>
                  <svg:desc>'d2_3 dependency'.Y4:'d2_3 dependency'.Y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385380291005291">
                <text:p>0.0385380291005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77556878306878">
                <text:p>0.0477556878306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569251984126984">
                <text:p>0.0569251984126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660082010582011">
                <text:p>0.0660082010582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0.0750148148148148">
                <text:p>0.0750148148148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0839287698412698">
                <text:p>0.0839287698412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0.0928001984126984">
                <text:p>0.0928001984126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101636772486772">
                <text:p>0.101636772486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110439351851852">
                <text:p>0.110439351851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119112301587302">
                <text:p>0.119112301587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0.127648677248677">
                <text:p>0.127648677248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136145568783069">
                <text:p>0.13614556878306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7.72cm" xlink:href=".." xlink:type="simple" chart:class="chart:scatter" chart:style-name="ch1">
        <chart:legend chart:legend-position="end" svg:x="11.156cm" svg:y="3.561cm" style:legend-expansion="high" chart:style-name="ch2"/>
        <chart:plot-area chart:style-name="ch3" table:cell-range-address="Sheet1.A37:Sheet1.B44 Sheet1.B36:Sheet1.B36" chart:data-source-has-labels="row" svg:x="0.77cm" svg:y="0.751cm" svg:width="9.746cm" svg:height="6.395cm">
          <chartooo:coordinate-region svg:x="2.688cm" svg:y="0.95cm" svg:width="7.496cm" svg:height="5.5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7:Sheet1.B44" chart:label-cell-address="Sheet1.B36:Sheet1.B36" chart:class="chart:scatter">
            <chart:domain table:cell-range-address="Sheet1.A37:Sheet1.A44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alpha_Cu</text:p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Sheet1.A37:Sheet1.A44</svg:desc>
                </draw:g>
              </table:table-cell>
              <table:table-cell office:value-type="float" office:value="0.0529871">
                <text:p>0.0529871</text:p>
                <draw:g>
                  <svg:desc>Sheet1.B37:Sheet1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536486">
                <text:p>0.0536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522582">
                <text:p>0.0522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554087">
                <text:p>0.0554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359677">
                <text:p>0.0359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283911">
                <text:p>0.0283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0134576">
                <text:p>0.0134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00624987">
                <text:p>0.006249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3cm" xlink:href=".." xlink:type="simple" chart:class="chart:scatter" chart:style-name="ch1">
        <chart:title svg:x="5.533cm" svg:y="0.316cm" chart:style-name="ch2">
          <text:p>Number of interferences</text:p>
        </chart:title>
        <chart:plot-area chart:style-name="ch3" table:cell-range-address="'d2_3 dependency'.A4:'d2_3 dependency'.A16 'd2_3 dependency'.W4:'d2_3 dependency'.W16" svg:x="0.77cm" svg:y="1.635cm" svg:width="14.612cm" svg:height="6.768cm">
          <chartooo:coordinate-region svg:x="1.577cm" svg:y="1.834cm" svg:width="13.711cm" svg:height="5.9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2_3 dependency'.W4:'d2_3 dependency'.W16" chart:class="chart:scatter">
            <chart:domain table:cell-range-address="'d2_3 dependency'.A4:'d2_3 dependency'.A16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2_3 dependency'.A4:'d2_3 dependency'.A16</svg:desc>
                </draw:g>
              </table:table-cell>
              <table:table-cell office:value-type="float" office:value="5">
                <text:p>5</text:p>
                <draw:g>
                  <svg:desc>'d2_3 dependency'.W4:'d2_3 dependency'.W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2cm" xlink:href=".." xlink:type="simple" chart:class="chart:bar" chart:style-name="ch1">
        <chart:title svg:x="5.466cm" svg:y="0.316cm" chart:style-name="ch2">
          <text:p>Fraction of 011 electrons</text:p>
        </chart:title>
        <chart:plot-area chart:style-name="ch3" table:cell-range-address="'Material dependency'.A4:'Material dependency'.A8 'Material dependency'.P4:'Material dependency'.P8" chart:data-source-has-labels="column" svg:x="0.77cm" svg:y="1.635cm" svg:width="14.611cm" svg:height="6.767cm">
          <chartooo:coordinate-region svg:x="2cm" svg:y="1.835cm" svg:width="13.381cm" svg:height="5.921cm"/>
          <chart:axis chart:dimension="x" chart:name="primary-x" chart:style-name="ch4" chartooo:axis-type="auto">
            <chartooo:date-scale/>
            <chart:categories table:cell-range-address="'Material dependency'.A4:'Material dependency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P4:'Material dependency'.P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4:'Material dependency'.A8</svg:desc>
                </draw:g>
              </table:table-cell>
              <table:table-cell office:value-type="float" office:value="0.478896">
                <text:p>0.478896</text:p>
                <draw:g>
                  <svg:desc>'Material dependency'.P4:'Material dependency'.P8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478896247240618">
                <text:p>0.478896247240618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478675496688742">
                <text:p>0.478675496688742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474746136865342">
                <text:p>0.474746136865342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457748344370861">
                <text:p>0.457748344370861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bar" chart:style-name="ch1">
        <chart:title svg:x="4.62cm" svg:y="0.316cm" chart:style-name="ch2">
          <text:p>Fraction of 011 electrons stopped</text:p>
        </chart:title>
        <chart:plot-area chart:style-name="ch3" table:cell-range-address="'Material dependency'.A4:'Material dependency'.A8 'Material dependency'.R4:'Material dependency'.R8" chart:data-source-has-labels="column" svg:x="0.77cm" svg:y="1.635cm" svg:width="14.612cm" svg:height="6.767cm">
          <chartooo:coordinate-region svg:x="2cm" svg:y="1.834cm" svg:width="13.382cm" svg:height="5.921cm"/>
          <chart:axis chart:dimension="x" chart:name="primary-x" chart:style-name="ch4" chartooo:axis-type="auto">
            <chartooo:date-scale/>
            <chart:categories table:cell-range-address="'Material dependency'.A4:'Material dependency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R4:'Material dependency'.R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4:'Material dependency'.A8</svg:desc>
                </draw:g>
              </table:table-cell>
              <table:table-cell office:value-type="float" office:value="0.492394">
                <text:p>0.492394</text:p>
                <draw:g>
                  <svg:desc>'Material dependency'.R4:'Material dependency'.R8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49239421038075">
                <text:p>0.49239421038075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492252351964582">
                <text:p>0.492252351964582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48963080070678">
                <text:p>0.48963080070678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475019290123457">
                <text:p>0.47501929012345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3cm" xlink:href=".." xlink:type="simple" chart:class="chart:bar" chart:style-name="ch1">
        <chart:title svg:x="4.99cm" svg:y="0.316cm" chart:style-name="ch2">
          <text:p>Fraction of escaped electrons</text:p>
        </chart:title>
        <chart:plot-area chart:style-name="ch3" table:cell-range-address="'Material dependency'.A4:'Material dependency'.A8 'Material dependency'.T4:'Material dependency'.T8" chart:data-source-has-labels="column" svg:x="0.77cm" svg:y="1.635cm" svg:width="14.611cm" svg:height="6.768cm">
          <chartooo:coordinate-region svg:x="2cm" svg:y="1.834cm" svg:width="13.381cm" svg:height="5.922cm"/>
          <chart:axis chart:dimension="x" chart:name="primary-x" chart:style-name="ch4" chartooo:axis-type="auto">
            <chartooo:date-scale/>
            <chart:categories table:cell-range-address="'Material dependency'.A4:'Material dependency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T4:'Material dependency'.T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4:'Material dependency'.A8</svg:desc>
                </draw:g>
              </table:table-cell>
              <table:table-cell office:value-type="float" office:value="0.521104">
                <text:p>0.521104</text:p>
                <draw:g>
                  <svg:desc>'Material dependency'.T4:'Material dependency'.T8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521103752759382">
                <text:p>0.521103752759382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521324503311258">
                <text:p>0.521324503311258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525253863134658">
                <text:p>0.525253863134658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542251655629139">
                <text:p>0.5422516556291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bar" chart:style-name="ch1">
        <chart:title svg:x="5.494cm" svg:y="0.316cm" chart:style-name="ch2">
          <text:p>Fraction of signal events</text:p>
        </chart:title>
        <chart:plot-area chart:style-name="ch3" table:cell-range-address="'Material dependency'.A4:'Material dependency'.A8 'Material dependency'.V4:'Material dependency'.V8" chart:data-source-has-labels="column" svg:x="0.77cm" svg:y="1.635cm" svg:width="14.612cm" svg:height="6.767cm">
          <chartooo:coordinate-region svg:x="2.37cm" svg:y="1.834cm" svg:width="13.012cm" svg:height="5.921cm"/>
          <chart:axis chart:dimension="x" chart:name="primary-x" chart:style-name="ch4" chartooo:axis-type="auto">
            <chartooo:date-scale/>
            <chart:categories table:cell-range-address="'Material dependency'.A4:'Material dependency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V4:'Material dependency'.V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4:'Material dependency'.A8</svg:desc>
                </draw:g>
              </table:table-cell>
              <table:table-cell office:value-type="float" office:value="0.000364153">
                <text:p>0.000364153</text:p>
                <draw:g>
                  <svg:desc>'Material dependency'.V4:'Material dependency'.V8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000364153439153439">
                <text:p>0.000364153439153439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000364087301587302">
                <text:p>0.000364087301587302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000362962962962963">
                <text:p>0.000362962962962963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000359986772486772">
                <text:p>0.000359986772486772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5cm" xlink:href=".." xlink:type="simple" chart:class="chart:bar" chart:style-name="ch1">
        <chart:title svg:x="5.752cm" svg:y="0.315cm" chart:style-name="ch2">
          <text:p>Fraction of absorption</text:p>
        </chart:title>
        <chart:plot-area chart:style-name="ch3" table:cell-range-address="'Material dependency'.A37:'Material dependency'.A41 'Material dependency'.N37:'Material dependency'.N41" chart:data-source-has-labels="column" svg:x="0.769cm" svg:y="1.631cm" svg:width="14.578cm" svg:height="6.765cm">
          <chartooo:coordinate-region svg:x="1.999cm" svg:y="1.83cm" svg:width="13.348cm" svg:height="5.919cm"/>
          <chart:axis chart:dimension="x" chart:name="primary-x" chart:style-name="ch4" chartooo:axis-type="auto">
            <chartooo:date-scale/>
            <chart:categories table:cell-range-address="'Material dependency'.A37:'Material dependency'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N37:'Material dependency'.N4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37:'Material dependency'.A41</svg:desc>
                </draw:g>
              </table:table-cell>
              <table:table-cell office:value-type="float" office:value="0.00184173188823379">
                <text:p>0.00184173188823379</text:p>
                <draw:g>
                  <svg:desc>'Material dependency'.N37:'Material dependency'.N41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00188125045585928">
                <text:p>0.00188125045585928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00168113827901041">
                <text:p>0.00168113827901041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000633748343362803">
                <text:p>0.000633748343362803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000300125172769158">
                <text:p>0.000300125172769158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8.995cm" xlink:href=".." xlink:type="simple" chart:class="chart:bar" chart:style-name="ch1">
        <chart:title svg:x="4.617cm" svg:y="0.315cm" chart:style-name="ch2">
          <text:p>Fraction of 011 electrons stopped</text:p>
        </chart:title>
        <chart:plot-area chart:style-name="ch3" table:cell-range-address="'Material dependency'.A37:'Material dependency'.A41 'Material dependency'.R37:'Material dependency'.R41" chart:data-source-has-labels="column" svg:x="0.77cm" svg:y="1.631cm" svg:width="14.606cm" svg:height="6.765cm">
          <chartooo:coordinate-region svg:x="2cm" svg:y="1.83cm" svg:width="13.376cm" svg:height="5.919cm"/>
          <chart:axis chart:dimension="x" chart:name="primary-x" chart:style-name="ch4" chartooo:axis-type="auto">
            <chartooo:date-scale/>
            <chart:categories table:cell-range-address="'Material dependency'.A37:'Material dependency'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R37:'Material dependency'.R4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37:'Material dependency'.A41</svg:desc>
                </draw:g>
              </table:table-cell>
              <table:table-cell office:value-type="float" office:value="0.492394">
                <text:p>0.492394</text:p>
                <draw:g>
                  <svg:desc>'Material dependency'.R37:'Material dependency'.R41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492727436986178">
                <text:p>0.492727436986178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494331983805668">
                <text:p>0.494331983805668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498914812805209">
                <text:p>0.498914812805209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514772727272727">
                <text:p>0.514772727272727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8.995cm" xlink:href=".." xlink:type="simple" chart:class="chart:bar" chart:style-name="ch1">
        <chart:title svg:x="5.491cm" svg:y="0.315cm" chart:style-name="ch2">
          <text:p>Fraction of signal events</text:p>
        </chart:title>
        <chart:plot-area chart:style-name="ch3" table:cell-range-address="'Material dependency'.A37:'Material dependency'.A41 'Material dependency'.V37:'Material dependency'.V41" chart:data-source-has-labels="column" svg:x="0.77cm" svg:y="1.631cm" svg:width="14.606cm" svg:height="6.765cm">
          <chartooo:coordinate-region svg:x="2.185cm" svg:y="1.83cm" svg:width="13.191cm" svg:height="5.919cm"/>
          <chart:axis chart:dimension="x" chart:name="primary-x" chart:style-name="ch4" chartooo:axis-type="auto">
            <chartooo:date-scale/>
            <chart:categories table:cell-range-address="'Material dependency'.A37:'Material dependency'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V37:'Material dependency'.V4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37:'Material dependency'.A41</svg:desc>
                </draw:g>
              </table:table-cell>
              <table:table-cell office:value-type="float" office:value="0.000364153">
                <text:p>0.000364153</text:p>
                <draw:g>
                  <svg:desc>'Material dependency'.V37:'Material dependency'.V41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000371362433862434">
                <text:p>0.000371362433862434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00033042328042328">
                <text:p>0.00033042328042328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000122156084656085">
                <text:p>0.000122156084656085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0000564814814814815">
                <text:p>0.0000564814814814815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31cm" svg:height="9cm" xlink:href=".." xlink:type="simple" chart:class="chart:scatter" chart:style-name="ch1">
        <chart:title svg:x="3.637cm" svg:y="0.316cm" chart:style-name="ch2">
          <text:p>Number of interferences</text:p>
        </chart:title>
        <chart:plot-area chart:style-name="ch3" table:cell-range-address="'W2 dependency'.A4:'W2 dependency'.A16 'W2 dependency'.W4:'W2 dependency'.W16" svg:x="0.694cm" svg:y="1.635cm" svg:width="11.049cm" svg:height="6.765cm">
          <chartooo:coordinate-region svg:x="1.316cm" svg:y="1.835cm" svg:width="10.241cm" svg:height="5.9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2 dependency'.W4:'W2 dependency'.W16" chart:class="chart:scatter">
            <chart:domain table:cell-range-address="'W2 dependency'.A4:'W2 dependency'.A16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W2 dependency'.A4:'W2 dependency'.A16</svg:desc>
                </draw:g>
              </table:table-cell>
              <table:table-cell office:value-type="float" office:value="30">
                <text:p>30</text:p>
                <draw:g>
                  <svg:desc>'W2 dependency'.W4:'W2 dependency'.W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6cm" svg:height="11.147cm" xlink:href=".." xlink:type="simple" chart:class="chart:scatter" chart:style-name="ch1">
        <chart:legend chart:legend-position="end" svg:x="21.61cm" svg:y="4.527cm" style:legend-expansion="high" chart:style-name="ch2"/>
        <chart:plot-area chart:style-name="ch3" table:cell-range-address="Sheet1.A47:Sheet1.E56 Sheet1.B46:Sheet1.E46" chart:data-source-has-labels="row" svg:x="1.5cm" svg:y="1.097cm" svg:width="16.054cm" svg:height="9.138cm">
          <chartooo:coordinate-region svg:x="2.412cm" svg:y="1.297cm" svg:width="14.229cm" svg:height="8.2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47:Sheet1.B56" chart:label-cell-address="Sheet1.B46:Sheet1.B46" chart:class="chart:scatter">
            <chart:domain table:cell-range-address="Sheet1.A47:Sheet1.A56"/>
            <chart:data-point chart:repeated="10"/>
          </chart:series>
          <chart:series chart:attached-axis="secondary-y" chart:style-name="ch8" chart:values-cell-range-address="Sheet1.C47:Sheet1.C56" chart:label-cell-address="Sheet1.C46:Sheet1.C46" chart:class="chart:scatter">
            <chart:data-point chart:repeated="10"/>
          </chart:series>
          <chart:series chart:attached-axis="secondary-y" chart:style-name="ch9" chart:values-cell-range-address="Sheet1.D47:Sheet1.D56" chart:label-cell-address="Sheet1.D46:Sheet1.D46" chart:class="chart:scatter">
            <chart:data-point chart:repeated="10"/>
          </chart:series>
          <chart:series chart:attached-axis="secondary-y" chart:style-name="ch10" chart:values-cell-range-address="Sheet1.E47:Sheet1.E56" chart:label-cell-address="Sheet1.E46:Sheet1.E46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_vs_t_Cu</text:p>
                <draw:g>
                  <svg:desc>Sheet1.B46:Sheet1.B46</svg:desc>
                </draw:g>
              </table:table-cell>
              <table:table-cell office:value-type="string">
                <text:p>err_vs_t_Pb</text:p>
                <draw:g>
                  <svg:desc>Sheet1.C46:Sheet1.C46</svg:desc>
                </draw:g>
              </table:table-cell>
              <table:table-cell office:value-type="string">
                <text:p>err_vs_t_Al</text:p>
                <draw:g>
                  <svg:desc>Sheet1.D46:Sheet1.D46</svg:desc>
                </draw:g>
              </table:table-cell>
              <table:table-cell office:value-type="string">
                <text:p/>
                <draw:g>
                  <svg:desc>Sheet1.E46:Sheet1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47:Sheet1.A56</svg:desc>
                </draw:g>
              </table:table-cell>
              <table:table-cell office:value-type="float" office:value="0.0398204">
                <text:p>0.0398204</text:p>
                <draw:g>
                  <svg:desc>Sheet1.B47:Sheet1.B56</svg:desc>
                </draw:g>
              </table:table-cell>
              <table:table-cell office:value-type="float" office:value="0.0527591">
                <text:p>0.0527591</text:p>
                <draw:g>
                  <svg:desc>Sheet1.C47:Sheet1.C56</svg:desc>
                </draw:g>
              </table:table-cell>
              <table:table-cell office:value-type="float" office:value="NaN">
                <text:p>NaN</text:p>
                <draw:g>
                  <svg:desc>Sheet1.D47:Sheet1.D56</svg:desc>
                </draw:g>
              </table:table-cell>
              <table:table-cell office:value-type="float" office:value="NaN">
                <text:p>NaN</text:p>
                <draw:g>
                  <svg:desc>Sheet1.E47:Sheet1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48204">
                <text:p>0.0648204</text:p>
              </table:table-cell>
              <table:table-cell office:value-type="float" office:value="0.0448691">
                <text:p>0.044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258636">
                <text:p>0.0258636</text:p>
              </table:table-cell>
              <table:table-cell office:value-type="float" office:value="0.0222553">
                <text:p>0.022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316292">
                <text:p>0.0316292</text:p>
              </table:table-cell>
              <table:table-cell office:value-type="float" office:value="0.0239581">
                <text:p>0.023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283911">
                <text:p>0.0283911</text:p>
              </table:table-cell>
              <table:table-cell office:value-type="float" office:value="0.0288071">
                <text:p>0.028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254279">
                <text:p>0.0254279</text:p>
              </table:table-cell>
              <table:table-cell office:value-type="float" office:value="0.0238657">
                <text:p>0.023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247224">
                <text:p>0.0247224</text:p>
              </table:table-cell>
              <table:table-cell office:value-type="float" office:value="0.0231587">
                <text:p>0.023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240706">
                <text:p>0.0240706</text:p>
              </table:table-cell>
              <table:table-cell office:value-type="float" office:value="0.0233943">
                <text:p>0.023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245355">
                <text:p>0.0245355</text:p>
              </table:table-cell>
              <table:table-cell office:value-type="float" office:value="0.0231153">
                <text:p>0.023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247265">
                <text:p>0.0247265</text:p>
              </table:table-cell>
              <table:table-cell office:value-type="float" office:value="0.0237693">
                <text:p>0.0237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66cm" svg:height="9.001cm" xlink:href=".." xlink:type="simple" chart:class="chart:scatter" chart:style-name="ch1">
        <chart:legend chart:legend-position="end" svg:x="17.27cm" svg:y="3.454cm" style:legend-expansion="high" chart:style-name="ch2"/>
        <chart:plot-area chart:style-name="ch3" table:cell-range-address="Sheet1.A59:Sheet1.E68 Sheet1.B58:Sheet1.E58" chart:data-source-has-labels="row" svg:x="0.859cm" svg:y="0.855cm" svg:width="15.593cm" svg:height="7.546cm">
          <chartooo:coordinate-region svg:x="2.142cm" svg:y="1.054cm" svg:width="14.123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9:Sheet1.B68" chart:label-cell-address="Sheet1.B58:Sheet1.B58" chart:class="chart:scatter">
            <chart:domain table:cell-range-address="Sheet1.A59:Sheet1.A68"/>
            <chart:data-point chart:repeated="10"/>
          </chart:series>
          <chart:series chart:style-name="ch7" chart:values-cell-range-address="Sheet1.C59:Sheet1.C68" chart:label-cell-address="Sheet1.C58:Sheet1.C58" chart:class="chart:scatter">
            <chart:data-point chart:repeated="10"/>
          </chart:series>
          <chart:series chart:style-name="ch8" chart:values-cell-range-address="Sheet1.D59:Sheet1.D68" chart:label-cell-address="Sheet1.D58:Sheet1.D58" chart:class="chart:scatter">
            <chart:data-point chart:repeated="10"/>
          </chart:series>
          <chart:series chart:style-name="ch9" chart:values-cell-range-address="Sheet1.E59:Sheet1.E68" chart:label-cell-address="Sheet1.E58:Sheet1.E5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_vs_t_Cu</text:p>
                <draw:g>
                  <svg:desc>Sheet1.B58:Sheet1.B58</svg:desc>
                </draw:g>
              </table:table-cell>
              <table:table-cell office:value-type="string">
                <text:p>eff_vs_t_Pb</text:p>
                <draw:g>
                  <svg:desc>Sheet1.C58:Sheet1.C58</svg:desc>
                </draw:g>
              </table:table-cell>
              <table:table-cell office:value-type="string">
                <text:p>eff_vs_t_Al</text:p>
                <draw:g>
                  <svg:desc>Sheet1.D58:Sheet1.D58</svg:desc>
                </draw:g>
              </table:table-cell>
              <table:table-cell office:value-type="string">
                <text:p/>
                <draw:g>
                  <svg:desc>Sheet1.E58:Sheet1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59:Sheet1.A68</svg:desc>
                </draw:g>
              </table:table-cell>
              <table:table-cell office:value-type="float" office:value="0.000462462">
                <text:p>0.000462462</text:p>
                <draw:g>
                  <svg:desc>Sheet1.B59:Sheet1.B68</svg:desc>
                </draw:g>
              </table:table-cell>
              <table:table-cell office:value-type="float" office:value="0.000470061">
                <text:p>0.000470061</text:p>
                <draw:g>
                  <svg:desc>Sheet1.C59:Sheet1.C68</svg:desc>
                </draw:g>
              </table:table-cell>
              <table:table-cell office:value-type="float" office:value="NaN">
                <text:p>NaN</text:p>
                <draw:g>
                  <svg:desc>Sheet1.D59:Sheet1.D68</svg:desc>
                </draw:g>
              </table:table-cell>
              <table:table-cell office:value-type="float" office:value="NaN">
                <text:p>NaN</text:p>
                <draw:g>
                  <svg:desc>Sheet1.E59:Sheet1.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842843">
                <text:p>0.000842843</text:p>
              </table:table-cell>
              <table:table-cell office:value-type="float" office:value="0.000854345">
                <text:p>0.00085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11401">
                <text:p>0.0011401</text:p>
              </table:table-cell>
              <table:table-cell office:value-type="float" office:value="0.00114809">
                <text:p>0.00114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134586">
                <text:p>0.00134586</text:p>
              </table:table-cell>
              <table:table-cell office:value-type="float" office:value="0.001353">
                <text:p>0.00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148209">
                <text:p>0.00148209</text:p>
              </table:table-cell>
              <table:table-cell office:value-type="float" office:value="0.00148747">
                <text:p>0.0014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155961">
                <text:p>0.00155961</text:p>
              </table:table-cell>
              <table:table-cell office:value-type="float" office:value="0.00156186">
                <text:p>0.0015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160616">
                <text:p>0.0016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159912">
                <text:p>0.00159912</text:p>
              </table:table-cell>
              <table:table-cell office:value-type="float" office:value="0.00159306">
                <text:p>0.00159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161563">
                <text:p>0.00161563</text:p>
              </table:table-cell>
              <table:table-cell office:value-type="float" office:value="0.00160966">
                <text:p>0.0016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016169">
                <text:p>0.0016169</text:p>
              </table:table-cell>
              <table:table-cell office:value-type="float" office:value="0.00161368">
                <text:p>0.0016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93cm" svg:y="3.703cm" style:legend-expansion="high" chart:style-name="ch2"/>
        <chart:plot-area chart:style-name="ch3" table:cell-range-address="Sheet1.A71:Sheet1.D80 Sheet1.B70:Sheet1.D70" chart:data-source-has-labels="row" svg:x="0.77cm" svg:y="0.855cm" svg:width="9.383cm" svg:height="7.545cm">
          <chartooo:coordinate-region svg:x="1.682cm" svg:y="1.055cm" svg:width="8.13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1:Sheet1.B80" chart:label-cell-address="Sheet1.B70:Sheet1.B70" chart:class="chart:scatter">
            <chart:domain table:cell-range-address="Sheet1.A71:Sheet1.A80"/>
            <chart:data-point chart:repeated="10"/>
          </chart:series>
          <chart:series chart:style-name="ch7" chart:values-cell-range-address="Sheet1.C71:Sheet1.C80" chart:label-cell-address="Sheet1.C70:Sheet1.C70" chart:class="chart:scatter">
            <chart:data-point chart:repeated="10"/>
          </chart:series>
          <chart:series chart:style-name="ch8" chart:values-cell-range-address="Sheet1.D71:Sheet1.D80" chart:label-cell-address="Sheet1.D70:Sheet1.D70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Bsigma_Cu</text:p>
                <draw:g>
                  <svg:desc>Sheet1.B70:Sheet1.B70</svg:desc>
                </draw:g>
              </table:table-cell>
              <table:table-cell office:value-type="string">
                <text:p>g-2_error_vs_Bsigma_Pb</text:p>
                <draw:g>
                  <svg:desc>Sheet1.C70:Sheet1.C70</svg:desc>
                </draw:g>
              </table:table-cell>
              <table:table-cell office:value-type="string">
                <text:p>g-2_error_vs_Bsigma_Al</text:p>
                <draw:g>
                  <svg:desc>Sheet1.D70:Sheet1.D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1:Sheet1.A80</svg:desc>
                </draw:g>
              </table:table-cell>
              <table:table-cell office:value-type="float" office:value="0.0283911">
                <text:p>0.0283911</text:p>
                <draw:g>
                  <svg:desc>Sheet1.B71:Sheet1.B80</svg:desc>
                </draw:g>
              </table:table-cell>
              <table:table-cell office:value-type="float" office:value="0.0296918">
                <text:p>0.0296918</text:p>
                <draw:g>
                  <svg:desc>Sheet1.C71:Sheet1.C80</svg:desc>
                </draw:g>
              </table:table-cell>
              <table:table-cell office:value-type="float" office:value="NaN">
                <text:p>NaN</text:p>
                <draw:g>
                  <svg:desc>Sheet1.D71:Sheet1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8941">
                <text:p>0.028941</text:p>
              </table:table-cell>
              <table:table-cell office:value-type="float" office:value="0.0357407">
                <text:p>0.035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396518">
                <text:p>0.0396518</text:p>
              </table:table-cell>
              <table:table-cell office:value-type="float" office:value="0.0657542">
                <text:p>0.0657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613844">
                <text:p>0.0613844</text:p>
              </table:table-cell>
              <table:table-cell office:value-type="float" office:value="0.0504098">
                <text:p>0.050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779231">
                <text:p>0.0779231</text:p>
              </table:table-cell>
              <table:table-cell office:value-type="float" office:value="0.0422784">
                <text:p>0.042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137669">
                <text:p>0.137669</text:p>
              </table:table-cell>
              <table:table-cell office:value-type="float" office:value="0.0406969">
                <text:p>0.0406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805327">
                <text:p>0.0805327</text:p>
              </table:table-cell>
              <table:table-cell office:value-type="float" office:value="0.0409736">
                <text:p>0.0409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0696016">
                <text:p>0.0696016</text:p>
              </table:table-cell>
              <table:table-cell office:value-type="float" office:value="0.0410055">
                <text:p>0.041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">
                <text:p>0.06</text:p>
              </table:table-cell>
              <table:table-cell office:value-type="float" office:value="0.239667">
                <text:p>0.239667</text:p>
              </table:table-cell>
              <table:table-cell office:value-type="float" office:value="0.206412">
                <text:p>0.206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0.0678776">
                <text:p>0.0678776</text:p>
              </table:table-cell>
              <table:table-cell office:value-type="float" office:value="0.138375">
                <text:p>0.1383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1.738cm" svg:y="3.953cm" style:legend-expansion="high" chart:style-name="ch2"/>
        <chart:plot-area chart:style-name="ch3" table:cell-range-address="my_simu.A2:my_simu.B16 my_simu.B1:my_simu.B1 my_simu.Z2:my_simu.Z17" chart:data-source-has-labels="row" svg:x="0.77cm" svg:y="0.855cm" svg:width="10.328cm" svg:height="7.547cm">
          <chartooo:coordinate-region svg:x="1.682cm" svg:y="1.054cm" svg:width="9.136cm" svg:height="6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B2:my_simu.B16" chart:label-cell-address="my_simu.B1:my_simu.B1" chart:class="chart:scatter">
            <chart:domain table:cell-range-address="my_simu.A2:my_simu.A16"/>
            <chart:data-point chart:repeated="15"/>
          </chart:series>
          <chart:series chart:style-name="ch7" chart:values-cell-range-address="my_simu.Z3:my_simu.Z17" chart:label-cell-address="my_simu.Z2:my_simu.Z2" chart:class="chart:scatter">
            <chart:domain table:cell-range-address="my_simu.V3:my_simu.V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B_Cu</text:p>
                <draw:g>
                  <svg:desc>my_simu.B1:my_simu.B1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/>
                <draw:g>
                  <svg:desc>my_simu.Z2:my_simu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y_simu.A2:my_simu.A16</svg:desc>
                </draw:g>
              </table:table-cell>
              <table:table-cell office:value-type="float" office:value="0.108163">
                <text:p>0.108163</text:p>
                <draw:g>
                  <svg:desc>my_simu.B2:my_simu.B16</svg:desc>
                </draw:g>
              </table:table-cell>
              <table:table-cell office:value-type="float" office:value="20">
                <text:p>20</text:p>
                <draw:g>
                  <svg:desc>my_simu.V3:my_simu.V17</svg:desc>
                </draw:g>
              </table:table-cell>
              <table:table-cell office:value-type="float" office:value="NaN">
                <text:p>NaN</text:p>
                <draw:g>
                  <svg:desc>my_simu.Z3:my_simu.Z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497407">
                <text:p>0.049740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85907">
                <text:p>0.08590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0246143">
                <text:p>0.024614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383382">
                <text:p>0.038338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0214624">
                <text:p>0.021462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0332966">
                <text:p>0.033296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0.0283911">
                <text:p>0.02839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0.0213354">
                <text:p>0.021335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0.0177556">
                <text:p>0.017755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020978">
                <text:p>0.02097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0.0145116">
                <text:p>0.01451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0141919">
                <text:p>0.014191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0111749">
                <text:p>0.0111749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84cm" svg:height="7.561cm" xlink:href=".." xlink:type="simple" chart:class="chart:scatter" chart:style-name="ch1">
        <chart:legend chart:legend-position="end" svg:x="16.671cm" svg:y="3.232cm" style:legend-expansion="high" chart:style-name="ch2"/>
        <chart:plot-area chart:style-name="ch3" table:cell-range-address="my_simu.A29:my_simu.B34 my_simu.B28:my_simu.B28 my_simu.Z49:my_simu.Z55" chart:data-source-has-labels="row" svg:x="0.871cm" svg:y="0.739cm" svg:width="14.958cm" svg:height="6.251cm">
          <chartooo:coordinate-region svg:x="1.783cm" svg:y="0.938cm" svg:width="13.396cm" svg:height="5.4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_simu.B29:my_simu.B34" chart:label-cell-address="my_simu.B28:my_simu.B28" chart:class="chart:scatter">
            <chart:domain table:cell-range-address="my_simu.A29:my_simu.A34"/>
            <chart:data-point chart:repeated="6"/>
          </chart:series>
          <chart:series chart:style-name="ch8" chart:values-cell-range-address="my_simu.Z50:my_simu.Z55" chart:label-cell-address="my_simu.Z49:my_simu.Z49" chart:class="chart:scatter">
            <chart:domain table:cell-range-address="my_simu.V50:my_simu.V55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ns_Cu</text:p>
                <draw:g>
                  <svg:desc>my_simu.B28:my_simu.B28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/>
                <draw:g>
                  <svg:desc>my_simu.Z49:my_simu.Z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my_simu.A29:my_simu.A34</svg:desc>
                </draw:g>
              </table:table-cell>
              <table:table-cell office:value-type="float" office:value="0.0511397">
                <text:p>0.0511397</text:p>
                <draw:g>
                  <svg:desc>my_simu.B29:my_simu.B34</svg:desc>
                </draw:g>
              </table:table-cell>
              <table:table-cell office:value-type="float" office:value="5000">
                <text:p>5000</text:p>
                <draw:g>
                  <svg:desc>my_simu.V50:my_simu.V55</svg:desc>
                </draw:g>
              </table:table-cell>
              <table:table-cell office:value-type="float" office:value="NaN">
                <text:p>NaN</text:p>
                <draw:g>
                  <svg:desc>my_simu.Z50:my_simu.Z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283063">
                <text:p>0.0283063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196104">
                <text:p>0.0196104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00771853">
                <text:p>0.00771853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0479356">
                <text:p>0.00479356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0335302">
                <text:p>0.00335302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